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Pictures/100000000000000800000008B68B75CCDC6E2FFD.png" manifest:media-type="image/png"/>
  <manifest:file-entry manifest:full-path="Object 10/Pictures/100000000000000800000008567D7E94C2AEFFBB.png" manifest:media-type="image/png"/>
  <manifest:file-entry manifest:full-path="Object 10/Pictures/10000000000000080000000820A1E16DA75ED138.png" manifest:media-type="image/png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Pictures/100000000000000800000008B68B75CCDC6E2FFD.png" manifest:media-type="image/png"/>
  <manifest:file-entry manifest:full-path="Object 9/Pictures/100000000000000800000008567D7E94C2AEFFBB.png" manifest:media-type="image/png"/>
  <manifest:file-entry manifest:full-path="Object 9/Pictures/10000000000000080000000820A1E16DA75ED138.png" manifest:media-type="image/png"/>
  <manifest:file-entry manifest:full-path="Object 9/content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Pictures/100000000000000800000008B68B75CCDC6E2FFD.png" manifest:media-type="image/png"/>
  <manifest:file-entry manifest:full-path="Object 12/Pictures/100000000000000800000008567D7E94C2AEFFBB.png" manifest:media-type="image/png"/>
  <manifest:file-entry manifest:full-path="Object 12/Pictures/10000000000000080000000820A1E16DA75ED138.png" manifest:media-type="image/png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Pictures/100000000000000800000008B68B75CCDC6E2FFD.png" manifest:media-type="image/png"/>
  <manifest:file-entry manifest:full-path="Object 22/Pictures/100000000000000800000008567D7E94C2AEFFBB.png" manifest:media-type="image/png"/>
  <manifest:file-entry manifest:full-path="Object 22/Pictures/10000000000000080000000820A1E16DA75ED138.png" manifest:media-type="image/png"/>
  <manifest:file-entry manifest:full-path="Object 22/content.xml" manifest:media-type="text/xml"/>
  <manifest:file-entry manifest:full-path="Object 22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Pictures/100000000000000800000008B68B75CCDC6E2FFD.png" manifest:media-type="image/png"/>
  <manifest:file-entry manifest:full-path="Object 20/Pictures/100000000000000800000008567D7E94C2AEFFBB.png" manifest:media-type="image/png"/>
  <manifest:file-entry manifest:full-path="Object 20/Pictures/10000000000000080000000820A1E16DA75ED138.png" manifest:media-type="image/png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Pictures/100000000000000800000008B68B75CCDC6E2FFD.png" manifest:media-type="image/png"/>
  <manifest:file-entry manifest:full-path="Object 21/Pictures/100000000000000800000008567D7E94C2AEFFBB.png" manifest:media-type="image/png"/>
  <manifest:file-entry manifest:full-path="Object 21/Pictures/10000000000000080000000820A1E16DA75ED138.png" manifest:media-type="image/png"/>
  <manifest:file-entry manifest:full-path="Object 21/content.xml" manifest:media-type="text/xml"/>
  <manifest:file-entry manifest:full-path="Object 2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Pictures/100000000000000800000008B68B75CCDC6E2FFD.png" manifest:media-type="image/png"/>
  <manifest:file-entry manifest:full-path="Object 15/Pictures/100000000000000800000008567D7E94C2AEFFBB.png" manifest:media-type="image/png"/>
  <manifest:file-entry manifest:full-path="Object 15/Pictures/10000000000000080000000820A1E16DA75ED138.png" manifest:media-type="image/png"/>
  <manifest:file-entry manifest:full-path="Object 15/content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Pictures/100000000000000800000008567D7E94C2AEFFBB.png" manifest:media-type="image/png"/>
  <manifest:file-entry manifest:full-path="Object 1/Pictures/100000000000000800000008B68B75CCDC6E2FFD.png" manifest:media-type="image/png"/>
  <manifest:file-entry manifest:full-path="Object 1/Pictures/10000000000000080000000820A1E16DA75ED138.png" manifest:media-type="image/png"/>
  <manifest:file-entry manifest:full-path="Object 1/meta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Pictures/100000000000000800000008B68B75CCDC6E2FFD.png" manifest:media-type="image/png"/>
  <manifest:file-entry manifest:full-path="Object 11/Pictures/100000000000000800000008567D7E94C2AEFFBB.png" manifest:media-type="image/png"/>
  <manifest:file-entry manifest:full-path="Object 11/Pictures/10000000000000080000000820A1E16DA75ED138.png" manifest:media-type="image/png"/>
  <manifest:file-entry manifest:full-path="Object 11/content.xml" manifest:media-type="text/xml"/>
  <manifest:file-entry manifest:full-path="Object 11/" manifest:media-type="application/vnd.oasis.opendocument.chart"/>
  <manifest:file-entry manifest:full-path="Object 2/Pictures/100000000000000800000008567D7E94C2AEFFBB.png" manifest:media-type="image/png"/>
  <manifest:file-entry manifest:full-path="Object 2/Pictures/100000000000000800000008B68B75CCDC6E2FFD.png" manifest:media-type="image/png"/>
  <manifest:file-entry manifest:full-path="Object 2/Pictures/10000000000000080000000820A1E16DA75ED138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Pictures/100000000000000800000008B68B75CCDC6E2FFD.png" manifest:media-type="image/png"/>
  <manifest:file-entry manifest:full-path="Object 16/Pictures/100000000000000800000008567D7E94C2AEFFBB.png" manifest:media-type="image/png"/>
  <manifest:file-entry manifest:full-path="Object 16/Pictures/10000000000000080000000820A1E16DA75ED138.png" manifest:media-type="image/png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Pictures/100000000000000800000008B68B75CCDC6E2FFD.png" manifest:media-type="image/png"/>
  <manifest:file-entry manifest:full-path="Object 14/Pictures/100000000000000800000008567D7E94C2AEFFBB.png" manifest:media-type="image/png"/>
  <manifest:file-entry manifest:full-path="Object 14/Pictures/10000000000000080000000820A1E16DA75ED138.png" manifest:media-type="image/png"/>
  <manifest:file-entry manifest:full-path="Object 14/content.xml" manifest:media-type="text/xml"/>
  <manifest:file-entry manifest:full-path="Object 14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Pictures/100000000000000800000008B68B75CCDC6E2FFD.png" manifest:media-type="image/png"/>
  <manifest:file-entry manifest:full-path="Object 23/Pictures/100000000000000800000008567D7E94C2AEFFBB.png" manifest:media-type="image/png"/>
  <manifest:file-entry manifest:full-path="Object 23/Pictures/10000000000000080000000820A1E16DA75ED138.png" manifest:media-type="image/png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B68B75CCDC6E2FFD.png" manifest:media-type="image/png"/>
  <manifest:file-entry manifest:full-path="Object 3/Pictures/100000000000000800000008567D7E94C2AEFFBB.png" manifest:media-type="image/png"/>
  <manifest:file-entry manifest:full-path="Object 3/Pictures/10000000000000080000000820A1E16DA75ED138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Pictures/100000000000000800000008B68B75CCDC6E2FFD.png" manifest:media-type="image/png"/>
  <manifest:file-entry manifest:full-path="Object 17/Pictures/100000000000000800000008567D7E94C2AEFFBB.png" manifest:media-type="image/png"/>
  <manifest:file-entry manifest:full-path="Object 17/Pictures/10000000000000080000000820A1E16DA75ED138.png" manifest:media-type="image/png"/>
  <manifest:file-entry manifest:full-path="Object 17/content.xml" manifest:media-type="text/xml"/>
  <manifest:file-entry manifest:full-path="Object 1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Pictures/100000000000000800000008B68B75CCDC6E2FFD.png" manifest:media-type="image/png"/>
  <manifest:file-entry manifest:full-path="Object 13/Pictures/100000000000000800000008567D7E94C2AEFFBB.png" manifest:media-type="image/png"/>
  <manifest:file-entry manifest:full-path="Object 13/Pictures/10000000000000080000000820A1E16DA75ED138.png" manifest:media-type="image/png"/>
  <manifest:file-entry manifest:full-path="Object 13/content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Pictures/100000000000000800000008B68B75CCDC6E2FFD.png" manifest:media-type="image/png"/>
  <manifest:file-entry manifest:full-path="Object 24/Pictures/100000000000000800000008567D7E94C2AEFFBB.png" manifest:media-type="image/png"/>
  <manifest:file-entry manifest:full-path="Object 24/Pictures/10000000000000080000000820A1E16DA75ED138.png" manifest:media-type="image/png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Pictures/100000000000000800000008B68B75CCDC6E2FFD.png" manifest:media-type="image/png"/>
  <manifest:file-entry manifest:full-path="Object 18/Pictures/100000000000000800000008567D7E94C2AEFFBB.png" manifest:media-type="image/png"/>
  <manifest:file-entry manifest:full-path="Object 18/Pictures/10000000000000080000000820A1E16DA75ED138.png" manifest:media-type="image/png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00800000008B68B75CCDC6E2FFD.png" manifest:media-type="image/png"/>
  <manifest:file-entry manifest:full-path="Object 4/Pictures/100000000000000800000008567D7E94C2AEFFBB.png" manifest:media-type="image/png"/>
  <manifest:file-entry manifest:full-path="Object 4/Pictures/10000000000000080000000820A1E16DA75ED138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Pictures/100000000000000800000008B68B75CCDC6E2FFD.png" manifest:media-type="image/png"/>
  <manifest:file-entry manifest:full-path="Object 19/Pictures/100000000000000800000008567D7E94C2AEFFBB.png" manifest:media-type="image/png"/>
  <manifest:file-entry manifest:full-path="Object 19/Pictures/10000000000000080000000820A1E16DA75ED138.png" manifest:media-type="image/png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Pictures/100000000000000800000008B68B75CCDC6E2FFD.png" manifest:media-type="image/png"/>
  <manifest:file-entry manifest:full-path="Object 5/Pictures/100000000000000800000008567D7E94C2AEFFBB.png" manifest:media-type="image/png"/>
  <manifest:file-entry manifest:full-path="Object 5/Pictures/10000000000000080000000820A1E16DA75ED138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B68B75CCDC6E2FFD.png" manifest:media-type="image/png"/>
  <manifest:file-entry manifest:full-path="Object 6/Pictures/100000000000000800000008567D7E94C2AEFFBB.png" manifest:media-type="image/png"/>
  <manifest:file-entry manifest:full-path="Object 6/Pictures/10000000000000080000000820A1E16DA75ED138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B68B75CCDC6E2FFD.png" manifest:media-type="image/png"/>
  <manifest:file-entry manifest:full-path="Object 7/Pictures/100000000000000800000008567D7E94C2AEFFBB.png" manifest:media-type="image/png"/>
  <manifest:file-entry manifest:full-path="Object 7/Pictures/10000000000000080000000820A1E16DA75ED138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0000000000800000008B68B75CCDC6E2FFD.png" manifest:media-type="image/png"/>
  <manifest:file-entry manifest:full-path="Object 8/Pictures/100000000000000800000008567D7E94C2AEFFBB.png" manifest:media-type="image/png"/>
  <manifest:file-entry manifest:full-path="Object 8/Pictures/10000000000000080000000820A1E16DA75ED138.png" manifest:media-type="image/png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7.334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6.789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6.244cm"/>
    </style:style>
    <style:style style:name="co14" style:family="table-column">
      <style:table-column-properties fo:break-before="auto" style:column-width="8.123cm"/>
    </style:style>
    <style:style style:name="co15" style:family="table-column">
      <style:table-column-properties fo:break-before="auto" style:column-width="6.57cm"/>
    </style:style>
    <style:style style:name="co16" style:family="table-column">
      <style:table-column-properties fo:break-before="auto" style:column-width="1.736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6.516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6.951cm"/>
    </style:style>
    <style:style style:name="co23" style:family="table-column">
      <style:table-column-properties fo:break-before="auto" style:column-width="3.025cm"/>
    </style:style>
    <style:style style:name="co24" style:family="table-column">
      <style:table-column-properties fo:break-before="auto" style:column-width="7.089cm"/>
    </style:style>
    <style:style style:name="co25" style:family="table-column">
      <style:table-column-properties fo:break-before="auto" style:column-width="7.116cm"/>
    </style:style>
    <style:style style:name="co26" style:family="table-column">
      <style:table-column-properties fo:break-before="auto" style:column-width="5.018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" table:style-name="ta1">
        <table:shapes>
          <draw:frame draw:z-index="0" draw:style-name="gr1" draw:text-style-name="P1" svg:width="23.972cm" svg:height="16.441cm" svg:x="1.78cm" svg:y="65.333cm">
            <draw:object draw:notify-on-update-of-ranges="benchmark.B118:benchmark.B125 benchmark.AA143:benchmark.AA143 benchmark.AA118:benchmark.AA125 benchmark.AB118:benchmark.AB125 benchmark.AB118:benchmark.AB125 benchmark.AB143:benchmark.AB143 benchmark.AC118:benchmark.AC125 benchmark.AD118:benchmark.AD125 benchmark.AD118:benchmark.AD1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972cm" svg:height="16.441cm" svg:x="30.128cm" svg:y="65.389cm">
            <draw:object draw:notify-on-update-of-ranges="benchmark.B118:benchmark.B125 benchmark.AA143:benchmark.AA143 benchmark.AE118:benchmark.AE125 benchmark.AF118:benchmark.AF125 benchmark.AF118:benchmark.AF125 benchmark.AB143:benchmark.AB143 benchmark.AG118:benchmark.AG125 benchmark.AH118:benchmark.AH125 benchmark.AH118:benchmark.AH1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.972cm" svg:height="16.441cm" svg:x="58.323cm" svg:y="65.055cm">
            <draw:object draw:notify-on-update-of-ranges="benchmark.B118:benchmark.B125 benchmark.AA143:benchmark.AA143 benchmark.AI118:benchmark.AI125 benchmark.AJ118:benchmark.AJ125 benchmark.AJ118:benchmark.AJ125 benchmark.AB143:benchmark.AB143 benchmark.AK118:benchmark.AK125 benchmark.AL118:benchmark.AL125 benchmark.AL118:benchmark.AL1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.972cm" svg:height="16.441cm" svg:x="85.325cm" svg:y="65.25cm">
            <draw:object draw:notify-on-update-of-ranges="benchmark.B118:benchmark.B125 benchmark.AA143:benchmark.AA143 benchmark.AM118:benchmark.AM125 benchmark.AN118:benchmark.AN125 benchmark.AN118:benchmark.AN125 benchmark.AB143:benchmark.AB143 benchmark.AO118:benchmark.AO125 benchmark.AP118:benchmark.AP125 benchmark.AP118:benchmark.AP1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.972cm" svg:height="16.441cm" svg:x="112.29cm" svg:y="65.261cm">
            <draw:object draw:notify-on-update-of-ranges="benchmark.B118:benchmark.B125 benchmark.AA143:benchmark.AA143 benchmark.AQ118:benchmark.AQ125 benchmark.AR118:benchmark.AR125 benchmark.AR118:benchmark.AR125 benchmark.AB143:benchmark.AB143 benchmark.AS118:benchmark.AS125 benchmark.AT118:benchmark.AT125 benchmark.AT118:benchmark.AT1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.972cm" svg:height="16.441cm" svg:x="140.771cm" svg:y="65.226cm">
            <draw:object draw:notify-on-update-of-ranges="benchmark.B118:benchmark.B125 benchmark.AA143:benchmark.AA143 benchmark.AU118:benchmark.AU125 benchmark.AV118:benchmark.AV125 benchmark.AV118:benchmark.AV125 benchmark.AB143:benchmark.AB143 benchmark.AW118:benchmark.AW125 benchmark.AX118:benchmark.AX125 benchmark.AX118:benchmark.AX1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3.972cm" svg:height="16.441cm" svg:x="1.754cm" svg:y="84.408cm">
            <draw:object draw:notify-on-update-of-ranges="benchmark.D127:benchmark.D130 benchmark.D127:benchmark.D130 benchmark.AA143:benchmark.AA143 benchmark.AA127:benchmark.AA130 benchmark.AB127:benchmark.AB130 benchmark.AB127:benchmark.AB130 benchmark.D127:benchmark.D130 benchmark.AB143:benchmark.AB143 benchmark.AC127:benchmark.AC130 benchmark.AD127:benchmark.AD130 benchmark.AD127:benchmark.AD1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3.972cm" svg:height="16.441cm" svg:x="30.525cm" svg:y="84.441cm">
            <draw:object draw:notify-on-update-of-ranges="benchmark.D127:benchmark.D130 benchmark.D127:benchmark.D130 benchmark.AA143:benchmark.AA143 benchmark.AE127:benchmark.AE130 benchmark.AF127:benchmark.AF130 benchmark.AF127:benchmark.AF130 benchmark.D127:benchmark.D130 benchmark.AB143:benchmark.AB143 benchmark.AG127:benchmark.AG130 benchmark.AH127:benchmark.AH130 benchmark.AH127:benchmark.AH1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3.972cm" svg:height="16.441cm" svg:x="58.521cm" svg:y="84.476cm">
            <draw:object draw:notify-on-update-of-ranges="benchmark.D127:benchmark.D130 benchmark.D127:benchmark.D130 benchmark.AA143:benchmark.AA143 benchmark.AI127:benchmark.AI130 benchmark.AJ127:benchmark.AJ130 benchmark.AJ127:benchmark.AJ130 benchmark.D127:benchmark.D130 benchmark.AB143:benchmark.AB143 benchmark.AK127:benchmark.AK130 benchmark.AL127:benchmark.AL130 benchmark.AL127:benchmark.AL1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3.972cm" svg:height="16.441cm" svg:x="86.769cm" svg:y="84.476cm">
            <draw:object draw:notify-on-update-of-ranges="benchmark.D127:benchmark.D130 benchmark.D127:benchmark.D130 benchmark.AA143:benchmark.AA143 benchmark.AM127:benchmark.AM130 benchmark.AN127:benchmark.AN130 benchmark.AN127:benchmark.AN130 benchmark.D127:benchmark.D130 benchmark.AB143:benchmark.AB143 benchmark.AO127:benchmark.AO130 benchmark.AP127:benchmark.AP130 benchmark.AP127:benchmark.AP13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23.972cm" svg:height="16.441cm" svg:x="112.138cm" svg:y="84.51cm">
            <draw:object draw:notify-on-update-of-ranges="benchmark.D127:benchmark.D130 benchmark.D127:benchmark.D130 benchmark.AA143:benchmark.AA143 benchmark.AQ127:benchmark.AQ130 benchmark.AR127:benchmark.AR130 benchmark.AR127:benchmark.AR130 benchmark.D127:benchmark.D130 benchmark.AB143:benchmark.AB143 benchmark.AS127:benchmark.AS130 benchmark.AT127:benchmark.AT130 benchmark.AT127:benchmark.AT1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23.972cm" svg:height="16.441cm" svg:x="136.956cm" svg:y="84.51cm">
            <draw:object draw:notify-on-update-of-ranges="benchmark.D127:benchmark.D130 benchmark.D127:benchmark.D130 benchmark.AA143:benchmark.AA143 benchmark.AU127:benchmark.AU130 benchmark.AV127:benchmark.AV130 benchmark.AV127:benchmark.AV130 benchmark.D127:benchmark.D130 benchmark.AB143:benchmark.AB143 benchmark.AW127:benchmark.AW130 benchmark.AX127:benchmark.AX130 benchmark.AX127:benchmark.AX13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23.972cm" svg:height="16.441cm" svg:x="1.299cm" svg:y="102.086cm">
            <draw:object draw:notify-on-update-of-ranges="benchmark.F132:benchmark.F135 benchmark.F132:benchmark.F135 benchmark.AA143:benchmark.AA143 benchmark.AA132:benchmark.AA135 benchmark.AB132:benchmark.AB135 benchmark.AB132:benchmark.AB135 benchmark.F132:benchmark.F135 benchmark.AB143:benchmark.AB143 benchmark.AC132:benchmark.AC135 benchmark.AD132:benchmark.AD135 benchmark.AD132:benchmark.AD13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23.972cm" svg:height="16.441cm" svg:x="30.523cm" svg:y="102.052cm">
            <draw:object draw:notify-on-update-of-ranges="benchmark.F132:benchmark.F135 benchmark.F132:benchmark.F135 benchmark.AA143:benchmark.AA143 benchmark.AE132:benchmark.AE135 benchmark.AF132:benchmark.AF135 benchmark.AF132:benchmark.AF135 benchmark.F132:benchmark.F135 benchmark.AB143:benchmark.AB143 benchmark.AG132:benchmark.AG135 benchmark.AH132:benchmark.AH135 benchmark.AH132:benchmark.AH13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23.972cm" svg:height="16.441cm" svg:x="58.782cm" svg:y="102.136cm">
            <draw:object draw:notify-on-update-of-ranges="benchmark.F132:benchmark.F135 benchmark.F132:benchmark.F135 benchmark.AA143:benchmark.AA143 benchmark.AI132:benchmark.AI135 benchmark.AJ132:benchmark.AJ135 benchmark.AJ132:benchmark.AJ135 benchmark.F132:benchmark.F135 benchmark.AB143:benchmark.AB143 benchmark.AK132:benchmark.AK135 benchmark.AL132:benchmark.AL135 benchmark.AL132:benchmark.AL13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23.972cm" svg:height="16.441cm" svg:x="86.88cm" svg:y="102.094cm">
            <draw:object draw:notify-on-update-of-ranges="benchmark.F132:benchmark.F135 benchmark.F132:benchmark.F135 benchmark.AA143:benchmark.AA143 benchmark.AM132:benchmark.AM135 benchmark.AN132:benchmark.AN135 benchmark.AN132:benchmark.AN135 benchmark.F132:benchmark.F135 benchmark.AB143:benchmark.AB143 benchmark.AO132:benchmark.AO135 benchmark.AP132:benchmark.AP135 benchmark.AP132:benchmark.AP13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23.972cm" svg:height="16.441cm" svg:x="112.091cm" svg:y="102.095cm">
            <draw:object draw:notify-on-update-of-ranges="benchmark.F132:benchmark.F135 benchmark.F132:benchmark.F135 benchmark.AA143:benchmark.AA143 benchmark.AQ132:benchmark.AQ135 benchmark.AR132:benchmark.AR135 benchmark.AR132:benchmark.AR135 benchmark.F132:benchmark.F135 benchmark.AB143:benchmark.AB143 benchmark.AS132:benchmark.AS135 benchmark.AT132:benchmark.AT135 benchmark.AT132:benchmark.AT13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23.972cm" svg:height="16.441cm" svg:x="136.884cm" svg:y="102.175cm">
            <draw:object draw:notify-on-update-of-ranges="benchmark.F132:benchmark.F135 benchmark.F132:benchmark.F135 benchmark.AA143:benchmark.AA143 benchmark.AU132:benchmark.AU135 benchmark.AV132:benchmark.AV135 benchmark.AV132:benchmark.AV135 benchmark.F132:benchmark.F135 benchmark.AB143:benchmark.AB143 benchmark.AW132:benchmark.AW135 benchmark.AX132:benchmark.AX135 benchmark.AX132:benchmark.AX135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23.972cm" svg:height="16.441cm" svg:x="1.22cm" svg:y="119.437cm">
            <draw:object draw:notify-on-update-of-ranges="benchmark.E137:benchmark.E141 benchmark.E137:benchmark.E141 benchmark.AA143:benchmark.AA143 benchmark.AA137:benchmark.AA141 benchmark.AB137:benchmark.AB141 benchmark.AB137:benchmark.AB141 benchmark.E137:benchmark.E141 benchmark.AB143:benchmark.AB143 benchmark.AC137:benchmark.AC141 benchmark.AD137:benchmark.AD141 benchmark.AD137:benchmark.AD14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23.972cm" svg:height="16.441cm" svg:x="30.505cm" svg:y="119.18cm">
            <draw:object draw:notify-on-update-of-ranges="benchmark.E137:benchmark.E141 benchmark.E137:benchmark.E141 benchmark.AA143:benchmark.AA143 benchmark.AE137:benchmark.AE141 benchmark.AF137:benchmark.AF141 benchmark.AF137:benchmark.AF141 benchmark.E137:benchmark.E141 benchmark.AB143:benchmark.AB143 benchmark.AG137:benchmark.AG141 benchmark.AH137:benchmark.AH141 benchmark.AH137:benchmark.AH14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23.972cm" svg:height="16.441cm" svg:x="58.95cm" svg:y="119.245cm">
            <draw:object draw:notify-on-update-of-ranges="benchmark.E137:benchmark.E141 benchmark.E137:benchmark.E141 benchmark.AA143:benchmark.AA143 benchmark.AI137:benchmark.AI141 benchmark.AJ137:benchmark.AJ141 benchmark.AJ137:benchmark.AJ141 benchmark.E137:benchmark.E141 benchmark.AB143:benchmark.AB143 benchmark.AK137:benchmark.AK141 benchmark.AL137:benchmark.AL141 benchmark.AL137:benchmark.AL14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23.972cm" svg:height="16.441cm" svg:x="86.974cm" svg:y="119.31cm">
            <draw:object draw:notify-on-update-of-ranges="benchmark.E137:benchmark.E141 benchmark.E137:benchmark.E141 benchmark.AA143:benchmark.AA143 benchmark.AM137:benchmark.AM141 benchmark.AN137:benchmark.AN141 benchmark.AN137:benchmark.AN141 benchmark.E137:benchmark.E141 benchmark.AB143:benchmark.AB143 benchmark.AO137:benchmark.AO141 benchmark.AP137:benchmark.AP141 benchmark.AP137:benchmark.AP14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23.972cm" svg:height="16.441cm" svg:x="112.066cm" svg:y="119.243cm">
            <draw:object draw:notify-on-update-of-ranges="benchmark.E137:benchmark.E141 benchmark.E137:benchmark.E141 benchmark.AA143:benchmark.AA143 benchmark.AQ137:benchmark.AQ141 benchmark.AR137:benchmark.AR141 benchmark.AR137:benchmark.AR141 benchmark.E137:benchmark.E141 benchmark.AB143:benchmark.AB143 benchmark.AS137:benchmark.AS141 benchmark.AT137:benchmark.AT141 benchmark.AT137:benchmark.AT14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23.972cm" svg:height="16.441cm" svg:x="136.945cm" svg:y="119.277cm">
            <draw:object draw:notify-on-update-of-ranges="benchmark.E137:benchmark.E141 benchmark.E137:benchmark.E141 benchmark.AA143:benchmark.AA143 benchmark.AU137:benchmark.AU141 benchmark.AV137:benchmark.AV141 benchmark.AV137:benchmark.AV141 benchmark.E137:benchmark.E141 benchmark.AB143:benchmark.AB143 benchmark.AW137:benchmark.AW141 benchmark.AX137:benchmark.AX141 benchmark.AX137:benchmark.AX14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3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4" table:visibility="collapse" table:default-cell-style-name="Default"/>
        <table:table-column table:style-name="co12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5" table:visibility="collapse" table:default-cell-style-name="Default"/>
        <table:table-column table:style-name="co12" table:visibility="collapse" table:default-cell-style-name="Default"/>
        <table:table-column table:style-name="co9" table:visibility="collapse" table:default-cell-style-name="Default"/>
        <table:table-column table:style-name="co16" table:visibility="collapse" table:default-cell-style-name="Default"/>
        <table:table-column table:style-name="co2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w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191" calcext:value-type="float">
            <text:p>67191</text:p>
          </table:table-cell>
          <table:table-cell office:value-type="float" office:value="13579" calcext:value-type="float">
            <text:p>1357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34088" calcext:value-type="float">
            <text:p>134088</text:p>
          </table:table-cell>
          <table:table-cell office:value-type="float" office:value="1332" calcext:value-type="float">
            <text:p>1332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8695" calcext:value-type="float">
            <text:p>8695</text:p>
          </table:table-cell>
          <table:table-cell office:value-type="float" office:value="111" calcext:value-type="float">
            <text:p>11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36001" calcext:value-type="float">
            <text:p>36001</text:p>
          </table:table-cell>
          <table:table-cell office:value-type="float" office:value="5032" calcext:value-type="float">
            <text:p>503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5482" calcext:value-type="float">
            <text:p>35482</text:p>
          </table:table-cell>
          <table:table-cell office:value-type="float" office:value="3330" calcext:value-type="float">
            <text:p>333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313475" calcext:value-type="float">
            <text:p>7313475</text:p>
          </table:table-cell>
          <table:table-cell office:value-type="float" office:value="42143" calcext:value-type="float">
            <text:p>42143</text:p>
          </table:table-cell>
          <table:table-cell office:value-type="float" office:value="0.001986" calcext:value-type="float">
            <text:p>0.00198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59842183" calcext:value-type="float">
            <text:p>159842183</text:p>
          </table:table-cell>
          <table:table-cell office:value-type="float" office:value="925073" calcext:value-type="float">
            <text:p>925073</text:p>
          </table:table-cell>
          <table:table-cell office:value-type="float" office:value="0.043282" calcext:value-type="float">
            <text:p>0.043282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2515" calcext:value-type="float">
            <text:p>2515</text:p>
          </table:table-cell>
          <table:table-cell office:value-type="float" office:value="333" calcext:value-type="float">
            <text:p>33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000635" calcext:value-type="float">
            <text:p>1000635</text:p>
          </table:table-cell>
          <table:table-cell office:value-type="float" office:value="24872" calcext:value-type="float">
            <text:p>24872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36593" calcext:value-type="float">
            <text:p>36593</text:p>
          </table:table-cell>
          <table:table-cell office:value-type="float" office:value="3219" calcext:value-type="float">
            <text:p>321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1" calcext:value-type="float">
            <text:p>0.00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w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061" calcext:value-type="float">
            <text:p>68061</text:p>
          </table:table-cell>
          <table:table-cell office:value-type="float" office:value="259" calcext:value-type="float">
            <text:p>25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32330" calcext:value-type="float">
            <text:p>132330</text:p>
          </table:table-cell>
          <table:table-cell office:value-type="float" office:value="777" calcext:value-type="float">
            <text:p>777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9176" calcext:value-type="float">
            <text:p>9176</text:p>
          </table:table-cell>
          <table:table-cell office:value-type="float" office:value="888" calcext:value-type="float">
            <text:p>888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34872" calcext:value-type="float">
            <text:p>34872</text:p>
          </table:table-cell>
          <table:table-cell office:value-type="float" office:value="3256" calcext:value-type="float">
            <text:p>325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3910" calcext:value-type="float">
            <text:p>33910</text:p>
          </table:table-cell>
          <table:table-cell office:value-type="float" office:value="2221" calcext:value-type="float">
            <text:p>222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" calcext:value-type="float">
            <text:p>0</text:p>
          </table:table-cell>
          <table:table-cell office:value-type="float" office:value="6972464" calcext:value-type="float">
            <text:p>6972464</text:p>
          </table:table-cell>
          <table:table-cell office:value-type="float" office:value="81770" calcext:value-type="float">
            <text:p>81770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51686402" calcext:value-type="float">
            <text:p>151686402</text:p>
          </table:table-cell>
          <table:table-cell office:value-type="float" office:value="516039" calcext:value-type="float">
            <text:p>516039</text:p>
          </table:table-cell>
          <table:table-cell office:value-type="float" office:value="0.041038" calcext:value-type="float">
            <text:p>0.041038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2460" calcext:value-type="float">
            <text:p>2460</text:p>
          </table:table-cell>
          <table:table-cell office:value-type="float" office:value="629" calcext:value-type="float">
            <text:p>62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949827" calcext:value-type="float">
            <text:p>949827</text:p>
          </table:table-cell>
          <table:table-cell office:value-type="float" office:value="19370" calcext:value-type="float">
            <text:p>19370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4853" calcext:value-type="float">
            <text:p>34853</text:p>
          </table:table-cell>
          <table:table-cell office:value-type="float" office:value="3367" calcext:value-type="float">
            <text:p>336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1" calcext:value-type="float">
            <text:p>0.00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w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750" calcext:value-type="float">
            <text:p>64750</text:p>
          </table:table-cell>
          <table:table-cell office:value-type="float" office:value="1666" calcext:value-type="float">
            <text:p>1666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32571" calcext:value-type="float">
            <text:p>132571</text:p>
          </table:table-cell>
          <table:table-cell office:value-type="float" office:value="777" calcext:value-type="float">
            <text:p>777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8547" calcext:value-type="float">
            <text:p>8547</text:p>
          </table:table-cell>
          <table:table-cell office:value-type="float" office:value="37" calcext:value-type="float">
            <text:p>3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35316" calcext:value-type="float">
            <text:p>35316</text:p>
          </table:table-cell>
          <table:table-cell office:value-type="float" office:value="3071" calcext:value-type="float">
            <text:p>307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5057" calcext:value-type="float">
            <text:p>35057</text:p>
          </table:table-cell>
          <table:table-cell office:value-type="float" office:value="2776" calcext:value-type="float">
            <text:p>277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7190987" calcext:value-type="float">
            <text:p>7190987</text:p>
          </table:table-cell>
          <table:table-cell office:value-type="float" office:value="53059" calcext:value-type="float">
            <text:p>53059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55134358" calcext:value-type="float">
            <text:p>155134358</text:p>
          </table:table-cell>
          <table:table-cell office:value-type="float" office:value="1049246" calcext:value-type="float">
            <text:p>1049246</text:p>
          </table:table-cell>
          <table:table-cell office:value-type="float" office:value="0.042555" calcext:value-type="float">
            <text:p>0.042555</text:p>
          </table:table-cell>
          <table:table-cell office:value-type="float" office:value="0.002071" calcext:value-type="float">
            <text:p>0.002071</text:p>
          </table:table-cell>
          <table:table-cell office:value-type="float" office:value="2590" calcext:value-type="float">
            <text:p>2590</text:p>
          </table:table-cell>
          <table:table-cell office:value-type="float" office:value="924" calcext:value-type="float">
            <text:p>92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976067" calcext:value-type="float">
            <text:p>976067</text:p>
          </table:table-cell>
          <table:table-cell office:value-type="float" office:value="22348" calcext:value-type="float">
            <text:p>22348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5742" calcext:value-type="float">
            <text:p>35742</text:p>
          </table:table-cell>
          <table:table-cell office:value-type="float" office:value="3330" calcext:value-type="float">
            <text:p>333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1" calcext:value-type="float">
            <text:p>0.00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5991" calcext:value-type="float">
            <text:p>45991</text:p>
          </table:table-cell>
          <table:table-cell office:value-type="float" office:value="74" calcext:value-type="float">
            <text:p>7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86731" calcext:value-type="float">
            <text:p>286731</text:p>
          </table:table-cell>
          <table:table-cell office:value-type="float" office:value="2812" calcext:value-type="float">
            <text:p>281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733" calcext:value-type="float">
            <text:p>7733</text:p>
          </table:table-cell>
          <table:table-cell office:value-type="float" office:value="148" calcext:value-type="float">
            <text:p>14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5635" calcext:value-type="float">
            <text:p>85635</text:p>
          </table:table-cell>
          <table:table-cell office:value-type="float" office:value="9953" calcext:value-type="float">
            <text:p>995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9142" calcext:value-type="float">
            <text:p>79142</text:p>
          </table:table-cell>
          <table:table-cell office:value-type="float" office:value="10138" calcext:value-type="float">
            <text:p>1013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950594" calcext:value-type="float">
            <text:p>10950594</text:p>
          </table:table-cell>
          <table:table-cell office:value-type="float" office:value="75258" calcext:value-type="float">
            <text:p>75258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791874129" calcext:value-type="float">
            <text:p>791874129</text:p>
          </table:table-cell>
          <table:table-cell office:value-type="float" office:value="924223" calcext:value-type="float">
            <text:p>924223</text:p>
          </table:table-cell>
          <table:table-cell office:value-type="float" office:value="0.214108" calcext:value-type="float">
            <text:p>0.214108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2386" calcext:value-type="float">
            <text:p>2386</text:p>
          </table:table-cell>
          <table:table-cell office:value-type="float" office:value="1332" calcext:value-type="float">
            <text:p>133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905318" calcext:value-type="float">
            <text:p>1905318</text:p>
          </table:table-cell>
          <table:table-cell office:value-type="float" office:value="49340" calcext:value-type="float">
            <text:p>49340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84952" calcext:value-type="float">
            <text:p>84952</text:p>
          </table:table-cell>
          <table:table-cell office:value-type="float" office:value="7511" calcext:value-type="float">
            <text:p>751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224" calcext:value-type="float">
            <text:p>53224</text:p>
          </table:table-cell>
          <table:table-cell office:value-type="float" office:value="333" calcext:value-type="float">
            <text:p>33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24766" calcext:value-type="float">
            <text:p>824766</text:p>
          </table:table-cell>
          <table:table-cell office:value-type="float" office:value="91057" calcext:value-type="float">
            <text:p>9105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400" calcext:value-type="float">
            <text:p>7400</text:p>
          </table:table-cell>
          <table:table-cell office:value-type="float" office:value="222" calcext:value-type="float">
            <text:p>2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423169" calcext:value-type="float">
            <text:p>423169</text:p>
          </table:table-cell>
          <table:table-cell office:value-type="float" office:value="31302" calcext:value-type="float">
            <text:p>3130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428570" calcext:value-type="float">
            <text:p>428570</text:p>
          </table:table-cell>
          <table:table-cell office:value-type="float" office:value="20608" calcext:value-type="float">
            <text:p>2060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27909858" calcext:value-type="float">
            <text:p>27909858</text:p>
          </table:table-cell>
          <table:table-cell office:value-type="float" office:value="288378" calcext:value-type="float">
            <text:p>288378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7457204627" calcext:value-type="float">
            <text:p>7457204627</text:p>
          </table:table-cell>
          <table:table-cell office:value-type="float" office:value="59550501" calcext:value-type="float">
            <text:p>59550501</text:p>
          </table:table-cell>
          <table:table-cell office:value-type="float" office:value="2.022292" calcext:value-type="float">
            <text:p>2.022292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2479" calcext:value-type="float">
            <text:p>2479</text:p>
          </table:table-cell>
          <table:table-cell office:value-type="float" office:value="537" calcext:value-type="float">
            <text:p>53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5098303" calcext:value-type="float">
            <text:p>5098303</text:p>
          </table:table-cell>
          <table:table-cell office:value-type="float" office:value="118185" calcext:value-type="float">
            <text:p>118185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426203" calcext:value-type="float">
            <text:p>426203</text:p>
          </table:table-cell>
          <table:table-cell office:value-type="float" office:value="22236" calcext:value-type="float">
            <text:p>2223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w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1430" calcext:value-type="float">
            <text:p>51430</text:p>
          </table:table-cell>
          <table:table-cell office:value-type="float" office:value="37" calcext:value-type="float">
            <text:p>37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88322" calcext:value-type="float">
            <text:p>288322</text:p>
          </table:table-cell>
          <table:table-cell office:value-type="float" office:value="1517" calcext:value-type="float">
            <text:p>151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9009" calcext:value-type="float">
            <text:p>9009</text:p>
          </table:table-cell>
          <table:table-cell office:value-type="float" office:value="1628" calcext:value-type="float">
            <text:p>162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2140" calcext:value-type="float">
            <text:p>82140</text:p>
          </table:table-cell>
          <table:table-cell office:value-type="float" office:value="6364" calcext:value-type="float">
            <text:p>636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3768" calcext:value-type="float">
            <text:p>83768</text:p>
          </table:table-cell>
          <table:table-cell office:value-type="float" office:value="9878" calcext:value-type="float">
            <text:p>987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531068" calcext:value-type="float">
            <text:p>11531068</text:p>
          </table:table-cell>
          <table:table-cell office:value-type="float" office:value="818330" calcext:value-type="float">
            <text:p>818330</text:p>
          </table:table-cell>
          <table:table-cell office:value-type="float" office:value="0.003254" calcext:value-type="float">
            <text:p>0.003254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831064289" calcext:value-type="float">
            <text:p>831064289</text:p>
          </table:table-cell>
          <table:table-cell office:value-type="float" office:value="170384371" calcext:value-type="float">
            <text:p>170384371</text:p>
          </table:table-cell>
          <table:table-cell office:value-type="float" office:value="0.233667" calcext:value-type="float">
            <text:p>0.233667</text:p>
          </table:table-cell>
          <table:table-cell office:value-type="float" office:value="0.020469" calcext:value-type="float">
            <text:p>0.020469</text:p>
          </table:table-cell>
          <table:table-cell office:value-type="float" office:value="3866" calcext:value-type="float">
            <text:p>3866</text:p>
          </table:table-cell>
          <table:table-cell office:value-type="float" office:value="1794" calcext:value-type="float">
            <text:p>179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924144" calcext:value-type="float">
            <text:p>1924144</text:p>
          </table:table-cell>
          <table:table-cell office:value-type="float" office:value="177581" calcext:value-type="float">
            <text:p>177581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85821" calcext:value-type="float">
            <text:p>85821</text:p>
          </table:table-cell>
          <table:table-cell office:value-type="float" office:value="13080" calcext:value-type="float">
            <text:p>13080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939" calcext:value-type="float">
            <text:p>41939</text:p>
          </table:table-cell>
          <table:table-cell office:value-type="float" office:value="924" calcext:value-type="float">
            <text:p>9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89247" calcext:value-type="float">
            <text:p>289247</text:p>
          </table:table-cell>
          <table:table-cell office:value-type="float" office:value="2738" calcext:value-type="float">
            <text:p>2738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7844" calcext:value-type="float">
            <text:p>7844</text:p>
          </table:table-cell>
          <table:table-cell office:value-type="float" office:value="1184" calcext:value-type="float">
            <text:p>118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4008" calcext:value-type="float">
            <text:p>84008</text:p>
          </table:table-cell>
          <table:table-cell office:value-type="float" office:value="5069" calcext:value-type="float">
            <text:p>506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4118" calcext:value-type="float">
            <text:p>104118</text:p>
          </table:table-cell>
          <table:table-cell office:value-type="float" office:value="9768" calcext:value-type="float">
            <text:p>976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439863" calcext:value-type="float">
            <text:p>11439863</text:p>
          </table:table-cell>
          <table:table-cell office:value-type="float" office:value="728345" calcext:value-type="float">
            <text:p>728345</text:p>
          </table:table-cell>
          <table:table-cell office:value-type="float" office:value="0.003208" calcext:value-type="float">
            <text:p>0.003208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811696269" calcext:value-type="float">
            <text:p>811696269</text:p>
          </table:table-cell>
          <table:table-cell office:value-type="float" office:value="4844854" calcext:value-type="float">
            <text:p>4844854</text:p>
          </table:table-cell>
          <table:table-cell office:value-type="float" office:value="0.222081" calcext:value-type="float">
            <text:p>0.222081</text:p>
          </table:table-cell>
          <table:table-cell office:value-type="float" office:value="0.007213" calcext:value-type="float">
            <text:p>0.007213</text:p>
          </table:table-cell>
          <table:table-cell office:value-type="float" office:value="3774" calcext:value-type="float">
            <text:p>3774</text:p>
          </table:table-cell>
          <table:table-cell office:value-type="float" office:value="1295" calcext:value-type="float">
            <text:p>129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899749" calcext:value-type="float">
            <text:p>1899749</text:p>
          </table:table-cell>
          <table:table-cell office:value-type="float" office:value="88056" calcext:value-type="float">
            <text:p>880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85211" calcext:value-type="float">
            <text:p>85211</text:p>
          </table:table-cell>
          <table:table-cell office:value-type="float" office:value="8899" calcext:value-type="float">
            <text:p>889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3" calcext:value-type="float">
            <text:p>0.00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w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417" calcext:value-type="float">
            <text:p>64417</text:p>
          </table:table-cell>
          <table:table-cell office:value-type="float" office:value="13838" calcext:value-type="float">
            <text:p>1383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474802" calcext:value-type="float">
            <text:p>474802</text:p>
          </table:table-cell>
          <table:table-cell office:value-type="float" office:value="252636" calcext:value-type="float">
            <text:p>25263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7955" calcext:value-type="float">
            <text:p>7955</text:p>
          </table:table-cell>
          <table:table-cell office:value-type="float" office:value="296" calcext:value-type="float">
            <text:p>29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4711" calcext:value-type="float">
            <text:p>84711</text:p>
          </table:table-cell>
          <table:table-cell office:value-type="float" office:value="12728" calcext:value-type="float">
            <text:p>1272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3027" calcext:value-type="float">
            <text:p>83027</text:p>
          </table:table-cell>
          <table:table-cell office:value-type="float" office:value="3145" calcext:value-type="float">
            <text:p>3145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104902" calcext:value-type="float">
            <text:p>11104902</text:p>
          </table:table-cell>
          <table:table-cell office:value-type="float" office:value="694935" calcext:value-type="float">
            <text:p>694935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802342391" calcext:value-type="float">
            <text:p>802342391</text:p>
          </table:table-cell>
          <table:table-cell office:value-type="float" office:value="41090683" calcext:value-type="float">
            <text:p>41090683</text:p>
          </table:table-cell>
          <table:table-cell office:value-type="float" office:value="0.223768" calcext:value-type="float">
            <text:p>0.223768</text:p>
          </table:table-cell>
          <table:table-cell office:value-type="float" office:value="0.012524" calcext:value-type="float">
            <text:p>0.012524</text:p>
          </table:table-cell>
          <table:table-cell office:value-type="float" office:value="3700" calcext:value-type="float">
            <text:p>3700</text:p>
          </table:table-cell>
          <table:table-cell office:value-type="float" office:value="1295" calcext:value-type="float">
            <text:p>129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902007" calcext:value-type="float">
            <text:p>1902007</text:p>
          </table:table-cell>
          <table:table-cell office:value-type="float" office:value="58733" calcext:value-type="float">
            <text:p>58733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85858" calcext:value-type="float">
            <text:p>85858</text:p>
          </table:table-cell>
          <table:table-cell office:value-type="float" office:value="8769" calcext:value-type="float">
            <text:p>876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1347" calcext:value-type="float">
            <text:p>41347</text:p>
          </table:table-cell>
          <table:table-cell office:value-type="float" office:value="74" calcext:value-type="float">
            <text:p>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85751" calcext:value-type="float">
            <text:p>285751</text:p>
          </table:table-cell>
          <table:table-cell office:value-type="float" office:value="13024" calcext:value-type="float">
            <text:p>13024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7640" calcext:value-type="float">
            <text:p>7640</text:p>
          </table:table-cell>
          <table:table-cell office:value-type="float" office:value="851" calcext:value-type="float">
            <text:p>85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79161" calcext:value-type="float">
            <text:p>79161</text:p>
          </table:table-cell>
          <table:table-cell office:value-type="float" office:value="6882" calcext:value-type="float">
            <text:p>688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8809" calcext:value-type="float">
            <text:p>78809</text:p>
          </table:table-cell>
          <table:table-cell office:value-type="float" office:value="9436" calcext:value-type="float">
            <text:p>9436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024982" calcext:value-type="float">
            <text:p>11024982</text:p>
          </table:table-cell>
          <table:table-cell office:value-type="float" office:value="1181780" calcext:value-type="float">
            <text:p>118178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1145145171" calcext:value-type="float">
            <text:p>1145145171</text:p>
          </table:table-cell>
          <table:table-cell office:value-type="float" office:value="41621817" calcext:value-type="float">
            <text:p>41621817</text:p>
          </table:table-cell>
          <table:table-cell office:value-type="float" office:value="0.315583" calcext:value-type="float">
            <text:p>0.315583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3885" calcext:value-type="float">
            <text:p>3885</text:p>
          </table:table-cell>
          <table:table-cell office:value-type="float" office:value="2201" calcext:value-type="float">
            <text:p>2201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940440" calcext:value-type="float">
            <text:p>1940440</text:p>
          </table:table-cell>
          <table:table-cell office:value-type="float" office:value="163138" calcext:value-type="float">
            <text:p>16313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86210" calcext:value-type="float">
            <text:p>86210</text:p>
          </table:table-cell>
          <table:table-cell office:value-type="float" office:value="12136" calcext:value-type="float">
            <text:p>1213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901" calcext:value-type="float">
            <text:p>42901</text:p>
          </table:table-cell>
          <table:table-cell office:value-type="float" office:value="259" calcext:value-type="float">
            <text:p>25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87730" calcext:value-type="float">
            <text:p>287730</text:p>
          </table:table-cell>
          <table:table-cell office:value-type="float" office:value="1517" calcext:value-type="float">
            <text:p>151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8066" calcext:value-type="float">
            <text:p>8066</text:p>
          </table:table-cell>
          <table:table-cell office:value-type="float" office:value="1148" calcext:value-type="float">
            <text:p>114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6173" calcext:value-type="float">
            <text:p>86173</text:p>
          </table:table-cell>
          <table:table-cell office:value-type="float" office:value="8805" calcext:value-type="float">
            <text:p>880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4507" calcext:value-type="float">
            <text:p>84507</text:p>
          </table:table-cell>
          <table:table-cell office:value-type="float" office:value="12283" calcext:value-type="float">
            <text:p>1228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106826" calcext:value-type="float">
            <text:p>11106826</text:p>
          </table:table-cell>
          <table:table-cell office:value-type="float" office:value="448514" calcext:value-type="float">
            <text:p>448514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594353587" calcext:value-type="float">
            <text:p>1594353587</text:p>
          </table:table-cell>
          <table:table-cell office:value-type="float" office:value="8833047" calcext:value-type="float">
            <text:p>8833047</text:p>
          </table:table-cell>
          <table:table-cell office:value-type="float" office:value="0.430888" calcext:value-type="float">
            <text:p>0.43088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3589" calcext:value-type="float">
            <text:p>3589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920993" calcext:value-type="float">
            <text:p>1920993</text:p>
          </table:table-cell>
          <table:table-cell office:value-type="float" office:value="63899" calcext:value-type="float">
            <text:p>63899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84952" calcext:value-type="float">
            <text:p>84952</text:p>
          </table:table-cell>
          <table:table-cell office:value-type="float" office:value="9213" calcext:value-type="float">
            <text:p>921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3" calcext:value-type="float">
            <text:p>0.00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w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1736" calcext:value-type="float">
            <text:p>41736</text:p>
          </table:table-cell>
          <table:table-cell office:value-type="float" office:value="74" calcext:value-type="float">
            <text:p>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88489" calcext:value-type="float">
            <text:p>288489</text:p>
          </table:table-cell>
          <table:table-cell office:value-type="float" office:value="3626" calcext:value-type="float">
            <text:p>362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7825" calcext:value-type="float">
            <text:p>7825</text:p>
          </table:table-cell>
          <table:table-cell office:value-type="float" office:value="37" calcext:value-type="float">
            <text:p>3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4323" calcext:value-type="float">
            <text:p>84323</text:p>
          </table:table-cell>
          <table:table-cell office:value-type="float" office:value="6032" calcext:value-type="float">
            <text:p>603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1048" calcext:value-type="float">
            <text:p>81048</text:p>
          </table:table-cell>
          <table:table-cell office:value-type="float" office:value="6771" calcext:value-type="float">
            <text:p>677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5844836461" calcext:value-type="float">
            <text:p>5844836461</text:p>
          </table:table-cell>
          <table:table-cell office:value-type="float" office:value="374543193" calcext:value-type="float">
            <text:p>374543193</text:p>
          </table:table-cell>
          <table:table-cell office:value-type="float" office:value="1.603001" calcext:value-type="float">
            <text:p>1.603001</text:p>
          </table:table-cell>
          <table:table-cell office:value-type="float" office:value="0.054991" calcext:value-type="float">
            <text:p>0.054991</text:p>
          </table:table-cell>
          <table:table-cell office:value-type="float" office:value="425324366494" calcext:value-type="float">
            <text:p>425324366494</text:p>
          </table:table-cell>
          <table:table-cell office:value-type="float" office:value="3975499410" calcext:value-type="float">
            <text:p>3975499410</text:p>
          </table:table-cell>
          <table:table-cell office:value-type="float" office:value="114.827398" calcext:value-type="float">
            <text:p>114.827398</text:p>
          </table:table-cell>
          <table:table-cell office:value-type="float" office:value="0.675424" calcext:value-type="float">
            <text:p>0.675424</text:p>
          </table:table-cell>
          <table:table-cell office:value-type="float" office:value="3996" calcext:value-type="float">
            <text:p>3996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2015671" calcext:value-type="float">
            <text:p>2015671</text:p>
          </table:table-cell>
          <table:table-cell office:value-type="float" office:value="108732" calcext:value-type="float">
            <text:p>108732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87542" calcext:value-type="float">
            <text:p>87542</text:p>
          </table:table-cell>
          <table:table-cell office:value-type="float" office:value="10471" calcext:value-type="float">
            <text:p>1047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3" calcext:value-type="float">
            <text:p>0.00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w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331" calcext:value-type="float">
            <text:p>76331</text:p>
          </table:table-cell>
          <table:table-cell office:value-type="float" office:value="555" calcext:value-type="float">
            <text:p>555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536333" calcext:value-type="float">
            <text:p>536333</text:p>
          </table:table-cell>
          <table:table-cell office:value-type="float" office:value="5402" calcext:value-type="float">
            <text:p>5402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4245" calcext:value-type="float">
            <text:p>14245</text:p>
          </table:table-cell>
          <table:table-cell office:value-type="float" office:value="296" calcext:value-type="float">
            <text:p>29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65464" calcext:value-type="float">
            <text:p>165464</text:p>
          </table:table-cell>
          <table:table-cell office:value-type="float" office:value="13764" calcext:value-type="float">
            <text:p>1376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68701" calcext:value-type="float">
            <text:p>168701</text:p>
          </table:table-cell>
          <table:table-cell office:value-type="float" office:value="29563" calcext:value-type="float">
            <text:p>29563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10143086" calcext:value-type="float">
            <text:p>10143086</text:p>
          </table:table-cell>
          <table:table-cell office:value-type="float" office:value="1865836" calcext:value-type="float">
            <text:p>1865836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737751824" calcext:value-type="float">
            <text:p>737751824</text:p>
          </table:table-cell>
          <table:table-cell office:value-type="float" office:value="34483297" calcext:value-type="float">
            <text:p>34483297</text:p>
          </table:table-cell>
          <table:table-cell office:value-type="float" office:value="0.202769" calcext:value-type="float">
            <text:p>0.202769</text:p>
          </table:table-cell>
          <table:table-cell office:value-type="float" office:value="0.007905" calcext:value-type="float">
            <text:p>0.007905</text:p>
          </table:table-cell>
          <table:table-cell office:value-type="float" office:value="2386" calcext:value-type="float">
            <text:p>2386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742411" calcext:value-type="float">
            <text:p>1742411</text:p>
          </table:table-cell>
          <table:table-cell office:value-type="float" office:value="27457" calcext:value-type="float">
            <text:p>27457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84193" calcext:value-type="float">
            <text:p>84193</text:p>
          </table:table-cell>
          <table:table-cell office:value-type="float" office:value="8973" calcext:value-type="float">
            <text:p>897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3" calcext:value-type="float">
            <text:p>0.00000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736" calcext:value-type="float">
            <text:p>41736</text:p>
          </table:table-cell>
          <table:table-cell office:value-type="float" office:value="444" calcext:value-type="float">
            <text:p>4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86694" calcext:value-type="float">
            <text:p>286694</text:p>
          </table:table-cell>
          <table:table-cell office:value-type="float" office:value="11100" calcext:value-type="float">
            <text:p>11100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7936" calcext:value-type="float">
            <text:p>7936</text:p>
          </table:table-cell>
          <table:table-cell office:value-type="float" office:value="296" calcext:value-type="float">
            <text:p>29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94128" calcext:value-type="float">
            <text:p>94128</text:p>
          </table:table-cell>
          <table:table-cell office:value-type="float" office:value="18093" calcext:value-type="float">
            <text:p>18093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85229" calcext:value-type="float">
            <text:p>85229</text:p>
          </table:table-cell>
          <table:table-cell office:value-type="float" office:value="7474" calcext:value-type="float">
            <text:p>747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1123661" calcext:value-type="float">
            <text:p>11123661</text:p>
          </table:table-cell>
          <table:table-cell office:value-type="float" office:value="41219" calcext:value-type="float">
            <text:p>41219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805701917" calcext:value-type="float">
            <text:p>805701917</text:p>
          </table:table-cell>
          <table:table-cell office:value-type="float" office:value="1449956" calcext:value-type="float">
            <text:p>1449956</text:p>
          </table:table-cell>
          <table:table-cell office:value-type="float" office:value="0.217779" calcext:value-type="float">
            <text:p>0.217779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1591" calcext:value-type="float">
            <text:p>159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1177" calcext:value-type="float">
            <text:p>1931177</text:p>
          </table:table-cell>
          <table:table-cell office:value-type="float" office:value="54867" calcext:value-type="float">
            <text:p>54867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85433" calcext:value-type="float">
            <text:p>85433</text:p>
          </table:table-cell>
          <table:table-cell office:value-type="float" office:value="7974" calcext:value-type="float">
            <text:p>797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38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9151" calcext:value-type="float">
            <text:p>89151</text:p>
          </table:table-cell>
          <table:table-cell office:value-type="float" office:value="20646" calcext:value-type="float">
            <text:p>20646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631996" calcext:value-type="float">
            <text:p>1631996</text:p>
          </table:table-cell>
          <table:table-cell office:value-type="float" office:value="39738" calcext:value-type="float">
            <text:p>39738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12395" calcext:value-type="float">
            <text:p>12395</text:p>
          </table:table-cell>
          <table:table-cell office:value-type="float" office:value="2590" calcext:value-type="float">
            <text:p>2590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" calcext:value-type="float">
            <text:p>0</text:p>
          </table:table-cell>
          <table:table-cell office:value-type="float" office:value="447274" calcext:value-type="float">
            <text:p>447274</text:p>
          </table:table-cell>
          <table:table-cell office:value-type="float" office:value="27048" calcext:value-type="float">
            <text:p>2704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444333" calcext:value-type="float">
            <text:p>444333</text:p>
          </table:table-cell>
          <table:table-cell office:value-type="float" office:value="26714" calcext:value-type="float">
            <text:p>2671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40139820" calcext:value-type="float">
            <text:p>40139820</text:p>
          </table:table-cell>
          <table:table-cell office:value-type="float" office:value="1273762" calcext:value-type="float">
            <text:p>1273762</text:p>
          </table:table-cell>
          <table:table-cell office:value-type="float" office:value="0.011272" calcext:value-type="float">
            <text:p>0.011272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1688324337" calcext:value-type="float">
            <text:p>1688324337</text:p>
          </table:table-cell>
          <table:table-cell office:value-type="float" office:value="66516084" calcext:value-type="float">
            <text:p>66516084</text:p>
          </table:table-cell>
          <table:table-cell office:value-type="float" office:value="0.465826" calcext:value-type="float">
            <text:p>0.465826</text:p>
          </table:table-cell>
          <table:table-cell office:value-type="float" office:value="0.033892" calcext:value-type="float">
            <text:p>0.033892</text:p>
          </table:table-cell>
          <table:table-cell office:value-type="float" office:value="3607" calcext:value-type="float">
            <text:p>3607</text:p>
          </table:table-cell>
          <table:table-cell office:value-type="float" office:value="2571" calcext:value-type="float">
            <text:p>2571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2879602" calcext:value-type="float">
            <text:p>2879602</text:p>
          </table:table-cell>
          <table:table-cell office:value-type="float" office:value="142587" calcext:value-type="float">
            <text:p>14258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442649" calcext:value-type="float">
            <text:p>442649</text:p>
          </table:table-cell>
          <table:table-cell office:value-type="float" office:value="40071" calcext:value-type="float">
            <text:p>4007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23" calcext:value-type="float">
            <text:p>0.00002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51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2555" calcext:value-type="float">
            <text:p>222555</text:p>
          </table:table-cell>
          <table:table-cell office:value-type="float" office:value="37" calcext:value-type="float">
            <text:p>3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646333" calcext:value-type="float">
            <text:p>1646333</text:p>
          </table:table-cell>
          <table:table-cell office:value-type="float" office:value="11803" calcext:value-type="float">
            <text:p>11803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9601" calcext:value-type="float">
            <text:p>9601</text:p>
          </table:table-cell>
          <table:table-cell office:value-type="float" office:value="481" calcext:value-type="float">
            <text:p>48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595607" calcext:value-type="float">
            <text:p>595607</text:p>
          </table:table-cell>
          <table:table-cell office:value-type="float" office:value="23939" calcext:value-type="float">
            <text:p>23939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580252" calcext:value-type="float">
            <text:p>580252</text:p>
          </table:table-cell>
          <table:table-cell office:value-type="float" office:value="33337" calcext:value-type="float">
            <text:p>3333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59607758" calcext:value-type="float">
            <text:p>59607758</text:p>
          </table:table-cell>
          <table:table-cell office:value-type="float" office:value="297887" calcext:value-type="float">
            <text:p>297887</text:p>
          </table:table-cell>
          <table:table-cell office:value-type="float" office:value="0.016173" calcext:value-type="float">
            <text:p>0.016173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2827950681" calcext:value-type="float">
            <text:p>2827950681</text:p>
          </table:table-cell>
          <table:table-cell office:value-type="float" office:value="11800854" calcext:value-type="float">
            <text:p>11800854</text:p>
          </table:table-cell>
          <table:table-cell office:value-type="float" office:value="0.764563" calcext:value-type="float">
            <text:p>0.764563</text:p>
          </table:table-cell>
          <table:table-cell office:value-type="float" office:value="0.002368" calcext:value-type="float">
            <text:p>0.002368</text:p>
          </table:table-cell>
          <table:table-cell office:value-type="float" office:value="3515" calcext:value-type="float">
            <text:p>3515</text:p>
          </table:table-cell>
          <table:table-cell office:value-type="float" office:value="998" calcext:value-type="float">
            <text:p>99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3661701" calcext:value-type="float">
            <text:p>3661701</text:p>
          </table:table-cell>
          <table:table-cell office:value-type="float" office:value="86354" calcext:value-type="float">
            <text:p>86354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590538" calcext:value-type="float">
            <text:p>590538</text:p>
          </table:table-cell>
          <table:table-cell office:value-type="float" office:value="36093" calcext:value-type="float">
            <text:p>3609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982" calcext:value-type="float">
            <text:p>16982</text:p>
          </table:table-cell>
          <table:table-cell office:value-type="float" office:value="222" calcext:value-type="float">
            <text:p>22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51651" calcext:value-type="float">
            <text:p>551651</text:p>
          </table:table-cell>
          <table:table-cell office:value-type="float" office:value="1222" calcext:value-type="float">
            <text:p>122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6919" calcext:value-type="float">
            <text:p>6919</text:p>
          </table:table-cell>
          <table:table-cell office:value-type="float" office:value="112" calcext:value-type="float">
            <text:p>1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269119" calcext:value-type="float">
            <text:p>269119</text:p>
          </table:table-cell>
          <table:table-cell office:value-type="float" office:value="16096" calcext:value-type="float">
            <text:p>16096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44274" calcext:value-type="float">
            <text:p>244274</text:p>
          </table:table-cell>
          <table:table-cell office:value-type="float" office:value="17020" calcext:value-type="float">
            <text:p>17020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8811706" calcext:value-type="float">
            <text:p>18811706</text:p>
          </table:table-cell>
          <table:table-cell office:value-type="float" office:value="21904" calcext:value-type="float">
            <text:p>21904</text:p>
          </table:table-cell>
          <table:table-cell office:value-type="float" office:value="0.005088" calcext:value-type="float">
            <text:p>0.0050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3831979" calcext:value-type="float">
            <text:p>243831979</text:p>
          </table:table-cell>
          <table:table-cell office:value-type="float" office:value="286195" calcext:value-type="float">
            <text:p>286195</text:p>
          </table:table-cell>
          <table:table-cell office:value-type="float" office:value="0.066146" calcext:value-type="float">
            <text:p>0.066146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777" calcext:value-type="float">
            <text:p>77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954" calcext:value-type="float">
            <text:p>1007954</text:p>
          </table:table-cell>
          <table:table-cell office:value-type="float" office:value="23251" calcext:value-type="float">
            <text:p>23251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60701" calcext:value-type="float">
            <text:p>260701</text:p>
          </table:table-cell>
          <table:table-cell office:value-type="float" office:value="31747" calcext:value-type="float">
            <text:p>31747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067" calcext:value-type="float">
            <text:p>44067</text:p>
          </table:table-cell>
          <table:table-cell office:value-type="float" office:value="37" calcext:value-type="float">
            <text:p>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32847" calcext:value-type="float">
            <text:p>1132847</text:p>
          </table:table-cell>
          <table:table-cell office:value-type="float" office:value="12025" calcext:value-type="float">
            <text:p>12025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7862" calcext:value-type="float">
            <text:p>7862</text:p>
          </table:table-cell>
          <table:table-cell office:value-type="float" office:value="222" calcext:value-type="float">
            <text:p>2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513745" calcext:value-type="float">
            <text:p>513745</text:p>
          </table:table-cell>
          <table:table-cell office:value-type="float" office:value="46546" calcext:value-type="float">
            <text:p>4654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498963" calcext:value-type="float">
            <text:p>498963</text:p>
          </table:table-cell>
          <table:table-cell office:value-type="float" office:value="46805" calcext:value-type="float">
            <text:p>468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8341619" calcext:value-type="float">
            <text:p>38341619</text:p>
          </table:table-cell>
          <table:table-cell office:value-type="float" office:value="869833" calcext:value-type="float">
            <text:p>869833</text:p>
          </table:table-cell>
          <table:table-cell office:value-type="float" office:value="0.010503" calcext:value-type="float">
            <text:p>0.010503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783920535" calcext:value-type="float">
            <text:p>783920535</text:p>
          </table:table-cell>
          <table:table-cell office:value-type="float" office:value="1347281" calcext:value-type="float">
            <text:p>1347281</text:p>
          </table:table-cell>
          <table:table-cell office:value-type="float" office:value="0.211949" calcext:value-type="float">
            <text:p>0.211949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1480" calcext:value-type="float">
            <text:p>148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3307" calcext:value-type="float">
            <text:p>1883307</text:p>
          </table:table-cell>
          <table:table-cell office:value-type="float" office:value="35468" calcext:value-type="float">
            <text:p>35468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521034" calcext:value-type="float">
            <text:p>521034</text:p>
          </table:table-cell>
          <table:table-cell office:value-type="float" office:value="47803" calcext:value-type="float">
            <text:p>4780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019" calcext:value-type="float">
            <text:p>0.000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760" calcext:value-type="float">
            <text:p>17760</text:p>
          </table:table-cell>
          <table:table-cell office:value-type="float" office:value="73" calcext:value-type="float">
            <text:p>7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35612" calcext:value-type="float">
            <text:p>535612</text:p>
          </table:table-cell>
          <table:table-cell office:value-type="float" office:value="8880" calcext:value-type="float">
            <text:p>8880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6808" calcext:value-type="float">
            <text:p>6808</text:p>
          </table:table-cell>
          <table:table-cell office:value-type="float" office:value="186" calcext:value-type="float">
            <text:p>18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263995" calcext:value-type="float">
            <text:p>263995</text:p>
          </table:table-cell>
          <table:table-cell office:value-type="float" office:value="43734" calcext:value-type="float">
            <text:p>43734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63088" calcext:value-type="float">
            <text:p>263088</text:p>
          </table:table-cell>
          <table:table-cell office:value-type="float" office:value="17501" calcext:value-type="float">
            <text:p>17501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8341769" calcext:value-type="float">
            <text:p>18341769</text:p>
          </table:table-cell>
          <table:table-cell office:value-type="float" office:value="32005" calcext:value-type="float">
            <text:p>32005</text:p>
          </table:table-cell>
          <table:table-cell office:value-type="float" office:value="0.004964" calcext:value-type="float">
            <text:p>0.00496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34942766" calcext:value-type="float">
            <text:p>234942766</text:p>
          </table:table-cell>
          <table:table-cell office:value-type="float" office:value="137528" calcext:value-type="float">
            <text:p>137528</text:p>
          </table:table-cell>
          <table:table-cell office:value-type="float" office:value="0.06353" calcext:value-type="float">
            <text:p>0.06353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777" calcext:value-type="float">
            <text:p>77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967" calcext:value-type="float">
            <text:p>964967</text:p>
          </table:table-cell>
          <table:table-cell office:value-type="float" office:value="18237" calcext:value-type="float">
            <text:p>18237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62126" calcext:value-type="float">
            <text:p>262126</text:p>
          </table:table-cell>
          <table:table-cell office:value-type="float" office:value="56388" calcext:value-type="float">
            <text:p>56388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353" calcext:value-type="float">
            <text:p>54353</text:p>
          </table:table-cell>
          <table:table-cell office:value-type="float" office:value="3626" calcext:value-type="float">
            <text:p>362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01008" calcext:value-type="float">
            <text:p>1101008</text:p>
          </table:table-cell>
          <table:table-cell office:value-type="float" office:value="19129" calcext:value-type="float">
            <text:p>19129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7659" calcext:value-type="float">
            <text:p>7659</text:p>
          </table:table-cell>
          <table:table-cell office:value-type="float" office:value="222" calcext:value-type="float">
            <text:p>2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516131" calcext:value-type="float">
            <text:p>516131</text:p>
          </table:table-cell>
          <table:table-cell office:value-type="float" office:value="214711" calcext:value-type="float">
            <text:p>21471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486124" calcext:value-type="float">
            <text:p>486124</text:p>
          </table:table-cell>
          <table:table-cell office:value-type="float" office:value="44141" calcext:value-type="float">
            <text:p>4414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7468216" calcext:value-type="float">
            <text:p>37468216</text:p>
          </table:table-cell>
          <table:table-cell office:value-type="float" office:value="2177894" calcext:value-type="float">
            <text:p>2177894</text:p>
          </table:table-cell>
          <table:table-cell office:value-type="float" office:value="0.010282" calcext:value-type="float">
            <text:p>0.010282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782860837" calcext:value-type="float">
            <text:p>782860837</text:p>
          </table:table-cell>
          <table:table-cell office:value-type="float" office:value="40205680" calcext:value-type="float">
            <text:p>40205680</text:p>
          </table:table-cell>
          <table:table-cell office:value-type="float" office:value="0.212279" calcext:value-type="float">
            <text:p>0.212279</text:p>
          </table:table-cell>
          <table:table-cell office:value-type="float" office:value="0.005358" calcext:value-type="float">
            <text:p>0.005358</text:p>
          </table:table-cell>
          <table:table-cell office:value-type="float" office:value="1480" calcext:value-type="float">
            <text:p>148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7947" calcext:value-type="float">
            <text:p>1887947</text:p>
          </table:table-cell>
          <table:table-cell office:value-type="float" office:value="73364" calcext:value-type="float">
            <text:p>73364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12893" calcext:value-type="float">
            <text:p>512893</text:p>
          </table:table-cell>
          <table:table-cell office:value-type="float" office:value="54982" calcext:value-type="float">
            <text:p>5498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11" calcext:value-type="float">
            <text:p>0.0000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0216" calcext:value-type="float">
            <text:p>80216</text:p>
          </table:table-cell>
          <table:table-cell office:value-type="float" office:value="74" calcext:value-type="float">
            <text:p>7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09401" calcext:value-type="float">
            <text:p>209401</text:p>
          </table:table-cell>
          <table:table-cell office:value-type="float" office:value="24679" calcext:value-type="float">
            <text:p>24679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2802" calcext:value-type="float">
            <text:p>12802</text:p>
          </table:table-cell>
          <table:table-cell office:value-type="float" office:value="296" calcext:value-type="float">
            <text:p>29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" calcext:value-type="float">
            <text:p>0</text:p>
          </table:table-cell>
          <table:table-cell office:value-type="float" office:value="56110" calcext:value-type="float">
            <text:p>56110</text:p>
          </table:table-cell>
          <table:table-cell office:value-type="float" office:value="6882" calcext:value-type="float">
            <text:p>688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5130" calcext:value-type="float">
            <text:p>55130</text:p>
          </table:table-cell>
          <table:table-cell office:value-type="float" office:value="5661" calcext:value-type="float">
            <text:p>566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133748" calcext:value-type="float">
            <text:p>7133748</text:p>
          </table:table-cell>
          <table:table-cell office:value-type="float" office:value="35853" calcext:value-type="float">
            <text:p>35853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153770020" calcext:value-type="float">
            <text:p>153770020</text:p>
          </table:table-cell>
          <table:table-cell office:value-type="float" office:value="268768" calcext:value-type="float">
            <text:p>268768</text:p>
          </table:table-cell>
          <table:table-cell office:value-type="float" office:value="0.042982" calcext:value-type="float">
            <text:p>0.042982</text:p>
          </table:table-cell>
          <table:table-cell office:value-type="float" office:value="0.004254" calcext:value-type="float">
            <text:p>0.004254</text:p>
          </table:table-cell>
          <table:table-cell office:value-type="float" office:value="2331" calcext:value-type="float">
            <text:p>2331</text:p>
          </table:table-cell>
          <table:table-cell office:value-type="float" office:value="111" calcext:value-type="float">
            <text:p>11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976562" calcext:value-type="float">
            <text:p>976562</text:p>
          </table:table-cell>
          <table:table-cell office:value-type="float" office:value="24135" calcext:value-type="float">
            <text:p>24135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35464" calcext:value-type="float">
            <text:p>35464</text:p>
          </table:table-cell>
          <table:table-cell office:value-type="float" office:value="3220" calcext:value-type="float">
            <text:p>322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1" calcext:value-type="float">
            <text:p>0.00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179" calcext:value-type="float">
            <text:p>43179</text:p>
          </table:table-cell>
          <table:table-cell office:value-type="float" office:value="221" calcext:value-type="float">
            <text:p>22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79128" calcext:value-type="float">
            <text:p>279128</text:p>
          </table:table-cell>
          <table:table-cell office:value-type="float" office:value="4403" calcext:value-type="float">
            <text:p>4403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566" calcext:value-type="float">
            <text:p>7566</text:p>
          </table:table-cell>
          <table:table-cell office:value-type="float" office:value="149" calcext:value-type="float">
            <text:p>14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2583" calcext:value-type="float">
            <text:p>82583</text:p>
          </table:table-cell>
          <table:table-cell office:value-type="float" office:value="9546" calcext:value-type="float">
            <text:p>954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5340" calcext:value-type="float">
            <text:p>85340</text:p>
          </table:table-cell>
          <table:table-cell office:value-type="float" office:value="9620" calcext:value-type="float">
            <text:p>9620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891671" calcext:value-type="float">
            <text:p>10891671</text:p>
          </table:table-cell>
          <table:table-cell office:value-type="float" office:value="54094" calcext:value-type="float">
            <text:p>54094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790078833" calcext:value-type="float">
            <text:p>790078833</text:p>
          </table:table-cell>
          <table:table-cell office:value-type="float" office:value="805009" calcext:value-type="float">
            <text:p>805009</text:p>
          </table:table-cell>
          <table:table-cell office:value-type="float" office:value="0.21355" calcext:value-type="float">
            <text:p>0.21355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1591" calcext:value-type="float">
            <text:p>1591</text:p>
          </table:table-cell>
          <table:table-cell office:value-type="float" office:value="185" calcext:value-type="float">
            <text:p>18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907164" calcext:value-type="float">
            <text:p>1907164</text:p>
          </table:table-cell>
          <table:table-cell office:value-type="float" office:value="53561" calcext:value-type="float">
            <text:p>53561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84710" calcext:value-type="float">
            <text:p>84710</text:p>
          </table:table-cell>
          <table:table-cell office:value-type="float" office:value="9768" calcext:value-type="float">
            <text:p>976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723" calcext:value-type="float">
            <text:p>53723</text:p>
          </table:table-cell>
          <table:table-cell office:value-type="float" office:value="222" calcext:value-type="float">
            <text:p>22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786860" calcext:value-type="float">
            <text:p>786860</text:p>
          </table:table-cell>
          <table:table-cell office:value-type="float" office:value="5809" calcext:value-type="float">
            <text:p>5809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7326" calcext:value-type="float">
            <text:p>7326</text:p>
          </table:table-cell>
          <table:table-cell office:value-type="float" office:value="37" calcext:value-type="float">
            <text:p>3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425037" calcext:value-type="float">
            <text:p>425037</text:p>
          </table:table-cell>
          <table:table-cell office:value-type="float" office:value="21534" calcext:value-type="float">
            <text:p>2153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416472" calcext:value-type="float">
            <text:p>416472</text:p>
          </table:table-cell>
          <table:table-cell office:value-type="float" office:value="20202" calcext:value-type="float">
            <text:p>2020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27460123" calcext:value-type="float">
            <text:p>27460123</text:p>
          </table:table-cell>
          <table:table-cell office:value-type="float" office:value="96089" calcext:value-type="float">
            <text:p>96089</text:p>
          </table:table-cell>
          <table:table-cell office:value-type="float" office:value="0.007443" calcext:value-type="float">
            <text:p>0.007443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7353423049" calcext:value-type="float">
            <text:p>7353423049</text:p>
          </table:table-cell>
          <table:table-cell office:value-type="float" office:value="12331360" calcext:value-type="float">
            <text:p>12331360</text:p>
          </table:table-cell>
          <table:table-cell office:value-type="float" office:value="1.987715" calcext:value-type="float">
            <text:p>1.987715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2405" calcext:value-type="float">
            <text:p>2405</text:p>
          </table:table-cell>
          <table:table-cell office:value-type="float" office:value="407" calcext:value-type="float">
            <text:p>40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5012800" calcext:value-type="float">
            <text:p>5012800</text:p>
          </table:table-cell>
          <table:table-cell office:value-type="float" office:value="78240" calcext:value-type="float">
            <text:p>78240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421522" calcext:value-type="float">
            <text:p>421522</text:p>
          </table:table-cell>
          <table:table-cell office:value-type="float" office:value="21127" calcext:value-type="float">
            <text:p>2112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4087" calcext:value-type="float">
            <text:p>134087</text:p>
          </table:table-cell>
          <table:table-cell office:value-type="float" office:value="74" calcext:value-type="float">
            <text:p>7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449048" calcext:value-type="float">
            <text:p>2449048</text:p>
          </table:table-cell>
          <table:table-cell office:value-type="float" office:value="32746" calcext:value-type="float">
            <text:p>32746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7215" calcext:value-type="float">
            <text:p>7215</text:p>
          </table:table-cell>
          <table:table-cell office:value-type="float" office:value="407" calcext:value-type="float">
            <text:p>40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741313" calcext:value-type="float">
            <text:p>741313</text:p>
          </table:table-cell>
          <table:table-cell office:value-type="float" office:value="82954" calcext:value-type="float">
            <text:p>82954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698060" calcext:value-type="float">
            <text:p>698060</text:p>
          </table:table-cell>
          <table:table-cell office:value-type="float" office:value="79921" calcext:value-type="float">
            <text:p>7992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84149229" calcext:value-type="float">
            <text:p>84149229</text:p>
          </table:table-cell>
          <table:table-cell office:value-type="float" office:value="3915451" calcext:value-type="float">
            <text:p>3915451</text:p>
          </table:table-cell>
          <table:table-cell office:value-type="float" office:value="0.02256" calcext:value-type="float">
            <text:p>0.02256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81348021327" calcext:value-type="float">
            <text:p>81348021327</text:p>
          </table:table-cell>
          <table:table-cell office:value-type="float" office:value="3191427082" calcext:value-type="float">
            <text:p>3191427082</text:p>
          </table:table-cell>
          <table:table-cell office:value-type="float" office:value="22.025271" calcext:value-type="float">
            <text:p>22.025271</text:p>
          </table:table-cell>
          <table:table-cell office:value-type="float" office:value="0.440181" calcext:value-type="float">
            <text:p>0.440181</text:p>
          </table:table-cell>
          <table:table-cell office:value-type="float" office:value="2183" calcext:value-type="float">
            <text:p>2183</text:p>
          </table:table-cell>
          <table:table-cell office:value-type="float" office:value="573" calcext:value-type="float">
            <text:p>57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5300232" calcext:value-type="float">
            <text:p>15300232</text:p>
          </table:table-cell>
          <table:table-cell office:value-type="float" office:value="685155" calcext:value-type="float">
            <text:p>685155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731749" calcext:value-type="float">
            <text:p>731749</text:p>
          </table:table-cell>
          <table:table-cell office:value-type="float" office:value="99456" calcext:value-type="float">
            <text:p>99456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416" calcext:value-type="float">
            <text:p>65416</text:p>
          </table:table-cell>
          <table:table-cell office:value-type="float" office:value="481" calcext:value-type="float">
            <text:p>48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84049" calcext:value-type="float">
            <text:p>284049</text:p>
          </table:table-cell>
          <table:table-cell office:value-type="float" office:value="1221" calcext:value-type="float">
            <text:p>1221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751" calcext:value-type="float">
            <text:p>7751</text:p>
          </table:table-cell>
          <table:table-cell office:value-type="float" office:value="222" calcext:value-type="float">
            <text:p>2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1788" calcext:value-type="float">
            <text:p>81788</text:p>
          </table:table-cell>
          <table:table-cell office:value-type="float" office:value="7363" calcext:value-type="float">
            <text:p>736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4674" calcext:value-type="float">
            <text:p>84674</text:p>
          </table:table-cell>
          <table:table-cell office:value-type="float" office:value="2406" calcext:value-type="float">
            <text:p>240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1049291" calcext:value-type="float">
            <text:p>11049291</text:p>
          </table:table-cell>
          <table:table-cell office:value-type="float" office:value="15873" calcext:value-type="float">
            <text:p>15873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321654486" calcext:value-type="float">
            <text:p>321654486</text:p>
          </table:table-cell>
          <table:table-cell office:value-type="float" office:value="1304509" calcext:value-type="float">
            <text:p>1304509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1443" calcext:value-type="float">
            <text:p>144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737" calcext:value-type="float">
            <text:p>1880737</text:p>
          </table:table-cell>
          <table:table-cell office:value-type="float" office:value="20443" calcext:value-type="float">
            <text:p>20443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85544" calcext:value-type="float">
            <text:p>85544</text:p>
          </table:table-cell>
          <table:table-cell office:value-type="float" office:value="8121" calcext:value-type="float">
            <text:p>812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107" calcext:value-type="float">
            <text:p>41107</text:p>
          </table:table-cell>
          <table:table-cell office:value-type="float" office:value="37" calcext:value-type="float">
            <text:p>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68231" calcext:value-type="float">
            <text:p>268231</text:p>
          </table:table-cell>
          <table:table-cell office:value-type="float" office:value="17871" calcext:value-type="float">
            <text:p>17871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7400" calcext:value-type="float">
            <text:p>7400</text:p>
          </table:table-cell>
          <table:table-cell office:value-type="float" office:value="111" calcext:value-type="float">
            <text:p>11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77015" calcext:value-type="float">
            <text:p>77015</text:p>
          </table:table-cell>
          <table:table-cell office:value-type="float" office:value="12579" calcext:value-type="float">
            <text:p>12579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6635" calcext:value-type="float">
            <text:p>86635</text:p>
          </table:table-cell>
          <table:table-cell office:value-type="float" office:value="6956" calcext:value-type="float">
            <text:p>695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435942" calcext:value-type="float">
            <text:p>10435942</text:p>
          </table:table-cell>
          <table:table-cell office:value-type="float" office:value="125357" calcext:value-type="float">
            <text:p>125357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754010974" calcext:value-type="float">
            <text:p>754010974</text:p>
          </table:table-cell>
          <table:table-cell office:value-type="float" office:value="4747655" calcext:value-type="float">
            <text:p>4747655</text:p>
          </table:table-cell>
          <table:table-cell office:value-type="float" office:value="0.20398" calcext:value-type="float">
            <text:p>0.20398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1369" calcext:value-type="float">
            <text:p>1369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2637" calcext:value-type="float">
            <text:p>1812637</text:p>
          </table:table-cell>
          <table:table-cell office:value-type="float" office:value="48100" calcext:value-type="float">
            <text:p>48100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81214" calcext:value-type="float">
            <text:p>81214</text:p>
          </table:table-cell>
          <table:table-cell office:value-type="float" office:value="7252" calcext:value-type="float">
            <text:p>725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846" calcext:value-type="float">
            <text:p>42846</text:p>
          </table:table-cell>
          <table:table-cell office:value-type="float" office:value="74" calcext:value-type="float">
            <text:p>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82051" calcext:value-type="float">
            <text:p>282051</text:p>
          </table:table-cell>
          <table:table-cell office:value-type="float" office:value="4810" calcext:value-type="float">
            <text:p>4810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363" calcext:value-type="float">
            <text:p>7363</text:p>
          </table:table-cell>
          <table:table-cell office:value-type="float" office:value="37" calcext:value-type="float">
            <text:p>3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2250" calcext:value-type="float">
            <text:p>82250</text:p>
          </table:table-cell>
          <table:table-cell office:value-type="float" office:value="11470" calcext:value-type="float">
            <text:p>11470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79660" calcext:value-type="float">
            <text:p>79660</text:p>
          </table:table-cell>
          <table:table-cell office:value-type="float" office:value="2257" calcext:value-type="float">
            <text:p>2257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397925" calcext:value-type="float">
            <text:p>10397925</text:p>
          </table:table-cell>
          <table:table-cell office:value-type="float" office:value="123766" calcext:value-type="float">
            <text:p>123766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514084362" calcext:value-type="float">
            <text:p>1514084362</text:p>
          </table:table-cell>
          <table:table-cell office:value-type="float" office:value="10257103" calcext:value-type="float">
            <text:p>10257103</text:p>
          </table:table-cell>
          <table:table-cell office:value-type="float" office:value="0.409318" calcext:value-type="float">
            <text:p>0.409318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1517" calcext:value-type="float">
            <text:p>1517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0336" calcext:value-type="float">
            <text:p>1830336</text:p>
          </table:table-cell>
          <table:table-cell office:value-type="float" office:value="48349" calcext:value-type="float">
            <text:p>48349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81159" calcext:value-type="float">
            <text:p>81159</text:p>
          </table:table-cell>
          <table:table-cell office:value-type="float" office:value="6735" calcext:value-type="float">
            <text:p>6735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1957" calcext:value-type="float">
            <text:p>41957</text:p>
          </table:table-cell>
          <table:table-cell office:value-type="float" office:value="73" calcext:value-type="float">
            <text:p>7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82013" calcext:value-type="float">
            <text:p>282013</text:p>
          </table:table-cell>
          <table:table-cell office:value-type="float" office:value="7807" calcext:value-type="float">
            <text:p>7807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7400" calcext:value-type="float">
            <text:p>7400</text:p>
          </table:table-cell>
          <table:table-cell office:value-type="float" office:value="149" calcext:value-type="float">
            <text:p>14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75535" calcext:value-type="float">
            <text:p>75535</text:p>
          </table:table-cell>
          <table:table-cell office:value-type="float" office:value="7142" calcext:value-type="float">
            <text:p>714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6247" calcext:value-type="float">
            <text:p>86247</text:p>
          </table:table-cell>
          <table:table-cell office:value-type="float" office:value="9250" calcext:value-type="float">
            <text:p>9250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521893" calcext:value-type="float">
            <text:p>10521893</text:p>
          </table:table-cell>
          <table:table-cell office:value-type="float" office:value="90983" calcext:value-type="float">
            <text:p>90983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3018317198" calcext:value-type="float">
            <text:p>3018317198</text:p>
          </table:table-cell>
          <table:table-cell office:value-type="float" office:value="16437176" calcext:value-type="float">
            <text:p>16437176</text:p>
          </table:table-cell>
          <table:table-cell office:value-type="float" office:value="0.815536" calcext:value-type="float">
            <text:p>0.815536</text:p>
          </table:table-cell>
          <table:table-cell office:value-type="float" office:value="0.002121" calcext:value-type="float">
            <text:p>0.002121</text:p>
          </table:table-cell>
          <table:table-cell office:value-type="float" office:value="1776" calcext:value-type="float">
            <text:p>1776</text:p>
          </table:table-cell>
          <table:table-cell office:value-type="float" office:value="444" calcext:value-type="float">
            <text:p>44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821566" calcext:value-type="float">
            <text:p>1821566</text:p>
          </table:table-cell>
          <table:table-cell office:value-type="float" office:value="40957" calcext:value-type="float">
            <text:p>40957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79420" calcext:value-type="float">
            <text:p>79420</text:p>
          </table:table-cell>
          <table:table-cell office:value-type="float" office:value="7216" calcext:value-type="float">
            <text:p>721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2476" calcext:value-type="float">
            <text:p>42476</text:p>
          </table:table-cell>
          <table:table-cell office:value-type="float" office:value="36" calcext:value-type="float">
            <text:p>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83031" calcext:value-type="float">
            <text:p>283031</text:p>
          </table:table-cell>
          <table:table-cell office:value-type="float" office:value="2812" calcext:value-type="float">
            <text:p>281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659" calcext:value-type="float">
            <text:p>7659</text:p>
          </table:table-cell>
          <table:table-cell office:value-type="float" office:value="74" calcext:value-type="float">
            <text:p>7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4156" calcext:value-type="float">
            <text:p>84156</text:p>
          </table:table-cell>
          <table:table-cell office:value-type="float" office:value="12654" calcext:value-type="float">
            <text:p>1265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4082" calcext:value-type="float">
            <text:p>84082</text:p>
          </table:table-cell>
          <table:table-cell office:value-type="float" office:value="10768" calcext:value-type="float">
            <text:p>1076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5488450" calcext:value-type="float">
            <text:p>5488450</text:p>
          </table:table-cell>
          <table:table-cell office:value-type="float" office:value="18537" calcext:value-type="float">
            <text:p>18537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397224525" calcext:value-type="float">
            <text:p>397224525</text:p>
          </table:table-cell>
          <table:table-cell office:value-type="float" office:value="305917" calcext:value-type="float">
            <text:p>305917</text:p>
          </table:table-cell>
          <table:table-cell office:value-type="float" office:value="0.107367" calcext:value-type="float">
            <text:p>0.107367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628" calcext:value-type="float">
            <text:p>1628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6807" calcext:value-type="float">
            <text:p>1886807</text:p>
          </table:table-cell>
          <table:table-cell office:value-type="float" office:value="57912" calcext:value-type="float">
            <text:p>57912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82954" calcext:value-type="float">
            <text:p>82954</text:p>
          </table:table-cell>
          <table:table-cell office:value-type="float" office:value="7234" calcext:value-type="float">
            <text:p>723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476" calcext:value-type="float">
            <text:p>42476</text:p>
          </table:table-cell>
          <table:table-cell office:value-type="float" office:value="74" calcext:value-type="float">
            <text:p>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81551" calcext:value-type="float">
            <text:p>281551</text:p>
          </table:table-cell>
          <table:table-cell office:value-type="float" office:value="8251" calcext:value-type="float">
            <text:p>8251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7640" calcext:value-type="float">
            <text:p>7640</text:p>
          </table:table-cell>
          <table:table-cell office:value-type="float" office:value="148" calcext:value-type="float">
            <text:p>14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79919" calcext:value-type="float">
            <text:p>79919</text:p>
          </table:table-cell>
          <table:table-cell office:value-type="float" office:value="11766" calcext:value-type="float">
            <text:p>1176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2991" calcext:value-type="float">
            <text:p>82991</text:p>
          </table:table-cell>
          <table:table-cell office:value-type="float" office:value="9621" calcext:value-type="float">
            <text:p>962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73956610" calcext:value-type="float">
            <text:p>173956610</text:p>
          </table:table-cell>
          <table:table-cell office:value-type="float" office:value="406222" calcext:value-type="float">
            <text:p>406222</text:p>
          </table:table-cell>
          <table:table-cell office:value-type="float" office:value="0.047262" calcext:value-type="float">
            <text:p>0.047262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12651484499" calcext:value-type="float">
            <text:p>12651484499</text:p>
          </table:table-cell>
          <table:table-cell office:value-type="float" office:value="28843054" calcext:value-type="float">
            <text:p>28843054</text:p>
          </table:table-cell>
          <table:table-cell office:value-type="float" office:value="3.422191" calcext:value-type="float">
            <text:p>3.422191</text:p>
          </table:table-cell>
          <table:table-cell office:value-type="float" office:value="0.005352" calcext:value-type="float">
            <text:p>0.005352</text:p>
          </table:table-cell>
          <table:table-cell office:value-type="float" office:value="3330" calcext:value-type="float">
            <text:p>3330</text:p>
          </table:table-cell>
          <table:table-cell office:value-type="float" office:value="370" calcext:value-type="float">
            <text:p>37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922005" calcext:value-type="float">
            <text:p>1922005</text:p>
          </table:table-cell>
          <table:table-cell office:value-type="float" office:value="14086" calcext:value-type="float">
            <text:p>14086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83435" calcext:value-type="float">
            <text:p>83435</text:p>
          </table:table-cell>
          <table:table-cell office:value-type="float" office:value="7548" calcext:value-type="float">
            <text:p>754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0404" calcext:value-type="float">
            <text:p>40404</text:p>
          </table:table-cell>
          <table:table-cell office:value-type="float" office:value="9250" calcext:value-type="float">
            <text:p>92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79220" calcext:value-type="float">
            <text:p>279220</text:p>
          </table:table-cell>
          <table:table-cell office:value-type="float" office:value="851" calcext:value-type="float">
            <text:p>851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585" calcext:value-type="float">
            <text:p>7585</text:p>
          </table:table-cell>
          <table:table-cell office:value-type="float" office:value="74" calcext:value-type="float">
            <text:p>7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75665" calcext:value-type="float">
            <text:p>75665</text:p>
          </table:table-cell>
          <table:table-cell office:value-type="float" office:value="12137" calcext:value-type="float">
            <text:p>12137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0678" calcext:value-type="float">
            <text:p>80678</text:p>
          </table:table-cell>
          <table:table-cell office:value-type="float" office:value="9731" calcext:value-type="float">
            <text:p>973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695063925" calcext:value-type="float">
            <text:p>695063925</text:p>
          </table:table-cell>
          <table:table-cell office:value-type="float" office:value="1033077" calcext:value-type="float">
            <text:p>1033077</text:p>
          </table:table-cell>
          <table:table-cell office:value-type="float" office:value="0.188652" calcext:value-type="float">
            <text:p>0.188652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50415521956" calcext:value-type="float">
            <text:p>50415521956</text:p>
          </table:table-cell>
          <table:table-cell office:value-type="float" office:value="62406568" calcext:value-type="float">
            <text:p>62406568</text:p>
          </table:table-cell>
          <table:table-cell office:value-type="float" office:value="13.628055" calcext:value-type="float">
            <text:p>13.628055</text:p>
          </table:table-cell>
          <table:table-cell office:value-type="float" office:value="0.025508" calcext:value-type="float">
            <text:p>0.025508</text:p>
          </table:table-cell>
          <table:table-cell office:value-type="float" office:value="3404" calcext:value-type="float">
            <text:p>3404</text:p>
          </table:table-cell>
          <table:table-cell office:value-type="float" office:value="333" calcext:value-type="float">
            <text:p>33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911486" calcext:value-type="float">
            <text:p>1911486</text:p>
          </table:table-cell>
          <table:table-cell office:value-type="float" office:value="22896" calcext:value-type="float">
            <text:p>22896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84027" calcext:value-type="float">
            <text:p>84027</text:p>
          </table:table-cell>
          <table:table-cell office:value-type="float" office:value="7493" calcext:value-type="float">
            <text:p>749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1514" calcext:value-type="float">
            <text:p>41514</text:p>
          </table:table-cell>
          <table:table-cell office:value-type="float" office:value="73" calcext:value-type="float">
            <text:p>7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79183" calcext:value-type="float">
            <text:p>279183</text:p>
          </table:table-cell>
          <table:table-cell office:value-type="float" office:value="1813" calcext:value-type="float">
            <text:p>1813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640" calcext:value-type="float">
            <text:p>7640</text:p>
          </table:table-cell>
          <table:table-cell office:value-type="float" office:value="112" calcext:value-type="float">
            <text:p>1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0419" calcext:value-type="float">
            <text:p>80419</text:p>
          </table:table-cell>
          <table:table-cell office:value-type="float" office:value="7215" calcext:value-type="float">
            <text:p>7215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3934" calcext:value-type="float">
            <text:p>83934</text:p>
          </table:table-cell>
          <table:table-cell office:value-type="float" office:value="14578" calcext:value-type="float">
            <text:p>1457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810858327" calcext:value-type="float">
            <text:p>2810858327</text:p>
          </table:table-cell>
          <table:table-cell office:value-type="float" office:value="70169575" calcext:value-type="float">
            <text:p>70169575</text:p>
          </table:table-cell>
          <table:table-cell office:value-type="float" office:value="0.761755" calcext:value-type="float">
            <text:p>0.761755</text:p>
          </table:table-cell>
          <table:table-cell office:value-type="float" office:value="0.012496" calcext:value-type="float">
            <text:p>0.012496</text:p>
          </table:table-cell>
          <table:table-cell office:value-type="float" office:value="203623649930" calcext:value-type="float">
            <text:p>203623649930</text:p>
          </table:table-cell>
          <table:table-cell office:value-type="float" office:value="5058209062" calcext:value-type="float">
            <text:p>5058209062</text:p>
          </table:table-cell>
          <table:table-cell office:value-type="float" office:value="55.241439" calcext:value-type="float">
            <text:p>55.241439</text:p>
          </table:table-cell>
          <table:table-cell office:value-type="float" office:value="0.635811" calcext:value-type="float">
            <text:p>0.635811</text:p>
          </table:table-cell>
          <table:table-cell office:value-type="float" office:value="3478" calcext:value-type="float">
            <text:p>3478</text:p>
          </table:table-cell>
          <table:table-cell office:value-type="float" office:value="334" calcext:value-type="float">
            <text:p>33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947236" calcext:value-type="float">
            <text:p>1947236</text:p>
          </table:table-cell>
          <table:table-cell office:value-type="float" office:value="49558" calcext:value-type="float">
            <text:p>49558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85285" calcext:value-type="float">
            <text:p>85285</text:p>
          </table:table-cell>
          <table:table-cell office:value-type="float" office:value="8029" calcext:value-type="float">
            <text:p>802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5342" calcext:value-type="float">
            <text:p>65342</text:p>
          </table:table-cell>
          <table:table-cell office:value-type="float" office:value="37" calcext:value-type="float">
            <text:p>37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459447" calcext:value-type="float">
            <text:p>459447</text:p>
          </table:table-cell>
          <table:table-cell office:value-type="float" office:value="3441" calcext:value-type="float">
            <text:p>344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7418" calcext:value-type="float">
            <text:p>7418</text:p>
          </table:table-cell>
          <table:table-cell office:value-type="float" office:value="111" calcext:value-type="float">
            <text:p>11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77866" calcext:value-type="float">
            <text:p>77866</text:p>
          </table:table-cell>
          <table:table-cell office:value-type="float" office:value="6993" calcext:value-type="float">
            <text:p>6993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9642" calcext:value-type="float">
            <text:p>79642</text:p>
          </table:table-cell>
          <table:table-cell office:value-type="float" office:value="8954" calcext:value-type="float">
            <text:p>895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5692564681" calcext:value-type="float">
            <text:p>5692564681</text:p>
          </table:table-cell>
          <table:table-cell office:value-type="float" office:value="321312847" calcext:value-type="float">
            <text:p>321312847</text:p>
          </table:table-cell>
          <table:table-cell office:value-type="float" office:value="1.510271" calcext:value-type="float">
            <text:p>1.510271</text:p>
          </table:table-cell>
          <table:table-cell office:value-type="float" office:value="0.039291" calcext:value-type="float">
            <text:p>0.039291</text:p>
          </table:table-cell>
          <table:table-cell office:value-type="float" office:value="417653205371" calcext:value-type="float">
            <text:p>417653205371</text:p>
          </table:table-cell>
          <table:table-cell office:value-type="float" office:value="10188244075" calcext:value-type="float">
            <text:p>10188244075</text:p>
          </table:table-cell>
          <table:table-cell office:value-type="float" office:value="111.541331" calcext:value-type="float">
            <text:p>111.541331</text:p>
          </table:table-cell>
          <table:table-cell office:value-type="float" office:value="2.21433" calcext:value-type="float">
            <text:p>2.21433</text:p>
          </table:table-cell>
          <table:table-cell office:value-type="float" office:value="3515" calcext:value-type="float">
            <text:p>3515</text:p>
          </table:table-cell>
          <table:table-cell office:value-type="float" office:value="333" calcext:value-type="float">
            <text:p>33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982644" calcext:value-type="float">
            <text:p>1982644</text:p>
          </table:table-cell>
          <table:table-cell office:value-type="float" office:value="81408" calcext:value-type="float">
            <text:p>81408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84619" calcext:value-type="float">
            <text:p>84619</text:p>
          </table:table-cell>
          <table:table-cell office:value-type="float" office:value="8842" calcext:value-type="float">
            <text:p>884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0628" calcext:value-type="float">
            <text:p>300628</text:p>
          </table:table-cell>
          <table:table-cell office:value-type="float" office:value="919" calcext:value-type="float">
            <text:p>919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72882" calcext:value-type="float">
            <text:p>872882</text:p>
          </table:table-cell>
          <table:table-cell office:value-type="float" office:value="2720" calcext:value-type="float">
            <text:p>2720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70856" calcext:value-type="float">
            <text:p>70856</text:p>
          </table:table-cell>
          <table:table-cell office:value-type="float" office:value="1666" calcext:value-type="float">
            <text:p>1666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9167" calcext:value-type="float">
            <text:p>209167</text:p>
          </table:table-cell>
          <table:table-cell office:value-type="float" office:value="19448" calcext:value-type="float">
            <text:p>19448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13044" calcext:value-type="float">
            <text:p>213044</text:p>
          </table:table-cell>
          <table:table-cell office:value-type="float" office:value="13770" calcext:value-type="float">
            <text:p>13770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42808090" calcext:value-type="float">
            <text:p>42808090</text:p>
          </table:table-cell>
          <table:table-cell office:value-type="float" office:value="550392" calcext:value-type="float">
            <text:p>550392</text:p>
          </table:table-cell>
          <table:table-cell office:value-type="float" office:value="0.012635" calcext:value-type="float">
            <text:p>0.012635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276851079" calcext:value-type="float">
            <text:p>1276851079</text:p>
          </table:table-cell>
          <table:table-cell office:value-type="float" office:value="13871966" calcext:value-type="float">
            <text:p>13871966</text:p>
          </table:table-cell>
          <table:table-cell office:value-type="float" office:value="0.377005" calcext:value-type="float">
            <text:p>0.377005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42619" calcext:value-type="float">
            <text:p>42619</text:p>
          </table:table-cell>
          <table:table-cell office:value-type="float" office:value="2431" calcext:value-type="float">
            <text:p>243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276904" calcext:value-type="float">
            <text:p>7276904</text:p>
          </table:table-cell>
          <table:table-cell office:value-type="float" office:value="72805" calcext:value-type="float">
            <text:p>7280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776525" calcext:value-type="float">
            <text:p>776525</text:p>
          </table:table-cell>
          <table:table-cell office:value-type="float" office:value="6392" calcext:value-type="float">
            <text:p>6392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14064" calcext:value-type="float">
            <text:p>214064</text:p>
          </table:table-cell>
          <table:table-cell office:value-type="float" office:value="17357" calcext:value-type="float">
            <text:p>17357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w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435" calcext:value-type="float">
            <text:p>32435</text:p>
          </table:table-cell>
          <table:table-cell office:value-type="float" office:value="34" calcext:value-type="float">
            <text:p>3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18637" calcext:value-type="float">
            <text:p>218637</text:p>
          </table:table-cell>
          <table:table-cell office:value-type="float" office:value="5712" calcext:value-type="float">
            <text:p>5712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6885" calcext:value-type="float">
            <text:p>6885</text:p>
          </table:table-cell>
          <table:table-cell office:value-type="float" office:value="135" calcext:value-type="float">
            <text:p>13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71196" calcext:value-type="float">
            <text:p>71196</text:p>
          </table:table-cell>
          <table:table-cell office:value-type="float" office:value="3910" calcext:value-type="float">
            <text:p>3910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0907" calcext:value-type="float">
            <text:p>70907</text:p>
          </table:table-cell>
          <table:table-cell office:value-type="float" office:value="9384" calcext:value-type="float">
            <text:p>938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431796" calcext:value-type="float">
            <text:p>8431796</text:p>
          </table:table-cell>
          <table:table-cell office:value-type="float" office:value="47261" calcext:value-type="float">
            <text:p>4726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639834117" calcext:value-type="float">
            <text:p>639834117</text:p>
          </table:table-cell>
          <table:table-cell office:value-type="float" office:value="356558" calcext:value-type="float">
            <text:p>356558</text:p>
          </table:table-cell>
          <table:table-cell office:value-type="float" office:value="0.188358" calcext:value-type="float">
            <text:p>0.188358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1292" calcext:value-type="float">
            <text:p>129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1994" calcext:value-type="float">
            <text:p>1541994</text:p>
          </table:table-cell>
          <table:table-cell office:value-type="float" office:value="50387" calcext:value-type="float">
            <text:p>50387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986" calcext:value-type="float">
            <text:p>98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780" calcext:value-type="float">
            <text:p>73780</text:p>
          </table:table-cell>
          <table:table-cell office:value-type="float" office:value="7412" calcext:value-type="float">
            <text:p>741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9232" calcext:value-type="float">
            <text:p>49232</text:p>
          </table:table-cell>
          <table:table-cell office:value-type="float" office:value="0" calcext:value-type="float">
            <text:p>0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63415" calcext:value-type="float">
            <text:p>263415</text:p>
          </table:table-cell>
          <table:table-cell office:value-type="float" office:value="1496" calcext:value-type="float">
            <text:p>1496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089" calcext:value-type="float">
            <text:p>7089</text:p>
          </table:table-cell>
          <table:table-cell office:value-type="float" office:value="68" calcext:value-type="float">
            <text:p>6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74527" calcext:value-type="float">
            <text:p>74527</text:p>
          </table:table-cell>
          <table:table-cell office:value-type="float" office:value="6629" calcext:value-type="float">
            <text:p>662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5258" calcext:value-type="float">
            <text:p>75258</text:p>
          </table:table-cell>
          <table:table-cell office:value-type="float" office:value="9011" calcext:value-type="float">
            <text:p>901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252598" calcext:value-type="float">
            <text:p>10252598</text:p>
          </table:table-cell>
          <table:table-cell office:value-type="float" office:value="56747" calcext:value-type="float">
            <text:p>56747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728012777" calcext:value-type="float">
            <text:p>728012777</text:p>
          </table:table-cell>
          <table:table-cell office:value-type="float" office:value="2259743" calcext:value-type="float">
            <text:p>2259743</text:p>
          </table:table-cell>
          <table:table-cell office:value-type="float" office:value="0.214438" calcext:value-type="float">
            <text:p>0.214438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1462" calcext:value-type="float">
            <text:p>1462</text:p>
          </table:table-cell>
          <table:table-cell office:value-type="float" office:value="288" calcext:value-type="float">
            <text:p>28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749034" calcext:value-type="float">
            <text:p>1749034</text:p>
          </table:table-cell>
          <table:table-cell office:value-type="float" office:value="39205" calcext:value-type="float">
            <text:p>39205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224" calcext:value-type="float">
            <text:p>122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78" calcext:value-type="float">
            <text:p>77078</text:p>
          </table:table-cell>
          <table:table-cell office:value-type="float" office:value="7156" calcext:value-type="float">
            <text:p>715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38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030" calcext:value-type="float">
            <text:p>95030</text:p>
          </table:table-cell>
          <table:table-cell office:value-type="float" office:value="68" calcext:value-type="float">
            <text:p>68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15121" calcext:value-type="float">
            <text:p>1015121</text:p>
          </table:table-cell>
          <table:table-cell office:value-type="float" office:value="7785" calcext:value-type="float">
            <text:p>778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7769" calcext:value-type="float">
            <text:p>7769</text:p>
          </table:table-cell>
          <table:table-cell office:value-type="float" office:value="102" calcext:value-type="float">
            <text:p>10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398225" calcext:value-type="float">
            <text:p>398225</text:p>
          </table:table-cell>
          <table:table-cell office:value-type="float" office:value="17543" calcext:value-type="float">
            <text:p>1754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85475" calcext:value-type="float">
            <text:p>385475</text:p>
          </table:table-cell>
          <table:table-cell office:value-type="float" office:value="16014" calcext:value-type="float">
            <text:p>1601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36158880" calcext:value-type="float">
            <text:p>36158880</text:p>
          </table:table-cell>
          <table:table-cell office:value-type="float" office:value="700332" calcext:value-type="float">
            <text:p>700332</text:p>
          </table:table-cell>
          <table:table-cell office:value-type="float" office:value="0.010696" calcext:value-type="float">
            <text:p>0.010696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1529403316" calcext:value-type="float">
            <text:p>1529403316</text:p>
          </table:table-cell>
          <table:table-cell office:value-type="float" office:value="25149426" calcext:value-type="float">
            <text:p>25149426</text:p>
          </table:table-cell>
          <table:table-cell office:value-type="float" office:value="0.451302" calcext:value-type="float">
            <text:p>0.451302</text:p>
          </table:table-cell>
          <table:table-cell office:value-type="float" office:value="0.004161" calcext:value-type="float">
            <text:p>0.004161</text:p>
          </table:table-cell>
          <table:table-cell office:value-type="float" office:value="3298" calcext:value-type="float">
            <text:p>3298</text:p>
          </table:table-cell>
          <table:table-cell office:value-type="float" office:value="2023" calcext:value-type="float">
            <text:p>2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2553307" calcext:value-type="float">
            <text:p>2553307</text:p>
          </table:table-cell>
          <table:table-cell office:value-type="float" office:value="39362" calcext:value-type="float">
            <text:p>39362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142" calcext:value-type="float">
            <text:p>2142</text:p>
          </table:table-cell>
          <table:table-cell office:value-type="float" office:value="171" calcext:value-type="float">
            <text:p>17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398123" calcext:value-type="float">
            <text:p>398123</text:p>
          </table:table-cell>
          <table:table-cell office:value-type="float" office:value="31807" calcext:value-type="float">
            <text:p>3180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51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7164" calcext:value-type="float">
            <text:p>117164</text:p>
          </table:table-cell>
          <table:table-cell office:value-type="float" office:value="204" calcext:value-type="float">
            <text:p>20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561603" calcext:value-type="float">
            <text:p>1561603</text:p>
          </table:table-cell>
          <table:table-cell office:value-type="float" office:value="9145" calcext:value-type="float">
            <text:p>9145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8364" calcext:value-type="float">
            <text:p>8364</text:p>
          </table:table-cell>
          <table:table-cell office:value-type="float" office:value="340" calcext:value-type="float">
            <text:p>34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537676" calcext:value-type="float">
            <text:p>537676</text:p>
          </table:table-cell>
          <table:table-cell office:value-type="float" office:value="49844" calcext:value-type="float">
            <text:p>49844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38781" calcext:value-type="float">
            <text:p>538781</text:p>
          </table:table-cell>
          <table:table-cell office:value-type="float" office:value="32538" calcext:value-type="float">
            <text:p>32538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55701367" calcext:value-type="float">
            <text:p>55701367</text:p>
          </table:table-cell>
          <table:table-cell office:value-type="float" office:value="1955612" calcext:value-type="float">
            <text:p>1955612</text:p>
          </table:table-cell>
          <table:table-cell office:value-type="float" office:value="0.016381" calcext:value-type="float">
            <text:p>0.016381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2569409545" calcext:value-type="float">
            <text:p>2569409545</text:p>
          </table:table-cell>
          <table:table-cell office:value-type="float" office:value="50997144" calcext:value-type="float">
            <text:p>50997144</text:p>
          </table:table-cell>
          <table:table-cell office:value-type="float" office:value="0.756771" calcext:value-type="float">
            <text:p>0.756771</text:p>
          </table:table-cell>
          <table:table-cell office:value-type="float" office:value="0.009428" calcext:value-type="float">
            <text:p>0.009428</text:p>
          </table:table-cell>
          <table:table-cell office:value-type="float" office:value="2516" calcext:value-type="float">
            <text:p>2516</text:p>
          </table:table-cell>
          <table:table-cell office:value-type="float" office:value="1054" calcext:value-type="float">
            <text:p>105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3368886" calcext:value-type="float">
            <text:p>3368886</text:p>
          </table:table-cell>
          <table:table-cell office:value-type="float" office:value="116847" calcext:value-type="float">
            <text:p>116847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570" calcext:value-type="float">
            <text:p>3570</text:p>
          </table:table-cell>
          <table:table-cell office:value-type="float" office:value="136" calcext:value-type="float">
            <text:p>13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536197" calcext:value-type="float">
            <text:p>536197</text:p>
          </table:table-cell>
          <table:table-cell office:value-type="float" office:value="36958" calcext:value-type="float">
            <text:p>3695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959" calcext:value-type="float">
            <text:p>14959</text:p>
          </table:table-cell>
          <table:table-cell office:value-type="float" office:value="68" calcext:value-type="float">
            <text:p>6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26847" calcext:value-type="float">
            <text:p>526847</text:p>
          </table:table-cell>
          <table:table-cell office:value-type="float" office:value="3944" calcext:value-type="float">
            <text:p>3944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6426" calcext:value-type="float">
            <text:p>6426</text:p>
          </table:table-cell>
          <table:table-cell office:value-type="float" office:value="170" calcext:value-type="float">
            <text:p>17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248217" calcext:value-type="float">
            <text:p>248217</text:p>
          </table:table-cell>
          <table:table-cell office:value-type="float" office:value="41174" calcext:value-type="float">
            <text:p>41174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45225" calcext:value-type="float">
            <text:p>245225</text:p>
          </table:table-cell>
          <table:table-cell office:value-type="float" office:value="16048" calcext:value-type="float">
            <text:p>16048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8016039" calcext:value-type="float">
            <text:p>18016039</text:p>
          </table:table-cell>
          <table:table-cell office:value-type="float" office:value="135694" calcext:value-type="float">
            <text:p>135694</text:p>
          </table:table-cell>
          <table:table-cell office:value-type="float" office:value="0.005317" calcext:value-type="float">
            <text:p>0.005317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222975876" calcext:value-type="float">
            <text:p>222975876</text:p>
          </table:table-cell>
          <table:table-cell office:value-type="float" office:value="2200684" calcext:value-type="float">
            <text:p>2200684</text:p>
          </table:table-cell>
          <table:table-cell office:value-type="float" office:value="0.067017" calcext:value-type="float">
            <text:p>0.067017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271" calcext:value-type="float">
            <text:p>918271</text:p>
          </table:table-cell>
          <table:table-cell office:value-type="float" office:value="18342" calcext:value-type="float">
            <text:p>18342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442" calcext:value-type="float">
            <text:p>44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133" calcext:value-type="float">
            <text:p>254133</text:p>
          </table:table-cell>
          <table:table-cell office:value-type="float" office:value="24719" calcext:value-type="float">
            <text:p>24719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204" calcext:value-type="float">
            <text:p>40204</text:p>
          </table:table-cell>
          <table:table-cell office:value-type="float" office:value="102" calcext:value-type="float">
            <text:p>1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73669" calcext:value-type="float">
            <text:p>1073669</text:p>
          </table:table-cell>
          <table:table-cell office:value-type="float" office:value="2517" calcext:value-type="float">
            <text:p>2517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7361" calcext:value-type="float">
            <text:p>7361</text:p>
          </table:table-cell>
          <table:table-cell office:value-type="float" office:value="136" calcext:value-type="float">
            <text:p>13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494445" calcext:value-type="float">
            <text:p>494445</text:p>
          </table:table-cell>
          <table:table-cell office:value-type="float" office:value="60112" calcext:value-type="float">
            <text:p>60112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489021" calcext:value-type="float">
            <text:p>489021</text:p>
          </table:table-cell>
          <table:table-cell office:value-type="float" office:value="56405" calcext:value-type="float">
            <text:p>5640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6125272" calcext:value-type="float">
            <text:p>36125272</text:p>
          </table:table-cell>
          <table:table-cell office:value-type="float" office:value="55828" calcext:value-type="float">
            <text:p>55828</text:p>
          </table:table-cell>
          <table:table-cell office:value-type="float" office:value="0.010645" calcext:value-type="float">
            <text:p>0.010645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728715522" calcext:value-type="float">
            <text:p>728715522</text:p>
          </table:table-cell>
          <table:table-cell office:value-type="float" office:value="882198" calcext:value-type="float">
            <text:p>882198</text:p>
          </table:table-cell>
          <table:table-cell office:value-type="float" office:value="0.214418" calcext:value-type="float">
            <text:p>0.214418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1326" calcext:value-type="float">
            <text:p>132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1900" calcext:value-type="float">
            <text:p>1761900</text:p>
          </table:table-cell>
          <table:table-cell office:value-type="float" office:value="43190" calcext:value-type="float">
            <text:p>43190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1190" calcext:value-type="float">
            <text:p>119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807" calcext:value-type="float">
            <text:p>473807</text:p>
          </table:table-cell>
          <table:table-cell office:value-type="float" office:value="41736" calcext:value-type="float">
            <text:p>4173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198" calcext:value-type="float">
            <text:p>15198</text:p>
          </table:table-cell>
          <table:table-cell office:value-type="float" office:value="34" calcext:value-type="float">
            <text:p>3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496026" calcext:value-type="float">
            <text:p>496026</text:p>
          </table:table-cell>
          <table:table-cell office:value-type="float" office:value="10778" calcext:value-type="float">
            <text:p>1077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6086" calcext:value-type="float">
            <text:p>6086</text:p>
          </table:table-cell>
          <table:table-cell office:value-type="float" office:value="68" calcext:value-type="float">
            <text:p>6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229227" calcext:value-type="float">
            <text:p>229227</text:p>
          </table:table-cell>
          <table:table-cell office:value-type="float" office:value="13090" calcext:value-type="float">
            <text:p>13090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39155" calcext:value-type="float">
            <text:p>239155</text:p>
          </table:table-cell>
          <table:table-cell office:value-type="float" office:value="14960" calcext:value-type="float">
            <text:p>14960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6922701" calcext:value-type="float">
            <text:p>16922701</text:p>
          </table:table-cell>
          <table:table-cell office:value-type="float" office:value="40901" calcext:value-type="float">
            <text:p>40901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13947498" calcext:value-type="float">
            <text:p>213947498</text:p>
          </table:table-cell>
          <table:table-cell office:value-type="float" office:value="378182" calcext:value-type="float">
            <text:p>378182</text:p>
          </table:table-cell>
          <table:table-cell office:value-type="float" office:value="0.062984" calcext:value-type="float">
            <text:p>0.06298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714" calcext:value-type="float">
            <text:p>7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5941" calcext:value-type="float">
            <text:p>885941</text:p>
          </table:table-cell>
          <table:table-cell office:value-type="float" office:value="25850" calcext:value-type="float">
            <text:p>25850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408" calcext:value-type="float">
            <text:p>40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426" calcext:value-type="float">
            <text:p>227426</text:p>
          </table:table-cell>
          <table:table-cell office:value-type="float" office:value="51646" calcext:value-type="float">
            <text:p>51646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950" calcext:value-type="float">
            <text:p>39950</text:p>
          </table:table-cell>
          <table:table-cell office:value-type="float" office:value="34" calcext:value-type="float">
            <text:p>3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64812" calcext:value-type="float">
            <text:p>1064812</text:p>
          </table:table-cell>
          <table:table-cell office:value-type="float" office:value="17441" calcext:value-type="float">
            <text:p>17441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412" calcext:value-type="float">
            <text:p>7412</text:p>
          </table:table-cell>
          <table:table-cell office:value-type="float" office:value="68" calcext:value-type="float">
            <text:p>6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473552" calcext:value-type="float">
            <text:p>473552</text:p>
          </table:table-cell>
          <table:table-cell office:value-type="float" office:value="15401" calcext:value-type="float">
            <text:p>1540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464355" calcext:value-type="float">
            <text:p>464355</text:p>
          </table:table-cell>
          <table:table-cell office:value-type="float" office:value="55556" calcext:value-type="float">
            <text:p>5555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5978970" calcext:value-type="float">
            <text:p>35978970</text:p>
          </table:table-cell>
          <table:table-cell office:value-type="float" office:value="463964" calcext:value-type="float">
            <text:p>463964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730898629" calcext:value-type="float">
            <text:p>730898629</text:p>
          </table:table-cell>
          <table:table-cell office:value-type="float" office:value="16025729" calcext:value-type="float">
            <text:p>16025729</text:p>
          </table:table-cell>
          <table:table-cell office:value-type="float" office:value="0.216342" calcext:value-type="float">
            <text:p>0.216342</text:p>
          </table:table-cell>
          <table:table-cell office:value-type="float" office:value="0.005174" calcext:value-type="float">
            <text:p>0.005174</text:p>
          </table:table-cell>
          <table:table-cell office:value-type="float" office:value="2227" calcext:value-type="float">
            <text:p>2227</text:p>
          </table:table-cell>
          <table:table-cell office:value-type="float" office:value="1496" calcext:value-type="float">
            <text:p>149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726247" calcext:value-type="float">
            <text:p>1726247</text:p>
          </table:table-cell>
          <table:table-cell office:value-type="float" office:value="41949" calcext:value-type="float">
            <text:p>41949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224" calcext:value-type="float">
            <text:p>122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486" calcext:value-type="float">
            <text:p>468486</text:p>
          </table:table-cell>
          <table:table-cell office:value-type="float" office:value="47005" calcext:value-type="float">
            <text:p>4700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500" calcext:value-type="float">
            <text:p>76500</text:p>
          </table:table-cell>
          <table:table-cell office:value-type="float" office:value="102" calcext:value-type="float">
            <text:p>10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7438" calcext:value-type="float">
            <text:p>197438</text:p>
          </table:table-cell>
          <table:table-cell office:value-type="float" office:value="1088" calcext:value-type="float">
            <text:p>108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1832" calcext:value-type="float">
            <text:p>11832</text:p>
          </table:table-cell>
          <table:table-cell office:value-type="float" office:value="136" calcext:value-type="float">
            <text:p>13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9834" calcext:value-type="float">
            <text:p>29834</text:p>
          </table:table-cell>
          <table:table-cell office:value-type="float" office:value="1667" calcext:value-type="float">
            <text:p>166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" calcext:value-type="float">
            <text:p>0</text:p>
          </table:table-cell>
          <table:table-cell office:value-type="float" office:value="28373" calcext:value-type="float">
            <text:p>28373</text:p>
          </table:table-cell>
          <table:table-cell office:value-type="float" office:value="510" calcext:value-type="float">
            <text:p>510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6346287" calcext:value-type="float">
            <text:p>6346287</text:p>
          </table:table-cell>
          <table:table-cell office:value-type="float" office:value="75038" calcext:value-type="float">
            <text:p>75038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32693279" calcext:value-type="float">
            <text:p>132693279</text:p>
          </table:table-cell>
          <table:table-cell office:value-type="float" office:value="1162358" calcext:value-type="float">
            <text:p>1162358</text:p>
          </table:table-cell>
          <table:table-cell office:value-type="float" office:value="0.039044" calcext:value-type="float">
            <text:p>0.039044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2006" calcext:value-type="float">
            <text:p>2006</text:p>
          </table:table-cell>
          <table:table-cell office:value-type="float" office:value="69" calcext:value-type="float">
            <text:p>6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833672" calcext:value-type="float">
            <text:p>833672</text:p>
          </table:table-cell>
          <table:table-cell office:value-type="float" office:value="17269" calcext:value-type="float">
            <text:p>17269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1836" calcext:value-type="float">
            <text:p>1836</text:p>
          </table:table-cell>
          <table:table-cell office:value-type="float" office:value="102" calcext:value-type="float">
            <text:p>1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30736" calcext:value-type="float">
            <text:p>30736</text:p>
          </table:table-cell>
          <table:table-cell office:value-type="float" office:value="2771" calcext:value-type="float">
            <text:p>277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706" calcext:value-type="float">
            <text:p>37706</text:p>
          </table:table-cell>
          <table:table-cell office:value-type="float" office:value="34" calcext:value-type="float">
            <text:p>3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2756" calcext:value-type="float">
            <text:p>252756</text:p>
          </table:table-cell>
          <table:table-cell office:value-type="float" office:value="817" calcext:value-type="float">
            <text:p>817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6953" calcext:value-type="float">
            <text:p>6953</text:p>
          </table:table-cell>
          <table:table-cell office:value-type="float" office:value="68" calcext:value-type="float">
            <text:p>6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74681" calcext:value-type="float">
            <text:p>74681</text:p>
          </table:table-cell>
          <table:table-cell office:value-type="float" office:value="4658" calcext:value-type="float">
            <text:p>465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73253" calcext:value-type="float">
            <text:p>73253</text:p>
          </table:table-cell>
          <table:table-cell office:value-type="float" office:value="2108" calcext:value-type="float">
            <text:p>210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25172" calcext:value-type="float">
            <text:p>10025172</text:p>
          </table:table-cell>
          <table:table-cell office:value-type="float" office:value="74256" calcext:value-type="float">
            <text:p>74256</text:p>
          </table:table-cell>
          <table:table-cell office:value-type="float" office:value="0.002957" calcext:value-type="float">
            <text:p>0.002957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723293152" calcext:value-type="float">
            <text:p>723293152</text:p>
          </table:table-cell>
          <table:table-cell office:value-type="float" office:value="5344834" calcext:value-type="float">
            <text:p>5344834</text:p>
          </table:table-cell>
          <table:table-cell office:value-type="float" office:value="0.212797" calcext:value-type="float">
            <text:p>0.212797</text:p>
          </table:table-cell>
          <table:table-cell office:value-type="float" office:value="0.000814" calcext:value-type="float">
            <text:p>0.000814</text:p>
          </table:table-cell>
          <table:table-cell office:value-type="float" office:value="1394" calcext:value-type="float">
            <text:p>1394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8202" calcext:value-type="float">
            <text:p>1728202</text:p>
          </table:table-cell>
          <table:table-cell office:value-type="float" office:value="31209" calcext:value-type="float">
            <text:p>31209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190" calcext:value-type="float">
            <text:p>119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23" calcext:value-type="float">
            <text:p>75123</text:p>
          </table:table-cell>
          <table:table-cell office:value-type="float" office:value="6442" calcext:value-type="float">
            <text:p>644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1731" calcext:value-type="float">
            <text:p>51731</text:p>
          </table:table-cell>
          <table:table-cell office:value-type="float" office:value="68" calcext:value-type="float">
            <text:p>6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83819" calcext:value-type="float">
            <text:p>783819</text:p>
          </table:table-cell>
          <table:table-cell office:value-type="float" office:value="12580" calcext:value-type="float">
            <text:p>12580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6647" calcext:value-type="float">
            <text:p>6647</text:p>
          </table:table-cell>
          <table:table-cell office:value-type="float" office:value="204" calcext:value-type="float">
            <text:p>20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84047" calcext:value-type="float">
            <text:p>384047</text:p>
          </table:table-cell>
          <table:table-cell office:value-type="float" office:value="10268" calcext:value-type="float">
            <text:p>1026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390779" calcext:value-type="float">
            <text:p>390779</text:p>
          </table:table-cell>
          <table:table-cell office:value-type="float" office:value="19006" calcext:value-type="float">
            <text:p>1900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5544369" calcext:value-type="float">
            <text:p>25544369</text:p>
          </table:table-cell>
          <table:table-cell office:value-type="float" office:value="390660" calcext:value-type="float">
            <text:p>390660</text:p>
          </table:table-cell>
          <table:table-cell office:value-type="float" office:value="0.007571" calcext:value-type="float">
            <text:p>0.007571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6739085107" calcext:value-type="float">
            <text:p>6739085107</text:p>
          </table:table-cell>
          <table:table-cell office:value-type="float" office:value="42490990" calcext:value-type="float">
            <text:p>42490990</text:p>
          </table:table-cell>
          <table:table-cell office:value-type="float" office:value="1.984809" calcext:value-type="float">
            <text:p>1.984809</text:p>
          </table:table-cell>
          <table:table-cell office:value-type="float" office:value="0.013354" calcext:value-type="float">
            <text:p>0.013354</text:p>
          </table:table-cell>
          <table:table-cell office:value-type="float" office:value="1394" calcext:value-type="float">
            <text:p>1394</text:p>
          </table:table-cell>
          <table:table-cell office:value-type="float" office:value="1020" calcext:value-type="float">
            <text:p>102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4553038" calcext:value-type="float">
            <text:p>4553038</text:p>
          </table:table-cell>
          <table:table-cell office:value-type="float" office:value="94259" calcext:value-type="float">
            <text:p>94259</text:p>
          </table:table-cell>
          <table:table-cell office:value-type="float" office:value="0.001333" calcext:value-type="float">
            <text:p>0.001333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884" calcext:value-type="float">
            <text:p>88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672" calcext:value-type="float">
            <text:p>377672</text:p>
          </table:table-cell>
          <table:table-cell office:value-type="float" office:value="19277" calcext:value-type="float">
            <text:p>1927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w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418" calcext:value-type="float">
            <text:p>44418</text:p>
          </table:table-cell>
          <table:table-cell office:value-type="float" office:value="703" calcext:value-type="float">
            <text:p>70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07229" calcext:value-type="float">
            <text:p>307229</text:p>
          </table:table-cell>
          <table:table-cell office:value-type="float" office:value="2109" calcext:value-type="float">
            <text:p>2109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2099" calcext:value-type="float">
            <text:p>12099</text:p>
          </table:table-cell>
          <table:table-cell office:value-type="float" office:value="4625" calcext:value-type="float">
            <text:p>462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4617" calcext:value-type="float">
            <text:p>104617</text:p>
          </table:table-cell>
          <table:table-cell office:value-type="float" office:value="10101" calcext:value-type="float">
            <text:p>1010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4395" calcext:value-type="float">
            <text:p>104395</text:p>
          </table:table-cell>
          <table:table-cell office:value-type="float" office:value="6623" calcext:value-type="float">
            <text:p>6623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9718438" calcext:value-type="float">
            <text:p>9718438</text:p>
          </table:table-cell>
          <table:table-cell office:value-type="float" office:value="1992487" calcext:value-type="float">
            <text:p>1992487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791395849" calcext:value-type="float">
            <text:p>791395849</text:p>
          </table:table-cell>
          <table:table-cell office:value-type="float" office:value="64980473" calcext:value-type="float">
            <text:p>64980473</text:p>
          </table:table-cell>
          <table:table-cell office:value-type="float" office:value="0.213564" calcext:value-type="float">
            <text:p>0.213564</text:p>
          </table:table-cell>
          <table:table-cell office:value-type="float" office:value="0.009492" calcext:value-type="float">
            <text:p>0.009492</text:p>
          </table:table-cell>
          <table:table-cell office:value-type="float" office:value="4477" calcext:value-type="float">
            <text:p>4477</text:p>
          </table:table-cell>
          <table:table-cell office:value-type="float" office:value="3681" calcext:value-type="float">
            <text:p>368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711375" calcext:value-type="float">
            <text:p>1711375</text:p>
          </table:table-cell>
          <table:table-cell office:value-type="float" office:value="157820" calcext:value-type="float">
            <text:p>157820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443" calcext:value-type="float">
            <text:p>1443</text:p>
          </table:table-cell>
          <table:table-cell office:value-type="float" office:value="519" calcext:value-type="float">
            <text:p>51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85895" calcext:value-type="float">
            <text:p>85895</text:p>
          </table:table-cell>
          <table:table-cell office:value-type="float" office:value="11507" calcext:value-type="float">
            <text:p>1150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131" calcext:value-type="float">
            <text:p>54131</text:p>
          </table:table-cell>
          <table:table-cell office:value-type="float" office:value="333" calcext:value-type="float">
            <text:p>33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62692" calcext:value-type="float">
            <text:p>362692</text:p>
          </table:table-cell>
          <table:table-cell office:value-type="float" office:value="1591" calcext:value-type="float">
            <text:p>1591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7936" calcext:value-type="float">
            <text:p>7936</text:p>
          </table:table-cell>
          <table:table-cell office:value-type="float" office:value="739" calcext:value-type="float">
            <text:p>73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5414" calcext:value-type="float">
            <text:p>85414</text:p>
          </table:table-cell>
          <table:table-cell office:value-type="float" office:value="5439" calcext:value-type="float">
            <text:p>543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4082" calcext:value-type="float">
            <text:p>84082</text:p>
          </table:table-cell>
          <table:table-cell office:value-type="float" office:value="5032" calcext:value-type="float">
            <text:p>503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1798708" calcext:value-type="float">
            <text:p>11798708</text:p>
          </table:table-cell>
          <table:table-cell office:value-type="float" office:value="159433" calcext:value-type="float">
            <text:p>159433</text:p>
          </table:table-cell>
          <table:table-cell office:value-type="float" office:value="0.003348" calcext:value-type="float">
            <text:p>0.003348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853301030" calcext:value-type="float">
            <text:p>853301030</text:p>
          </table:table-cell>
          <table:table-cell office:value-type="float" office:value="92773985" calcext:value-type="float">
            <text:p>92773985</text:p>
          </table:table-cell>
          <table:table-cell office:value-type="float" office:value="0.23987" calcext:value-type="float">
            <text:p>0.23987</text:p>
          </table:table-cell>
          <table:table-cell office:value-type="float" office:value="0.018463" calcext:value-type="float">
            <text:p>0.018463</text:p>
          </table:table-cell>
          <table:table-cell office:value-type="float" office:value="4255" calcext:value-type="float">
            <text:p>4255</text:p>
          </table:table-cell>
          <table:table-cell office:value-type="float" office:value="3366" calcext:value-type="float">
            <text:p>336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70512" calcext:value-type="float">
            <text:p>1970512</text:p>
          </table:table-cell>
          <table:table-cell office:value-type="float" office:value="178843" calcext:value-type="float">
            <text:p>178843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831" calcext:value-type="float">
            <text:p>1831</text:p>
          </table:table-cell>
          <table:table-cell office:value-type="float" office:value="666" calcext:value-type="float">
            <text:p>66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88447" calcext:value-type="float">
            <text:p>88447</text:p>
          </table:table-cell>
          <table:table-cell office:value-type="float" office:value="13838" calcext:value-type="float">
            <text:p>1383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38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5764" calcext:value-type="float">
            <text:p>105764</text:p>
          </table:table-cell>
          <table:table-cell office:value-type="float" office:value="333" calcext:value-type="float">
            <text:p>333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127427" calcext:value-type="float">
            <text:p>1127427</text:p>
          </table:table-cell>
          <table:table-cell office:value-type="float" office:value="12468" calcext:value-type="float">
            <text:p>12468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8362" calcext:value-type="float">
            <text:p>8362</text:p>
          </table:table-cell>
          <table:table-cell office:value-type="float" office:value="74" calcext:value-type="float">
            <text:p>7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562548" calcext:value-type="float">
            <text:p>562548</text:p>
          </table:table-cell>
          <table:table-cell office:value-type="float" office:value="194287" calcext:value-type="float">
            <text:p>194287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454841" calcext:value-type="float">
            <text:p>454841</text:p>
          </table:table-cell>
          <table:table-cell office:value-type="float" office:value="34520" calcext:value-type="float">
            <text:p>34520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42441830" calcext:value-type="float">
            <text:p>42441830</text:p>
          </table:table-cell>
          <table:table-cell office:value-type="float" office:value="2754576" calcext:value-type="float">
            <text:p>2754576</text:p>
          </table:table-cell>
          <table:table-cell office:value-type="float" office:value="0.011824" calcext:value-type="float">
            <text:p>0.011824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1725499754" calcext:value-type="float">
            <text:p>1725499754</text:p>
          </table:table-cell>
          <table:table-cell office:value-type="float" office:value="72019132" calcext:value-type="float">
            <text:p>72019132</text:p>
          </table:table-cell>
          <table:table-cell office:value-type="float" office:value="0.469795" calcext:value-type="float">
            <text:p>0.469795</text:p>
          </table:table-cell>
          <table:table-cell office:value-type="float" office:value="0.009532" calcext:value-type="float">
            <text:p>0.009532</text:p>
          </table:table-cell>
          <table:table-cell office:value-type="float" office:value="6104" calcext:value-type="float">
            <text:p>6104</text:p>
          </table:table-cell>
          <table:table-cell office:value-type="float" office:value="3644" calcext:value-type="float">
            <text:p>364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816325" calcext:value-type="float">
            <text:p>2816325</text:p>
          </table:table-cell>
          <table:table-cell office:value-type="float" office:value="192071" calcext:value-type="float">
            <text:p>192071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2664" calcext:value-type="float">
            <text:p>2664</text:p>
          </table:table-cell>
          <table:table-cell office:value-type="float" office:value="832" calcext:value-type="float">
            <text:p>83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441336" calcext:value-type="float">
            <text:p>441336</text:p>
          </table:table-cell>
          <table:table-cell office:value-type="float" office:value="37445" calcext:value-type="float">
            <text:p>3744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51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1534" calcext:value-type="float">
            <text:p>131534</text:p>
          </table:table-cell>
          <table:table-cell office:value-type="float" office:value="518" calcext:value-type="float">
            <text:p>518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763697" calcext:value-type="float">
            <text:p>1763697</text:p>
          </table:table-cell>
          <table:table-cell office:value-type="float" office:value="9657" calcext:value-type="float">
            <text:p>9657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2876" calcext:value-type="float">
            <text:p>12876</text:p>
          </table:table-cell>
          <table:table-cell office:value-type="float" office:value="777" calcext:value-type="float">
            <text:p>77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608816" calcext:value-type="float">
            <text:p>608816</text:p>
          </table:table-cell>
          <table:table-cell office:value-type="float" office:value="63419" calcext:value-type="float">
            <text:p>63419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06060" calcext:value-type="float">
            <text:p>606060</text:p>
          </table:table-cell>
          <table:table-cell office:value-type="float" office:value="62641" calcext:value-type="float">
            <text:p>62641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65879869" calcext:value-type="float">
            <text:p>65879869</text:p>
          </table:table-cell>
          <table:table-cell office:value-type="float" office:value="3494650" calcext:value-type="float">
            <text:p>3494650</text:p>
          </table:table-cell>
          <table:table-cell office:value-type="float" office:value="0.017944" calcext:value-type="float">
            <text:p>0.017944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3068919045" calcext:value-type="float">
            <text:p>3068919045</text:p>
          </table:table-cell>
          <table:table-cell office:value-type="float" office:value="65994864" calcext:value-type="float">
            <text:p>65994864</text:p>
          </table:table-cell>
          <table:table-cell office:value-type="float" office:value="0.833051" calcext:value-type="float">
            <text:p>0.833051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7714" calcext:value-type="float">
            <text:p>7714</text:p>
          </table:table-cell>
          <table:table-cell office:value-type="float" office:value="3867" calcext:value-type="float">
            <text:p>386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850212" calcext:value-type="float">
            <text:p>3850212</text:p>
          </table:table-cell>
          <table:table-cell office:value-type="float" office:value="195056" calcext:value-type="float">
            <text:p>195056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5550" calcext:value-type="float">
            <text:p>5550</text:p>
          </table:table-cell>
          <table:table-cell office:value-type="float" office:value="980" calcext:value-type="float">
            <text:p>98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627926" calcext:value-type="float">
            <text:p>627926</text:p>
          </table:table-cell>
          <table:table-cell office:value-type="float" office:value="46916" calcext:value-type="float">
            <text:p>46916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205" calcext:value-type="float">
            <text:p>17205</text:p>
          </table:table-cell>
          <table:table-cell office:value-type="float" office:value="148" calcext:value-type="float">
            <text:p>14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590964" calcext:value-type="float">
            <text:p>590964</text:p>
          </table:table-cell>
          <table:table-cell office:value-type="float" office:value="2886" calcext:value-type="float">
            <text:p>288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159" calcext:value-type="float">
            <text:p>7159</text:p>
          </table:table-cell>
          <table:table-cell office:value-type="float" office:value="295" calcext:value-type="float">
            <text:p>29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281681" calcext:value-type="float">
            <text:p>281681</text:p>
          </table:table-cell>
          <table:table-cell office:value-type="float" office:value="46583" calcext:value-type="float">
            <text:p>46583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66807" calcext:value-type="float">
            <text:p>266807</text:p>
          </table:table-cell>
          <table:table-cell office:value-type="float" office:value="27417" calcext:value-type="float">
            <text:p>27417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1033445" calcext:value-type="float">
            <text:p>21033445</text:p>
          </table:table-cell>
          <table:table-cell office:value-type="float" office:value="2193249" calcext:value-type="float">
            <text:p>2193249</text:p>
          </table:table-cell>
          <table:table-cell office:value-type="float" office:value="0.005762" calcext:value-type="float">
            <text:p>0.00576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273721449" calcext:value-type="float">
            <text:p>273721449</text:p>
          </table:table-cell>
          <table:table-cell office:value-type="float" office:value="22508986" calcext:value-type="float">
            <text:p>22508986</text:p>
          </table:table-cell>
          <table:table-cell office:value-type="float" office:value="0.074744" calcext:value-type="float">
            <text:p>0.074744</text:p>
          </table:table-cell>
          <table:table-cell office:value-type="float" office:value="0.004636" calcext:value-type="float">
            <text:p>0.004636</text:p>
          </table:table-cell>
          <table:table-cell office:value-type="float" office:value="2627" calcext:value-type="float">
            <text:p>2627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030172" calcext:value-type="float">
            <text:p>1030172</text:p>
          </table:table-cell>
          <table:table-cell office:value-type="float" office:value="35476" calcext:value-type="float">
            <text:p>35476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666" calcext:value-type="float">
            <text:p>666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861" calcext:value-type="float">
            <text:p>286861</text:p>
          </table:table-cell>
          <table:table-cell office:value-type="float" office:value="59569" calcext:value-type="float">
            <text:p>59569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919" calcext:value-type="float">
            <text:p>43919</text:p>
          </table:table-cell>
          <table:table-cell office:value-type="float" office:value="37" calcext:value-type="float">
            <text:p>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175730" calcext:value-type="float">
            <text:p>1175730</text:p>
          </table:table-cell>
          <table:table-cell office:value-type="float" office:value="8066" calcext:value-type="float">
            <text:p>8066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8010" calcext:value-type="float">
            <text:p>8010</text:p>
          </table:table-cell>
          <table:table-cell office:value-type="float" office:value="148" calcext:value-type="float">
            <text:p>14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532226" calcext:value-type="float">
            <text:p>532226</text:p>
          </table:table-cell>
          <table:table-cell office:value-type="float" office:value="32191" calcext:value-type="float">
            <text:p>3219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520830" calcext:value-type="float">
            <text:p>520830</text:p>
          </table:table-cell>
          <table:table-cell office:value-type="float" office:value="34151" calcext:value-type="float">
            <text:p>3415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41856601" calcext:value-type="float">
            <text:p>41856601</text:p>
          </table:table-cell>
          <table:table-cell office:value-type="float" office:value="1336217" calcext:value-type="float">
            <text:p>1336217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855387090" calcext:value-type="float">
            <text:p>855387090</text:p>
          </table:table-cell>
          <table:table-cell office:value-type="float" office:value="24456186" calcext:value-type="float">
            <text:p>24456186</text:p>
          </table:table-cell>
          <table:table-cell office:value-type="float" office:value="0.23493" calcext:value-type="float">
            <text:p>0.23493</text:p>
          </table:table-cell>
          <table:table-cell office:value-type="float" office:value="0.011552" calcext:value-type="float">
            <text:p>0.011552</text:p>
          </table:table-cell>
          <table:table-cell office:value-type="float" office:value="4532" calcext:value-type="float">
            <text:p>4532</text:p>
          </table:table-cell>
          <table:table-cell office:value-type="float" office:value="3237" calcext:value-type="float">
            <text:p>323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43728" calcext:value-type="float">
            <text:p>1943728</text:p>
          </table:table-cell>
          <table:table-cell office:value-type="float" office:value="162405" calcext:value-type="float">
            <text:p>162405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887" calcext:value-type="float">
            <text:p>1887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535982" calcext:value-type="float">
            <text:p>535982</text:p>
          </table:table-cell>
          <table:table-cell office:value-type="float" office:value="77959" calcext:value-type="float">
            <text:p>7795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500" calcext:value-type="float">
            <text:p>18500</text:p>
          </table:table-cell>
          <table:table-cell office:value-type="float" office:value="407" calcext:value-type="float">
            <text:p>40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87634" calcext:value-type="float">
            <text:p>587634</text:p>
          </table:table-cell>
          <table:table-cell office:value-type="float" office:value="4217" calcext:value-type="float">
            <text:p>421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7011" calcext:value-type="float">
            <text:p>7011</text:p>
          </table:table-cell>
          <table:table-cell office:value-type="float" office:value="591" calcext:value-type="float">
            <text:p>59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255577" calcext:value-type="float">
            <text:p>255577</text:p>
          </table:table-cell>
          <table:table-cell office:value-type="float" office:value="50913" calcext:value-type="float">
            <text:p>50913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89821" calcext:value-type="float">
            <text:p>289821</text:p>
          </table:table-cell>
          <table:table-cell office:value-type="float" office:value="58867" calcext:value-type="float">
            <text:p>58867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0089649" calcext:value-type="float">
            <text:p>20089649</text:p>
          </table:table-cell>
          <table:table-cell office:value-type="float" office:value="1719686" calcext:value-type="float">
            <text:p>1719686</text:p>
          </table:table-cell>
          <table:table-cell office:value-type="float" office:value="0.005517" calcext:value-type="float">
            <text:p>0.005517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257891091" calcext:value-type="float">
            <text:p>257891091</text:p>
          </table:table-cell>
          <table:table-cell office:value-type="float" office:value="20240110" calcext:value-type="float">
            <text:p>20240110</text:p>
          </table:table-cell>
          <table:table-cell office:value-type="float" office:value="0.070916" calcext:value-type="float">
            <text:p>0.070916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2516" calcext:value-type="float">
            <text:p>2516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999980" calcext:value-type="float">
            <text:p>999980</text:p>
          </table:table-cell>
          <table:table-cell office:value-type="float" office:value="44936" calcext:value-type="float">
            <text:p>44936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592" calcext:value-type="float">
            <text:p>592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761" calcext:value-type="float">
            <text:p>275761</text:p>
          </table:table-cell>
          <table:table-cell office:value-type="float" office:value="47582" calcext:value-type="float">
            <text:p>47582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5389" calcext:value-type="float">
            <text:p>55389</text:p>
          </table:table-cell>
          <table:table-cell office:value-type="float" office:value="37" calcext:value-type="float">
            <text:p>3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842637" calcext:value-type="float">
            <text:p>1842637</text:p>
          </table:table-cell>
          <table:table-cell office:value-type="float" office:value="683464" calcext:value-type="float">
            <text:p>683464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8084" calcext:value-type="float">
            <text:p>8084</text:p>
          </table:table-cell>
          <table:table-cell office:value-type="float" office:value="592" calcext:value-type="float">
            <text:p>59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30339" calcext:value-type="float">
            <text:p>530339</text:p>
          </table:table-cell>
          <table:table-cell office:value-type="float" office:value="83287" calcext:value-type="float">
            <text:p>8328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512172" calcext:value-type="float">
            <text:p>512172</text:p>
          </table:table-cell>
          <table:table-cell office:value-type="float" office:value="75516" calcext:value-type="float">
            <text:p>7551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40403685" calcext:value-type="float">
            <text:p>40403685</text:p>
          </table:table-cell>
          <table:table-cell office:value-type="float" office:value="1444886" calcext:value-type="float">
            <text:p>1444886</text:p>
          </table:table-cell>
          <table:table-cell office:value-type="float" office:value="0.010934" calcext:value-type="float">
            <text:p>0.010934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816357584" calcext:value-type="float">
            <text:p>816357584</text:p>
          </table:table-cell>
          <table:table-cell office:value-type="float" office:value="17292246" calcext:value-type="float">
            <text:p>17292246</text:p>
          </table:table-cell>
          <table:table-cell office:value-type="float" office:value="0.221635" calcext:value-type="float">
            <text:p>0.221635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4384" calcext:value-type="float">
            <text:p>4384</text:p>
          </table:table-cell>
          <table:table-cell office:value-type="float" office:value="3145" calcext:value-type="float">
            <text:p>314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883295" calcext:value-type="float">
            <text:p>1883295</text:p>
          </table:table-cell>
          <table:table-cell office:value-type="float" office:value="38724" calcext:value-type="float">
            <text:p>38724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480" calcext:value-type="float">
            <text:p>148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815" calcext:value-type="float">
            <text:p>517815</text:p>
          </table:table-cell>
          <table:table-cell office:value-type="float" office:value="71743" calcext:value-type="float">
            <text:p>7174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2814" calcext:value-type="float">
            <text:p>92814</text:p>
          </table:table-cell>
          <table:table-cell office:value-type="float" office:value="27121" calcext:value-type="float">
            <text:p>2712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34495" calcext:value-type="float">
            <text:p>134495</text:p>
          </table:table-cell>
          <table:table-cell office:value-type="float" office:value="1369" calcext:value-type="float">
            <text:p>1369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8602" calcext:value-type="float">
            <text:p>8602</text:p>
          </table:table-cell>
          <table:table-cell office:value-type="float" office:value="259" calcext:value-type="float">
            <text:p>25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34909" calcext:value-type="float">
            <text:p>34909</text:p>
          </table:table-cell>
          <table:table-cell office:value-type="float" office:value="3663" calcext:value-type="float">
            <text:p>3663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2837" calcext:value-type="float">
            <text:p>32837</text:p>
          </table:table-cell>
          <table:table-cell office:value-type="float" office:value="4588" calcext:value-type="float">
            <text:p>4588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326888" calcext:value-type="float">
            <text:p>7326888</text:p>
          </table:table-cell>
          <table:table-cell office:value-type="float" office:value="236319" calcext:value-type="float">
            <text:p>236319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160519319" calcext:value-type="float">
            <text:p>160519319</text:p>
          </table:table-cell>
          <table:table-cell office:value-type="float" office:value="8894615" calcext:value-type="float">
            <text:p>8894615</text:p>
          </table:table-cell>
          <table:table-cell office:value-type="float" office:value="0.044136" calcext:value-type="float">
            <text:p>0.044136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5161" calcext:value-type="float">
            <text:p>5161</text:p>
          </table:table-cell>
          <table:table-cell office:value-type="float" office:value="2442" calcext:value-type="float">
            <text:p>244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955565" calcext:value-type="float">
            <text:p>955565</text:p>
          </table:table-cell>
          <table:table-cell office:value-type="float" office:value="22266" calcext:value-type="float">
            <text:p>22266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2220" calcext:value-type="float">
            <text:p>2220</text:p>
          </table:table-cell>
          <table:table-cell office:value-type="float" office:value="481" calcext:value-type="float">
            <text:p>48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36204" calcext:value-type="float">
            <text:p>36204</text:p>
          </table:table-cell>
          <table:table-cell office:value-type="float" office:value="3959" calcext:value-type="float">
            <text:p>395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w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444" calcext:value-type="float">
            <text:p>36444</text:p>
          </table:table-cell>
          <table:table-cell office:value-type="float" office:value="37" calcext:value-type="float">
            <text:p>3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43829" calcext:value-type="float">
            <text:p>243829</text:p>
          </table:table-cell>
          <table:table-cell office:value-type="float" office:value="1184" calcext:value-type="float">
            <text:p>1184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7622" calcext:value-type="float">
            <text:p>7622</text:p>
          </table:table-cell>
          <table:table-cell office:value-type="float" office:value="112" calcext:value-type="float">
            <text:p>1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2084" calcext:value-type="float">
            <text:p>82084</text:p>
          </table:table-cell>
          <table:table-cell office:value-type="float" office:value="4847" calcext:value-type="float">
            <text:p>484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4822" calcext:value-type="float">
            <text:p>84822</text:p>
          </table:table-cell>
          <table:table-cell office:value-type="float" office:value="9620" calcext:value-type="float">
            <text:p>9620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740433" calcext:value-type="float">
            <text:p>11740433</text:p>
          </table:table-cell>
          <table:table-cell office:value-type="float" office:value="2008583" calcext:value-type="float">
            <text:p>2008583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763098915" calcext:value-type="float">
            <text:p>763098915</text:p>
          </table:table-cell>
          <table:table-cell office:value-type="float" office:value="18754190" calcext:value-type="float">
            <text:p>18754190</text:p>
          </table:table-cell>
          <table:table-cell office:value-type="float" office:value="0.207088" calcext:value-type="float">
            <text:p>0.207088</text:p>
          </table:table-cell>
          <table:table-cell office:value-type="float" office:value="0.006446" calcext:value-type="float">
            <text:p>0.006446</text:p>
          </table:table-cell>
          <table:table-cell office:value-type="float" office:value="4828" calcext:value-type="float">
            <text:p>4828</text:p>
          </table:table-cell>
          <table:table-cell office:value-type="float" office:value="2978" calcext:value-type="float">
            <text:p>297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709277" calcext:value-type="float">
            <text:p>1709277</text:p>
          </table:table-cell>
          <table:table-cell office:value-type="float" office:value="117856" calcext:value-type="float">
            <text:p>117856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1554" calcext:value-type="float">
            <text:p>1554</text:p>
          </table:table-cell>
          <table:table-cell office:value-type="float" office:value="666" calcext:value-type="float">
            <text:p>66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85636" calcext:value-type="float">
            <text:p>85636</text:p>
          </table:table-cell>
          <table:table-cell office:value-type="float" office:value="11784" calcext:value-type="float">
            <text:p>1178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752" calcext:value-type="float">
            <text:p>43752</text:p>
          </table:table-cell>
          <table:table-cell office:value-type="float" office:value="148" calcext:value-type="float">
            <text:p>1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63969" calcext:value-type="float">
            <text:p>363969</text:p>
          </table:table-cell>
          <table:table-cell office:value-type="float" office:value="7622" calcext:value-type="float">
            <text:p>762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8343" calcext:value-type="float">
            <text:p>8343</text:p>
          </table:table-cell>
          <table:table-cell office:value-type="float" office:value="518" calcext:value-type="float">
            <text:p>51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0734" calcext:value-type="float">
            <text:p>80734</text:p>
          </table:table-cell>
          <table:table-cell office:value-type="float" office:value="5254" calcext:value-type="float">
            <text:p>525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4822" calcext:value-type="float">
            <text:p>84822</text:p>
          </table:table-cell>
          <table:table-cell office:value-type="float" office:value="4736" calcext:value-type="float">
            <text:p>473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1203859" calcext:value-type="float">
            <text:p>11203859</text:p>
          </table:table-cell>
          <table:table-cell office:value-type="float" office:value="422281" calcext:value-type="float">
            <text:p>422281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798169975" calcext:value-type="float">
            <text:p>798169975</text:p>
          </table:table-cell>
          <table:table-cell office:value-type="float" office:value="37698746" calcext:value-type="float">
            <text:p>37698746</text:p>
          </table:table-cell>
          <table:table-cell office:value-type="float" office:value="0.219504" calcext:value-type="float">
            <text:p>0.219504</text:p>
          </table:table-cell>
          <table:table-cell office:value-type="float" office:value="0.007544" calcext:value-type="float">
            <text:p>0.007544</text:p>
          </table:table-cell>
          <table:table-cell office:value-type="float" office:value="4070" calcext:value-type="float">
            <text:p>4070</text:p>
          </table:table-cell>
          <table:table-cell office:value-type="float" office:value="2109" calcext:value-type="float">
            <text:p>210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839084" calcext:value-type="float">
            <text:p>1839084</text:p>
          </table:table-cell>
          <table:table-cell office:value-type="float" office:value="90113" calcext:value-type="float">
            <text:p>90113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517" calcext:value-type="float">
            <text:p>1517</text:p>
          </table:table-cell>
          <table:table-cell office:value-type="float" office:value="370" calcext:value-type="float">
            <text:p>37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84175" calcext:value-type="float">
            <text:p>84175</text:p>
          </table:table-cell>
          <table:table-cell office:value-type="float" office:value="11525" calcext:value-type="float">
            <text:p>1152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38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7745" calcext:value-type="float">
            <text:p>87745</text:p>
          </table:table-cell>
          <table:table-cell office:value-type="float" office:value="37" calcext:value-type="float">
            <text:p>37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35234" calcext:value-type="float">
            <text:p>1135234</text:p>
          </table:table-cell>
          <table:table-cell office:value-type="float" office:value="7289" calcext:value-type="float">
            <text:p>7289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2968" calcext:value-type="float">
            <text:p>12968</text:p>
          </table:table-cell>
          <table:table-cell office:value-type="float" office:value="1443" calcext:value-type="float">
            <text:p>1443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" calcext:value-type="float">
            <text:p>0</text:p>
          </table:table-cell>
          <table:table-cell office:value-type="float" office:value="459743" calcext:value-type="float">
            <text:p>459743</text:p>
          </table:table-cell>
          <table:table-cell office:value-type="float" office:value="38702" calcext:value-type="float">
            <text:p>3870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425832" calcext:value-type="float">
            <text:p>425832</text:p>
          </table:table-cell>
          <table:table-cell office:value-type="float" office:value="35669" calcext:value-type="float">
            <text:p>3566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45997345" calcext:value-type="float">
            <text:p>45997345</text:p>
          </table:table-cell>
          <table:table-cell office:value-type="float" office:value="5088313" calcext:value-type="float">
            <text:p>5088313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1889028118" calcext:value-type="float">
            <text:p>1889028118</text:p>
          </table:table-cell>
          <table:table-cell office:value-type="float" office:value="179444561" calcext:value-type="float">
            <text:p>179444561</text:p>
          </table:table-cell>
          <table:table-cell office:value-type="float" office:value="0.508039" calcext:value-type="float">
            <text:p>0.508039</text:p>
          </table:table-cell>
          <table:table-cell office:value-type="float" office:value="0.022571" calcext:value-type="float">
            <text:p>0.022571</text:p>
          </table:table-cell>
          <table:table-cell office:value-type="float" office:value="7511" calcext:value-type="float">
            <text:p>7511</text:p>
          </table:table-cell>
          <table:table-cell office:value-type="float" office:value="5143" calcext:value-type="float">
            <text:p>514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017675" calcext:value-type="float">
            <text:p>3017675</text:p>
          </table:table-cell>
          <table:table-cell office:value-type="float" office:value="388500" calcext:value-type="float">
            <text:p>388500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3736" calcext:value-type="float">
            <text:p>3736</text:p>
          </table:table-cell>
          <table:table-cell office:value-type="float" office:value="1535" calcext:value-type="float">
            <text:p>1535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463314" calcext:value-type="float">
            <text:p>463314</text:p>
          </table:table-cell>
          <table:table-cell office:value-type="float" office:value="78921" calcext:value-type="float">
            <text:p>7892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51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2349" calcext:value-type="float">
            <text:p>132349</text:p>
          </table:table-cell>
          <table:table-cell office:value-type="float" office:value="8326" calcext:value-type="float">
            <text:p>8326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731729" calcext:value-type="float">
            <text:p>1731729</text:p>
          </table:table-cell>
          <table:table-cell office:value-type="float" office:value="67228" calcext:value-type="float">
            <text:p>67228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2524" calcext:value-type="float">
            <text:p>12524</text:p>
          </table:table-cell>
          <table:table-cell office:value-type="float" office:value="2405" calcext:value-type="float">
            <text:p>240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593424" calcext:value-type="float">
            <text:p>593424</text:p>
          </table:table-cell>
          <table:table-cell office:value-type="float" office:value="33374" calcext:value-type="float">
            <text:p>33374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88447" calcext:value-type="float">
            <text:p>588447</text:p>
          </table:table-cell>
          <table:table-cell office:value-type="float" office:value="36260" calcext:value-type="float">
            <text:p>36260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64173946" calcext:value-type="float">
            <text:p>64173946</text:p>
          </table:table-cell>
          <table:table-cell office:value-type="float" office:value="2757352" calcext:value-type="float">
            <text:p>2757352</text:p>
          </table:table-cell>
          <table:table-cell office:value-type="float" office:value="0.017268" calcext:value-type="float">
            <text:p>0.017268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2967737329" calcext:value-type="float">
            <text:p>2967737329</text:p>
          </table:table-cell>
          <table:table-cell office:value-type="float" office:value="144863842" calcext:value-type="float">
            <text:p>144863842</text:p>
          </table:table-cell>
          <table:table-cell office:value-type="float" office:value="0.814977" calcext:value-type="float">
            <text:p>0.814977</text:p>
          </table:table-cell>
          <table:table-cell office:value-type="float" office:value="0.041281" calcext:value-type="float">
            <text:p>0.041281</text:p>
          </table:table-cell>
          <table:table-cell office:value-type="float" office:value="8325" calcext:value-type="float">
            <text:p>8325</text:p>
          </table:table-cell>
          <table:table-cell office:value-type="float" office:value="4162" calcext:value-type="float">
            <text:p>416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869840" calcext:value-type="float">
            <text:p>3869840</text:p>
          </table:table-cell>
          <table:table-cell office:value-type="float" office:value="321420" calcext:value-type="float">
            <text:p>321420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4883" calcext:value-type="float">
            <text:p>4883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594275" calcext:value-type="float">
            <text:p>594275</text:p>
          </table:table-cell>
          <table:table-cell office:value-type="float" office:value="49543" calcext:value-type="float">
            <text:p>49543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032" calcext:value-type="float">
            <text:p>0.000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390" calcext:value-type="float">
            <text:p>17390</text:p>
          </table:table-cell>
          <table:table-cell office:value-type="float" office:value="148" calcext:value-type="float">
            <text:p>14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592444" calcext:value-type="float">
            <text:p>592444</text:p>
          </table:table-cell>
          <table:table-cell office:value-type="float" office:value="18611" calcext:value-type="float">
            <text:p>1861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7159" calcext:value-type="float">
            <text:p>7159</text:p>
          </table:table-cell>
          <table:table-cell office:value-type="float" office:value="148" calcext:value-type="float">
            <text:p>14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279960" calcext:value-type="float">
            <text:p>279960</text:p>
          </table:table-cell>
          <table:table-cell office:value-type="float" office:value="15910" calcext:value-type="float">
            <text:p>15910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82069" calcext:value-type="float">
            <text:p>282069</text:p>
          </table:table-cell>
          <table:table-cell office:value-type="float" office:value="46065" calcext:value-type="float">
            <text:p>4606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0332054" calcext:value-type="float">
            <text:p>20332054</text:p>
          </table:table-cell>
          <table:table-cell office:value-type="float" office:value="954229" calcext:value-type="float">
            <text:p>954229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258068229" calcext:value-type="float">
            <text:p>258068229</text:p>
          </table:table-cell>
          <table:table-cell office:value-type="float" office:value="4464049" calcext:value-type="float">
            <text:p>4464049</text:p>
          </table:table-cell>
          <table:table-cell office:value-type="float" office:value="0.070353" calcext:value-type="float">
            <text:p>0.070353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2312" calcext:value-type="float">
            <text:p>2312</text:p>
          </table:table-cell>
          <table:table-cell office:value-type="float" office:value="1480" calcext:value-type="float">
            <text:p>148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037335" calcext:value-type="float">
            <text:p>1037335</text:p>
          </table:table-cell>
          <table:table-cell office:value-type="float" office:value="14782" calcext:value-type="float">
            <text:p>14782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592" calcext:value-type="float">
            <text:p>59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324" calcext:value-type="float">
            <text:p>286324</text:p>
          </table:table-cell>
          <table:table-cell office:value-type="float" office:value="61531" calcext:value-type="float">
            <text:p>6153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5019" calcext:value-type="float">
            <text:p>55019</text:p>
          </table:table-cell>
          <table:table-cell office:value-type="float" office:value="14948" calcext:value-type="float">
            <text:p>1494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365300" calcext:value-type="float">
            <text:p>1365300</text:p>
          </table:table-cell>
          <table:table-cell office:value-type="float" office:value="378658" calcext:value-type="float">
            <text:p>378658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7955" calcext:value-type="float">
            <text:p>7955</text:p>
          </table:table-cell>
          <table:table-cell office:value-type="float" office:value="186" calcext:value-type="float">
            <text:p>18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33725" calcext:value-type="float">
            <text:p>533725</text:p>
          </table:table-cell>
          <table:table-cell office:value-type="float" office:value="77848" calcext:value-type="float">
            <text:p>7784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559144" calcext:value-type="float">
            <text:p>559144</text:p>
          </table:table-cell>
          <table:table-cell office:value-type="float" office:value="78921" calcext:value-type="float">
            <text:p>78921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41725529" calcext:value-type="float">
            <text:p>41725529</text:p>
          </table:table-cell>
          <table:table-cell office:value-type="float" office:value="1548006" calcext:value-type="float">
            <text:p>1548006</text:p>
          </table:table-cell>
          <table:table-cell office:value-type="float" office:value="0.011373" calcext:value-type="float">
            <text:p>0.011373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843501968" calcext:value-type="float">
            <text:p>843501968</text:p>
          </table:table-cell>
          <table:table-cell office:value-type="float" office:value="12851987" calcext:value-type="float">
            <text:p>12851987</text:p>
          </table:table-cell>
          <table:table-cell office:value-type="float" office:value="0.227487" calcext:value-type="float">
            <text:p>0.227487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3996" calcext:value-type="float">
            <text:p>3996</text:p>
          </table:table-cell>
          <table:table-cell office:value-type="float" office:value="2276" calcext:value-type="float">
            <text:p>2276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943976" calcext:value-type="float">
            <text:p>1943976</text:p>
          </table:table-cell>
          <table:table-cell office:value-type="float" office:value="114616" calcext:value-type="float">
            <text:p>114616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702" calcext:value-type="float">
            <text:p>1702</text:p>
          </table:table-cell>
          <table:table-cell office:value-type="float" office:value="555" calcext:value-type="float">
            <text:p>55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534761" calcext:value-type="float">
            <text:p>534761</text:p>
          </table:table-cell>
          <table:table-cell office:value-type="float" office:value="77386" calcext:value-type="float">
            <text:p>77386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724" calcext:value-type="float">
            <text:p>16724</text:p>
          </table:table-cell>
          <table:table-cell office:value-type="float" office:value="148" calcext:value-type="float">
            <text:p>14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84674" calcext:value-type="float">
            <text:p>584674</text:p>
          </table:table-cell>
          <table:table-cell office:value-type="float" office:value="1258" calcext:value-type="float">
            <text:p>125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177" calcext:value-type="float">
            <text:p>8177</text:p>
          </table:table-cell>
          <table:table-cell office:value-type="float" office:value="12173" calcext:value-type="float">
            <text:p>12173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77962" calcext:value-type="float">
            <text:p>277962</text:p>
          </table:table-cell>
          <table:table-cell office:value-type="float" office:value="46398" calcext:value-type="float">
            <text:p>46398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80941" calcext:value-type="float">
            <text:p>280941</text:p>
          </table:table-cell>
          <table:table-cell office:value-type="float" office:value="52170" calcext:value-type="float">
            <text:p>52170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0430974" calcext:value-type="float">
            <text:p>20430974</text:p>
          </table:table-cell>
          <table:table-cell office:value-type="float" office:value="1844376" calcext:value-type="float">
            <text:p>1844376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259007307" calcext:value-type="float">
            <text:p>259007307</text:p>
          </table:table-cell>
          <table:table-cell office:value-type="float" office:value="22286284" calcext:value-type="float">
            <text:p>22286284</text:p>
          </table:table-cell>
          <table:table-cell office:value-type="float" office:value="0.072332" calcext:value-type="float">
            <text:p>0.072332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2701" calcext:value-type="float">
            <text:p>2701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030742" calcext:value-type="float">
            <text:p>1030742</text:p>
          </table:table-cell>
          <table:table-cell office:value-type="float" office:value="39072" calcext:value-type="float">
            <text:p>39072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592" calcext:value-type="float">
            <text:p>592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038" calcext:value-type="float">
            <text:p>276038</text:p>
          </table:table-cell>
          <table:table-cell office:value-type="float" office:value="60403" calcext:value-type="float">
            <text:p>6040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937" calcext:value-type="float">
            <text:p>43937</text:p>
          </table:table-cell>
          <table:table-cell office:value-type="float" office:value="111" calcext:value-type="float">
            <text:p>1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193749" calcext:value-type="float">
            <text:p>1193749</text:p>
          </table:table-cell>
          <table:table-cell office:value-type="float" office:value="16206" calcext:value-type="float">
            <text:p>16206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12987" calcext:value-type="float">
            <text:p>12987</text:p>
          </table:table-cell>
          <table:table-cell office:value-type="float" office:value="1628" calcext:value-type="float">
            <text:p>1628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23328" calcext:value-type="float">
            <text:p>523328</text:p>
          </table:table-cell>
          <table:table-cell office:value-type="float" office:value="88467" calcext:value-type="float">
            <text:p>8846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568449" calcext:value-type="float">
            <text:p>568449</text:p>
          </table:table-cell>
          <table:table-cell office:value-type="float" office:value="62974" calcext:value-type="float">
            <text:p>6297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41935633" calcext:value-type="float">
            <text:p>41935633</text:p>
          </table:table-cell>
          <table:table-cell office:value-type="float" office:value="2033409" calcext:value-type="float">
            <text:p>2033409</text:p>
          </table:table-cell>
          <table:table-cell office:value-type="float" office:value="0.011539" calcext:value-type="float">
            <text:p>0.011539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863351339" calcext:value-type="float">
            <text:p>863351339</text:p>
          </table:table-cell>
          <table:table-cell office:value-type="float" office:value="39232248" calcext:value-type="float">
            <text:p>39232248</text:p>
          </table:table-cell>
          <table:table-cell office:value-type="float" office:value="0.234572" calcext:value-type="float">
            <text:p>0.234572</text:p>
          </table:table-cell>
          <table:table-cell office:value-type="float" office:value="0.007568" calcext:value-type="float">
            <text:p>0.007568</text:p>
          </table:table-cell>
          <table:table-cell office:value-type="float" office:value="4366" calcext:value-type="float">
            <text:p>4366</text:p>
          </table:table-cell>
          <table:table-cell office:value-type="float" office:value="2609" calcext:value-type="float">
            <text:p>260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52075" calcext:value-type="float">
            <text:p>1952075</text:p>
          </table:table-cell>
          <table:table-cell office:value-type="float" office:value="99293" calcext:value-type="float">
            <text:p>99293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1739" calcext:value-type="float">
            <text:p>1739</text:p>
          </table:table-cell>
          <table:table-cell office:value-type="float" office:value="518" calcext:value-type="float">
            <text:p>51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538054" calcext:value-type="float">
            <text:p>538054</text:p>
          </table:table-cell>
          <table:table-cell office:value-type="float" office:value="70930" calcext:value-type="float">
            <text:p>70930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006" calcext:value-type="float">
            <text:p>68006</text:p>
          </table:table-cell>
          <table:table-cell office:value-type="float" office:value="38" calcext:value-type="float">
            <text:p>38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32793" calcext:value-type="float">
            <text:p>132793</text:p>
          </table:table-cell>
          <table:table-cell office:value-type="float" office:value="1147" calcext:value-type="float">
            <text:p>1147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8583" calcext:value-type="float">
            <text:p>8583</text:p>
          </table:table-cell>
          <table:table-cell office:value-type="float" office:value="333" calcext:value-type="float">
            <text:p>33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33022" calcext:value-type="float">
            <text:p>33022</text:p>
          </table:table-cell>
          <table:table-cell office:value-type="float" office:value="2368" calcext:value-type="float">
            <text:p>2368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3114" calcext:value-type="float">
            <text:p>33114</text:p>
          </table:table-cell>
          <table:table-cell office:value-type="float" office:value="1480" calcext:value-type="float">
            <text:p>1480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" calcext:value-type="float">
            <text:p>0</text:p>
          </table:table-cell>
          <table:table-cell office:value-type="float" office:value="7124516" calcext:value-type="float">
            <text:p>7124516</text:p>
          </table:table-cell>
          <table:table-cell office:value-type="float" office:value="426722" calcext:value-type="float">
            <text:p>426722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159168394" calcext:value-type="float">
            <text:p>159168394</text:p>
          </table:table-cell>
          <table:table-cell office:value-type="float" office:value="10178885" calcext:value-type="float">
            <text:p>10178885</text:p>
          </table:table-cell>
          <table:table-cell office:value-type="float" office:value="0.043876" calcext:value-type="float">
            <text:p>0.043876</text:p>
          </table:table-cell>
          <table:table-cell office:value-type="float" office:value="0.004131" calcext:value-type="float">
            <text:p>0.004131</text:p>
          </table:table-cell>
          <table:table-cell office:value-type="float" office:value="4884" calcext:value-type="float">
            <text:p>4884</text:p>
          </table:table-cell>
          <table:table-cell office:value-type="float" office:value="1757" calcext:value-type="float">
            <text:p>175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943115" calcext:value-type="float">
            <text:p>943115</text:p>
          </table:table-cell>
          <table:table-cell office:value-type="float" office:value="52203" calcext:value-type="float">
            <text:p>52203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2146" calcext:value-type="float">
            <text:p>2146</text:p>
          </table:table-cell>
          <table:table-cell office:value-type="float" office:value="370" calcext:value-type="float">
            <text:p>37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35353" calcext:value-type="float">
            <text:p>35353</text:p>
          </table:table-cell>
          <table:table-cell office:value-type="float" office:value="4367" calcext:value-type="float">
            <text:p>436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789" calcext:value-type="float">
            <text:p>43789</text:p>
          </table:table-cell>
          <table:table-cell office:value-type="float" office:value="295" calcext:value-type="float">
            <text:p>29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96925" calcext:value-type="float">
            <text:p>296925</text:p>
          </table:table-cell>
          <table:table-cell office:value-type="float" office:value="2516" calcext:value-type="float">
            <text:p>2516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788" calcext:value-type="float">
            <text:p>7788</text:p>
          </table:table-cell>
          <table:table-cell office:value-type="float" office:value="185" calcext:value-type="float">
            <text:p>18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6617" calcext:value-type="float">
            <text:p>86617</text:p>
          </table:table-cell>
          <table:table-cell office:value-type="float" office:value="18611" calcext:value-type="float">
            <text:p>1861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83194" calcext:value-type="float">
            <text:p>83194</text:p>
          </table:table-cell>
          <table:table-cell office:value-type="float" office:value="4847" calcext:value-type="float">
            <text:p>4847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1852191" calcext:value-type="float">
            <text:p>11852191</text:p>
          </table:table-cell>
          <table:table-cell office:value-type="float" office:value="1152032" calcext:value-type="float">
            <text:p>1152032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852872810" calcext:value-type="float">
            <text:p>852872810</text:p>
          </table:table-cell>
          <table:table-cell office:value-type="float" office:value="40176155" calcext:value-type="float">
            <text:p>40176155</text:p>
          </table:table-cell>
          <table:table-cell office:value-type="float" office:value="0.232772" calcext:value-type="float">
            <text:p>0.232772</text:p>
          </table:table-cell>
          <table:table-cell office:value-type="float" office:value="0.010748" calcext:value-type="float">
            <text:p>0.010748</text:p>
          </table:table-cell>
          <table:table-cell office:value-type="float" office:value="4273" calcext:value-type="float">
            <text:p>4273</text:p>
          </table:table-cell>
          <table:table-cell office:value-type="float" office:value="2443" calcext:value-type="float">
            <text:p>244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57144" calcext:value-type="float">
            <text:p>1957144</text:p>
          </table:table-cell>
          <table:table-cell office:value-type="float" office:value="122636" calcext:value-type="float">
            <text:p>122636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739" calcext:value-type="float">
            <text:p>1739</text:p>
          </table:table-cell>
          <table:table-cell office:value-type="float" office:value="518" calcext:value-type="float">
            <text:p>51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88744" calcext:value-type="float">
            <text:p>88744</text:p>
          </table:table-cell>
          <table:table-cell office:value-type="float" office:value="11156" calcext:value-type="float">
            <text:p>11156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7172" calcext:value-type="float">
            <text:p>87172</text:p>
          </table:table-cell>
          <table:table-cell office:value-type="float" office:value="111" calcext:value-type="float">
            <text:p>11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405667" calcext:value-type="float">
            <text:p>1405667</text:p>
          </table:table-cell>
          <table:table-cell office:value-type="float" office:value="680393" calcext:value-type="float">
            <text:p>680393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13856" calcext:value-type="float">
            <text:p>13856</text:p>
          </table:table-cell>
          <table:table-cell office:value-type="float" office:value="2220" calcext:value-type="float">
            <text:p>2220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33418" calcext:value-type="float">
            <text:p>433418</text:p>
          </table:table-cell>
          <table:table-cell office:value-type="float" office:value="11766" calcext:value-type="float">
            <text:p>1176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422392" calcext:value-type="float">
            <text:p>422392</text:p>
          </table:table-cell>
          <table:table-cell office:value-type="float" office:value="21645" calcext:value-type="float">
            <text:p>2164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30341295" calcext:value-type="float">
            <text:p>30341295</text:p>
          </table:table-cell>
          <table:table-cell office:value-type="float" office:value="432160" calcext:value-type="float">
            <text:p>432160</text:p>
          </table:table-cell>
          <table:table-cell office:value-type="float" office:value="0.008291" calcext:value-type="float">
            <text:p>0.008291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7962483176" calcext:value-type="float">
            <text:p>7962483176</text:p>
          </table:table-cell>
          <table:table-cell office:value-type="float" office:value="150412992" calcext:value-type="float">
            <text:p>150412992</text:p>
          </table:table-cell>
          <table:table-cell office:value-type="float" office:value="2.161814" calcext:value-type="float">
            <text:p>2.161814</text:p>
          </table:table-cell>
          <table:table-cell office:value-type="float" office:value="0.034285" calcext:value-type="float">
            <text:p>0.034285</text:p>
          </table:table-cell>
          <table:table-cell office:value-type="float" office:value="3885" calcext:value-type="float">
            <text:p>3885</text:p>
          </table:table-cell>
          <table:table-cell office:value-type="float" office:value="2405" calcext:value-type="float">
            <text:p>2405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5272007" calcext:value-type="float">
            <text:p>5272007</text:p>
          </table:table-cell>
          <table:table-cell office:value-type="float" office:value="201069" calcext:value-type="float">
            <text:p>201069</text:p>
          </table:table-cell>
          <table:table-cell office:value-type="float" office:value="0.001447" calcext:value-type="float">
            <text:p>0.00144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554" calcext:value-type="float">
            <text:p>1554</text:p>
          </table:table-cell>
          <table:table-cell office:value-type="float" office:value="721" calcext:value-type="float">
            <text:p>72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438598" calcext:value-type="float">
            <text:p>438598</text:p>
          </table:table-cell>
          <table:table-cell office:value-type="float" office:value="28971" calcext:value-type="float">
            <text:p>2897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0424" calcext:value-type="float">
            <text:p>130424</text:p>
          </table:table-cell>
          <table:table-cell office:value-type="float" office:value="296" calcext:value-type="float">
            <text:p>296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473893" calcext:value-type="float">
            <text:p>2473893</text:p>
          </table:table-cell>
          <table:table-cell office:value-type="float" office:value="45251" calcext:value-type="float">
            <text:p>4525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1858" calcext:value-type="float">
            <text:p>11858</text:p>
          </table:table-cell>
          <table:table-cell office:value-type="float" office:value="1147" calcext:value-type="float">
            <text:p>114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682964" calcext:value-type="float">
            <text:p>682964</text:p>
          </table:table-cell>
          <table:table-cell office:value-type="float" office:value="162800" calcext:value-type="float">
            <text:p>162800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733598" calcext:value-type="float">
            <text:p>733598</text:p>
          </table:table-cell>
          <table:table-cell office:value-type="float" office:value="104080" calcext:value-type="float">
            <text:p>104080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90975322" calcext:value-type="float">
            <text:p>90975322</text:p>
          </table:table-cell>
          <table:table-cell office:value-type="float" office:value="10192352" calcext:value-type="float">
            <text:p>10192352</text:p>
          </table:table-cell>
          <table:table-cell office:value-type="float" office:value="0.025323" calcext:value-type="float">
            <text:p>0.025323</text:p>
          </table:table-cell>
          <table:table-cell office:value-type="float" office:value="0.001746" calcext:value-type="float">
            <text:p>0.001746</text:p>
          </table:table-cell>
          <table:table-cell office:value-type="float" office:value="87755687506" calcext:value-type="float">
            <text:p>87755687506</text:p>
          </table:table-cell>
          <table:table-cell office:value-type="float" office:value="1621888636" calcext:value-type="float">
            <text:p>1621888636</text:p>
          </table:table-cell>
          <table:table-cell office:value-type="float" office:value="23.754235" calcext:value-type="float">
            <text:p>23.754235</text:p>
          </table:table-cell>
          <table:table-cell office:value-type="float" office:value="0.306127" calcext:value-type="float">
            <text:p>0.306127</text:p>
          </table:table-cell>
          <table:table-cell office:value-type="float" office:value="4273" calcext:value-type="float">
            <text:p>4273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6139078" calcext:value-type="float">
            <text:p>16139078</text:p>
          </table:table-cell>
          <table:table-cell office:value-type="float" office:value="404074" calcext:value-type="float">
            <text:p>404074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2830" calcext:value-type="float">
            <text:p>2830</text:p>
          </table:table-cell>
          <table:table-cell office:value-type="float" office:value="1480" calcext:value-type="float">
            <text:p>148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765752" calcext:value-type="float">
            <text:p>765752</text:p>
          </table:table-cell>
          <table:table-cell office:value-type="float" office:value="120916" calcext:value-type="float">
            <text:p>120916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326" calcext:value-type="float">
            <text:p>43326</text:p>
          </table:table-cell>
          <table:table-cell office:value-type="float" office:value="37" calcext:value-type="float">
            <text:p>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87971" calcext:value-type="float">
            <text:p>287971</text:p>
          </table:table-cell>
          <table:table-cell office:value-type="float" office:value="33410" calcext:value-type="float">
            <text:p>33410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8473" calcext:value-type="float">
            <text:p>8473</text:p>
          </table:table-cell>
          <table:table-cell office:value-type="float" office:value="962" calcext:value-type="float">
            <text:p>96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4452" calcext:value-type="float">
            <text:p>84452</text:p>
          </table:table-cell>
          <table:table-cell office:value-type="float" office:value="16243" calcext:value-type="float">
            <text:p>1624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3231" calcext:value-type="float">
            <text:p>83231</text:p>
          </table:table-cell>
          <table:table-cell office:value-type="float" office:value="12284" calcext:value-type="float">
            <text:p>1228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1653298" calcext:value-type="float">
            <text:p>11653298</text:p>
          </table:table-cell>
          <table:table-cell office:value-type="float" office:value="821252" calcext:value-type="float">
            <text:p>821252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340629992" calcext:value-type="float">
            <text:p>340629992</text:p>
          </table:table-cell>
          <table:table-cell office:value-type="float" office:value="7921626" calcext:value-type="float">
            <text:p>7921626</text:p>
          </table:table-cell>
          <table:table-cell office:value-type="float" office:value="0.092609" calcext:value-type="float">
            <text:p>0.092609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4698" calcext:value-type="float">
            <text:p>4698</text:p>
          </table:table-cell>
          <table:table-cell office:value-type="float" office:value="2942" calcext:value-type="float">
            <text:p>294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64570" calcext:value-type="float">
            <text:p>1964570</text:p>
          </table:table-cell>
          <table:table-cell office:value-type="float" office:value="45381" calcext:value-type="float">
            <text:p>45381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035" calcext:value-type="float">
            <text:p>1035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21" calcext:value-type="float">
            <text:p>89021</text:p>
          </table:table-cell>
          <table:table-cell office:value-type="float" office:value="12802" calcext:value-type="float">
            <text:p>12802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327" calcext:value-type="float">
            <text:p>43327</text:p>
          </table:table-cell>
          <table:table-cell office:value-type="float" office:value="37" calcext:value-type="float">
            <text:p>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93169" calcext:value-type="float">
            <text:p>293169</text:p>
          </table:table-cell>
          <table:table-cell office:value-type="float" office:value="1961" calcext:value-type="float">
            <text:p>1961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7584" calcext:value-type="float">
            <text:p>7584</text:p>
          </table:table-cell>
          <table:table-cell office:value-type="float" office:value="592" calcext:value-type="float">
            <text:p>59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94720" calcext:value-type="float">
            <text:p>94720</text:p>
          </table:table-cell>
          <table:table-cell office:value-type="float" office:value="35114" calcext:value-type="float">
            <text:p>3511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82824" calcext:value-type="float">
            <text:p>82824</text:p>
          </table:table-cell>
          <table:table-cell office:value-type="float" office:value="14135" calcext:value-type="float">
            <text:p>1413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497971" calcext:value-type="float">
            <text:p>11497971</text:p>
          </table:table-cell>
          <table:table-cell office:value-type="float" office:value="414215" calcext:value-type="float">
            <text:p>414215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810001761" calcext:value-type="float">
            <text:p>810001761</text:p>
          </table:table-cell>
          <table:table-cell office:value-type="float" office:value="36314612" calcext:value-type="float">
            <text:p>36314612</text:p>
          </table:table-cell>
          <table:table-cell office:value-type="float" office:value="0.222382" calcext:value-type="float">
            <text:p>0.222382</text:p>
          </table:table-cell>
          <table:table-cell office:value-type="float" office:value="0.009218" calcext:value-type="float">
            <text:p>0.009218</text:p>
          </table:table-cell>
          <table:table-cell office:value-type="float" office:value="4292" calcext:value-type="float">
            <text:p>4292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868167" calcext:value-type="float">
            <text:p>1868167</text:p>
          </table:table-cell>
          <table:table-cell office:value-type="float" office:value="62974" calcext:value-type="float">
            <text:p>62974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406" calcext:value-type="float">
            <text:p>1406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85" calcext:value-type="float">
            <text:p>84785</text:p>
          </table:table-cell>
          <table:table-cell office:value-type="float" office:value="11082" calcext:value-type="float">
            <text:p>1108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8672" calcext:value-type="float">
            <text:p>68672</text:p>
          </table:table-cell>
          <table:table-cell office:value-type="float" office:value="37" calcext:value-type="float">
            <text:p>37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469493" calcext:value-type="float">
            <text:p>469493</text:p>
          </table:table-cell>
          <table:table-cell office:value-type="float" office:value="1110" calcext:value-type="float">
            <text:p>1110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9213" calcext:value-type="float">
            <text:p>9213</text:p>
          </table:table-cell>
          <table:table-cell office:value-type="float" office:value="222" calcext:value-type="float">
            <text:p>22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101195" calcext:value-type="float">
            <text:p>101195</text:p>
          </table:table-cell>
          <table:table-cell office:value-type="float" office:value="6031" calcext:value-type="float">
            <text:p>603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1898" calcext:value-type="float">
            <text:p>101898</text:p>
          </table:table-cell>
          <table:table-cell office:value-type="float" office:value="7104" calcext:value-type="float">
            <text:p>710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692758" calcext:value-type="float">
            <text:p>11692758</text:p>
          </table:table-cell>
          <table:table-cell office:value-type="float" office:value="1186035" calcext:value-type="float">
            <text:p>1186035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1626541719" calcext:value-type="float">
            <text:p>1626541719</text:p>
          </table:table-cell>
          <table:table-cell office:value-type="float" office:value="92440207" calcext:value-type="float">
            <text:p>92440207</text:p>
          </table:table-cell>
          <table:table-cell office:value-type="float" office:value="0.44528" calcext:value-type="float">
            <text:p>0.44528</text:p>
          </table:table-cell>
          <table:table-cell office:value-type="float" office:value="0.016219" calcext:value-type="float">
            <text:p>0.016219</text:p>
          </table:table-cell>
          <table:table-cell office:value-type="float" office:value="4921" calcext:value-type="float">
            <text:p>4921</text:p>
          </table:table-cell>
          <table:table-cell office:value-type="float" office:value="2646" calcext:value-type="float">
            <text:p>264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09218" calcext:value-type="float">
            <text:p>1909218</text:p>
          </table:table-cell>
          <table:table-cell office:value-type="float" office:value="129355" calcext:value-type="float">
            <text:p>12935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2848" calcext:value-type="float">
            <text:p>2848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87098" calcext:value-type="float">
            <text:p>87098</text:p>
          </table:table-cell>
          <table:table-cell office:value-type="float" office:value="12469" calcext:value-type="float">
            <text:p>1246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3835" calcext:value-type="float">
            <text:p>53835</text:p>
          </table:table-cell>
          <table:table-cell office:value-type="float" office:value="37" calcext:value-type="float">
            <text:p>3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64442" calcext:value-type="float">
            <text:p>464442</text:p>
          </table:table-cell>
          <table:table-cell office:value-type="float" office:value="2886" calcext:value-type="float">
            <text:p>288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1747" calcext:value-type="float">
            <text:p>11747</text:p>
          </table:table-cell>
          <table:table-cell office:value-type="float" office:value="1887" calcext:value-type="float">
            <text:p>188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98235" calcext:value-type="float">
            <text:p>98235</text:p>
          </table:table-cell>
          <table:table-cell office:value-type="float" office:value="12728" calcext:value-type="float">
            <text:p>1272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35198" calcext:value-type="float">
            <text:p>135198</text:p>
          </table:table-cell>
          <table:table-cell office:value-type="float" office:value="19499" calcext:value-type="float">
            <text:p>19499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1379442" calcext:value-type="float">
            <text:p>11379442</text:p>
          </table:table-cell>
          <table:table-cell office:value-type="float" office:value="1214044" calcext:value-type="float">
            <text:p>1214044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3164661929" calcext:value-type="float">
            <text:p>3164661929</text:p>
          </table:table-cell>
          <table:table-cell office:value-type="float" office:value="54900932" calcext:value-type="float">
            <text:p>54900932</text:p>
          </table:table-cell>
          <table:table-cell office:value-type="float" office:value="0.866243" calcext:value-type="float">
            <text:p>0.866243</text:p>
          </table:table-cell>
          <table:table-cell office:value-type="float" office:value="0.026026" calcext:value-type="float">
            <text:p>0.026026</text:p>
          </table:table-cell>
          <table:table-cell office:value-type="float" office:value="4791" calcext:value-type="float">
            <text:p>4791</text:p>
          </table:table-cell>
          <table:table-cell office:value-type="float" office:value="2369" calcext:value-type="float">
            <text:p>236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872643" calcext:value-type="float">
            <text:p>1872643</text:p>
          </table:table-cell>
          <table:table-cell office:value-type="float" office:value="71915" calcext:value-type="float">
            <text:p>7191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5402" calcext:value-type="float">
            <text:p>5402</text:p>
          </table:table-cell>
          <table:table-cell office:value-type="float" office:value="2015" calcext:value-type="float">
            <text:p>201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6449" calcext:value-type="float">
            <text:p>86449</text:p>
          </table:table-cell>
          <table:table-cell office:value-type="float" office:value="10785" calcext:value-type="float">
            <text:p>1078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746" calcext:value-type="float">
            <text:p>68746</text:p>
          </table:table-cell>
          <table:table-cell office:value-type="float" office:value="518" calcext:value-type="float">
            <text:p>518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88433" calcext:value-type="float">
            <text:p>288433</text:p>
          </table:table-cell>
          <table:table-cell office:value-type="float" office:value="5957" calcext:value-type="float">
            <text:p>5957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7733" calcext:value-type="float">
            <text:p>7733</text:p>
          </table:table-cell>
          <table:table-cell office:value-type="float" office:value="740" calcext:value-type="float">
            <text:p>74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2121" calcext:value-type="float">
            <text:p>82121</text:p>
          </table:table-cell>
          <table:table-cell office:value-type="float" office:value="4550" calcext:value-type="float">
            <text:p>4550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5100" calcext:value-type="float">
            <text:p>85100</text:p>
          </table:table-cell>
          <table:table-cell office:value-type="float" office:value="7290" calcext:value-type="float">
            <text:p>7290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5787743" calcext:value-type="float">
            <text:p>5787743</text:p>
          </table:table-cell>
          <table:table-cell office:value-type="float" office:value="380212" calcext:value-type="float">
            <text:p>38021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426810669" calcext:value-type="float">
            <text:p>426810669</text:p>
          </table:table-cell>
          <table:table-cell office:value-type="float" office:value="31191591" calcext:value-type="float">
            <text:p>31191591</text:p>
          </table:table-cell>
          <table:table-cell office:value-type="float" office:value="0.115193" calcext:value-type="float">
            <text:p>0.115193</text:p>
          </table:table-cell>
          <table:table-cell office:value-type="float" office:value="0.004013" calcext:value-type="float">
            <text:p>0.004013</text:p>
          </table:table-cell>
          <table:table-cell office:value-type="float" office:value="4070" calcext:value-type="float">
            <text:p>4070</text:p>
          </table:table-cell>
          <table:table-cell office:value-type="float" office:value="2257" calcext:value-type="float">
            <text:p>2257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905240" calcext:value-type="float">
            <text:p>1905240</text:p>
          </table:table-cell>
          <table:table-cell office:value-type="float" office:value="130133" calcext:value-type="float">
            <text:p>130133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517" calcext:value-type="float">
            <text:p>1517</text:p>
          </table:table-cell>
          <table:table-cell office:value-type="float" office:value="536" calcext:value-type="float">
            <text:p>53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86672" calcext:value-type="float">
            <text:p>86672</text:p>
          </table:table-cell>
          <table:table-cell office:value-type="float" office:value="10323" calcext:value-type="float">
            <text:p>1032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4131" calcext:value-type="float">
            <text:p>54131</text:p>
          </table:table-cell>
          <table:table-cell office:value-type="float" office:value="37" calcext:value-type="float">
            <text:p>3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66688" calcext:value-type="float">
            <text:p>366688</text:p>
          </table:table-cell>
          <table:table-cell office:value-type="float" office:value="1813" calcext:value-type="float">
            <text:p>181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12228" calcext:value-type="float">
            <text:p>12228</text:p>
          </table:table-cell>
          <table:table-cell office:value-type="float" office:value="1665" calcext:value-type="float">
            <text:p>166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4508" calcext:value-type="float">
            <text:p>84508</text:p>
          </table:table-cell>
          <table:table-cell office:value-type="float" office:value="20535" calcext:value-type="float">
            <text:p>20535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83638" calcext:value-type="float">
            <text:p>83638</text:p>
          </table:table-cell>
          <table:table-cell office:value-type="float" office:value="10175" calcext:value-type="float">
            <text:p>1017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89518939" calcext:value-type="float">
            <text:p>189518939</text:p>
          </table:table-cell>
          <table:table-cell office:value-type="float" office:value="10833193" calcext:value-type="float">
            <text:p>10833193</text:p>
          </table:table-cell>
          <table:table-cell office:value-type="float" office:value="0.052927" calcext:value-type="float">
            <text:p>0.052927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13610354872" calcext:value-type="float">
            <text:p>13610354872</text:p>
          </table:table-cell>
          <table:table-cell office:value-type="float" office:value="252799984" calcext:value-type="float">
            <text:p>252799984</text:p>
          </table:table-cell>
          <table:table-cell office:value-type="float" office:value="3.694713" calcext:value-type="float">
            <text:p>3.694713</text:p>
          </table:table-cell>
          <table:table-cell office:value-type="float" office:value="0.054326" calcext:value-type="float">
            <text:p>0.054326</text:p>
          </table:table-cell>
          <table:table-cell office:value-type="float" office:value="4329" calcext:value-type="float">
            <text:p>4329</text:p>
          </table:table-cell>
          <table:table-cell office:value-type="float" office:value="2442" calcext:value-type="float">
            <text:p>244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73709" calcext:value-type="float">
            <text:p>1973709</text:p>
          </table:table-cell>
          <table:table-cell office:value-type="float" office:value="59130" calcext:value-type="float">
            <text:p>5913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591" calcext:value-type="float">
            <text:p>1591</text:p>
          </table:table-cell>
          <table:table-cell office:value-type="float" office:value="222" calcext:value-type="float">
            <text:p>2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88041" calcext:value-type="float">
            <text:p>88041</text:p>
          </table:table-cell>
          <table:table-cell office:value-type="float" office:value="11026" calcext:value-type="float">
            <text:p>11026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8599" calcext:value-type="float">
            <text:p>48599</text:p>
          </table:table-cell>
          <table:table-cell office:value-type="float" office:value="10508" calcext:value-type="float">
            <text:p>10508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94612" calcext:value-type="float">
            <text:p>294612</text:p>
          </table:table-cell>
          <table:table-cell office:value-type="float" office:value="4588" calcext:value-type="float">
            <text:p>458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6298" calcext:value-type="float">
            <text:p>16298</text:p>
          </table:table-cell>
          <table:table-cell office:value-type="float" office:value="4106" calcext:value-type="float">
            <text:p>410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2583" calcext:value-type="float">
            <text:p>82583</text:p>
          </table:table-cell>
          <table:table-cell office:value-type="float" office:value="5032" calcext:value-type="float">
            <text:p>503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5470" calcext:value-type="float">
            <text:p>85470</text:p>
          </table:table-cell>
          <table:table-cell office:value-type="float" office:value="4699" calcext:value-type="float">
            <text:p>469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44874224" calcext:value-type="float">
            <text:p>844874224</text:p>
          </table:table-cell>
          <table:table-cell office:value-type="float" office:value="16251436" calcext:value-type="float">
            <text:p>16251436</text:p>
          </table:table-cell>
          <table:table-cell office:value-type="float" office:value="0.229606" calcext:value-type="float">
            <text:p>0.229606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54510398665" calcext:value-type="float">
            <text:p>54510398665</text:p>
          </table:table-cell>
          <table:table-cell office:value-type="float" office:value="1042658039" calcext:value-type="float">
            <text:p>1042658039</text:p>
          </table:table-cell>
          <table:table-cell office:value-type="float" office:value="14.707783" calcext:value-type="float">
            <text:p>14.707783</text:p>
          </table:table-cell>
          <table:table-cell office:value-type="float" office:value="0.143082" calcext:value-type="float">
            <text:p>0.143082</text:p>
          </table:table-cell>
          <table:table-cell office:value-type="float" office:value="4366" calcext:value-type="float">
            <text:p>4366</text:p>
          </table:table-cell>
          <table:table-cell office:value-type="float" office:value="2368" calcext:value-type="float">
            <text:p>236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78108" calcext:value-type="float">
            <text:p>1978108</text:p>
          </table:table-cell>
          <table:table-cell office:value-type="float" office:value="55522" calcext:value-type="float">
            <text:p>55522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665" calcext:value-type="float">
            <text:p>1665</text:p>
          </table:table-cell>
          <table:table-cell office:value-type="float" office:value="296" calcext:value-type="float">
            <text:p>29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11296" calcext:value-type="float">
            <text:p>111296</text:p>
          </table:table-cell>
          <table:table-cell office:value-type="float" office:value="14356" calcext:value-type="float">
            <text:p>1435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3585" calcext:value-type="float">
            <text:p>43585</text:p>
          </table:table-cell>
          <table:table-cell office:value-type="float" office:value="259" calcext:value-type="float">
            <text:p>25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07544" calcext:value-type="float">
            <text:p>307544</text:p>
          </table:table-cell>
          <table:table-cell office:value-type="float" office:value="83287" calcext:value-type="float">
            <text:p>83287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232" calcext:value-type="float">
            <text:p>8232</text:p>
          </table:table-cell>
          <table:table-cell office:value-type="float" office:value="2701" calcext:value-type="float">
            <text:p>27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80419" calcext:value-type="float">
            <text:p>80419</text:p>
          </table:table-cell>
          <table:table-cell office:value-type="float" office:value="10434" calcext:value-type="float">
            <text:p>1043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1640" calcext:value-type="float">
            <text:p>81640</text:p>
          </table:table-cell>
          <table:table-cell office:value-type="float" office:value="5144" calcext:value-type="float">
            <text:p>514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33935157" calcext:value-type="float">
            <text:p>3033935157</text:p>
          </table:table-cell>
          <table:table-cell office:value-type="float" office:value="119782468" calcext:value-type="float">
            <text:p>119782468</text:p>
          </table:table-cell>
          <table:table-cell office:value-type="float" office:value="0.82502" calcext:value-type="float">
            <text:p>0.82502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216097075685" calcext:value-type="float">
            <text:p>216097075685</text:p>
          </table:table-cell>
          <table:table-cell office:value-type="float" office:value="1746623480" calcext:value-type="float">
            <text:p>1746623480</text:p>
          </table:table-cell>
          <table:table-cell office:value-type="float" office:value="58.550468" calcext:value-type="float">
            <text:p>58.550468</text:p>
          </table:table-cell>
          <table:table-cell office:value-type="float" office:value="0.469201" calcext:value-type="float">
            <text:p>0.469201</text:p>
          </table:table-cell>
          <table:table-cell office:value-type="float" office:value="4218" calcext:value-type="float">
            <text:p>4218</text:p>
          </table:table-cell>
          <table:table-cell office:value-type="float" office:value="1702" calcext:value-type="float">
            <text:p>1702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2005866" calcext:value-type="float">
            <text:p>2005866</text:p>
          </table:table-cell>
          <table:table-cell office:value-type="float" office:value="42047" calcext:value-type="float">
            <text:p>42047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628" calcext:value-type="float">
            <text:p>1628</text:p>
          </table:table-cell>
          <table:table-cell office:value-type="float" office:value="185" calcext:value-type="float">
            <text:p>18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92537" calcext:value-type="float">
            <text:p>92537</text:p>
          </table:table-cell>
          <table:table-cell office:value-type="float" office:value="10767" calcext:value-type="float">
            <text:p>10767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4252" calcext:value-type="float">
            <text:p>44252</text:p>
          </table:table-cell>
          <table:table-cell office:value-type="float" office:value="38" calcext:value-type="float">
            <text:p>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96147" calcext:value-type="float">
            <text:p>296147</text:p>
          </table:table-cell>
          <table:table-cell office:value-type="float" office:value="2146" calcext:value-type="float">
            <text:p>2146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807" calcext:value-type="float">
            <text:p>7807</text:p>
          </table:table-cell>
          <table:table-cell office:value-type="float" office:value="186" calcext:value-type="float">
            <text:p>18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2324" calcext:value-type="float">
            <text:p>82324</text:p>
          </table:table-cell>
          <table:table-cell office:value-type="float" office:value="7770" calcext:value-type="float">
            <text:p>7770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3731" calcext:value-type="float">
            <text:p>83731</text:p>
          </table:table-cell>
          <table:table-cell office:value-type="float" office:value="2220" calcext:value-type="float">
            <text:p>2220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6033109999" calcext:value-type="float">
            <text:p>6033109999</text:p>
          </table:table-cell>
          <table:table-cell office:value-type="float" office:value="79113622" calcext:value-type="float">
            <text:p>79113622</text:p>
          </table:table-cell>
          <table:table-cell office:value-type="float" office:value="1.647367" calcext:value-type="float">
            <text:p>1.647367</text:p>
          </table:table-cell>
          <table:table-cell office:value-type="float" office:value="0.040516" calcext:value-type="float">
            <text:p>0.040516</text:p>
          </table:table-cell>
          <table:table-cell office:value-type="float" office:value="432419103747" calcext:value-type="float">
            <text:p>432419103747</text:p>
          </table:table-cell>
          <table:table-cell office:value-type="float" office:value="5973164930" calcext:value-type="float">
            <text:p>5973164930</text:p>
          </table:table-cell>
          <table:table-cell office:value-type="float" office:value="117.066691" calcext:value-type="float">
            <text:p>117.066691</text:p>
          </table:table-cell>
          <table:table-cell office:value-type="float" office:value="0.993381" calcext:value-type="float">
            <text:p>0.993381</text:p>
          </table:table-cell>
          <table:table-cell office:value-type="float" office:value="4070" calcext:value-type="float">
            <text:p>4070</text:p>
          </table:table-cell>
          <table:table-cell office:value-type="float" office:value="1702" calcext:value-type="float">
            <text:p>1702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997726" calcext:value-type="float">
            <text:p>1997726</text:p>
          </table:table-cell>
          <table:table-cell office:value-type="float" office:value="70470" calcext:value-type="float">
            <text:p>70470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776" calcext:value-type="float">
            <text:p>1776</text:p>
          </table:table-cell>
          <table:table-cell office:value-type="float" office:value="259" calcext:value-type="float">
            <text:p>25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87653" calcext:value-type="float">
            <text:p>87653</text:p>
          </table:table-cell>
          <table:table-cell office:value-type="float" office:value="11026" calcext:value-type="float">
            <text:p>1102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835" calcext:value-type="float">
            <text:p>53835</text:p>
          </table:table-cell>
          <table:table-cell office:value-type="float" office:value="74" calcext:value-type="float">
            <text:p>7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88044" calcext:value-type="float">
            <text:p>288044</text:p>
          </table:table-cell>
          <table:table-cell office:value-type="float" office:value="1924" calcext:value-type="float">
            <text:p>192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7770" calcext:value-type="float">
            <text:p>7770</text:p>
          </table:table-cell>
          <table:table-cell office:value-type="float" office:value="111" calcext:value-type="float">
            <text:p>11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0956" calcext:value-type="float">
            <text:p>80956</text:p>
          </table:table-cell>
          <table:table-cell office:value-type="float" office:value="6994" calcext:value-type="float">
            <text:p>699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6783" calcext:value-type="float">
            <text:p>86783</text:p>
          </table:table-cell>
          <table:table-cell office:value-type="float" office:value="7622" calcext:value-type="float">
            <text:p>762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909874" calcext:value-type="float">
            <text:p>11909874</text:p>
          </table:table-cell>
          <table:table-cell office:value-type="float" office:value="636252" calcext:value-type="float">
            <text:p>636252</text:p>
          </table:table-cell>
          <table:table-cell office:value-type="float" office:value="3288" calcext:value-type="float">
            <text:p>3288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877365534" calcext:value-type="float">
            <text:p>877365534</text:p>
          </table:table-cell>
          <table:table-cell office:value-type="float" office:value="73486477" calcext:value-type="float">
            <text:p>73486477</text:p>
          </table:table-cell>
          <table:table-cell office:value-type="float" office:value="0.239001" calcext:value-type="float">
            <text:p>0.239001</text:p>
          </table:table-cell>
          <table:table-cell office:value-type="float" office:value="0.013833" calcext:value-type="float">
            <text:p>0.013833</text:p>
          </table:table-cell>
          <table:table-cell office:value-type="float" office:value="4717" calcext:value-type="float">
            <text:p>4717</text:p>
          </table:table-cell>
          <table:table-cell office:value-type="float" office:value="3588" calcext:value-type="float">
            <text:p>3588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954558" calcext:value-type="float">
            <text:p>1954558</text:p>
          </table:table-cell>
          <table:table-cell office:value-type="float" office:value="112968" calcext:value-type="float">
            <text:p>112968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1923" calcext:value-type="float">
            <text:p>1923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91038" calcext:value-type="float">
            <text:p>91038</text:p>
          </table:table-cell>
          <table:table-cell office:value-type="float" office:value="12118" calcext:value-type="float">
            <text:p>12118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159" calcext:value-type="float">
            <text:p>44159</text:p>
          </table:table-cell>
          <table:table-cell office:value-type="float" office:value="407" calcext:value-type="float">
            <text:p>407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21900" calcext:value-type="float">
            <text:p>321900</text:p>
          </table:table-cell>
          <table:table-cell office:value-type="float" office:value="1480" calcext:value-type="float">
            <text:p>1480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9176" calcext:value-type="float">
            <text:p>9176</text:p>
          </table:table-cell>
          <table:table-cell office:value-type="float" office:value="407" calcext:value-type="float">
            <text:p>40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102952" calcext:value-type="float">
            <text:p>102952</text:p>
          </table:table-cell>
          <table:table-cell office:value-type="float" office:value="12876" calcext:value-type="float">
            <text:p>1287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1158" calcext:value-type="float">
            <text:p>101158</text:p>
          </table:table-cell>
          <table:table-cell office:value-type="float" office:value="4329" calcext:value-type="float">
            <text:p>4329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84775" calcext:value-type="float">
            <text:p>10084775</text:p>
          </table:table-cell>
          <table:table-cell office:value-type="float" office:value="1722202" calcext:value-type="float">
            <text:p>1722202</text:p>
          </table:table-cell>
          <table:table-cell office:value-type="float" office:value="2944" calcext:value-type="float">
            <text:p>2944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713039820" calcext:value-type="float">
            <text:p>713039820</text:p>
          </table:table-cell>
          <table:table-cell office:value-type="float" office:value="40557107" calcext:value-type="float">
            <text:p>40557107</text:p>
          </table:table-cell>
          <table:table-cell office:value-type="float" office:value="0.196026" calcext:value-type="float">
            <text:p>0.196026</text:p>
          </table:table-cell>
          <table:table-cell office:value-type="float" office:value="0.007945" calcext:value-type="float">
            <text:p>0.007945</text:p>
          </table:table-cell>
          <table:table-cell office:value-type="float" office:value="4661" calcext:value-type="float">
            <text:p>4661</text:p>
          </table:table-cell>
          <table:table-cell office:value-type="float" office:value="3774" calcext:value-type="float">
            <text:p>377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665920" calcext:value-type="float">
            <text:p>1665920</text:p>
          </table:table-cell>
          <table:table-cell office:value-type="float" office:value="63858" calcext:value-type="float">
            <text:p>63858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1295" calcext:value-type="float">
            <text:p>1295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70" calcext:value-type="float">
            <text:p>81270</text:p>
          </table:table-cell>
          <table:table-cell office:value-type="float" office:value="9843" calcext:value-type="float">
            <text:p>984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421" calcext:value-type="float">
            <text:p>41421</text:p>
          </table:table-cell>
          <table:table-cell office:value-type="float" office:value="15170" calcext:value-type="float">
            <text:p>15170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79527" calcext:value-type="float">
            <text:p>379527</text:p>
          </table:table-cell>
          <table:table-cell office:value-type="float" office:value="128502" calcext:value-type="float">
            <text:p>128502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0175" calcext:value-type="float">
            <text:p>10175</text:p>
          </table:table-cell>
          <table:table-cell office:value-type="float" office:value="3034" calcext:value-type="float">
            <text:p>303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118233" calcext:value-type="float">
            <text:p>118233</text:p>
          </table:table-cell>
          <table:table-cell office:value-type="float" office:value="5809" calcext:value-type="float">
            <text:p>580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23080" calcext:value-type="float">
            <text:p>123080</text:p>
          </table:table-cell>
          <table:table-cell office:value-type="float" office:value="13616" calcext:value-type="float">
            <text:p>13616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1405397" calcext:value-type="float">
            <text:p>11405397</text:p>
          </table:table-cell>
          <table:table-cell office:value-type="float" office:value="1540754" calcext:value-type="float">
            <text:p>1540754</text:p>
          </table:table-cell>
          <table:table-cell office:value-type="float" office:value="3286" calcext:value-type="float">
            <text:p>3286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806447671" calcext:value-type="float">
            <text:p>806447671</text:p>
          </table:table-cell>
          <table:table-cell office:value-type="float" office:value="48711425" calcext:value-type="float">
            <text:p>48711425</text:p>
          </table:table-cell>
          <table:table-cell office:value-type="float" office:value="0.224725" calcext:value-type="float">
            <text:p>0.224725</text:p>
          </table:table-cell>
          <table:table-cell office:value-type="float" office:value="0.016935" calcext:value-type="float">
            <text:p>0.016935</text:p>
          </table:table-cell>
          <table:table-cell office:value-type="float" office:value="4291" calcext:value-type="float">
            <text:p>4291</text:p>
          </table:table-cell>
          <table:table-cell office:value-type="float" office:value="3071" calcext:value-type="float">
            <text:p>307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847224" calcext:value-type="float">
            <text:p>1847224</text:p>
          </table:table-cell>
          <table:table-cell office:value-type="float" office:value="127228" calcext:value-type="float">
            <text:p>127228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591" calcext:value-type="float">
            <text:p>1591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84119" calcext:value-type="float">
            <text:p>84119</text:p>
          </table:table-cell>
          <table:table-cell office:value-type="float" office:value="11211" calcext:value-type="float">
            <text:p>1121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807" calcext:value-type="float">
            <text:p>44807</text:p>
          </table:table-cell>
          <table:table-cell office:value-type="float" office:value="185" calcext:value-type="float">
            <text:p>185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27191" calcext:value-type="float">
            <text:p>327191</text:p>
          </table:table-cell>
          <table:table-cell office:value-type="float" office:value="1554" calcext:value-type="float">
            <text:p>1554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7658" calcext:value-type="float">
            <text:p>7658</text:p>
          </table:table-cell>
          <table:table-cell office:value-type="float" office:value="185" calcext:value-type="float">
            <text:p>18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79957" calcext:value-type="float">
            <text:p>79957</text:p>
          </table:table-cell>
          <table:table-cell office:value-type="float" office:value="6364" calcext:value-type="float">
            <text:p>636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4471" calcext:value-type="float">
            <text:p>84471</text:p>
          </table:table-cell>
          <table:table-cell office:value-type="float" office:value="6734" calcext:value-type="float">
            <text:p>673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16122" calcext:value-type="float">
            <text:p>10016122</text:p>
          </table:table-cell>
          <table:table-cell office:value-type="float" office:value="470271" calcext:value-type="float">
            <text:p>470271</text:p>
          </table:table-cell>
          <table:table-cell office:value-type="float" office:value="2712" calcext:value-type="float">
            <text:p>2712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729841187" calcext:value-type="float">
            <text:p>729841187</text:p>
          </table:table-cell>
          <table:table-cell office:value-type="float" office:value="19402504" calcext:value-type="float">
            <text:p>19402504</text:p>
          </table:table-cell>
          <table:table-cell office:value-type="float" office:value="201295" calcext:value-type="float">
            <text:p>201295</text:p>
          </table:table-cell>
          <table:table-cell office:value-type="float" office:value="0.0129" calcext:value-type="float">
            <text:p>0.0129</text:p>
          </table:table-cell>
          <table:table-cell office:value-type="float" office:value="4625" calcext:value-type="float">
            <text:p>4625</text:p>
          </table:table-cell>
          <table:table-cell office:value-type="float" office:value="2961" calcext:value-type="float">
            <text:p>2961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693123" calcext:value-type="float">
            <text:p>1693123</text:p>
          </table:table-cell>
          <table:table-cell office:value-type="float" office:value="162245" calcext:value-type="float">
            <text:p>162245</text:p>
          </table:table-cell>
          <table:table-cell office:value-type="float" office:value="503" calcext:value-type="float">
            <text:p>503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1406" calcext:value-type="float">
            <text:p>1406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67" calcext:value-type="float">
            <text:p>84267</text:p>
          </table:table-cell>
          <table:table-cell office:value-type="float" office:value="12617" calcext:value-type="float">
            <text:p>12617</text:p>
          </table:table-cell>
          <table:table-cell office:value-type="float" office:value="24" calcext:value-type="float">
            <text:p>24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327" calcext:value-type="float">
            <text:p>43327</text:p>
          </table:table-cell>
          <table:table-cell office:value-type="float" office:value="37" calcext:value-type="float">
            <text:p>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87656" calcext:value-type="float">
            <text:p>287656</text:p>
          </table:table-cell>
          <table:table-cell office:value-type="float" office:value="777" calcext:value-type="float">
            <text:p>777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8066" calcext:value-type="float">
            <text:p>8066</text:p>
          </table:table-cell>
          <table:table-cell office:value-type="float" office:value="1222" calcext:value-type="float">
            <text:p>12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88892" calcext:value-type="float">
            <text:p>88892</text:p>
          </table:table-cell>
          <table:table-cell office:value-type="float" office:value="7326" calcext:value-type="float">
            <text:p>732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5525" calcext:value-type="float">
            <text:p>85525</text:p>
          </table:table-cell>
          <table:table-cell office:value-type="float" office:value="11877" calcext:value-type="float">
            <text:p>11877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1379627" calcext:value-type="float">
            <text:p>11379627</text:p>
          </table:table-cell>
          <table:table-cell office:value-type="float" office:value="523366" calcext:value-type="float">
            <text:p>523366</text:p>
          </table:table-cell>
          <table:table-cell office:value-type="float" office:value="3080" calcext:value-type="float">
            <text:p>3080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830034912" calcext:value-type="float">
            <text:p>830034912</text:p>
          </table:table-cell>
          <table:table-cell office:value-type="float" office:value="34996820" calcext:value-type="float">
            <text:p>34996820</text:p>
          </table:table-cell>
          <table:table-cell office:value-type="float" office:value="226917" calcext:value-type="float">
            <text:p>226917</text:p>
          </table:table-cell>
          <table:table-cell office:value-type="float" office:value="0.005262" calcext:value-type="float">
            <text:p>0.005262</text:p>
          </table:table-cell>
          <table:table-cell office:value-type="float" office:value="4180" calcext:value-type="float">
            <text:p>4180</text:p>
          </table:table-cell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36724" calcext:value-type="float">
            <text:p>1936724</text:p>
          </table:table-cell>
          <table:table-cell office:value-type="float" office:value="113534" calcext:value-type="float">
            <text:p>113534</text:p>
          </table:table-cell>
          <table:table-cell office:value-type="float" office:value="538" calcext:value-type="float">
            <text:p>53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720" calcext:value-type="float">
            <text:p>1720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48" calcext:value-type="float">
            <text:p>88448</text:p>
          </table:table-cell>
          <table:table-cell office:value-type="float" office:value="10267" calcext:value-type="float">
            <text:p>10267</text:p>
          </table:table-cell>
          <table:table-cell office:value-type="float" office:value="24" calcext:value-type="float">
            <text:p>24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38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990" calcext:value-type="float">
            <text:p>83990</text:p>
          </table:table-cell>
          <table:table-cell office:value-type="float" office:value="444" calcext:value-type="float">
            <text:p>44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151588" calcext:value-type="float">
            <text:p>1151588</text:p>
          </table:table-cell>
          <table:table-cell office:value-type="float" office:value="13135" calcext:value-type="float">
            <text:p>13135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1026" calcext:value-type="float">
            <text:p>11026</text:p>
          </table:table-cell>
          <table:table-cell office:value-type="float" office:value="3330" calcext:value-type="float">
            <text:p>333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36063" calcext:value-type="float">
            <text:p>436063</text:p>
          </table:table-cell>
          <table:table-cell office:value-type="float" office:value="13764" calcext:value-type="float">
            <text:p>1376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456691" calcext:value-type="float">
            <text:p>456691</text:p>
          </table:table-cell>
          <table:table-cell office:value-type="float" office:value="43956" calcext:value-type="float">
            <text:p>4395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43215666" calcext:value-type="float">
            <text:p>43215666</text:p>
          </table:table-cell>
          <table:table-cell office:value-type="float" office:value="3402742" calcext:value-type="float">
            <text:p>3402742</text:p>
          </table:table-cell>
          <table:table-cell office:value-type="float" office:value="11940" calcext:value-type="float">
            <text:p>11940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1801352714" calcext:value-type="float">
            <text:p>1801352714</text:p>
          </table:table-cell>
          <table:table-cell office:value-type="float" office:value="53119420" calcext:value-type="float">
            <text:p>53119420</text:p>
          </table:table-cell>
          <table:table-cell office:value-type="float" office:value="486555" calcext:value-type="float">
            <text:p>486555</text:p>
          </table:table-cell>
          <table:table-cell office:value-type="float" office:value="0.013314" calcext:value-type="float">
            <text:p>0.013314</text:p>
          </table:table-cell>
          <table:table-cell office:value-type="float" office:value="6475" calcext:value-type="float">
            <text:p>6475</text:p>
          </table:table-cell>
          <table:table-cell office:value-type="float" office:value="3015" calcext:value-type="float">
            <text:p>3015</text:p>
          </table:table-cell>
          <table:table-cell office:value-type="float" office:value="2" calcext:value-type="float">
            <text:p>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903108" calcext:value-type="float">
            <text:p>2903108</text:p>
          </table:table-cell>
          <table:table-cell office:value-type="float" office:value="135439" calcext:value-type="float">
            <text:p>135439</text:p>
          </table:table-cell>
          <table:table-cell office:value-type="float" office:value="814" calcext:value-type="float">
            <text:p>814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3145" calcext:value-type="float">
            <text:p>3145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16" calcext:value-type="float">
            <text:p>457616</text:p>
          </table:table-cell>
          <table:table-cell office:value-type="float" office:value="47620" calcext:value-type="float">
            <text:p>47620</text:p>
          </table:table-cell>
          <table:table-cell office:value-type="float" office:value="128" calcext:value-type="float">
            <text:p>128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51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6039" calcext:value-type="float">
            <text:p>146039</text:p>
          </table:table-cell>
          <table:table-cell office:value-type="float" office:value="407" calcext:value-type="float">
            <text:p>40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721147" calcext:value-type="float">
            <text:p>1721147</text:p>
          </table:table-cell>
          <table:table-cell office:value-type="float" office:value="287343" calcext:value-type="float">
            <text:p>287343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7723" calcext:value-type="float">
            <text:p>17723</text:p>
          </table:table-cell>
          <table:table-cell office:value-type="float" office:value="6068" calcext:value-type="float">
            <text:p>606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614718" calcext:value-type="float">
            <text:p>614718</text:p>
          </table:table-cell>
          <table:table-cell office:value-type="float" office:value="88726" calcext:value-type="float">
            <text:p>88726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615865" calcext:value-type="float">
            <text:p>615865</text:p>
          </table:table-cell>
          <table:table-cell office:value-type="float" office:value="54169" calcext:value-type="float">
            <text:p>54169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61460015" calcext:value-type="float">
            <text:p>61460015</text:p>
          </table:table-cell>
          <table:table-cell office:value-type="float" office:value="7813290" calcext:value-type="float">
            <text:p>7813290</text:p>
          </table:table-cell>
          <table:table-cell office:value-type="float" office:value="17430" calcext:value-type="float">
            <text:p>17430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2860525314" calcext:value-type="float">
            <text:p>2860525314</text:p>
          </table:table-cell>
          <table:table-cell office:value-type="float" office:value="206917432" calcext:value-type="float">
            <text:p>206917432</text:p>
          </table:table-cell>
          <table:table-cell office:value-type="float" office:value="789328" calcext:value-type="float">
            <text:p>789328</text:p>
          </table:table-cell>
          <table:table-cell office:value-type="float" office:value="0.038364" calcext:value-type="float">
            <text:p>0.038364</text:p>
          </table:table-cell>
          <table:table-cell office:value-type="float" office:value="8399" calcext:value-type="float">
            <text:p>8399</text:p>
          </table:table-cell>
          <table:table-cell office:value-type="float" office:value="4329" calcext:value-type="float">
            <text:p>4329</text:p>
          </table:table-cell>
          <table:table-cell office:value-type="float" office:value="2" calcext:value-type="float">
            <text:p>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666089" calcext:value-type="float">
            <text:p>3666089</text:p>
          </table:table-cell>
          <table:table-cell office:value-type="float" office:value="281308" calcext:value-type="float">
            <text:p>281308</text:p>
          </table:table-cell>
          <table:table-cell office:value-type="float" office:value="1030" calcext:value-type="float">
            <text:p>1030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4292" calcext:value-type="float">
            <text:p>4292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9798" calcext:value-type="float">
            <text:p>589798</text:p>
          </table:table-cell>
          <table:table-cell office:value-type="float" office:value="54297" calcext:value-type="float">
            <text:p>54297</text:p>
          </table:table-cell>
          <table:table-cell office:value-type="float" office:value="166" calcext:value-type="float">
            <text:p>166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181" calcext:value-type="float">
            <text:p>22181</text:p>
          </table:table-cell>
          <table:table-cell office:value-type="float" office:value="111" calcext:value-type="float">
            <text:p>11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734653" calcext:value-type="float">
            <text:p>734653</text:p>
          </table:table-cell>
          <table:table-cell office:value-type="float" office:value="543234" calcext:value-type="float">
            <text:p>543234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8436" calcext:value-type="float">
            <text:p>8436</text:p>
          </table:table-cell>
          <table:table-cell office:value-type="float" office:value="851" calcext:value-type="float">
            <text:p>85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  <table:table-cell office:value-type="float" office:value="342694" calcext:value-type="float">
            <text:p>342694</text:p>
          </table:table-cell>
          <table:table-cell office:value-type="float" office:value="58793" calcext:value-type="float">
            <text:p>58793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26395" calcext:value-type="float">
            <text:p>326395</text:p>
          </table:table-cell>
          <table:table-cell office:value-type="float" office:value="38887" calcext:value-type="float">
            <text:p>38887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1456947" calcext:value-type="float">
            <text:p>21456947</text:p>
          </table:table-cell>
          <table:table-cell office:value-type="float" office:value="3579677" calcext:value-type="float">
            <text:p>3579677</text:p>
          </table:table-cell>
          <table:table-cell office:value-type="float" office:value="5839" calcext:value-type="float">
            <text:p>5839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259633181" calcext:value-type="float">
            <text:p>259633181</text:p>
          </table:table-cell>
          <table:table-cell office:value-type="float" office:value="5582782" calcext:value-type="float">
            <text:p>5582782</text:p>
          </table:table-cell>
          <table:table-cell office:value-type="float" office:value="70897" calcext:value-type="float">
            <text:p>70897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2479" calcext:value-type="float">
            <text:p>2479</text:p>
          </table:table-cell>
          <table:table-cell office:value-type="float" office:value="1702" calcext:value-type="float">
            <text:p>1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778" calcext:value-type="float">
            <text:p>994778</text:p>
          </table:table-cell>
          <table:table-cell office:value-type="float" office:value="162919" calcext:value-type="float">
            <text:p>162919</text:p>
          </table:table-cell>
          <table:table-cell office:value-type="float" office:value="293" calcext:value-type="float">
            <text:p>293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555" calcext:value-type="float">
            <text:p>555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096" calcext:value-type="float">
            <text:p>273096</text:p>
          </table:table-cell>
          <table:table-cell office:value-type="float" office:value="69616" calcext:value-type="float">
            <text:p>69616</text:p>
          </table:table-cell>
          <table:table-cell office:value-type="float" office:value="79" calcext:value-type="float">
            <text:p>79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7101" calcext:value-type="float">
            <text:p>47101</text:p>
          </table:table-cell>
          <table:table-cell office:value-type="float" office:value="260" calcext:value-type="float">
            <text:p>260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186497" calcext:value-type="float">
            <text:p>1186497</text:p>
          </table:table-cell>
          <table:table-cell office:value-type="float" office:value="31413" calcext:value-type="float">
            <text:p>31413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0767" calcext:value-type="float">
            <text:p>10767</text:p>
          </table:table-cell>
          <table:table-cell office:value-type="float" office:value="1665" calcext:value-type="float">
            <text:p>166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29488" calcext:value-type="float">
            <text:p>529488</text:p>
          </table:table-cell>
          <table:table-cell office:value-type="float" office:value="65084" calcext:value-type="float">
            <text:p>6508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510192" calcext:value-type="float">
            <text:p>510192</text:p>
          </table:table-cell>
          <table:table-cell office:value-type="float" office:value="46620" calcext:value-type="float">
            <text:p>46620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42107609" calcext:value-type="float">
            <text:p>42107609</text:p>
          </table:table-cell>
          <table:table-cell office:value-type="float" office:value="2582711" calcext:value-type="float">
            <text:p>2582711</text:p>
          </table:table-cell>
          <table:table-cell office:value-type="float" office:value="11404" calcext:value-type="float">
            <text:p>11404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810514784" calcext:value-type="float">
            <text:p>810514784</text:p>
          </table:table-cell>
          <table:table-cell office:value-type="float" office:value="25492815" calcext:value-type="float">
            <text:p>25492815</text:p>
          </table:table-cell>
          <table:table-cell office:value-type="float" office:value="221466" calcext:value-type="float">
            <text:p>221466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4310" calcext:value-type="float">
            <text:p>4310</text:p>
          </table:table-cell>
          <table:table-cell office:value-type="float" office:value="2164" calcext:value-type="float">
            <text:p>2164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895321" calcext:value-type="float">
            <text:p>1895321</text:p>
          </table:table-cell>
          <table:table-cell office:value-type="float" office:value="79331" calcext:value-type="float">
            <text:p>79331</text:p>
          </table:table-cell>
          <table:table-cell office:value-type="float" office:value="534" calcext:value-type="float">
            <text:p>534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591" calcext:value-type="float">
            <text:p>159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172" calcext:value-type="float">
            <text:p>530172</text:p>
          </table:table-cell>
          <table:table-cell office:value-type="float" office:value="77107" calcext:value-type="float">
            <text:p>77107</text:p>
          </table:table-cell>
          <table:table-cell office:value-type="float" office:value="149" calcext:value-type="float">
            <text:p>149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237" calcext:value-type="float">
            <text:p>22237</text:p>
          </table:table-cell>
          <table:table-cell office:value-type="float" office:value="6068" calcext:value-type="float">
            <text:p>606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18466" calcext:value-type="float">
            <text:p>718466</text:p>
          </table:table-cell>
          <table:table-cell office:value-type="float" office:value="22903" calcext:value-type="float">
            <text:p>22903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8639" calcext:value-type="float">
            <text:p>8639</text:p>
          </table:table-cell>
          <table:table-cell office:value-type="float" office:value="1406" calcext:value-type="float">
            <text:p>140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32223" calcext:value-type="float">
            <text:p>332223</text:p>
          </table:table-cell>
          <table:table-cell office:value-type="float" office:value="75110" calcext:value-type="float">
            <text:p>75110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33536" calcext:value-type="float">
            <text:p>333536</text:p>
          </table:table-cell>
          <table:table-cell office:value-type="float" office:value="56462" calcext:value-type="float">
            <text:p>56462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9900412" calcext:value-type="float">
            <text:p>19900412</text:p>
          </table:table-cell>
          <table:table-cell office:value-type="float" office:value="1813444" calcext:value-type="float">
            <text:p>1813444</text:p>
          </table:table-cell>
          <table:table-cell office:value-type="float" office:value="5879" calcext:value-type="float">
            <text:p>5879</text:p>
          </table:table-cell>
          <table:table-cell office:value-type="float" office:value="0.000966" calcext:value-type="float">
            <text:p>0.000966</text:p>
          </table:table-cell>
          <table:table-cell office:value-type="float" office:value="277142080" calcext:value-type="float">
            <text:p>277142080</text:p>
          </table:table-cell>
          <table:table-cell office:value-type="float" office:value="25061802" calcext:value-type="float">
            <text:p>25061802</text:p>
          </table:table-cell>
          <table:table-cell office:value-type="float" office:value="74221" calcext:value-type="float">
            <text:p>74221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2886" calcext:value-type="float">
            <text:p>2886</text:p>
          </table:table-cell>
          <table:table-cell office:value-type="float" office:value="1702" calcext:value-type="float">
            <text:p>1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1148" calcext:value-type="float">
            <text:p>1031148</text:p>
          </table:table-cell>
          <table:table-cell office:value-type="float" office:value="56939" calcext:value-type="float">
            <text:p>56939</text:p>
          </table:table-cell>
          <table:table-cell office:value-type="float" office:value="299" calcext:value-type="float">
            <text:p>299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629" calcext:value-type="float">
            <text:p>629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513" calcext:value-type="float">
            <text:p>282513</text:p>
          </table:table-cell>
          <table:table-cell office:value-type="float" office:value="48377" calcext:value-type="float">
            <text:p>48377</text:p>
          </table:table-cell>
          <table:table-cell office:value-type="float" office:value="81" calcext:value-type="float">
            <text:p>81</text:p>
          </table:table-cell>
          <table:table-cell office:value-type="float" office:value="0.000021" calcext:value-type="float">
            <text:p>0.000021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034" calcext:value-type="float">
            <text:p>58034</text:p>
          </table:table-cell>
          <table:table-cell office:value-type="float" office:value="925" calcext:value-type="float">
            <text:p>925</text:p>
          </table:table-cell>
          <table:table-cell office:value-type="float" office:value="17" calcext:value-type="float">
            <text:p>17</text:p>
          </table:table-cell>
          <table:table-cell office:value-type="float" office:value="5.670979" calcext:value-type="float">
            <text:p>5.670979</text:p>
          </table:table-cell>
          <table:table-cell office:value-type="float" office:value="247881" calcext:value-type="float">
            <text:p>247881</text:p>
          </table:table-cell>
          <table:table-cell office:value-type="float" office:value="125171" calcext:value-type="float">
            <text:p>125171</text:p>
          </table:table-cell>
          <table:table-cell office:value-type="float" office:value="81" calcext:value-type="float">
            <text:p>81</text:p>
          </table:table-cell>
          <table:table-cell office:value-type="float" office:value="22.712111" calcext:value-type="float">
            <text:p>22.712111</text:p>
          </table:table-cell>
          <table:table-cell office:value-type="float" office:value="7880" calcext:value-type="float">
            <text:p>788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417" calcext:value-type="float">
            <text:p>82417</text:p>
          </table:table-cell>
          <table:table-cell office:value-type="float" office:value="9139" calcext:value-type="float">
            <text:p>9139</text:p>
          </table:table-cell>
          <table:table-cell office:value-type="float" office:value="22" calcext:value-type="float">
            <text:p>22</text:p>
          </table:table-cell>
          <table:table-cell office:value-type="float" office:value="1.356466" calcext:value-type="float">
            <text:p>1.356466</text:p>
          </table:table-cell>
          <table:table-cell office:value-type="float" office:value="82454" calcext:value-type="float">
            <text:p>82454</text:p>
          </table:table-cell>
          <table:table-cell office:value-type="float" office:value="7622" calcext:value-type="float">
            <text:p>7622</text:p>
          </table:table-cell>
          <table:table-cell office:value-type="float" office:value="22" calcext:value-type="float">
            <text:p>22</text:p>
          </table:table-cell>
          <table:table-cell office:value-type="float" office:value="1.857418" calcext:value-type="float">
            <text:p>1.857418</text:p>
          </table:table-cell>
          <table:table-cell office:value-type="float" office:value="9775140" calcext:value-type="float">
            <text:p>9775140</text:p>
          </table:table-cell>
          <table:table-cell office:value-type="float" office:value="76774" calcext:value-type="float">
            <text:p>76774</text:p>
          </table:table-cell>
          <table:table-cell office:value-type="float" office:value="2654" calcext:value-type="float">
            <text:p>2654</text:p>
          </table:table-cell>
          <table:table-cell office:value-type="float" office:value="40.692628" calcext:value-type="float">
            <text:p>40.692628</text:p>
          </table:table-cell>
          <table:table-cell office:value-type="float" office:value="739837403" calcext:value-type="float">
            <text:p>739837403</text:p>
          </table:table-cell>
          <table:table-cell office:value-type="float" office:value="8137743" calcext:value-type="float">
            <text:p>8137743</text:p>
          </table:table-cell>
          <table:table-cell office:value-type="float" office:value="200715" calcext:value-type="float">
            <text:p>200715</text:p>
          </table:table-cell>
          <table:table-cell office:value-type="float" office:value="2452.758653" calcext:value-type="float">
            <text:p>2452.758653</text:p>
          </table:table-cell>
          <table:table-cell office:value-type="float" office:value="4403" calcext:value-type="float">
            <text:p>4403</text:p>
          </table:table-cell>
          <table:table-cell office:value-type="float" office:value="2405" calcext:value-type="float">
            <text:p>2405</text:p>
          </table:table-cell>
          <table:table-cell office:value-type="float" office:value="1" calcext:value-type="float">
            <text:p>1</text:p>
          </table:table-cell>
          <table:table-cell office:value-type="float" office:value="0.918474" calcext:value-type="float">
            <text:p>0.918474</text:p>
          </table:table-cell>
          <table:table-cell office:value-type="float" office:value="1717709" calcext:value-type="float">
            <text:p>1717709</text:p>
          </table:table-cell>
          <table:table-cell office:value-type="float" office:value="101617" calcext:value-type="float">
            <text:p>101617</text:p>
          </table:table-cell>
          <table:table-cell office:value-type="float" office:value="488" calcext:value-type="float">
            <text:p>488</text:p>
          </table:table-cell>
          <table:table-cell office:value-type="float" office:value="64.216484" calcext:value-type="float">
            <text:p>64.216484</text:p>
          </table:table-cell>
          <table:table-cell office:value-type="float" office:value="1406" calcext:value-type="float">
            <text:p>1406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87190" calcext:value-type="float">
            <text:p>87190</text:p>
          </table:table-cell>
          <table:table-cell office:value-type="float" office:value="8750" calcext:value-type="float">
            <text:p>8750</text:p>
          </table:table-cell>
          <table:table-cell office:value-type="float" office:value="24" calcext:value-type="float">
            <text:p>24</text:p>
          </table:table-cell>
          <table:table-cell office:value-type="float" office:value="3.783966" calcext:value-type="float">
            <text:p>3.7839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438" calcext:value-type="float">
            <text:p>43438</text:p>
          </table:table-cell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office:value-type="float" office:value="1.204159" calcext:value-type="float">
            <text:p>1.204159</text:p>
          </table:table-cell>
          <table:table-cell office:value-type="float" office:value="386502" calcext:value-type="float">
            <text:p>386502</text:p>
          </table:table-cell>
          <table:table-cell office:value-type="float" office:value="129944" calcext:value-type="float">
            <text:p>129944</text:p>
          </table:table-cell>
          <table:table-cell office:value-type="float" office:value="99" calcext:value-type="float">
            <text:p>99</text:p>
          </table:table-cell>
          <table:table-cell office:value-type="float" office:value="15.460918" calcext:value-type="float">
            <text:p>15.460918</text:p>
          </table:table-cell>
          <table:table-cell office:value-type="float" office:value="10656" calcext:value-type="float">
            <text:p>10656</text:p>
          </table:table-cell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0.489898" calcext:value-type="float">
            <text:p>0.489898</text:p>
          </table:table-cell>
          <table:table-cell office:value-type="float" office:value="118825" calcext:value-type="float">
            <text:p>118825</text:p>
          </table:table-cell>
          <table:table-cell office:value-type="float" office:value="9065" calcext:value-type="float">
            <text:p>9065</text:p>
          </table:table-cell>
          <table:table-cell office:value-type="float" office:value="32" calcext:value-type="float">
            <text:p>32</text:p>
          </table:table-cell>
          <table:table-cell office:value-type="float" office:value="2.009975" calcext:value-type="float">
            <text:p>2.009975</text:p>
          </table:table-cell>
          <table:table-cell office:value-type="float" office:value="110186" calcext:value-type="float">
            <text:p>110186</text:p>
          </table:table-cell>
          <table:table-cell office:value-type="float" office:value="14319" calcext:value-type="float">
            <text:p>14319</text:p>
          </table:table-cell>
          <table:table-cell office:value-type="float" office:value="30" calcext:value-type="float">
            <text:p>30</text:p>
          </table:table-cell>
          <table:table-cell office:value-type="float" office:value="2.45153" calcext:value-type="float">
            <text:p>2.45153</text:p>
          </table:table-cell>
          <table:table-cell office:value-type="float" office:value="11873022" calcext:value-type="float">
            <text:p>11873022</text:p>
          </table:table-cell>
          <table:table-cell office:value-type="float" office:value="2408367" calcext:value-type="float">
            <text:p>2408367</text:p>
          </table:table-cell>
          <table:table-cell office:value-type="float" office:value="3452" calcext:value-type="float">
            <text:p>3452</text:p>
          </table:table-cell>
          <table:table-cell office:value-type="float" office:value="509.694968" calcext:value-type="float">
            <text:p>509.694968</text:p>
          </table:table-cell>
          <table:table-cell office:value-type="float" office:value="813864358" calcext:value-type="float">
            <text:p>813864358</text:p>
          </table:table-cell>
          <table:table-cell office:value-type="float" office:value="27521266" calcext:value-type="float">
            <text:p>27521266</text:p>
          </table:table-cell>
          <table:table-cell office:value-type="float" office:value="226414" calcext:value-type="float">
            <text:p>226414</text:p>
          </table:table-cell>
          <table:table-cell office:value-type="float" office:value="14815.982667" calcext:value-type="float">
            <text:p>14815.982667</text:p>
          </table:table-cell>
          <table:table-cell office:value-type="float" office:value="4439" calcext:value-type="float">
            <text:p>4439</text:p>
          </table:table-cell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office:value-type="float" office:value="1.296928" calcext:value-type="float">
            <text:p>1.296928</text:p>
          </table:table-cell>
          <table:table-cell office:value-type="float" office:value="1898639" calcext:value-type="float">
            <text:p>1898639</text:p>
          </table:table-cell>
          <table:table-cell office:value-type="float" office:value="93403" calcext:value-type="float">
            <text:p>93403</text:p>
          </table:table-cell>
          <table:table-cell office:value-type="float" office:value="533" calcext:value-type="float">
            <text:p>533</text:p>
          </table:table-cell>
          <table:table-cell office:value-type="float" office:value="60.53275" calcext:value-type="float">
            <text:p>60.53275</text:p>
          </table:table-cell>
          <table:table-cell office:value-type="float" office:value="1443" calcext:value-type="float">
            <text:p>1443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0.305532" calcext:value-type="float">
            <text:p>0.305532</text:p>
          </table:table-cell>
          <table:table-cell office:value-type="float" office:value="84767" calcext:value-type="float">
            <text:p>84767</text:p>
          </table:table-cell>
          <table:table-cell office:value-type="float" office:value="11803" calcext:value-type="float">
            <text:p>11803</text:p>
          </table:table-cell>
          <table:table-cell office:value-type="float" office:value="24" calcext:value-type="float">
            <text:p>24</text:p>
          </table:table-cell>
          <table:table-cell office:value-type="float" office:value="5.190131" calcext:value-type="float">
            <text:p>5.190131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wots_p_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s]</text:p>
          </table:table-cell>
          <table:table-cell office:value-type="string" calcext:value-type="string">
            <text:p><text:s/>std [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437" calcext:value-type="float">
            <text:p>4443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307396" calcext:value-type="float">
            <text:p>307396</text:p>
          </table:table-cell>
          <table:table-cell office:value-type="float" office:value="3811" calcext:value-type="float">
            <text:p>3811</text:p>
          </table:table-cell>
          <table:table-cell office:value-type="float" office:value="87" calcext:value-type="float">
            <text:p>87</text:p>
          </table:table-cell>
          <table:table-cell office:value-type="float" office:value="8.848164" calcext:value-type="float">
            <text:p>8.848164</text:p>
          </table:table-cell>
          <table:table-cell office:value-type="float" office:value="17889" calcext:value-type="float">
            <text:p>17889</text:p>
          </table:table-cell>
          <table:table-cell office:value-type="float" office:value="1406" calcext:value-type="float">
            <text:p>140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49739" calcext:value-type="float">
            <text:p>149739</text:p>
          </table:table-cell>
          <table:table-cell office:value-type="float" office:value="14245" calcext:value-type="float">
            <text:p>14245</text:p>
          </table:table-cell>
          <table:table-cell office:value-type="float" office:value="40" calcext:value-type="float">
            <text:p>40</text:p>
          </table:table-cell>
          <table:table-cell office:value-type="float" office:value="3.067572" calcext:value-type="float">
            <text:p>3.067572</text:p>
          </table:table-cell>
          <table:table-cell office:value-type="float" office:value="144466" calcext:value-type="float">
            <text:p>144466</text:p>
          </table:table-cell>
          <table:table-cell office:value-type="float" office:value="14097" calcext:value-type="float">
            <text:p>14097</text:p>
          </table:table-cell>
          <table:table-cell office:value-type="float" office:value="39" calcext:value-type="float">
            <text:p>39</text:p>
          </table:table-cell>
          <table:table-cell office:value-type="float" office:value="3.2" calcext:value-type="float">
            <text:p>3.2</text:p>
          </table:table-cell>
          <table:table-cell office:value-type="float" office:value="9931595" calcext:value-type="float">
            <text:p>9931595</text:p>
          </table:table-cell>
          <table:table-cell office:value-type="float" office:value="1112738" calcext:value-type="float">
            <text:p>1112738</text:p>
          </table:table-cell>
          <table:table-cell office:value-type="float" office:value="3092" calcext:value-type="float">
            <text:p>3092</text:p>
          </table:table-cell>
          <table:table-cell office:value-type="float" office:value="1026.938752" calcext:value-type="float">
            <text:p>1026.938752</text:p>
          </table:table-cell>
          <table:table-cell office:value-type="float" office:value="739383135" calcext:value-type="float">
            <text:p>739383135</text:p>
          </table:table-cell>
          <table:table-cell office:value-type="float" office:value="39220593" calcext:value-type="float">
            <text:p>39220593</text:p>
          </table:table-cell>
          <table:table-cell office:value-type="float" office:value="204325" calcext:value-type="float">
            <text:p>204325</text:p>
          </table:table-cell>
          <table:table-cell office:value-type="float" office:value="8129.351616" calcext:value-type="float">
            <text:p>8129.351616</text:p>
          </table:table-cell>
          <table:table-cell office:value-type="float" office:value="4754" calcext:value-type="float">
            <text:p>4754</text:p>
          </table:table-cell>
          <table:table-cell office:value-type="float" office:value="2738" calcext:value-type="float">
            <text:p>2738</text:p>
          </table:table-cell>
          <table:table-cell office:value-type="float" office:value="1" calcext:value-type="float">
            <text:p>1</text:p>
          </table:table-cell>
          <table:table-cell office:value-type="float" office:value="1.20908" calcext:value-type="float">
            <text:p>1.20908</text:p>
          </table:table-cell>
          <table:table-cell office:value-type="float" office:value="1711797" calcext:value-type="float">
            <text:p>1711797</text:p>
          </table:table-cell>
          <table:table-cell office:value-type="float" office:value="84956" calcext:value-type="float">
            <text:p>84956</text:p>
          </table:table-cell>
          <table:table-cell office:value-type="float" office:value="479" calcext:value-type="float">
            <text:p>479</text:p>
          </table:table-cell>
          <table:table-cell office:value-type="float" office:value="46.356145" calcext:value-type="float">
            <text:p>46.356145</text:p>
          </table:table-cell>
          <table:table-cell office:value-type="float" office:value="1443" calcext:value-type="float">
            <text:p>144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0.212661" calcext:value-type="float">
            <text:p>0.212661</text:p>
          </table:table-cell>
          <table:table-cell office:value-type="float" office:value="85377" calcext:value-type="float">
            <text:p>85377</text:p>
          </table:table-cell>
          <table:table-cell office:value-type="float" office:value="9602" calcext:value-type="float">
            <text:p>9602</text:p>
          </table:table-cell>
          <table:table-cell office:value-type="float" office:value="23" calcext:value-type="float">
            <text:p>23</text:p>
          </table:table-cell>
          <table:table-cell office:value-type="float" office:value="4.036444" calcext:value-type="float">
            <text:p>4.036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622" calcext:value-type="float">
            <text:p>43622</text:p>
          </table:table-cell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292596" calcext:value-type="float">
            <text:p>292596</text:p>
          </table:table-cell>
          <table:table-cell office:value-type="float" office:value="2294" calcext:value-type="float">
            <text:p>2294</text:p>
          </table:table-cell>
          <table:table-cell office:value-type="float" office:value="80" calcext:value-type="float">
            <text:p>80</text:p>
          </table:table-cell>
          <table:table-cell office:value-type="float" office:value="4.920366" calcext:value-type="float">
            <text:p>4.920366</text:p>
          </table:table-cell>
          <table:table-cell office:value-type="float" office:value="7770" calcext:value-type="float">
            <text:p>7770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085" calcext:value-type="float">
            <text:p>81085</text:p>
          </table:table-cell>
          <table:table-cell office:value-type="float" office:value="7215" calcext:value-type="float">
            <text:p>7215</text:p>
          </table:table-cell>
          <table:table-cell office:value-type="float" office:value="22" calcext:value-type="float">
            <text:p>22</text:p>
          </table:table-cell>
          <table:table-cell office:value-type="float" office:value="1.907878" calcext:value-type="float">
            <text:p>1.907878</text:p>
          </table:table-cell>
          <table:table-cell office:value-type="float" office:value="78976" calcext:value-type="float">
            <text:p>78976</text:p>
          </table:table-cell>
          <table:table-cell office:value-type="float" office:value="6660" calcext:value-type="float">
            <text:p>6660</text:p>
          </table:table-cell>
          <table:table-cell office:value-type="float" office:value="21" calcext:value-type="float">
            <text:p>21</text:p>
          </table:table-cell>
          <table:table-cell office:value-type="float" office:value="0.943398" calcext:value-type="float">
            <text:p>0.943398</text:p>
          </table:table-cell>
          <table:table-cell office:value-type="float" office:value="11461434" calcext:value-type="float">
            <text:p>11461434</text:p>
          </table:table-cell>
          <table:table-cell office:value-type="float" office:value="443481" calcext:value-type="float">
            <text:p>443481</text:p>
          </table:table-cell>
          <table:table-cell office:value-type="float" office:value="3221" calcext:value-type="float">
            <text:p>3221</text:p>
          </table:table-cell>
          <table:table-cell office:value-type="float" office:value="361.511328" calcext:value-type="float">
            <text:p>361.511328</text:p>
          </table:table-cell>
          <table:table-cell office:value-type="float" office:value="794383414" calcext:value-type="float">
            <text:p>794383414</text:p>
          </table:table-cell>
          <table:table-cell office:value-type="float" office:value="19567673" calcext:value-type="float">
            <text:p>19567673</text:p>
          </table:table-cell>
          <table:table-cell office:value-type="float" office:value="219470" calcext:value-type="float">
            <text:p>219470</text:p>
          </table:table-cell>
          <table:table-cell office:value-type="float" office:value="9903.391118" calcext:value-type="float">
            <text:p>9903.391118</text:p>
          </table:table-cell>
          <table:table-cell office:value-type="float" office:value="4218" calcext:value-type="float">
            <text:p>4218</text:p>
          </table:table-cell>
          <table:table-cell office:value-type="float" office:value="2238" calcext:value-type="float">
            <text:p>2238</text:p>
          </table:table-cell>
          <table:table-cell office:value-type="float" office:value="1" calcext:value-type="float">
            <text:p>1</text:p>
          </table:table-cell>
          <table:table-cell office:value-type="float" office:value="0.980269" calcext:value-type="float">
            <text:p>0.980269</text:p>
          </table:table-cell>
          <table:table-cell office:value-type="float" office:value="1876950" calcext:value-type="float">
            <text:p>1876950</text:p>
          </table:table-cell>
          <table:table-cell office:value-type="float" office:value="74825" calcext:value-type="float">
            <text:p>74825</text:p>
          </table:table-cell>
          <table:table-cell office:value-type="float" office:value="527" calcext:value-type="float">
            <text:p>527</text:p>
          </table:table-cell>
          <table:table-cell office:value-type="float" office:value="63.025845" calcext:value-type="float">
            <text:p>63.025845</text:p>
          </table:table-cell>
          <table:table-cell office:value-type="float" office:value="1369" calcext:value-type="float">
            <text:p>1369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0.17578" calcext:value-type="float">
            <text:p>0.17578</text:p>
          </table:table-cell>
          <table:table-cell office:value-type="float" office:value="83823" calcext:value-type="float">
            <text:p>83823</text:p>
          </table:table-cell>
          <table:table-cell office:value-type="float" office:value="11026" calcext:value-type="float">
            <text:p>11026</text:p>
          </table:table-cell>
          <table:table-cell office:value-type="float" office:value="23" calcext:value-type="float">
            <text:p>23</text:p>
          </table:table-cell>
          <table:table-cell office:value-type="float" office:value="4.031583" calcext:value-type="float">
            <text:p>4.031583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696" calcext:value-type="float">
            <text:p>44696</text:p>
          </table:table-cell>
          <table:table-cell office:value-type="float" office:value="407" calcext:value-type="float">
            <text:p>407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309172" calcext:value-type="float">
            <text:p>309172</text:p>
          </table:table-cell>
          <table:table-cell office:value-type="float" office:value="1443" calcext:value-type="float">
            <text:p>1443</text:p>
          </table:table-cell>
          <table:table-cell office:value-type="float" office:value="85" calcext:value-type="float">
            <text:p>85</text:p>
          </table:table-cell>
          <table:table-cell office:value-type="float" office:value="5.974111" calcext:value-type="float">
            <text:p>5.974111</text:p>
          </table:table-cell>
          <table:table-cell office:value-type="float" office:value="9675" calcext:value-type="float">
            <text:p>9675</text:p>
          </table:table-cell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81548" calcext:value-type="float">
            <text:p>81548</text:p>
          </table:table-cell>
          <table:table-cell office:value-type="float" office:value="7769" calcext:value-type="float">
            <text:p>7769</text:p>
          </table:table-cell>
          <table:table-cell office:value-type="float" office:value="22" calcext:value-type="float">
            <text:p>22</text:p>
          </table:table-cell>
          <table:table-cell office:value-type="float" office:value="1.428286" calcext:value-type="float">
            <text:p>1.428286</text:p>
          </table:table-cell>
          <table:table-cell office:value-type="float" office:value="83657" calcext:value-type="float">
            <text:p>83657</text:p>
          </table:table-cell>
          <table:table-cell office:value-type="float" office:value="8029" calcext:value-type="float">
            <text:p>8029</text:p>
          </table:table-cell>
          <table:table-cell office:value-type="float" office:value="22" calcext:value-type="float">
            <text:p>22</text:p>
          </table:table-cell>
          <table:table-cell office:value-type="float" office:value="2.107131" calcext:value-type="float">
            <text:p>2.107131</text:p>
          </table:table-cell>
          <table:table-cell office:value-type="float" office:value="9617595" calcext:value-type="float">
            <text:p>9617595</text:p>
          </table:table-cell>
          <table:table-cell office:value-type="float" office:value="92056" calcext:value-type="float">
            <text:p>92056</text:p>
          </table:table-cell>
          <table:table-cell office:value-type="float" office:value="2622" calcext:value-type="float">
            <text:p>2622</text:p>
          </table:table-cell>
          <table:table-cell office:value-type="float" office:value="61.184639" calcext:value-type="float">
            <text:p>61.184639</text:p>
          </table:table-cell>
          <table:table-cell office:value-type="float" office:value="725080046" calcext:value-type="float">
            <text:p>725080046</text:p>
          </table:table-cell>
          <table:table-cell office:value-type="float" office:value="5007432" calcext:value-type="float">
            <text:p>5007432</text:p>
          </table:table-cell>
          <table:table-cell office:value-type="float" office:value="200117" calcext:value-type="float">
            <text:p>200117</text:p>
          </table:table-cell>
          <table:table-cell office:value-type="float" office:value="9925.322494" calcext:value-type="float">
            <text:p>9925.322494</text:p>
          </table:table-cell>
          <table:table-cell office:value-type="float" office:value="3922" calcext:value-type="float">
            <text:p>3922</text:p>
          </table:table-cell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office:value-type="float" office:value="0.536545" calcext:value-type="float">
            <text:p>0.536545</text:p>
          </table:table-cell>
          <table:table-cell office:value-type="float" office:value="1697400" calcext:value-type="float">
            <text:p>1697400</text:p>
          </table:table-cell>
          <table:table-cell office:value-type="float" office:value="23869" calcext:value-type="float">
            <text:p>23869</text:p>
          </table:table-cell>
          <table:table-cell office:value-type="float" office:value="472" calcext:value-type="float">
            <text:p>472</text:p>
          </table:table-cell>
          <table:table-cell office:value-type="float" office:value="41.098264" calcext:value-type="float">
            <text:p>41.098264</text:p>
          </table:table-cell>
          <table:table-cell office:value-type="float" office:value="1332" calcext:value-type="float">
            <text:p>1332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0.07881" calcext:value-type="float">
            <text:p>0.07881</text:p>
          </table:table-cell>
          <table:table-cell office:value-type="float" office:value="84730" calcext:value-type="float">
            <text:p>84730</text:p>
          </table:table-cell>
          <table:table-cell office:value-type="float" office:value="7530" calcext:value-type="float">
            <text:p>7530</text:p>
          </table:table-cell>
          <table:table-cell office:value-type="float" office:value="23" calcext:value-type="float">
            <text:p>23</text:p>
          </table:table-cell>
          <table:table-cell office:value-type="float" office:value="2.391062" calcext:value-type="float">
            <text:p>2.391062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333" calcext:value-type="float">
            <text:p>3733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245754" calcext:value-type="float">
            <text:p>245754</text:p>
          </table:table-cell>
          <table:table-cell office:value-type="float" office:value="814" calcext:value-type="float">
            <text:p>814</text:p>
          </table:table-cell>
          <table:table-cell office:value-type="float" office:value="67" calcext:value-type="float">
            <text:p>67</text:p>
          </table:table-cell>
          <table:table-cell office:value-type="float" office:value="3.878144" calcext:value-type="float">
            <text:p>3.878144</text:p>
          </table:table-cell>
          <table:table-cell office:value-type="float" office:value="8935" calcext:value-type="float">
            <text:p>8935</text:p>
          </table:table-cell>
          <table:table-cell office:value-type="float" office:value="1517" calcext:value-type="float">
            <text:p>151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81658" calcext:value-type="float">
            <text:p>81658</text:p>
          </table:table-cell>
          <table:table-cell office:value-type="float" office:value="5476" calcext:value-type="float">
            <text:p>5476</text:p>
          </table:table-cell>
          <table:table-cell office:value-type="float" office:value="21" calcext:value-type="float">
            <text:p>21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78865" calcext:value-type="float">
            <text:p>78865</text:p>
          </table:table-cell>
          <table:table-cell office:value-type="float" office:value="10656" calcext:value-type="float">
            <text:p>10656</text:p>
          </table:table-cell>
          <table:table-cell office:value-type="float" office:value="21" calcext:value-type="float">
            <text:p>21</text:p>
          </table:table-cell>
          <table:table-cell office:value-type="float" office:value="1.48324" calcext:value-type="float">
            <text:p>1.48324</text:p>
          </table:table-cell>
          <table:table-cell office:value-type="float" office:value="9814416" calcext:value-type="float">
            <text:p>9814416</text:p>
          </table:table-cell>
          <table:table-cell office:value-type="float" office:value="183817" calcext:value-type="float">
            <text:p>183817</text:p>
          </table:table-cell>
          <table:table-cell office:value-type="float" office:value="2671" calcext:value-type="float">
            <text:p>2671</text:p>
          </table:table-cell>
          <table:table-cell office:value-type="float" office:value="45.888997" calcext:value-type="float">
            <text:p>45.888997</text:p>
          </table:table-cell>
          <table:table-cell office:value-type="float" office:value="723743347" calcext:value-type="float">
            <text:p>723743347</text:p>
          </table:table-cell>
          <table:table-cell office:value-type="float" office:value="8422385" calcext:value-type="float">
            <text:p>8422385</text:p>
          </table:table-cell>
          <table:table-cell office:value-type="float" office:value="196110" calcext:value-type="float">
            <text:p>196110</text:p>
          </table:table-cell>
          <table:table-cell office:value-type="float" office:value="1911.527162" calcext:value-type="float">
            <text:p>1911.527162</text:p>
          </table:table-cell>
          <table:table-cell office:value-type="float" office:value="3848" calcext:value-type="float">
            <text:p>3848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office:value-type="float" office:value="0.719965" calcext:value-type="float">
            <text:p>0.719965</text:p>
          </table:table-cell>
          <table:table-cell office:value-type="float" office:value="1715682" calcext:value-type="float">
            <text:p>1715682</text:p>
          </table:table-cell>
          <table:table-cell office:value-type="float" office:value="25911" calcext:value-type="float">
            <text:p>25911</text:p>
          </table:table-cell>
          <table:table-cell office:value-type="float" office:value="468" calcext:value-type="float">
            <text:p>468</text:p>
          </table:table-cell>
          <table:table-cell office:value-type="float" office:value="24.607584" calcext:value-type="float">
            <text:p>24.607584</text:p>
          </table:table-cell>
          <table:table-cell office:value-type="float" office:value="1258" calcext:value-type="float">
            <text:p>125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9637" calcext:value-type="float">
            <text:p>0.09637</text:p>
          </table:table-cell>
          <table:table-cell office:value-type="float" office:value="84785" calcext:value-type="float">
            <text:p>84785</text:p>
          </table:table-cell>
          <table:table-cell office:value-type="float" office:value="8787" calcext:value-type="float">
            <text:p>8787</text:p>
          </table:table-cell>
          <table:table-cell office:value-type="float" office:value="23" calcext:value-type="float">
            <text:p>23</text:p>
          </table:table-cell>
          <table:table-cell office:value-type="float" office:value="2.822481" calcext:value-type="float">
            <text:p>2.8224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264" calcext:value-type="float">
            <text:p>69264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2.1" calcext:value-type="float">
            <text:p>2.1</text:p>
          </table:table-cell>
          <table:table-cell office:value-type="float" office:value="509360" calcext:value-type="float">
            <text:p>509360</text:p>
          </table:table-cell>
          <table:table-cell office:value-type="float" office:value="8029" calcext:value-type="float">
            <text:p>8029</text:p>
          </table:table-cell>
          <table:table-cell office:value-type="float" office:value="139" calcext:value-type="float">
            <text:p>139</text:p>
          </table:table-cell>
          <table:table-cell office:value-type="float" office:value="8.0399" calcext:value-type="float">
            <text:p>8.0399</text:p>
          </table:table-cell>
          <table:table-cell office:value-type="float" office:value="8454" calcext:value-type="float">
            <text:p>8454</text:p>
          </table:table-cell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0103" calcext:value-type="float">
            <text:p>100103</text:p>
          </table:table-cell>
          <table:table-cell office:value-type="float" office:value="15207" calcext:value-type="float">
            <text:p>15207</text:p>
          </table:table-cell>
          <table:table-cell office:value-type="float" office:value="27" calcext:value-type="float">
            <text:p>27</text:p>
          </table:table-cell>
          <table:table-cell office:value-type="float" office:value="2.022375" calcext:value-type="float">
            <text:p>2.022375</text:p>
          </table:table-cell>
          <table:table-cell office:value-type="float" office:value="98993" calcext:value-type="float">
            <text:p>98993</text:p>
          </table:table-cell>
          <table:table-cell office:value-type="float" office:value="16021" calcext:value-type="float">
            <text:p>16021</text:p>
          </table:table-cell>
          <table:table-cell office:value-type="float" office:value="27" calcext:value-type="float">
            <text:p>27</text:p>
          </table:table-cell>
          <table:table-cell office:value-type="float" office:value="2.332381" calcext:value-type="float">
            <text:p>2.332381</text:p>
          </table:table-cell>
          <table:table-cell office:value-type="float" office:value="11355263" calcext:value-type="float">
            <text:p>11355263</text:p>
          </table:table-cell>
          <table:table-cell office:value-type="float" office:value="94905" calcext:value-type="float">
            <text:p>94905</text:p>
          </table:table-cell>
          <table:table-cell office:value-type="float" office:value="3085" calcext:value-type="float">
            <text:p>3085</text:p>
          </table:table-cell>
          <table:table-cell office:value-type="float" office:value="31.384869" calcext:value-type="float">
            <text:p>31.384869</text:p>
          </table:table-cell>
          <table:table-cell office:value-type="float" office:value="821899000" calcext:value-type="float">
            <text:p>821899000</text:p>
          </table:table-cell>
          <table:table-cell office:value-type="float" office:value="16172811" calcext:value-type="float">
            <text:p>16172811</text:p>
          </table:table-cell>
          <table:table-cell office:value-type="float" office:value="224224" calcext:value-type="float">
            <text:p>224224</text:p>
          </table:table-cell>
          <table:table-cell office:value-type="float" office:value="3705.857903" calcext:value-type="float">
            <text:p>3705.857903</text:p>
          </table:table-cell>
          <table:table-cell office:value-type="float" office:value="3774" calcext:value-type="float">
            <text:p>3774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office:value-type="float" office:value="0.671104" calcext:value-type="float">
            <text:p>0.671104</text:p>
          </table:table-cell>
          <table:table-cell office:value-type="float" office:value="1988957" calcext:value-type="float">
            <text:p>1988957</text:p>
          </table:table-cell>
          <table:table-cell office:value-type="float" office:value="16721" calcext:value-type="float">
            <text:p>16721</text:p>
          </table:table-cell>
          <table:table-cell office:value-type="float" office:value="542" calcext:value-type="float">
            <text:p>542</text:p>
          </table:table-cell>
          <table:table-cell office:value-type="float" office:value="26.529821" calcext:value-type="float">
            <text:p>26.529821</text:p>
          </table:table-cell>
          <table:table-cell office:value-type="float" office:value="1591" calcext:value-type="float">
            <text:p>159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0.146275" calcext:value-type="float">
            <text:p>0.146275</text:p>
          </table:table-cell>
          <table:table-cell office:value-type="float" office:value="87301" calcext:value-type="float">
            <text:p>87301</text:p>
          </table:table-cell>
          <table:table-cell office:value-type="float" office:value="9879" calcext:value-type="float">
            <text:p>9879</text:p>
          </table:table-cell>
          <table:table-cell office:value-type="float" office:value="24" calcext:value-type="float">
            <text:p>24</text:p>
          </table:table-cell>
          <table:table-cell office:value-type="float" office:value="3.344362" calcext:value-type="float">
            <text:p>3.3443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38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8282" calcext:value-type="float">
            <text:p>88282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.791647" calcext:value-type="float">
            <text:p>1.791647</text:p>
          </table:table-cell>
          <table:table-cell office:value-type="float" office:value="1129295" calcext:value-type="float">
            <text:p>1129295</text:p>
          </table:table-cell>
          <table:table-cell office:value-type="float" office:value="7881" calcext:value-type="float">
            <text:p>7881</text:p>
          </table:table-cell>
          <table:table-cell office:value-type="float" office:value="315" calcext:value-type="float">
            <text:p>315</text:p>
          </table:table-cell>
          <table:table-cell office:value-type="float" office:value="20.366885" calcext:value-type="float">
            <text:p>20.366885</text:p>
          </table:table-cell>
          <table:table-cell office:value-type="float" office:value="8528" calcext:value-type="float">
            <text:p>852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465145" calcext:value-type="float">
            <text:p>465145</text:p>
          </table:table-cell>
          <table:table-cell office:value-type="float" office:value="55389" calcext:value-type="float">
            <text:p>55389</text:p>
          </table:table-cell>
          <table:table-cell office:value-type="float" office:value="128" calcext:value-type="float">
            <text:p>128</text:p>
          </table:table-cell>
          <table:table-cell office:value-type="float" office:value="11.280514" calcext:value-type="float">
            <text:p>11.280514</text:p>
          </table:table-cell>
          <table:table-cell office:value-type="float" office:value="453176" calcext:value-type="float">
            <text:p>453176</text:p>
          </table:table-cell>
          <table:table-cell office:value-type="float" office:value="23273" calcext:value-type="float">
            <text:p>23273</text:p>
          </table:table-cell>
          <table:table-cell office:value-type="float" office:value="121" calcext:value-type="float">
            <text:p>121</text:p>
          </table:table-cell>
          <table:table-cell office:value-type="float" office:value="4.2" calcext:value-type="float">
            <text:p>4.2</text:p>
          </table:table-cell>
          <table:table-cell office:value-type="float" office:value="41576030" calcext:value-type="float">
            <text:p>41576030</text:p>
          </table:table-cell>
          <table:table-cell office:value-type="float" office:value="778999" calcext:value-type="float">
            <text:p>778999</text:p>
          </table:table-cell>
          <table:table-cell office:value-type="float" office:value="11249" calcext:value-type="float">
            <text:p>11249</text:p>
          </table:table-cell>
          <table:table-cell office:value-type="float" office:value="103.607722" calcext:value-type="float">
            <text:p>103.607722</text:p>
          </table:table-cell>
          <table:table-cell office:value-type="float" office:value="1714198197" calcext:value-type="float">
            <text:p>1714198197</text:p>
          </table:table-cell>
          <table:table-cell office:value-type="float" office:value="28680365" calcext:value-type="float">
            <text:p>28680365</text:p>
          </table:table-cell>
          <table:table-cell office:value-type="float" office:value="465947" calcext:value-type="float">
            <text:p>465947</text:p>
          </table:table-cell>
          <table:table-cell office:value-type="float" office:value="7253.233211" calcext:value-type="float">
            <text:p>7253.233211</text:p>
          </table:table-cell>
          <table:table-cell office:value-type="float" office:value="5827" calcext:value-type="float">
            <text:p>5827</text:p>
          </table:table-cell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0.712822" calcext:value-type="float">
            <text:p>0.712822</text:p>
          </table:table-cell>
          <table:table-cell office:value-type="float" office:value="2866334" calcext:value-type="float">
            <text:p>2866334</text:p>
          </table:table-cell>
          <table:table-cell office:value-type="float" office:value="68743" calcext:value-type="float">
            <text:p>68743</text:p>
          </table:table-cell>
          <table:table-cell office:value-type="float" office:value="782" calcext:value-type="float">
            <text:p>782</text:p>
          </table:table-cell>
          <table:table-cell office:value-type="float" office:value="41.502332" calcext:value-type="float">
            <text:p>41.502332</text:p>
          </table:table-cell>
          <table:table-cell office:value-type="float" office:value="3071" calcext:value-type="float">
            <text:p>307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0.410019" calcext:value-type="float">
            <text:p>0.410019</text:p>
          </table:table-cell>
          <table:table-cell office:value-type="float" office:value="462759" calcext:value-type="float">
            <text:p>462759</text:p>
          </table:table-cell>
          <table:table-cell office:value-type="float" office:value="34373" calcext:value-type="float">
            <text:p>34373</text:p>
          </table:table-cell>
          <table:table-cell office:value-type="float" office:value="126" calcext:value-type="float">
            <text:p>126</text:p>
          </table:table-cell>
          <table:table-cell office:value-type="float" office:value="9.778619" calcext:value-type="float">
            <text:p>9.778619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536" calcext:value-type="float">
            <text:p>37536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250156" calcext:value-type="float">
            <text:p>250156</text:p>
          </table:table-cell>
          <table:table-cell office:value-type="float" office:value="1294" calcext:value-type="float">
            <text:p>1294</text:p>
          </table:table-cell>
          <table:table-cell office:value-type="float" office:value="68" calcext:value-type="float">
            <text:p>68</text:p>
          </table:table-cell>
          <table:table-cell office:value-type="float" office:value="3.9" calcext:value-type="float">
            <text:p>3.9</text:p>
          </table:table-cell>
          <table:table-cell office:value-type="float" office:value="7770" calcext:value-type="float">
            <text:p>777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82842" calcext:value-type="float">
            <text:p>82842</text:p>
          </table:table-cell>
          <table:table-cell office:value-type="float" office:value="8325" calcext:value-type="float">
            <text:p>8325</text:p>
          </table:table-cell>
          <table:table-cell office:value-type="float" office:value="22" calcext:value-type="float">
            <text:p>22</text:p>
          </table:table-cell>
          <table:table-cell office:value-type="float" office:value="1.249" calcext:value-type="float">
            <text:p>1.249</text:p>
          </table:table-cell>
          <table:table-cell office:value-type="float" office:value="86099" calcext:value-type="float">
            <text:p>86099</text:p>
          </table:table-cell>
          <table:table-cell office:value-type="float" office:value="8141" calcext:value-type="float">
            <text:p>8141</text:p>
          </table:table-cell>
          <table:table-cell office:value-type="float" office:value="23" calcext:value-type="float">
            <text:p>23</text:p>
          </table:table-cell>
          <table:table-cell office:value-type="float" office:value="1.32665" calcext:value-type="float">
            <text:p>1.32665</text:p>
          </table:table-cell>
          <table:table-cell office:value-type="float" office:value="9898055" calcext:value-type="float">
            <text:p>9898055</text:p>
          </table:table-cell>
          <table:table-cell office:value-type="float" office:value="130203" calcext:value-type="float">
            <text:p>130203</text:p>
          </table:table-cell>
          <table:table-cell office:value-type="float" office:value="2700" calcext:value-type="float">
            <text:p>2700</text:p>
          </table:table-cell>
          <table:table-cell office:value-type="float" office:value="55.605755" calcext:value-type="float">
            <text:p>55.605755</text:p>
          </table:table-cell>
          <table:table-cell office:value-type="float" office:value="723207549" calcext:value-type="float">
            <text:p>723207549</text:p>
          </table:table-cell>
          <table:table-cell office:value-type="float" office:value="2944756" calcext:value-type="float">
            <text:p>2944756</text:p>
          </table:table-cell>
          <table:table-cell office:value-type="float" office:value="196579" calcext:value-type="float">
            <text:p>196579</text:p>
          </table:table-cell>
          <table:table-cell office:value-type="float" office:value="2916.964066" calcext:value-type="float">
            <text:p>2916.964066</text:p>
          </table:table-cell>
          <table:table-cell office:value-type="float" office:value="3977" calcext:value-type="float">
            <text:p>3977</text:p>
          </table:table-cell>
          <table:table-cell office:value-type="float" office:value="1924" calcext:value-type="float">
            <text:p>1924</text:p>
          </table:table-cell>
          <table:table-cell office:value-type="float" office:value="1" calcext:value-type="float">
            <text:p>1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1715911" calcext:value-type="float">
            <text:p>1715911</text:p>
          </table:table-cell>
          <table:table-cell office:value-type="float" office:value="26285" calcext:value-type="float">
            <text:p>26285</text:p>
          </table:table-cell>
          <table:table-cell office:value-type="float" office:value="468" calcext:value-type="float">
            <text:p>468</text:p>
          </table:table-cell>
          <table:table-cell office:value-type="float" office:value="22.591196" calcext:value-type="float">
            <text:p>22.591196</text:p>
          </table:table-cell>
          <table:table-cell office:value-type="float" office:value="1331" calcext:value-type="float">
            <text:p>133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415" calcext:value-type="float">
            <text:p>84415</text:p>
          </table:table-cell>
          <table:table-cell office:value-type="float" office:value="9564" calcext:value-type="float">
            <text:p>9564</text:p>
          </table:table-cell>
          <table:table-cell office:value-type="float" office:value="23" calcext:value-type="float">
            <text:p>23</text:p>
          </table:table-cell>
          <table:table-cell office:value-type="float" office:value="2.394525" calcext:value-type="float">
            <text:p>2.3945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5732" calcext:value-type="float">
            <text:p>45732</text:p>
          </table:table-cell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287323" calcext:value-type="float">
            <text:p>287323</text:p>
          </table:table-cell>
          <table:table-cell office:value-type="float" office:value="1591" calcext:value-type="float">
            <text:p>1591</text:p>
          </table:table-cell>
          <table:table-cell office:value-type="float" office:value="80" calcext:value-type="float">
            <text:p>80</text:p>
          </table:table-cell>
          <table:table-cell office:value-type="float" office:value="7.443789" calcext:value-type="float">
            <text:p>7.443789</text:p>
          </table:table-cell>
          <table:table-cell office:value-type="float" office:value="11488" calcext:value-type="float">
            <text:p>11488</text:p>
          </table:table-cell>
          <table:table-cell office:value-type="float" office:value="2257" calcext:value-type="float">
            <text:p>2257</text:p>
          </table:table-cell>
          <table:table-cell office:value-type="float" office:value="3" calcext:value-type="float">
            <text:p>3</text:p>
          </table:table-cell>
          <table:table-cell office:value-type="float" office:value="0.640312" calcext:value-type="float">
            <text:p>0.640312</text:p>
          </table:table-cell>
          <table:table-cell office:value-type="float" office:value="86062" calcext:value-type="float">
            <text:p>86062</text:p>
          </table:table-cell>
          <table:table-cell office:value-type="float" office:value="9546" calcext:value-type="float">
            <text:p>9546</text:p>
          </table:table-cell>
          <table:table-cell office:value-type="float" office:value="23" calcext:value-type="float">
            <text:p>23</text:p>
          </table:table-cell>
          <table:table-cell office:value-type="float" office:value="1.552417" calcext:value-type="float">
            <text:p>1.552417</text:p>
          </table:table-cell>
          <table:table-cell office:value-type="float" office:value="87246" calcext:value-type="float">
            <text:p>87246</text:p>
          </table:table-cell>
          <table:table-cell office:value-type="float" office:value="14245" calcext:value-type="float">
            <text:p>14245</text:p>
          </table:table-cell>
          <table:table-cell office:value-type="float" office:value="24" calcext:value-type="float">
            <text:p>24</text:p>
          </table:table-cell>
          <table:table-cell office:value-type="float" office:value="1.939072" calcext:value-type="float">
            <text:p>1.939072</text:p>
          </table:table-cell>
          <table:table-cell office:value-type="float" office:value="11474366" calcext:value-type="float">
            <text:p>11474366</text:p>
          </table:table-cell>
          <table:table-cell office:value-type="float" office:value="271432" calcext:value-type="float">
            <text:p>271432</text:p>
          </table:table-cell>
          <table:table-cell office:value-type="float" office:value="3111" calcext:value-type="float">
            <text:p>3111</text:p>
          </table:table-cell>
          <table:table-cell office:value-type="float" office:value="38.602591" calcext:value-type="float">
            <text:p>38.602591</text:p>
          </table:table-cell>
          <table:table-cell office:value-type="float" office:value="825094394" calcext:value-type="float">
            <text:p>825094394</text:p>
          </table:table-cell>
          <table:table-cell office:value-type="float" office:value="29618500" calcext:value-type="float">
            <text:p>29618500</text:p>
          </table:table-cell>
          <table:table-cell office:value-type="float" office:value="224797" calcext:value-type="float">
            <text:p>224797</text:p>
          </table:table-cell>
          <table:table-cell office:value-type="float" office:value="4633.559694" calcext:value-type="float">
            <text:p>4633.559694</text:p>
          </table:table-cell>
          <table:table-cell office:value-type="float" office:value="3959" calcext:value-type="float">
            <text:p>3959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0.517808" calcext:value-type="float">
            <text:p>0.517808</text:p>
          </table:table-cell>
          <table:table-cell office:value-type="float" office:value="1975222" calcext:value-type="float">
            <text:p>1975222</text:p>
          </table:table-cell>
          <table:table-cell office:value-type="float" office:value="35521" calcext:value-type="float">
            <text:p>35521</text:p>
          </table:table-cell>
          <table:table-cell office:value-type="float" office:value="542" calcext:value-type="float">
            <text:p>542</text:p>
          </table:table-cell>
          <table:table-cell office:value-type="float" office:value="30.120228" calcext:value-type="float">
            <text:p>30.120228</text:p>
          </table:table-cell>
          <table:table-cell office:value-type="float" office:value="1627" calcext:value-type="float">
            <text:p>1627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0.192029" calcext:value-type="float">
            <text:p>0.192029</text:p>
          </table:table-cell>
          <table:table-cell office:value-type="float" office:value="87782" calcext:value-type="float">
            <text:p>87782</text:p>
          </table:table-cell>
          <table:table-cell office:value-type="float" office:value="9952" calcext:value-type="float">
            <text:p>9952</text:p>
          </table:table-cell>
          <table:table-cell office:value-type="float" office:value="24" calcext:value-type="float">
            <text:p>24</text:p>
          </table:table-cell>
          <table:table-cell office:value-type="float" office:value="2.431877" calcext:value-type="float">
            <text:p>2.4318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38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0778" calcext:value-type="float">
            <text:p>110778</text:p>
          </table:table-cell>
          <table:table-cell office:value-type="float" office:value="2183" calcext:value-type="float">
            <text:p>2183</text:p>
          </table:table-cell>
          <table:table-cell office:value-type="float" office:value="30" calcext:value-type="float">
            <text:p>30</text:p>
          </table:table-cell>
          <table:table-cell office:value-type="float" office:value="2.315167" calcext:value-type="float">
            <text:p>2.315167</text:p>
          </table:table-cell>
          <table:table-cell office:value-type="float" office:value="1135604" calcext:value-type="float">
            <text:p>1135604</text:p>
          </table:table-cell>
          <table:table-cell office:value-type="float" office:value="43400" calcext:value-type="float">
            <text:p>43400</text:p>
          </table:table-cell>
          <table:table-cell office:value-type="float" office:value="320" calcext:value-type="float">
            <text:p>320</text:p>
          </table:table-cell>
          <table:table-cell office:value-type="float" office:value="32.816002" calcext:value-type="float">
            <text:p>32.816002</text:p>
          </table:table-cell>
          <table:table-cell office:value-type="float" office:value="10100" calcext:value-type="float">
            <text:p>10100</text:p>
          </table:table-cell>
          <table:table-cell office:value-type="float" office:value="1924" calcext:value-type="float">
            <text:p>192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57930" calcext:value-type="float">
            <text:p>457930</text:p>
          </table:table-cell>
          <table:table-cell office:value-type="float" office:value="24346" calcext:value-type="float">
            <text:p>24346</text:p>
          </table:table-cell>
          <table:table-cell office:value-type="float" office:value="124" calcext:value-type="float">
            <text:p>124</text:p>
          </table:table-cell>
          <table:table-cell office:value-type="float" office:value="7.602631" calcext:value-type="float">
            <text:p>7.602631</text:p>
          </table:table-cell>
          <table:table-cell office:value-type="float" office:value="445609" calcext:value-type="float">
            <text:p>445609</text:p>
          </table:table-cell>
          <table:table-cell office:value-type="float" office:value="58535" calcext:value-type="float">
            <text:p>58535</text:p>
          </table:table-cell>
          <table:table-cell office:value-type="float" office:value="124" calcext:value-type="float">
            <text:p>124</text:p>
          </table:table-cell>
          <table:table-cell office:value-type="float" office:value="9.349332" calcext:value-type="float">
            <text:p>9.349332</text:p>
          </table:table-cell>
          <table:table-cell office:value-type="float" office:value="41955225" calcext:value-type="float">
            <text:p>41955225</text:p>
          </table:table-cell>
          <table:table-cell office:value-type="float" office:value="2480183" calcext:value-type="float">
            <text:p>2480183</text:p>
          </table:table-cell>
          <table:table-cell office:value-type="float" office:value="11520" calcext:value-type="float">
            <text:p>11520</text:p>
          </table:table-cell>
          <table:table-cell office:value-type="float" office:value="439.188126" calcext:value-type="float">
            <text:p>439.188126</text:p>
          </table:table-cell>
          <table:table-cell office:value-type="float" office:value="1719359826" calcext:value-type="float">
            <text:p>1719359826</text:p>
          </table:table-cell>
          <table:table-cell office:value-type="float" office:value="49834264" calcext:value-type="float">
            <text:p>49834264</text:p>
          </table:table-cell>
          <table:table-cell office:value-type="float" office:value="475584" calcext:value-type="float">
            <text:p>475584</text:p>
          </table:table-cell>
          <table:table-cell office:value-type="float" office:value="21155.046034" calcext:value-type="float">
            <text:p>21155.046034</text:p>
          </table:table-cell>
          <table:table-cell office:value-type="float" office:value="5920" calcext:value-type="float">
            <text:p>5920</text:p>
          </table:table-cell>
          <table:table-cell office:value-type="float" office:value="2775" calcext:value-type="float">
            <text:p>2775</text:p>
          </table:table-cell>
          <table:table-cell office:value-type="float" office:value="2" calcext:value-type="float">
            <text:p>2</text:p>
          </table:table-cell>
          <table:table-cell office:value-type="float" office:value="1.129003" calcext:value-type="float">
            <text:p>1.129003</text:p>
          </table:table-cell>
          <table:table-cell office:value-type="float" office:value="2857239" calcext:value-type="float">
            <text:p>2857239</text:p>
          </table:table-cell>
          <table:table-cell office:value-type="float" office:value="85991" calcext:value-type="float">
            <text:p>85991</text:p>
          </table:table-cell>
          <table:table-cell office:value-type="float" office:value="814" calcext:value-type="float">
            <text:p>814</text:p>
          </table:table-cell>
          <table:table-cell office:value-type="float" office:value="114.018103" calcext:value-type="float">
            <text:p>114.018103</text:p>
          </table:table-cell>
          <table:table-cell office:value-type="float" office:value="2960" calcext:value-type="float">
            <text:p>296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0.424989" calcext:value-type="float">
            <text:p>0.424989</text:p>
          </table:table-cell>
          <table:table-cell office:value-type="float" office:value="466144" calcext:value-type="float">
            <text:p>466144</text:p>
          </table:table-cell>
          <table:table-cell office:value-type="float" office:value="46269" calcext:value-type="float">
            <text:p>46269</text:p>
          </table:table-cell>
          <table:table-cell office:value-type="float" office:value="132" calcext:value-type="float">
            <text:p>132</text:p>
          </table:table-cell>
          <table:table-cell office:value-type="float" office:value="23.579374" calcext:value-type="float">
            <text:p>23.579374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400" calcext:value-type="float">
            <text:p>44400</text:p>
          </table:table-cell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302919" calcext:value-type="float">
            <text:p>302919</text:p>
          </table:table-cell>
          <table:table-cell office:value-type="float" office:value="2590" calcext:value-type="float">
            <text:p>2590</text:p>
          </table:table-cell>
          <table:table-cell office:value-type="float" office:value="85" calcext:value-type="float">
            <text:p>85</text:p>
          </table:table-cell>
          <table:table-cell office:value-type="float" office:value="10.419213" calcext:value-type="float">
            <text:p>10.419213</text:p>
          </table:table-cell>
          <table:table-cell office:value-type="float" office:value="9009" calcext:value-type="float">
            <text:p>9009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79716" calcext:value-type="float">
            <text:p>79716</text:p>
          </table:table-cell>
          <table:table-cell office:value-type="float" office:value="5439" calcext:value-type="float">
            <text:p>5439</text:p>
          </table:table-cell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office:value-type="float" office:value="80234" calcext:value-type="float">
            <text:p>80234</text:p>
          </table:table-cell>
          <table:table-cell office:value-type="float" office:value="6031" calcext:value-type="float">
            <text:p>6031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9656852" calcext:value-type="float">
            <text:p>9656852</text:p>
          </table:table-cell>
          <table:table-cell office:value-type="float" office:value="213231" calcext:value-type="float">
            <text:p>213231</text:p>
          </table:table-cell>
          <table:table-cell office:value-type="float" office:value="2653" calcext:value-type="float">
            <text:p>2653</text:p>
          </table:table-cell>
          <table:table-cell office:value-type="float" office:value="104.959992" calcext:value-type="float">
            <text:p>104.959992</text:p>
          </table:table-cell>
          <table:table-cell office:value-type="float" office:value="721372683" calcext:value-type="float">
            <text:p>721372683</text:p>
          </table:table-cell>
          <table:table-cell office:value-type="float" office:value="7714056" calcext:value-type="float">
            <text:p>7714056</text:p>
          </table:table-cell>
          <table:table-cell office:value-type="float" office:value="195999" calcext:value-type="float">
            <text:p>195999</text:p>
          </table:table-cell>
          <table:table-cell office:value-type="float" office:value="1871.92409" calcext:value-type="float">
            <text:p>1871.92409</text:p>
          </table:table-cell>
          <table:table-cell office:value-type="float" office:value="4033" calcext:value-type="float">
            <text:p>4033</text:p>
          </table:table-cell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  <table:table-cell office:value-type="float" office:value="0.643409" calcext:value-type="float">
            <text:p>0.643409</text:p>
          </table:table-cell>
          <table:table-cell office:value-type="float" office:value="1704863" calcext:value-type="float">
            <text:p>1704863</text:p>
          </table:table-cell>
          <table:table-cell office:value-type="float" office:value="27898" calcext:value-type="float">
            <text:p>27898</text:p>
          </table:table-cell>
          <table:table-cell office:value-type="float" office:value="464" calcext:value-type="float">
            <text:p>464</text:p>
          </table:table-cell>
          <table:table-cell office:value-type="float" office:value="19.524375" calcext:value-type="float">
            <text:p>19.524375</text:p>
          </table:table-cell>
          <table:table-cell office:value-type="float" office:value="1294" calcext:value-type="float">
            <text:p>1294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0.09637" calcext:value-type="float">
            <text:p>0.09637</text:p>
          </table:table-cell>
          <table:table-cell office:value-type="float" office:value="84249" calcext:value-type="float">
            <text:p>84249</text:p>
          </table:table-cell>
          <table:table-cell office:value-type="float" office:value="8547" calcext:value-type="float">
            <text:p>8547</text:p>
          </table:table-cell>
          <table:table-cell office:value-type="float" office:value="23" calcext:value-type="float">
            <text:p>23</text:p>
          </table:table-cell>
          <table:table-cell office:value-type="float" office:value="2.227448" calcext:value-type="float">
            <text:p>2.227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131" calcext:value-type="float">
            <text:p>54131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295667" calcext:value-type="float">
            <text:p>295667</text:p>
          </table:table-cell>
          <table:table-cell office:value-type="float" office:value="75591" calcext:value-type="float">
            <text:p>75591</text:p>
          </table:table-cell>
          <table:table-cell office:value-type="float" office:value="88" calcext:value-type="float">
            <text:p>88</text:p>
          </table:table-cell>
          <table:table-cell office:value-type="float" office:value="12.467558" calcext:value-type="float">
            <text:p>12.467558</text:p>
          </table:table-cell>
          <table:table-cell office:value-type="float" office:value="9860" calcext:value-type="float">
            <text:p>9860</text:p>
          </table:table-cell>
          <table:table-cell office:value-type="float" office:value="2924" calcext:value-type="float">
            <text:p>2924</text:p>
          </table:table-cell>
          <table:table-cell office:value-type="float" office:value="2" calcext:value-type="float">
            <text:p>2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89447" calcext:value-type="float">
            <text:p>89447</text:p>
          </table:table-cell>
          <table:table-cell office:value-type="float" office:value="12802" calcext:value-type="float">
            <text:p>12802</text:p>
          </table:table-cell>
          <table:table-cell office:value-type="float" office:value="24" calcext:value-type="float">
            <text:p>24</text:p>
          </table:table-cell>
          <table:table-cell office:value-type="float" office:value="2.315167" calcext:value-type="float">
            <text:p>2.315167</text:p>
          </table:table-cell>
          <table:table-cell office:value-type="float" office:value="89836" calcext:value-type="float">
            <text:p>89836</text:p>
          </table:table-cell>
          <table:table-cell office:value-type="float" office:value="13912" calcext:value-type="float">
            <text:p>13912</text:p>
          </table:table-cell>
          <table:table-cell office:value-type="float" office:value="24" calcext:value-type="float">
            <text:p>24</text:p>
          </table:table-cell>
          <table:table-cell office:value-type="float" office:value="2.135416" calcext:value-type="float">
            <text:p>2.135416</text:p>
          </table:table-cell>
          <table:table-cell office:value-type="float" office:value="11603144" calcext:value-type="float">
            <text:p>11603144</text:p>
          </table:table-cell>
          <table:table-cell office:value-type="float" office:value="121878" calcext:value-type="float">
            <text:p>121878</text:p>
          </table:table-cell>
          <table:table-cell office:value-type="float" office:value="3189" calcext:value-type="float">
            <text:p>3189</text:p>
          </table:table-cell>
          <table:table-cell office:value-type="float" office:value="138.102172" calcext:value-type="float">
            <text:p>138.102172</text:p>
          </table:table-cell>
          <table:table-cell office:value-type="float" office:value="818010763" calcext:value-type="float">
            <text:p>818010763</text:p>
          </table:table-cell>
          <table:table-cell office:value-type="float" office:value="14181989" calcext:value-type="float">
            <text:p>14181989</text:p>
          </table:table-cell>
          <table:table-cell office:value-type="float" office:value="223552" calcext:value-type="float">
            <text:p>223552</text:p>
          </table:table-cell>
          <table:table-cell office:value-type="float" office:value="4882.298419" calcext:value-type="float">
            <text:p>4882.298419</text:p>
          </table:table-cell>
          <table:table-cell office:value-type="float" office:value="4088" calcext:value-type="float">
            <text:p>4088</text:p>
          </table:table-cell>
          <table:table-cell office:value-type="float" office:value="2220" calcext:value-type="float">
            <text:p>2220</text:p>
          </table:table-cell>
          <table:table-cell office:value-type="float" office:value="1" calcext:value-type="float">
            <text:p>1</text:p>
          </table:table-cell>
          <table:table-cell office:value-type="float" office:value="0.790471" calcext:value-type="float">
            <text:p>0.790471</text:p>
          </table:table-cell>
          <table:table-cell office:value-type="float" office:value="1946255" calcext:value-type="float">
            <text:p>1946255</text:p>
          </table:table-cell>
          <table:table-cell office:value-type="float" office:value="15854" calcext:value-type="float">
            <text:p>15854</text:p>
          </table:table-cell>
          <table:table-cell office:value-type="float" office:value="535" calcext:value-type="float">
            <text:p>535</text:p>
          </table:table-cell>
          <table:table-cell office:value-type="float" office:value="35.819933" calcext:value-type="float">
            <text:p>35.819933</text:p>
          </table:table-cell>
          <table:table-cell office:value-type="float" office:value="1591" calcext:value-type="float">
            <text:p>1591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0.246142" calcext:value-type="float">
            <text:p>0.246142</text:p>
          </table:table-cell>
          <table:table-cell office:value-type="float" office:value="87449" calcext:value-type="float">
            <text:p>87449</text:p>
          </table:table-cell>
          <table:table-cell office:value-type="float" office:value="9749" calcext:value-type="float">
            <text:p>9749</text:p>
          </table:table-cell>
          <table:table-cell office:value-type="float" office:value="24" calcext:value-type="float">
            <text:p>24</text:p>
          </table:table-cell>
          <table:table-cell office:value-type="float" office:value="3.332041" calcext:value-type="float">
            <text:p>3.332041</text:p>
          </table:table-cell>
        </table:table-row>
        <table:table-row table:style-name="ro1">
          <table:table-cell office:value-type="string" calcext:value-type="string">
            <text:p>Sample_Num</text:p>
          </table:table-cell>
          <table:table-cell office:value-type="string" calcext:value-type="string">
            <text:p><text:s/>Hash_Function</text:p>
          </table:table-cell>
          <table:table-cell office:value-type="string" calcext:value-type="string">
            <text:p><text:s/>Hash_Len</text:p>
          </table:table-cell>
          <table:table-cell office:value-type="string" calcext:value-type="string">
            <text:p><text:s/>Log2_Winternitz</text:p>
          </table:table-cell>
          <table:table-cell office:value-type="string" calcext:value-type="string">
            <text:p><text:s/>Merkle_Tree_Height</text:p>
          </table:table-cell>
          <table:table-cell office:value-type="string" calcext:value-type="string">
            <text:p><text:s/>Trustee_Num</text:p>
          </table:table-cell>
          <table:table-cell office:value-type="string" calcext:value-type="string">
            <text:p>wots_p_key_and_random_generator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hash_chains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signatur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expand_signature_to_public_key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wots_p_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tree_gener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µs]</text:p>
          </table:table-cell>
          <table:table-cell office:value-type="string" calcext:value-type="string">
            <text:p><text:s/>std [µs]</text:p>
          </table:table-cell>
          <table:table-cell office:value-type="string" calcext:value-type="string">
            <text:p>path_and_hash_chain_splitting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helper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trustee_share_signature_and_path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additional_xor_of_initiating_trustee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  <table:table-cell office:value-type="string" calcext:value-type="string">
            <text:p>signature_verification: median</text:p>
          </table:table-cell>
          <table:table-cell office:value-type="string" calcext:value-type="string">
            <text:p><text:s/>iqr</text:p>
          </table:table-cell>
          <table:table-cell office:value-type="string" calcext:value-type="string">
            <text:p><text:s/>average [Âµs]</text:p>
          </table:table-cell>
          <table:table-cell office:value-type="string" calcext:value-type="string">
            <text:p><text:s/>std [Âµ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696" calcext:value-type="float">
            <text:p>44696</text:p>
          </table:table-cell>
          <table:table-cell office:value-type="float" office:value="703" calcext:value-type="float">
            <text:p>703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342157" calcext:value-type="float">
            <text:p>342157</text:p>
          </table:table-cell>
          <table:table-cell office:value-type="float" office:value="5550" calcext:value-type="float">
            <text:p>5550</text:p>
          </table:table-cell>
          <table:table-cell office:value-type="float" office:value="91" calcext:value-type="float">
            <text:p>91</text:p>
          </table:table-cell>
          <table:table-cell office:value-type="float" office:value="8.15414" calcext:value-type="float">
            <text:p>8.15414</text:p>
          </table:table-cell>
          <table:table-cell office:value-type="float" office:value="7844" calcext:value-type="float">
            <text:p>7844</text:p>
          </table:table-cell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87208" calcext:value-type="float">
            <text:p>87208</text:p>
          </table:table-cell>
          <table:table-cell office:value-type="float" office:value="6697" calcext:value-type="float">
            <text:p>6697</text:p>
          </table:table-cell>
          <table:table-cell office:value-type="float" office:value="23" calcext:value-type="float">
            <text:p>23</text:p>
          </table:table-cell>
          <table:table-cell office:value-type="float" office:value="1.417745" calcext:value-type="float">
            <text:p>1.417745</text:p>
          </table:table-cell>
          <table:table-cell office:value-type="float" office:value="102009" calcext:value-type="float">
            <text:p>102009</text:p>
          </table:table-cell>
          <table:table-cell office:value-type="float" office:value="36593" calcext:value-type="float">
            <text:p>36593</text:p>
          </table:table-cell>
          <table:table-cell office:value-type="float" office:value="27" calcext:value-type="float">
            <text:p>27</text:p>
          </table:table-cell>
          <table:table-cell office:value-type="float" office:value="4.874423" calcext:value-type="float">
            <text:p>4.874423</text:p>
          </table:table-cell>
          <table:table-cell office:value-type="float" office:value="9461362" calcext:value-type="float">
            <text:p>9461362</text:p>
          </table:table-cell>
          <table:table-cell office:value-type="float" office:value="455174" calcext:value-type="float">
            <text:p>455174</text:p>
          </table:table-cell>
          <table:table-cell office:value-type="float" office:value="2591" calcext:value-type="float">
            <text:p>2591</text:p>
          </table:table-cell>
          <table:table-cell office:value-type="float" office:value="61.185292" calcext:value-type="float">
            <text:p>61.185292</text:p>
          </table:table-cell>
          <table:table-cell office:value-type="float" office:value="708586278" calcext:value-type="float">
            <text:p>708586278</text:p>
          </table:table-cell>
          <table:table-cell office:value-type="float" office:value="3574458" calcext:value-type="float">
            <text:p>3574458</text:p>
          </table:table-cell>
          <table:table-cell office:value-type="float" office:value="191759" calcext:value-type="float">
            <text:p>191759</text:p>
          </table:table-cell>
          <table:table-cell office:value-type="float" office:value="607.508815" calcext:value-type="float">
            <text:p>607.508815</text:p>
          </table:table-cell>
          <table:table-cell office:value-type="float" office:value="3552" calcext:value-type="float">
            <text:p>3552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0.62842" calcext:value-type="float">
            <text:p>0.62842</text:p>
          </table:table-cell>
          <table:table-cell office:value-type="float" office:value="1685819" calcext:value-type="float">
            <text:p>1685819</text:p>
          </table:table-cell>
          <table:table-cell office:value-type="float" office:value="37077" calcext:value-type="float">
            <text:p>37077</text:p>
          </table:table-cell>
          <table:table-cell office:value-type="float" office:value="462" calcext:value-type="float">
            <text:p>462</text:p>
          </table:table-cell>
          <table:table-cell office:value-type="float" office:value="34.64981" calcext:value-type="float">
            <text:p>34.64981</text:p>
          </table:table-cell>
          <table:table-cell office:value-type="float" office:value="1184" calcext:value-type="float">
            <text:p>1184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0.07881" calcext:value-type="float">
            <text:p>0.07881</text:p>
          </table:table-cell>
          <table:table-cell office:value-type="float" office:value="82935" calcext:value-type="float">
            <text:p>82935</text:p>
          </table:table-cell>
          <table:table-cell office:value-type="float" office:value="8140" calcext:value-type="float">
            <text:p>8140</text:p>
          </table:table-cell>
          <table:table-cell office:value-type="float" office:value="22" calcext:value-type="float">
            <text:p>22</text:p>
          </table:table-cell>
          <table:table-cell office:value-type="float" office:value="2.631523" calcext:value-type="float">
            <text:p>2.6315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567" calcext:value-type="float">
            <text:p>43567</text:p>
          </table:table-cell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.1</text:p>
          </table:table-cell>
          <table:table-cell office:value-type="float" office:value="354219" calcext:value-type="float">
            <text:p>354219</text:p>
          </table:table-cell>
          <table:table-cell office:value-type="float" office:value="129795" calcext:value-type="float">
            <text:p>129795</text:p>
          </table:table-cell>
          <table:table-cell office:value-type="float" office:value="99" calcext:value-type="float">
            <text:p>99</text:p>
          </table:table-cell>
          <table:table-cell office:value-type="float" office:value="17.7302" calcext:value-type="float">
            <text:p>17.7302</text:p>
          </table:table-cell>
          <table:table-cell office:value-type="float" office:value="7844" calcext:value-type="float">
            <text:p>784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637" calcext:value-type="float">
            <text:p>84637</text:p>
          </table:table-cell>
          <table:table-cell office:value-type="float" office:value="5032" calcext:value-type="float">
            <text:p>5032</text:p>
          </table:table-cell>
          <table:table-cell office:value-type="float" office:value="22" calcext:value-type="float">
            <text:p>22</text:p>
          </table:table-cell>
          <table:table-cell office:value-type="float" office:value="0.748331" calcext:value-type="float">
            <text:p>0.748331</text:p>
          </table:table-cell>
          <table:table-cell office:value-type="float" office:value="84878" calcext:value-type="float">
            <text:p>84878</text:p>
          </table:table-cell>
          <table:table-cell office:value-type="float" office:value="8880" calcext:value-type="float">
            <text:p>8880</text:p>
          </table:table-cell>
          <table:table-cell office:value-type="float" office:value="23" calcext:value-type="float">
            <text:p>23</text:p>
          </table:table-cell>
          <table:table-cell office:value-type="float" office:value="1.788854" calcext:value-type="float">
            <text:p>1.788854</text:p>
          </table:table-cell>
          <table:table-cell office:value-type="float" office:value="11707779" calcext:value-type="float">
            <text:p>11707779</text:p>
          </table:table-cell>
          <table:table-cell office:value-type="float" office:value="67969" calcext:value-type="float">
            <text:p>67969</text:p>
          </table:table-cell>
          <table:table-cell office:value-type="float" office:value="3188" calcext:value-type="float">
            <text:p>3188</text:p>
          </table:table-cell>
          <table:table-cell office:value-type="float" office:value="64.945285" calcext:value-type="float">
            <text:p>64.945285</text:p>
          </table:table-cell>
          <table:table-cell office:value-type="float" office:value="856978608" calcext:value-type="float">
            <text:p>856978608</text:p>
          </table:table-cell>
          <table:table-cell office:value-type="float" office:value="38458762" calcext:value-type="float">
            <text:p>38458762</text:p>
          </table:table-cell>
          <table:table-cell office:value-type="float" office:value="232663" calcext:value-type="float">
            <text:p>232663</text:p>
          </table:table-cell>
          <table:table-cell office:value-type="float" office:value="7938.898082" calcext:value-type="float">
            <text:p>7938.898082</text:p>
          </table:table-cell>
          <table:table-cell office:value-type="float" office:value="4033" calcext:value-type="float">
            <text:p>4033</text:p>
          </table:table-cell>
          <table:table-cell office:value-type="float" office:value="1683" calcext:value-type="float">
            <text:p>1683</text:p>
          </table:table-cell>
          <table:table-cell office:value-type="float" office:value="1" calcext:value-type="float">
            <text:p>1</text:p>
          </table:table-cell>
          <table:table-cell office:value-type="float" office:value="0.578378" calcext:value-type="float">
            <text:p>0.578378</text:p>
          </table:table-cell>
          <table:table-cell office:value-type="float" office:value="1976192" calcext:value-type="float">
            <text:p>1976192</text:p>
          </table:table-cell>
          <table:table-cell office:value-type="float" office:value="84863" calcext:value-type="float">
            <text:p>84863</text:p>
          </table:table-cell>
          <table:table-cell office:value-type="float" office:value="554" calcext:value-type="float">
            <text:p>554</text:p>
          </table:table-cell>
          <table:table-cell office:value-type="float" office:value="59.11537" calcext:value-type="float">
            <text:p>59.11537</text:p>
          </table:table-cell>
          <table:table-cell office:value-type="float" office:value="1739" calcext:value-type="float">
            <text:p>173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.16533" calcext:value-type="float">
            <text:p>0.16533</text:p>
          </table:table-cell>
          <table:table-cell office:value-type="float" office:value="87560" calcext:value-type="float">
            <text:p>87560</text:p>
          </table:table-cell>
          <table:table-cell office:value-type="float" office:value="11137" calcext:value-type="float">
            <text:p>11137</text:p>
          </table:table-cell>
          <table:table-cell office:value-type="float" office:value="24" calcext:value-type="float">
            <text:p>24</text:p>
          </table:table-cell>
          <table:table-cell office:value-type="float" office:value="2.978464" calcext:value-type="float">
            <text:p>2.978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38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5784" calcext:value-type="float">
            <text:p>85784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office:value-type="float" office:value="1164649" calcext:value-type="float">
            <text:p>1164649</text:p>
          </table:table-cell>
          <table:table-cell office:value-type="float" office:value="7807" calcext:value-type="float">
            <text:p>7807</text:p>
          </table:table-cell>
          <table:table-cell office:value-type="float" office:value="320" calcext:value-type="float">
            <text:p>320</text:p>
          </table:table-cell>
          <table:table-cell office:value-type="float" office:value="16.042444" calcext:value-type="float">
            <text:p>16.042444</text:p>
          </table:table-cell>
          <table:table-cell office:value-type="float" office:value="9324" calcext:value-type="float">
            <text:p>9324</text:p>
          </table:table-cell>
          <table:table-cell office:value-type="float" office:value="1665" calcext:value-type="float">
            <text:p>166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439578" calcext:value-type="float">
            <text:p>439578</text:p>
          </table:table-cell>
          <table:table-cell office:value-type="float" office:value="53132" calcext:value-type="float">
            <text:p>53132</text:p>
          </table:table-cell>
          <table:table-cell office:value-type="float" office:value="120" calcext:value-type="float">
            <text:p>120</text:p>
          </table:table-cell>
          <table:table-cell office:value-type="float" office:value="10.143471" calcext:value-type="float">
            <text:p>10.143471</text:p>
          </table:table-cell>
          <table:table-cell office:value-type="float" office:value="443833" calcext:value-type="float">
            <text:p>443833</text:p>
          </table:table-cell>
          <table:table-cell office:value-type="float" office:value="18833" calcext:value-type="float">
            <text:p>18833</text:p>
          </table:table-cell>
          <table:table-cell office:value-type="float" office:value="121" calcext:value-type="float">
            <text:p>121</text:p>
          </table:table-cell>
          <table:table-cell office:value-type="float" office:value="9.550393" calcext:value-type="float">
            <text:p>9.550393</text:p>
          </table:table-cell>
          <table:table-cell office:value-type="float" office:value="43136986" calcext:value-type="float">
            <text:p>43136986</text:p>
          </table:table-cell>
          <table:table-cell office:value-type="float" office:value="4391863" calcext:value-type="float">
            <text:p>4391863</text:p>
          </table:table-cell>
          <table:table-cell office:value-type="float" office:value="11980" calcext:value-type="float">
            <text:p>11980</text:p>
          </table:table-cell>
          <table:table-cell office:value-type="float" office:value="618.084695" calcext:value-type="float">
            <text:p>618.084695</text:p>
          </table:table-cell>
          <table:table-cell office:value-type="float" office:value="1773518428" calcext:value-type="float">
            <text:p>1773518428</text:p>
          </table:table-cell>
          <table:table-cell office:value-type="float" office:value="25793995" calcext:value-type="float">
            <text:p>25793995</text:p>
          </table:table-cell>
          <table:table-cell office:value-type="float" office:value="485641" calcext:value-type="float">
            <text:p>485641</text:p>
          </table:table-cell>
          <table:table-cell office:value-type="float" office:value="17770.591872" calcext:value-type="float">
            <text:p>17770.591872</text:p>
          </table:table-cell>
          <table:table-cell office:value-type="float" office:value="6993" calcext:value-type="float">
            <text:p>6993</text:p>
          </table:table-cell>
          <table:table-cell office:value-type="float" office:value="3385" calcext:value-type="float">
            <text:p>3385</text:p>
          </table:table-cell>
          <table:table-cell office:value-type="float" office:value="2" calcext:value-type="float">
            <text:p>2</text:p>
          </table:table-cell>
          <table:table-cell office:value-type="float" office:value="1.310475" calcext:value-type="float">
            <text:p>1.310475</text:p>
          </table:table-cell>
          <table:table-cell office:value-type="float" office:value="2897921" calcext:value-type="float">
            <text:p>2897921</text:p>
          </table:table-cell>
          <table:table-cell office:value-type="float" office:value="112640" calcext:value-type="float">
            <text:p>112640</text:p>
          </table:table-cell>
          <table:table-cell office:value-type="float" office:value="811" calcext:value-type="float">
            <text:p>811</text:p>
          </table:table-cell>
          <table:table-cell office:value-type="float" office:value="81.339451" calcext:value-type="float">
            <text:p>81.339451</text:p>
          </table:table-cell>
          <table:table-cell office:value-type="float" office:value="3293" calcext:value-type="float">
            <text:p>3293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0.713678" calcext:value-type="float">
            <text:p>0.713678</text:p>
          </table:table-cell>
          <table:table-cell office:value-type="float" office:value="451363" calcext:value-type="float">
            <text:p>451363</text:p>
          </table:table-cell>
          <table:table-cell office:value-type="float" office:value="41458" calcext:value-type="float">
            <text:p>41458</text:p>
          </table:table-cell>
          <table:table-cell office:value-type="float" office:value="127" calcext:value-type="float">
            <text:p>127</text:p>
          </table:table-cell>
          <table:table-cell office:value-type="float" office:value="21.63727" calcext:value-type="float">
            <text:p>21.63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51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2201" calcext:value-type="float">
            <text:p>132201</text:p>
          </table:table-cell>
          <table:table-cell office:value-type="float" office:value="444" calcext:value-type="float">
            <text:p>444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office:value-type="float" office:value="1790744" calcext:value-type="float">
            <text:p>1790744</text:p>
          </table:table-cell>
          <table:table-cell office:value-type="float" office:value="497798" calcext:value-type="float">
            <text:p>497798</text:p>
          </table:table-cell>
          <table:table-cell office:value-type="float" office:value="520" calcext:value-type="float">
            <text:p>520</text:p>
          </table:table-cell>
          <table:table-cell office:value-type="float" office:value="60.539574" calcext:value-type="float">
            <text:p>60.539574</text:p>
          </table:table-cell>
          <table:table-cell office:value-type="float" office:value="17519" calcext:value-type="float">
            <text:p>17519</text:p>
          </table:table-cell>
          <table:table-cell office:value-type="float" office:value="2628" calcext:value-type="float">
            <text:p>2628</text:p>
          </table:table-cell>
          <table:table-cell office:value-type="float" office:value="4" calcext:value-type="float">
            <text:p>4</text:p>
          </table:table-cell>
          <table:table-cell office:value-type="float" office:value="0.748331" calcext:value-type="float">
            <text:p>0.748331</text:p>
          </table:table-cell>
          <table:table-cell office:value-type="float" office:value="599770" calcext:value-type="float">
            <text:p>599770</text:p>
          </table:table-cell>
          <table:table-cell office:value-type="float" office:value="56129" calcext:value-type="float">
            <text:p>56129</text:p>
          </table:table-cell>
          <table:table-cell office:value-type="float" office:value="162" calcext:value-type="float">
            <text:p>162</text:p>
          </table:table-cell>
          <table:table-cell office:value-type="float" office:value="9.526804" calcext:value-type="float">
            <text:p>9.526804</text:p>
          </table:table-cell>
          <table:table-cell office:value-type="float" office:value="609168" calcext:value-type="float">
            <text:p>609168</text:p>
          </table:table-cell>
          <table:table-cell office:value-type="float" office:value="46399" calcext:value-type="float">
            <text:p>46399</text:p>
          </table:table-cell>
          <table:table-cell office:value-type="float" office:value="164" calcext:value-type="float">
            <text:p>164</text:p>
          </table:table-cell>
          <table:table-cell office:value-type="float" office:value="7.683749" calcext:value-type="float">
            <text:p>7.683749</text:p>
          </table:table-cell>
          <table:table-cell office:value-type="float" office:value="63934371" calcext:value-type="float">
            <text:p>63934371</text:p>
          </table:table-cell>
          <table:table-cell office:value-type="float" office:value="1325081" calcext:value-type="float">
            <text:p>1325081</text:p>
          </table:table-cell>
          <table:table-cell office:value-type="float" office:value="17436" calcext:value-type="float">
            <text:p>17436</text:p>
          </table:table-cell>
          <table:table-cell office:value-type="float" office:value="307.094839" calcext:value-type="float">
            <text:p>307.094839</text:p>
          </table:table-cell>
          <table:table-cell office:value-type="float" office:value="3040439202" calcext:value-type="float">
            <text:p>3040439202</text:p>
          </table:table-cell>
          <table:table-cell office:value-type="float" office:value="152519810" calcext:value-type="float">
            <text:p>152519810</text:p>
          </table:table-cell>
          <table:table-cell office:value-type="float" office:value="826860" calcext:value-type="float">
            <text:p>826860</text:p>
          </table:table-cell>
          <table:table-cell office:value-type="float" office:value="24872.226779" calcext:value-type="float">
            <text:p>24872.226779</text:p>
          </table:table-cell>
          <table:table-cell office:value-type="float" office:value="8547" calcext:value-type="float">
            <text:p>8547</text:p>
          </table:table-cell>
          <table:table-cell office:value-type="float" office:value="3589" calcext:value-type="float">
            <text:p>3589</text:p>
          </table:table-cell>
          <table:table-cell office:value-type="float" office:value="2" calcext:value-type="float">
            <text:p>2</text:p>
          </table:table-cell>
          <table:table-cell office:value-type="float" office:value="1.10819" calcext:value-type="float">
            <text:p>1.10819</text:p>
          </table:table-cell>
          <table:table-cell office:value-type="float" office:value="3936085" calcext:value-type="float">
            <text:p>3936085</text:p>
          </table:table-cell>
          <table:table-cell office:value-type="float" office:value="111647" calcext:value-type="float">
            <text:p>111647</text:p>
          </table:table-cell>
          <table:table-cell office:value-type="float" office:value="1081" calcext:value-type="float">
            <text:p>1081</text:p>
          </table:table-cell>
          <table:table-cell office:value-type="float" office:value="60.355189" calcext:value-type="float">
            <text:p>60.355189</text:p>
          </table:table-cell>
          <table:table-cell office:value-type="float" office:value="5587" calcext:value-type="float">
            <text:p>5587</text:p>
          </table:table-cell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float" office:value="0.448075" calcext:value-type="float">
            <text:p>0.448075</text:p>
          </table:table-cell>
          <table:table-cell office:value-type="float" office:value="620194" calcext:value-type="float">
            <text:p>620194</text:p>
          </table:table-cell>
          <table:table-cell office:value-type="float" office:value="46417" calcext:value-type="float">
            <text:p>46417</text:p>
          </table:table-cell>
          <table:table-cell office:value-type="float" office:value="170" calcext:value-type="float">
            <text:p>170</text:p>
          </table:table-cell>
          <table:table-cell office:value-type="float" office:value="16.837912" calcext:value-type="float">
            <text:p>16.837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_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405" calcext:value-type="float">
            <text:p>20405</text:p>
          </table:table-cell>
          <table:table-cell office:value-type="float" office:value="518" calcext:value-type="float">
            <text:p>51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583508" calcext:value-type="float">
            <text:p>583508</text:p>
          </table:table-cell>
          <table:table-cell office:value-type="float" office:value="12025" calcext:value-type="float">
            <text:p>12025</text:p>
          </table:table-cell>
          <table:table-cell office:value-type="float" office:value="167" calcext:value-type="float">
            <text:p>167</text:p>
          </table:table-cell>
          <table:table-cell office:value-type="float" office:value="18.985257" calcext:value-type="float">
            <text:p>18.985257</text:p>
          </table:table-cell>
          <table:table-cell office:value-type="float" office:value="7048" calcext:value-type="float">
            <text:p>704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93095" calcext:value-type="float">
            <text:p>293095</text:p>
          </table:table-cell>
          <table:table-cell office:value-type="float" office:value="61124" calcext:value-type="float">
            <text:p>61124</text:p>
          </table:table-cell>
          <table:table-cell office:value-type="float" office:value="80" calcext:value-type="float">
            <text:p>80</text:p>
          </table:table-cell>
          <table:table-cell office:value-type="float" office:value="9.235259" calcext:value-type="float">
            <text:p>9.235259</text:p>
          </table:table-cell>
          <table:table-cell office:value-type="float" office:value="271690" calcext:value-type="float">
            <text:p>271690</text:p>
          </table:table-cell>
          <table:table-cell office:value-type="float" office:value="31524" calcext:value-type="float">
            <text:p>31524</text:p>
          </table:table-cell>
          <table:table-cell office:value-type="float" office:value="74" calcext:value-type="float">
            <text:p>74</text:p>
          </table:table-cell>
          <table:table-cell office:value-type="float" office:value="10.452272" calcext:value-type="float">
            <text:p>10.452272</text:p>
          </table:table-cell>
          <table:table-cell office:value-type="float" office:value="19892994" calcext:value-type="float">
            <text:p>19892994</text:p>
          </table:table-cell>
          <table:table-cell office:value-type="float" office:value="346172" calcext:value-type="float">
            <text:p>346172</text:p>
          </table:table-cell>
          <table:table-cell office:value-type="float" office:value="5408" calcext:value-type="float">
            <text:p>5408</text:p>
          </table:table-cell>
          <table:table-cell office:value-type="float" office:value="71.661426" calcext:value-type="float">
            <text:p>71.661426</text:p>
          </table:table-cell>
          <table:table-cell office:value-type="float" office:value="249349511" calcext:value-type="float">
            <text:p>249349511</text:p>
          </table:table-cell>
          <table:table-cell office:value-type="float" office:value="2303510" calcext:value-type="float">
            <text:p>2303510</text:p>
          </table:table-cell>
          <table:table-cell office:value-type="float" office:value="67496" calcext:value-type="float">
            <text:p>67496</text:p>
          </table:table-cell>
          <table:table-cell office:value-type="float" office:value="337.720965" calcext:value-type="float">
            <text:p>337.720965</text:p>
          </table:table-cell>
          <table:table-cell office:value-type="float" office:value="2294" calcext:value-type="float">
            <text:p>2294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0.434409" calcext:value-type="float">
            <text:p>0.434409</text:p>
          </table:table-cell>
          <table:table-cell office:value-type="float" office:value="1011831" calcext:value-type="float">
            <text:p>1011831</text:p>
          </table:table-cell>
          <table:table-cell office:value-type="float" office:value="21431" calcext:value-type="float">
            <text:p>21431</text:p>
          </table:table-cell>
          <table:table-cell office:value-type="float" office:value="275" calcext:value-type="float">
            <text:p>275</text:p>
          </table:table-cell>
          <table:table-cell office:value-type="float" office:value="9.08938" calcext:value-type="float">
            <text:p>9.08938</text:p>
          </table:table-cell>
          <table:table-cell office:value-type="float" office:value="554" calcext:value-type="float">
            <text:p>55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202" calcext:value-type="float">
            <text:p>279202</text:p>
          </table:table-cell>
          <table:table-cell office:value-type="float" office:value="55260" calcext:value-type="float">
            <text:p>55260</text:p>
          </table:table-cell>
          <table:table-cell office:value-type="float" office:value="75" calcext:value-type="float">
            <text:p>75</text:p>
          </table:table-cell>
          <table:table-cell office:value-type="float" office:value="8.465904" calcext:value-type="float">
            <text:p>8.4659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128_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400" calcext:value-type="float">
            <text:p>4440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1161577" calcext:value-type="float">
            <text:p>1161577</text:p>
          </table:table-cell>
          <table:table-cell office:value-type="float" office:value="14615" calcext:value-type="float">
            <text:p>14615</text:p>
          </table:table-cell>
          <table:table-cell office:value-type="float" office:value="315" calcext:value-type="float">
            <text:p>315</text:p>
          </table:table-cell>
          <table:table-cell office:value-type="float" office:value="8.859458" calcext:value-type="float">
            <text:p>8.859458</text:p>
          </table:table-cell>
          <table:table-cell office:value-type="float" office:value="8584" calcext:value-type="float">
            <text:p>8584</text:p>
          </table:table-cell>
          <table:table-cell office:value-type="float" office:value="2628" calcext:value-type="float">
            <text:p>2628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39441" calcext:value-type="float">
            <text:p>539441</text:p>
          </table:table-cell>
          <table:table-cell office:value-type="float" office:value="288525" calcext:value-type="float">
            <text:p>288525</text:p>
          </table:table-cell>
          <table:table-cell office:value-type="float" office:value="169" calcext:value-type="float">
            <text:p>169</text:p>
          </table:table-cell>
          <table:table-cell office:value-type="float" office:value="47.062618" calcext:value-type="float">
            <text:p>47.062618</text:p>
          </table:table-cell>
          <table:table-cell office:value-type="float" office:value="500813" calcext:value-type="float">
            <text:p>500813</text:p>
          </table:table-cell>
          <table:table-cell office:value-type="float" office:value="45584" calcext:value-type="float">
            <text:p>45584</text:p>
          </table:table-cell>
          <table:table-cell office:value-type="float" office:value="137" calcext:value-type="float">
            <text:p>137</text:p>
          </table:table-cell>
          <table:table-cell office:value-type="float" office:value="14.333178" calcext:value-type="float">
            <text:p>14.333178</text:p>
          </table:table-cell>
          <table:table-cell office:value-type="float" office:value="39200575" calcext:value-type="float">
            <text:p>39200575</text:p>
          </table:table-cell>
          <table:table-cell office:value-type="float" office:value="2168681" calcext:value-type="float">
            <text:p>2168681</text:p>
          </table:table-cell>
          <table:table-cell office:value-type="float" office:value="10881" calcext:value-type="float">
            <text:p>10881</text:p>
          </table:table-cell>
          <table:table-cell office:value-type="float" office:value="592.087502" calcext:value-type="float">
            <text:p>592.087502</text:p>
          </table:table-cell>
          <table:table-cell office:value-type="float" office:value="805740989" calcext:value-type="float">
            <text:p>805740989</text:p>
          </table:table-cell>
          <table:table-cell office:value-type="float" office:value="88041241" calcext:value-type="float">
            <text:p>88041241</text:p>
          </table:table-cell>
          <table:table-cell office:value-type="float" office:value="221133" calcext:value-type="float">
            <text:p>221133</text:p>
          </table:table-cell>
          <table:table-cell office:value-type="float" office:value="11643.581219" calcext:value-type="float">
            <text:p>11643.581219</text:p>
          </table:table-cell>
          <table:table-cell office:value-type="float" office:value="3996" calcext:value-type="float">
            <text:p>3996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0.669392" calcext:value-type="float">
            <text:p>0.669392</text:p>
          </table:table-cell>
          <table:table-cell office:value-type="float" office:value="1862172" calcext:value-type="float">
            <text:p>1862172</text:p>
          </table:table-cell>
          <table:table-cell office:value-type="float" office:value="83771" calcext:value-type="float">
            <text:p>83771</text:p>
          </table:table-cell>
          <table:table-cell office:value-type="float" office:value="534" calcext:value-type="float">
            <text:p>534</text:p>
          </table:table-cell>
          <table:table-cell office:value-type="float" office:value="85.173821" calcext:value-type="float">
            <text:p>85.173821</text:p>
          </table:table-cell>
          <table:table-cell office:value-type="float" office:value="1517" calcext:value-type="float">
            <text:p>151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0.12402" calcext:value-type="float">
            <text:p>0.12402</text:p>
          </table:table-cell>
          <table:table-cell office:value-type="float" office:value="510822" calcext:value-type="float">
            <text:p>510822</text:p>
          </table:table-cell>
          <table:table-cell office:value-type="float" office:value="69504" calcext:value-type="float">
            <text:p>69504</text:p>
          </table:table-cell>
          <table:table-cell office:value-type="float" office:value="145" calcext:value-type="float">
            <text:p>145</text:p>
          </table:table-cell>
          <table:table-cell office:value-type="float" office:value="27.933613" calcext:value-type="float">
            <text:p>27.9336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256_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835" calcext:value-type="float">
            <text:p>16835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585580" calcext:value-type="float">
            <text:p>585580</text:p>
          </table:table-cell>
          <table:table-cell office:value-type="float" office:value="23088" calcext:value-type="float">
            <text:p>23088</text:p>
          </table:table-cell>
          <table:table-cell office:value-type="float" office:value="168" calcext:value-type="float">
            <text:p>168</text:p>
          </table:table-cell>
          <table:table-cell office:value-type="float" office:value="17.84937" calcext:value-type="float">
            <text:p>17.84937</text:p>
          </table:table-cell>
          <table:table-cell office:value-type="float" office:value="7177" calcext:value-type="float">
            <text:p>7177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0.458258" calcext:value-type="float">
            <text:p>0.458258</text:p>
          </table:table-cell>
          <table:table-cell office:value-type="float" office:value="280126" calcext:value-type="float">
            <text:p>280126</text:p>
          </table:table-cell>
          <table:table-cell office:value-type="float" office:value="15910" calcext:value-type="float">
            <text:p>15910</text:p>
          </table:table-cell>
          <table:table-cell office:value-type="float" office:value="76" calcext:value-type="float">
            <text:p>76</text:p>
          </table:table-cell>
          <table:table-cell office:value-type="float" office:value="6.549046" calcext:value-type="float">
            <text:p>6.549046</text:p>
          </table:table-cell>
          <table:table-cell office:value-type="float" office:value="273226" calcext:value-type="float">
            <text:p>273226</text:p>
          </table:table-cell>
          <table:table-cell office:value-type="float" office:value="30894" calcext:value-type="float">
            <text:p>30894</text:p>
          </table:table-cell>
          <table:table-cell office:value-type="float" office:value="75" calcext:value-type="float">
            <text:p>75</text:p>
          </table:table-cell>
          <table:table-cell office:value-type="float" office:value="11.109005" calcext:value-type="float">
            <text:p>11.109005</text:p>
          </table:table-cell>
          <table:table-cell office:value-type="float" office:value="20035241" calcext:value-type="float">
            <text:p>20035241</text:p>
          </table:table-cell>
          <table:table-cell office:value-type="float" office:value="376327" calcext:value-type="float">
            <text:p>376327</text:p>
          </table:table-cell>
          <table:table-cell office:value-type="float" office:value="5488" calcext:value-type="float">
            <text:p>5488</text:p>
          </table:table-cell>
          <table:table-cell office:value-type="float" office:value="120.597015" calcext:value-type="float">
            <text:p>120.597015</text:p>
          </table:table-cell>
          <table:table-cell office:value-type="float" office:value="252236585" calcext:value-type="float">
            <text:p>252236585</text:p>
          </table:table-cell>
          <table:table-cell office:value-type="float" office:value="10452426" calcext:value-type="float">
            <text:p>10452426</text:p>
          </table:table-cell>
          <table:table-cell office:value-type="float" office:value="69331" calcext:value-type="float">
            <text:p>69331</text:p>
          </table:table-cell>
          <table:table-cell office:value-type="float" office:value="1947.870758" calcext:value-type="float">
            <text:p>1947.870758</text:p>
          </table:table-cell>
          <table:table-cell office:value-type="float" office:value="1221" calcext:value-type="float">
            <text:p>1221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0.16533" calcext:value-type="float">
            <text:p>0.16533</text:p>
          </table:table-cell>
          <table:table-cell office:value-type="float" office:value="1031360" calcext:value-type="float">
            <text:p>1031360</text:p>
          </table:table-cell>
          <table:table-cell office:value-type="float" office:value="21597" calcext:value-type="float">
            <text:p>21597</text:p>
          </table:table-cell>
          <table:table-cell office:value-type="float" office:value="282" calcext:value-type="float">
            <text:p>282</text:p>
          </table:table-cell>
          <table:table-cell office:value-type="float" office:value="12.808459" calcext:value-type="float">
            <text:p>12.808459</text:p>
          </table:table-cell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365" calcext:value-type="float">
            <text:p>282365</text:p>
          </table:table-cell>
          <table:table-cell office:value-type="float" office:value="47119" calcext:value-type="float">
            <text:p>47119</text:p>
          </table:table-cell>
          <table:table-cell office:value-type="float" office:value="76" calcext:value-type="float">
            <text:p>76</text:p>
          </table:table-cell>
          <table:table-cell office:value-type="float" office:value="10.039044" calcext:value-type="float">
            <text:p>10.039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KE256_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501" calcext:value-type="float">
            <text:p>54501</text:p>
          </table:table-cell>
          <table:table-cell office:value-type="float" office:value="592" calcext:value-type="float">
            <text:p>592</text:p>
          </table:table-cell>
          <table:table-cell office:value-type="float" office:value="15" calcext:value-type="float">
            <text:p>15</text:p>
          </table:table-cell>
          <table:table-cell office:value-type="float" office:value="2.19089" calcext:value-type="float">
            <text:p>2.19089</text:p>
          </table:table-cell>
          <table:table-cell office:value-type="float" office:value="1167128" calcext:value-type="float">
            <text:p>1167128</text:p>
          </table:table-cell>
          <table:table-cell office:value-type="float" office:value="51171" calcext:value-type="float">
            <text:p>51171</text:p>
          </table:table-cell>
          <table:table-cell office:value-type="float" office:value="325" calcext:value-type="float">
            <text:p>325</text:p>
          </table:table-cell>
          <table:table-cell office:value-type="float" office:value="19.620398" calcext:value-type="float">
            <text:p>19.620398</text:p>
          </table:table-cell>
          <table:table-cell office:value-type="float" office:value="7918" calcext:value-type="float">
            <text:p>791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7260" calcext:value-type="float">
            <text:p>517260</text:p>
          </table:table-cell>
          <table:table-cell office:value-type="float" office:value="29304" calcext:value-type="float">
            <text:p>29304</text:p>
          </table:table-cell>
          <table:table-cell office:value-type="float" office:value="137" calcext:value-type="float">
            <text:p>137</text:p>
          </table:table-cell>
          <table:table-cell office:value-type="float" office:value="7.922121" calcext:value-type="float">
            <text:p>7.922121</text:p>
          </table:table-cell>
          <table:table-cell office:value-type="float" office:value="520293" calcext:value-type="float">
            <text:p>520293</text:p>
          </table:table-cell>
          <table:table-cell office:value-type="float" office:value="45325" calcext:value-type="float">
            <text:p>45325</text:p>
          </table:table-cell>
          <table:table-cell office:value-type="float" office:value="142" calcext:value-type="float">
            <text:p>142</text:p>
          </table:table-cell>
          <table:table-cell office:value-type="float" office:value="12.158947" calcext:value-type="float">
            <text:p>12.158947</text:p>
          </table:table-cell>
          <table:table-cell office:value-type="float" office:value="43914911" calcext:value-type="float">
            <text:p>43914911</text:p>
          </table:table-cell>
          <table:table-cell office:value-type="float" office:value="7517067" calcext:value-type="float">
            <text:p>7517067</text:p>
          </table:table-cell>
          <table:table-cell office:value-type="float" office:value="11972" calcext:value-type="float">
            <text:p>11972</text:p>
          </table:table-cell>
          <table:table-cell office:value-type="float" office:value="1002.820368" calcext:value-type="float">
            <text:p>1002.820368</text:p>
          </table:table-cell>
          <table:table-cell office:value-type="float" office:value="844220083" calcext:value-type="float">
            <text:p>844220083</text:p>
          </table:table-cell>
          <table:table-cell office:value-type="float" office:value="63499548" calcext:value-type="float">
            <text:p>63499548</text:p>
          </table:table-cell>
          <table:table-cell office:value-type="float" office:value="232661" calcext:value-type="float">
            <text:p>232661</text:p>
          </table:table-cell>
          <table:table-cell office:value-type="float" office:value="12720.009597" calcext:value-type="float">
            <text:p>12720.009597</text:p>
          </table:table-cell>
          <table:table-cell office:value-type="float" office:value="4144" calcext:value-type="float">
            <text:p>4144</text:p>
          </table:table-cell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office:value-type="float" office:value="0.614847" calcext:value-type="float">
            <text:p>0.614847</text:p>
          </table:table-cell>
          <table:table-cell office:value-type="float" office:value="1974574" calcext:value-type="float">
            <text:p>1974574</text:p>
          </table:table-cell>
          <table:table-cell office:value-type="float" office:value="83864" calcext:value-type="float">
            <text:p>83864</text:p>
          </table:table-cell>
          <table:table-cell office:value-type="float" office:value="569" calcext:value-type="float">
            <text:p>569</text:p>
          </table:table-cell>
          <table:table-cell office:value-type="float" office:value="91.231345" calcext:value-type="float">
            <text:p>91.231345</text:p>
          </table:table-cell>
          <table:table-cell office:value-type="float" office:value="1665" calcext:value-type="float">
            <text:p>1665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0.16533" calcext:value-type="float">
            <text:p>0.16533</text:p>
          </table:table-cell>
          <table:table-cell office:value-type="float" office:value="528619" calcext:value-type="float">
            <text:p>528619</text:p>
          </table:table-cell>
          <table:table-cell office:value-type="float" office:value="75555" calcext:value-type="float">
            <text:p>75555</text:p>
          </table:table-cell>
          <table:table-cell office:value-type="float" office:value="154" calcext:value-type="float">
            <text:p>154</text:p>
          </table:table-cell>
          <table:table-cell office:value-type="float" office:value="40.189823" calcext:value-type="float">
            <text:p>40.189823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096" calcext:value-type="float">
            <text:p>70096</text:p>
          </table:table-cell>
          <table:table-cell office:value-type="float" office:value="9361" calcext:value-type="float">
            <text:p>9361</text:p>
          </table:table-cell>
          <table:table-cell office:value-type="float" office:value="20" calcext:value-type="float">
            <text:p>20</text:p>
          </table:table-cell>
          <table:table-cell office:value-type="float" office:value="2.891366" calcext:value-type="float">
            <text:p>2.891366</text:p>
          </table:table-cell>
          <table:table-cell office:value-type="float" office:value="226440" calcext:value-type="float">
            <text:p>226440</text:p>
          </table:table-cell>
          <table:table-cell office:value-type="float" office:value="54945" calcext:value-type="float">
            <text:p>54945</text:p>
          </table:table-cell>
          <table:table-cell office:value-type="float" office:value="57" calcext:value-type="float">
            <text:p>57</text:p>
          </table:table-cell>
          <table:table-cell office:value-type="float" office:value="9.165151" calcext:value-type="float">
            <text:p>9.165151</text:p>
          </table:table-cell>
          <table:table-cell office:value-type="float" office:value="14837" calcext:value-type="float">
            <text:p>14837</text:p>
          </table:table-cell>
          <table:table-cell office:value-type="float" office:value="1739" calcext:value-type="float">
            <text:p>1739</text:p>
          </table:table-cell>
          <table:table-cell office:value-type="float" office:value="4" calcext:value-type="float">
            <text:p>4</text:p>
          </table:table-cell>
          <table:table-cell office:value-type="float" office:value="0.663325" calcext:value-type="float">
            <text:p>0.663325</text:p>
          </table:table-cell>
          <table:table-cell office:value-type="float" office:value="53964" calcext:value-type="float">
            <text:p>53964</text:p>
          </table:table-cell>
          <table:table-cell office:value-type="float" office:value="5254" calcext:value-type="float">
            <text:p>5254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35316" calcext:value-type="float">
            <text:p>35316</text:p>
          </table:table-cell>
          <table:table-cell office:value-type="float" office:value="3736" calcext:value-type="float">
            <text:p>3736</text:p>
          </table:table-cell>
          <table:table-cell office:value-type="float" office:value="9" calcext:value-type="float">
            <text:p>9</text:p>
          </table:table-cell>
          <table:table-cell office:value-type="float" office:value="0.748331" calcext:value-type="float">
            <text:p>0.748331</text:p>
          </table:table-cell>
          <table:table-cell office:value-type="float" office:value="7464231" calcext:value-type="float">
            <text:p>7464231</text:p>
          </table:table-cell>
          <table:table-cell office:value-type="float" office:value="429570" calcext:value-type="float">
            <text:p>429570</text:p>
          </table:table-cell>
          <table:table-cell office:value-type="float" office:value="2251" calcext:value-type="float">
            <text:p>2251</text:p>
          </table:table-cell>
          <table:table-cell office:value-type="float" office:value="444.512542" calcext:value-type="float">
            <text:p>444.512542</text:p>
          </table:table-cell>
          <table:table-cell office:value-type="float" office:value="170603189" calcext:value-type="float">
            <text:p>170603189</text:p>
          </table:table-cell>
          <table:table-cell office:value-type="float" office:value="16075279" calcext:value-type="float">
            <text:p>16075279</text:p>
          </table:table-cell>
          <table:table-cell office:value-type="float" office:value="46360" calcext:value-type="float">
            <text:p>46360</text:p>
          </table:table-cell>
          <table:table-cell office:value-type="float" office:value="3883.6146" calcext:value-type="float">
            <text:p>3883.6146</text:p>
          </table:table-cell>
          <table:table-cell office:value-type="float" office:value="5050" calcext:value-type="float">
            <text:p>5050</text:p>
          </table:table-cell>
          <table:table-cell office:value-type="float" office:value="2313" calcext:value-type="float">
            <text:p>2313</text:p>
          </table:table-cell>
          <table:table-cell office:value-type="float" office:value="1" calcext:value-type="float">
            <text:p>1</text:p>
          </table:table-cell>
          <table:table-cell office:value-type="float" office:value="0.891666" calcext:value-type="float">
            <text:p>0.891666</text:p>
          </table:table-cell>
          <table:table-cell office:value-type="float" office:value="991288" calcext:value-type="float">
            <text:p>991288</text:p>
          </table:table-cell>
          <table:table-cell office:value-type="float" office:value="13794" calcext:value-type="float">
            <text:p>13794</text:p>
          </table:table-cell>
          <table:table-cell office:value-type="float" office:value="284" calcext:value-type="float">
            <text:p>284</text:p>
          </table:table-cell>
          <table:table-cell office:value-type="float" office:value="51.946551" calcext:value-type="float">
            <text:p>51.946551</text:p>
          </table:table-cell>
          <table:table-cell office:value-type="float" office:value="2553" calcext:value-type="float">
            <text:p>2553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0.358913" calcext:value-type="float">
            <text:p>0.358913</text:p>
          </table:table-cell>
          <table:table-cell office:value-type="float" office:value="36667" calcext:value-type="float">
            <text:p>36667</text:p>
          </table:table-cell>
          <table:table-cell office:value-type="float" office:value="3885" calcext:value-type="float">
            <text:p>3885</text:p>
          </table:table-cell>
          <table:table-cell office:value-type="float" office:value="10" calcext:value-type="float">
            <text:p>10</text:p>
          </table:table-cell>
          <table:table-cell office:value-type="float" office:value="1.821647" calcext:value-type="float">
            <text:p>1.8216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178" calcext:value-type="float">
            <text:p>44178</text:p>
          </table:table-cell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1.469694" calcext:value-type="float">
            <text:p>1.469694</text:p>
          </table:table-cell>
          <table:table-cell office:value-type="float" office:value="293650" calcext:value-type="float">
            <text:p>293650</text:p>
          </table:table-cell>
          <table:table-cell office:value-type="float" office:value="2516" calcext:value-type="float">
            <text:p>2516</text:p>
          </table:table-cell>
          <table:table-cell office:value-type="float" office:value="81" calcext:value-type="float">
            <text:p>81</text:p>
          </table:table-cell>
          <table:table-cell office:value-type="float" office:value="6.116371" calcext:value-type="float">
            <text:p>6.116371</text:p>
          </table:table-cell>
          <table:table-cell office:value-type="float" office:value="8047" calcext:value-type="float">
            <text:p>8047</text:p>
          </table:table-cell>
          <table:table-cell office:value-type="float" office:value="2331" calcext:value-type="float">
            <text:p>233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21674" calcext:value-type="float">
            <text:p>121674</text:p>
          </table:table-cell>
          <table:table-cell office:value-type="float" office:value="45546" calcext:value-type="float">
            <text:p>45546</text:p>
          </table:table-cell>
          <table:table-cell office:value-type="float" office:value="31" calcext:value-type="float">
            <text:p>31</text:p>
          </table:table-cell>
          <table:table-cell office:value-type="float" office:value="6.726069" calcext:value-type="float">
            <text:p>6.726069</text:p>
          </table:table-cell>
          <table:table-cell office:value-type="float" office:value="86043" calcext:value-type="float">
            <text:p>86043</text:p>
          </table:table-cell>
          <table:table-cell office:value-type="float" office:value="9657" calcext:value-type="float">
            <text:p>9657</text:p>
          </table:table-cell>
          <table:table-cell office:value-type="float" office:value="23" calcext:value-type="float">
            <text:p>23</text:p>
          </table:table-cell>
          <table:table-cell office:value-type="float" office:value="2.547548" calcext:value-type="float">
            <text:p>2.547548</text:p>
          </table:table-cell>
          <table:table-cell office:value-type="float" office:value="11867121" calcext:value-type="float">
            <text:p>11867121</text:p>
          </table:table-cell>
          <table:table-cell office:value-type="float" office:value="702926" calcext:value-type="float">
            <text:p>702926</text:p>
          </table:table-cell>
          <table:table-cell office:value-type="float" office:value="3224" calcext:value-type="float">
            <text:p>3224</text:p>
          </table:table-cell>
          <table:table-cell office:value-type="float" office:value="99.420119" calcext:value-type="float">
            <text:p>99.420119</text:p>
          </table:table-cell>
          <table:table-cell office:value-type="float" office:value="845332007" calcext:value-type="float">
            <text:p>845332007</text:p>
          </table:table-cell>
          <table:table-cell office:value-type="float" office:value="28576469" calcext:value-type="float">
            <text:p>28576469</text:p>
          </table:table-cell>
          <table:table-cell office:value-type="float" office:value="229114" calcext:value-type="float">
            <text:p>229114</text:p>
          </table:table-cell>
          <table:table-cell office:value-type="float" office:value="5306.188515" calcext:value-type="float">
            <text:p>5306.188515</text:p>
          </table:table-cell>
          <table:table-cell office:value-type="float" office:value="4181" calcext:value-type="float">
            <text:p>4181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0.654305" calcext:value-type="float">
            <text:p>0.654305</text:p>
          </table:table-cell>
          <table:table-cell office:value-type="float" office:value="1964636" calcext:value-type="float">
            <text:p>1964636</text:p>
          </table:table-cell>
          <table:table-cell office:value-type="float" office:value="88886" calcext:value-type="float">
            <text:p>88886</text:p>
          </table:table-cell>
          <table:table-cell office:value-type="float" office:value="548" calcext:value-type="float">
            <text:p>548</text:p>
          </table:table-cell>
          <table:table-cell office:value-type="float" office:value="47.522149" calcext:value-type="float">
            <text:p>47.522149</text:p>
          </table:table-cell>
          <table:table-cell office:value-type="float" office:value="1701" calcext:value-type="float">
            <text:p>1701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0.156125" calcext:value-type="float">
            <text:p>0.156125</text:p>
          </table:table-cell>
          <table:table-cell office:value-type="float" office:value="87283" calcext:value-type="float">
            <text:p>87283</text:p>
          </table:table-cell>
          <table:table-cell office:value-type="float" office:value="11710" calcext:value-type="float">
            <text:p>11710</text:p>
          </table:table-cell>
          <table:table-cell office:value-type="float" office:value="24" calcext:value-type="float">
            <text:p>24</text:p>
          </table:table-cell>
          <table:table-cell office:value-type="float" office:value="3.33152" calcext:value-type="float">
            <text:p>3.33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626" calcext:value-type="float">
            <text:p>77626</text:p>
          </table:table-cell>
          <table:table-cell office:value-type="float" office:value="19018" calcext:value-type="float">
            <text:p>19018</text:p>
          </table:table-cell>
          <table:table-cell office:value-type="float" office:value="21" calcext:value-type="float">
            <text:p>21</text:p>
          </table:table-cell>
          <table:table-cell office:value-type="float" office:value="2.334524" calcext:value-type="float">
            <text:p>2.334524</text:p>
          </table:table-cell>
          <table:table-cell office:value-type="float" office:value="1337753" calcext:value-type="float">
            <text:p>1337753</text:p>
          </table:table-cell>
          <table:table-cell office:value-type="float" office:value="7141" calcext:value-type="float">
            <text:p>7141</text:p>
          </table:table-cell>
          <table:table-cell office:value-type="float" office:value="366" calcext:value-type="float">
            <text:p>366</text:p>
          </table:table-cell>
          <table:table-cell office:value-type="float" office:value="13.712768" calcext:value-type="float">
            <text:p>13.712768</text:p>
          </table:table-cell>
          <table:table-cell office:value-type="float" office:value="14744" calcext:value-type="float">
            <text:p>14744</text:p>
          </table:table-cell>
          <table:table-cell office:value-type="float" office:value="4662" calcext:value-type="float">
            <text:p>4662</text:p>
          </table:table-cell>
          <table:table-cell office:value-type="float" office:value="4" calcext:value-type="float">
            <text:p>4</text:p>
          </table:table-cell>
          <table:table-cell office:value-type="float" office:value="2.282542" calcext:value-type="float">
            <text:p>2.282542</text:p>
          </table:table-cell>
          <table:table-cell office:value-type="float" office:value="642375" calcext:value-type="float">
            <text:p>642375</text:p>
          </table:table-cell>
          <table:table-cell office:value-type="float" office:value="154401" calcext:value-type="float">
            <text:p>154401</text:p>
          </table:table-cell>
          <table:table-cell office:value-type="float" office:value="168" calcext:value-type="float">
            <text:p>168</text:p>
          </table:table-cell>
          <table:table-cell office:value-type="float" office:value="21.348536" calcext:value-type="float">
            <text:p>21.348536</text:p>
          </table:table-cell>
          <table:table-cell office:value-type="float" office:value="683279" calcext:value-type="float">
            <text:p>683279</text:p>
          </table:table-cell>
          <table:table-cell office:value-type="float" office:value="31487" calcext:value-type="float">
            <text:p>31487</text:p>
          </table:table-cell>
          <table:table-cell office:value-type="float" office:value="186" calcext:value-type="float">
            <text:p>186</text:p>
          </table:table-cell>
          <table:table-cell office:value-type="float" office:value="6.257795" calcext:value-type="float">
            <text:p>6.257795</text:p>
          </table:table-cell>
          <table:table-cell office:value-type="float" office:value="33891907" calcext:value-type="float">
            <text:p>33891907</text:p>
          </table:table-cell>
          <table:table-cell office:value-type="float" office:value="481407" calcext:value-type="float">
            <text:p>481407</text:p>
          </table:table-cell>
          <table:table-cell office:value-type="float" office:value="9830" calcext:value-type="float">
            <text:p>9830</text:p>
          </table:table-cell>
          <table:table-cell office:value-type="float" office:value="1876.707833" calcext:value-type="float">
            <text:p>1876.707833</text:p>
          </table:table-cell>
          <table:table-cell office:value-type="float" office:value="7833253905" calcext:value-type="float">
            <text:p>7833253905</text:p>
          </table:table-cell>
          <table:table-cell office:value-type="float" office:value="143304404" calcext:value-type="float">
            <text:p>143304404</text:p>
          </table:table-cell>
          <table:table-cell office:value-type="float" office:value="2128067" calcext:value-type="float">
            <text:p>2128067</text:p>
          </table:table-cell>
          <table:table-cell office:value-type="float" office:value="24169.501505" calcext:value-type="float">
            <text:p>24169.501505</text:p>
          </table:table-cell>
          <table:table-cell office:value-type="float" office:value="3404" calcext:value-type="float">
            <text:p>3404</text:p>
          </table:table-cell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0.590418" calcext:value-type="float">
            <text:p>0.590418</text:p>
          </table:table-cell>
          <table:table-cell office:value-type="float" office:value="5286112" calcext:value-type="float">
            <text:p>5286112</text:p>
          </table:table-cell>
          <table:table-cell office:value-type="float" office:value="85310" calcext:value-type="float">
            <text:p>85310</text:p>
          </table:table-cell>
          <table:table-cell office:value-type="float" office:value="1435" calcext:value-type="float">
            <text:p>1435</text:p>
          </table:table-cell>
          <table:table-cell office:value-type="float" office:value="29.167705" calcext:value-type="float">
            <text:p>29.167705</text:p>
          </table:table-cell>
          <table:table-cell office:value-type="float" office:value="1369" calcext:value-type="float">
            <text:p>1369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0.111102" calcext:value-type="float">
            <text:p>0.111102</text:p>
          </table:table-cell>
          <table:table-cell office:value-type="float" office:value="558718" calcext:value-type="float">
            <text:p>558718</text:p>
          </table:table-cell>
          <table:table-cell office:value-type="float" office:value="27731" calcext:value-type="float">
            <text:p>27731</text:p>
          </table:table-cell>
          <table:table-cell office:value-type="float" office:value="152" calcext:value-type="float">
            <text:p>152</text:p>
          </table:table-cell>
          <table:table-cell office:value-type="float" office:value="9.184085" calcext:value-type="float">
            <text:p>9.1840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1347" calcext:value-type="float">
            <text:p>171347</text:p>
          </table:table-cell>
          <table:table-cell office:value-type="float" office:value="2331" calcext:value-type="float">
            <text:p>2331</text:p>
          </table:table-cell>
          <table:table-cell office:value-type="float" office:value="47" calcext:value-type="float">
            <text:p>47</text:p>
          </table:table-cell>
          <table:table-cell office:value-type="float" office:value="2.211334" calcext:value-type="float">
            <text:p>2.211334</text:p>
          </table:table-cell>
          <table:table-cell office:value-type="float" office:value="2833108" calcext:value-type="float">
            <text:p>2833108</text:p>
          </table:table-cell>
          <table:table-cell office:value-type="float" office:value="678728" calcext:value-type="float">
            <text:p>678728</text:p>
          </table:table-cell>
          <table:table-cell office:value-type="float" office:value="796" calcext:value-type="float">
            <text:p>796</text:p>
          </table:table-cell>
          <table:table-cell office:value-type="float" office:value="100.72383" calcext:value-type="float">
            <text:p>100.72383</text:p>
          </table:table-cell>
          <table:table-cell office:value-type="float" office:value="8195" calcext:value-type="float">
            <text:p>8195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8047" calcext:value-type="float">
            <text:p>748047</text:p>
          </table:table-cell>
          <table:table-cell office:value-type="float" office:value="85211" calcext:value-type="float">
            <text:p>85211</text:p>
          </table:table-cell>
          <table:table-cell office:value-type="float" office:value="206" calcext:value-type="float">
            <text:p>206</text:p>
          </table:table-cell>
          <table:table-cell office:value-type="float" office:value="15.742935" calcext:value-type="float">
            <text:p>15.742935</text:p>
          </table:table-cell>
          <table:table-cell office:value-type="float" office:value="745272" calcext:value-type="float">
            <text:p>745272</text:p>
          </table:table-cell>
          <table:table-cell office:value-type="float" office:value="168905" calcext:value-type="float">
            <text:p>168905</text:p>
          </table:table-cell>
          <table:table-cell office:value-type="float" office:value="205" calcext:value-type="float">
            <text:p>205</text:p>
          </table:table-cell>
          <table:table-cell office:value-type="float" office:value="18.607525" calcext:value-type="float">
            <text:p>18.607525</text:p>
          </table:table-cell>
          <table:table-cell office:value-type="float" office:value="89837720" calcext:value-type="float">
            <text:p>89837720</text:p>
          </table:table-cell>
          <table:table-cell office:value-type="float" office:value="2607501" calcext:value-type="float">
            <text:p>2607501</text:p>
          </table:table-cell>
          <table:table-cell office:value-type="float" office:value="24877" calcext:value-type="float">
            <text:p>24877</text:p>
          </table:table-cell>
          <table:table-cell office:value-type="float" office:value="1194.210538" calcext:value-type="float">
            <text:p>1194.210538</text:p>
          </table:table-cell>
          <table:table-cell office:value-type="float" office:value="86347539637" calcext:value-type="float">
            <text:p>86347539637</text:p>
          </table:table-cell>
          <table:table-cell office:value-type="float" office:value="1173667972" calcext:value-type="float">
            <text:p>1173667972</text:p>
          </table:table-cell>
          <table:table-cell office:value-type="float" office:value="23356377" calcext:value-type="float">
            <text:p>23356377</text:p>
          </table:table-cell>
          <table:table-cell office:value-type="float" office:value="180091.548388" calcext:value-type="float">
            <text:p>180091.548388</text:p>
          </table:table-cell>
          <table:table-cell office:value-type="float" office:value="4051" calcext:value-type="float">
            <text:p>4051</text:p>
          </table:table-cell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office:value-type="float" office:value="0.867552" calcext:value-type="float">
            <text:p>0.867552</text:p>
          </table:table-cell>
          <table:table-cell office:value-type="float" office:value="16013062" calcext:value-type="float">
            <text:p>16013062</text:p>
          </table:table-cell>
          <table:table-cell office:value-type="float" office:value="448395" calcext:value-type="float">
            <text:p>448395</text:p>
          </table:table-cell>
          <table:table-cell office:value-type="float" office:value="4352" calcext:value-type="float">
            <text:p>4352</text:p>
          </table:table-cell>
          <table:table-cell office:value-type="float" office:value="160.341785" calcext:value-type="float">
            <text:p>160.341785</text:p>
          </table:table-cell>
          <table:table-cell office:value-type="float" office:value="2146" calcext:value-type="float">
            <text:p>2146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0.384819" calcext:value-type="float">
            <text:p>0.384819</text:p>
          </table:table-cell>
          <table:table-cell office:value-type="float" office:value="764475" calcext:value-type="float">
            <text:p>764475</text:p>
          </table:table-cell>
          <table:table-cell office:value-type="float" office:value="77256" calcext:value-type="float">
            <text:p>77256</text:p>
          </table:table-cell>
          <table:table-cell office:value-type="float" office:value="204" calcext:value-type="float">
            <text:p>204</text:p>
          </table:table-cell>
          <table:table-cell office:value-type="float" office:value="23.386957" calcext:value-type="float">
            <text:p>23.386957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151" calcext:value-type="float">
            <text:p>52151</text:p>
          </table:table-cell>
          <table:table-cell office:value-type="float" office:value="481" calcext:value-type="float">
            <text:p>481</text:p>
          </table:table-cell>
          <table:table-cell office:value-type="float" office:value="14" calcext:value-type="float">
            <text:p>14</text:p>
          </table:table-cell>
          <table:table-cell office:value-type="float" office:value="1.791647" calcext:value-type="float">
            <text:p>1.791647</text:p>
          </table:table-cell>
          <table:table-cell office:value-type="float" office:value="352388" calcext:value-type="float">
            <text:p>352388</text:p>
          </table:table-cell>
          <table:table-cell office:value-type="float" office:value="962" calcext:value-type="float">
            <text:p>962</text:p>
          </table:table-cell>
          <table:table-cell office:value-type="float" office:value="97" calcext:value-type="float">
            <text:p>97</text:p>
          </table:table-cell>
          <table:table-cell office:value-type="float" office:value="6.356099" calcext:value-type="float">
            <text:p>6.356099</text:p>
          </table:table-cell>
          <table:table-cell office:value-type="float" office:value="9213" calcext:value-type="float">
            <text:p>9213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7892" calcext:value-type="float">
            <text:p>107892</text:p>
          </table:table-cell>
          <table:table-cell office:value-type="float" office:value="10656" calcext:value-type="float">
            <text:p>10656</text:p>
          </table:table-cell>
          <table:table-cell office:value-type="float" office:value="29" calcext:value-type="float">
            <text:p>29</text:p>
          </table:table-cell>
          <table:table-cell office:value-type="float" office:value="1.486607" calcext:value-type="float">
            <text:p>1.486607</text:p>
          </table:table-cell>
          <table:table-cell office:value-type="float" office:value="101935" calcext:value-type="float">
            <text:p>101935</text:p>
          </table:table-cell>
          <table:table-cell office:value-type="float" office:value="17945" calcext:value-type="float">
            <text:p>17945</text:p>
          </table:table-cell>
          <table:table-cell office:value-type="float" office:value="27" calcext:value-type="float">
            <text:p>27</text:p>
          </table:table-cell>
          <table:table-cell office:value-type="float" office:value="2.48998" calcext:value-type="float">
            <text:p>2.48998</text:p>
          </table:table-cell>
          <table:table-cell office:value-type="float" office:value="11691149" calcext:value-type="float">
            <text:p>11691149</text:p>
          </table:table-cell>
          <table:table-cell office:value-type="float" office:value="2584856" calcext:value-type="float">
            <text:p>2584856</text:p>
          </table:table-cell>
          <table:table-cell office:value-type="float" office:value="3475" calcext:value-type="float">
            <text:p>3475</text:p>
          </table:table-cell>
          <table:table-cell office:value-type="float" office:value="550.448045" calcext:value-type="float">
            <text:p>550.448045</text:p>
          </table:table-cell>
          <table:table-cell office:value-type="float" office:value="319997256" calcext:value-type="float">
            <text:p>319997256</text:p>
          </table:table-cell>
          <table:table-cell office:value-type="float" office:value="21264900" calcext:value-type="float">
            <text:p>21264900</text:p>
          </table:table-cell>
          <table:table-cell office:value-type="float" office:value="91501" calcext:value-type="float">
            <text:p>91501</text:p>
          </table:table-cell>
          <table:table-cell office:value-type="float" office:value="11540.869917" calcext:value-type="float">
            <text:p>11540.869917</text:p>
          </table:table-cell>
          <table:table-cell office:value-type="float" office:value="3237" calcext:value-type="float">
            <text:p>3237</text:p>
          </table:table-cell>
          <table:table-cell office:value-type="float" office:value="1665" calcext:value-type="float">
            <text:p>1665</text:p>
          </table:table-cell>
          <table:table-cell office:value-type="float" office:value="1" calcext:value-type="float">
            <text:p>1</text:p>
          </table:table-cell>
          <table:table-cell office:value-type="float" office:value="0.806898" calcext:value-type="float">
            <text:p>0.806898</text:p>
          </table:table-cell>
          <table:table-cell office:value-type="float" office:value="1919726" calcext:value-type="float">
            <text:p>1919726</text:p>
          </table:table-cell>
          <table:table-cell office:value-type="float" office:value="38415" calcext:value-type="float">
            <text:p>38415</text:p>
          </table:table-cell>
          <table:table-cell office:value-type="float" office:value="542" calcext:value-type="float">
            <text:p>542</text:p>
          </table:table-cell>
          <table:table-cell office:value-type="float" office:value="92.456152" calcext:value-type="float">
            <text:p>92.456152</text:p>
          </table:table-cell>
          <table:table-cell office:value-type="float" office:value="814" calcext:value-type="float">
            <text:p>81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055814" calcext:value-type="float">
            <text:p>0.055814</text:p>
          </table:table-cell>
          <table:table-cell office:value-type="float" office:value="93665" calcext:value-type="float">
            <text:p>93665</text:p>
          </table:table-cell>
          <table:table-cell office:value-type="float" office:value="9583" calcext:value-type="float">
            <text:p>9583</text:p>
          </table:table-cell>
          <table:table-cell office:value-type="float" office:value="26" calcext:value-type="float">
            <text:p>26</text:p>
          </table:table-cell>
          <table:table-cell office:value-type="float" office:value="3.415828" calcext:value-type="float">
            <text:p>3.4158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993" calcext:value-type="float">
            <text:p>43993</text:p>
          </table:table-cell>
          <table:table-cell office:value-type="float" office:value="4218" calcext:value-type="float">
            <text:p>4218</text:p>
          </table:table-cell>
          <table:table-cell office:value-type="float" office:value="12" calcext:value-type="float">
            <text:p>12</text:p>
          </table:table-cell>
          <table:table-cell office:value-type="float" office:value="1.577973" calcext:value-type="float">
            <text:p>1.577973</text:p>
          </table:table-cell>
          <table:table-cell office:value-type="float" office:value="294094" calcext:value-type="float">
            <text:p>294094</text:p>
          </table:table-cell>
          <table:table-cell office:value-type="float" office:value="3404" calcext:value-type="float">
            <text:p>3404</text:p>
          </table:table-cell>
          <table:table-cell office:value-type="float" office:value="82" calcext:value-type="float">
            <text:p>82</text:p>
          </table:table-cell>
          <table:table-cell office:value-type="float" office:value="7.446476" calcext:value-type="float">
            <text:p>7.446476</text:p>
          </table:table-cell>
          <table:table-cell office:value-type="float" office:value="9157" calcext:value-type="float">
            <text:p>9157</text:p>
          </table:table-cell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84304" calcext:value-type="float">
            <text:p>84304</text:p>
          </table:table-cell>
          <table:table-cell office:value-type="float" office:value="9990" calcext:value-type="float">
            <text:p>9990</text:p>
          </table:table-cell>
          <table:table-cell office:value-type="float" office:value="23" calcext:value-type="float">
            <text:p>23</text:p>
          </table:table-cell>
          <table:table-cell office:value-type="float" office:value="1.868154" calcext:value-type="float">
            <text:p>1.868154</text:p>
          </table:table-cell>
          <table:table-cell office:value-type="float" office:value="86691" calcext:value-type="float">
            <text:p>86691</text:p>
          </table:table-cell>
          <table:table-cell office:value-type="float" office:value="4921" calcext:value-type="float">
            <text:p>4921</text:p>
          </table:table-cell>
          <table:table-cell office:value-type="float" office:value="23" calcext:value-type="float">
            <text:p>23</text:p>
          </table:table-cell>
          <table:table-cell office:value-type="float" office:value="1.3" calcext:value-type="float">
            <text:p>1.3</text:p>
          </table:table-cell>
          <table:table-cell office:value-type="float" office:value="11902381" calcext:value-type="float">
            <text:p>11902381</text:p>
          </table:table-cell>
          <table:table-cell office:value-type="float" office:value="385281" calcext:value-type="float">
            <text:p>385281</text:p>
          </table:table-cell>
          <table:table-cell office:value-type="float" office:value="3279" calcext:value-type="float">
            <text:p>3279</text:p>
          </table:table-cell>
          <table:table-cell office:value-type="float" office:value="166.962391" calcext:value-type="float">
            <text:p>166.962391</text:p>
          </table:table-cell>
          <table:table-cell office:value-type="float" office:value="837273462" calcext:value-type="float">
            <text:p>837273462</text:p>
          </table:table-cell>
          <table:table-cell office:value-type="float" office:value="22830666" calcext:value-type="float">
            <text:p>22830666</text:p>
          </table:table-cell>
          <table:table-cell office:value-type="float" office:value="227241" calcext:value-type="float">
            <text:p>227241</text:p>
          </table:table-cell>
          <table:table-cell office:value-type="float" office:value="3138.362861" calcext:value-type="float">
            <text:p>3138.362861</text:p>
          </table:table-cell>
          <table:table-cell office:value-type="float" office:value="3977" calcext:value-type="float">
            <text:p>3977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office:value-type="float" office:value="0.605186" calcext:value-type="float">
            <text:p>0.605186</text:p>
          </table:table-cell>
          <table:table-cell office:value-type="float" office:value="1985996" calcext:value-type="float">
            <text:p>1985996</text:p>
          </table:table-cell>
          <table:table-cell office:value-type="float" office:value="27709" calcext:value-type="float">
            <text:p>27709</text:p>
          </table:table-cell>
          <table:table-cell office:value-type="float" office:value="546" calcext:value-type="float">
            <text:p>546</text:p>
          </table:table-cell>
          <table:table-cell office:value-type="float" office:value="40.722905" calcext:value-type="float">
            <text:p>40.722905</text:p>
          </table:table-cell>
          <table:table-cell office:value-type="float" office:value="1665" calcext:value-type="float">
            <text:p>1665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0.299723" calcext:value-type="float">
            <text:p>0.299723</text:p>
          </table:table-cell>
          <table:table-cell office:value-type="float" office:value="88060" calcext:value-type="float">
            <text:p>88060</text:p>
          </table:table-cell>
          <table:table-cell office:value-type="float" office:value="11063" calcext:value-type="float">
            <text:p>11063</text:p>
          </table:table-cell>
          <table:table-cell office:value-type="float" office:value="24" calcext:value-type="float">
            <text:p>24</text:p>
          </table:table-cell>
          <table:table-cell office:value-type="float" office:value="3.001458" calcext:value-type="float">
            <text:p>3.001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4553" calcext:value-type="float">
            <text:p>94553</text:p>
          </table:table-cell>
          <table:table-cell office:value-type="float" office:value="5587" calcext:value-type="float">
            <text:p>5587</text:p>
          </table:table-cell>
          <table:table-cell office:value-type="float" office:value="26" calcext:value-type="float">
            <text:p>26</text:p>
          </table:table-cell>
          <table:table-cell office:value-type="float" office:value="2.531798" calcext:value-type="float">
            <text:p>2.531798</text:p>
          </table:table-cell>
          <table:table-cell office:value-type="float" office:value="458337" calcext:value-type="float">
            <text:p>458337</text:p>
          </table:table-cell>
          <table:table-cell office:value-type="float" office:value="15984" calcext:value-type="float">
            <text:p>15984</text:p>
          </table:table-cell>
          <table:table-cell office:value-type="float" office:value="127" calcext:value-type="float">
            <text:p>127</text:p>
          </table:table-cell>
          <table:table-cell office:value-type="float" office:value="10.385085" calcext:value-type="float">
            <text:p>10.385085</text:p>
          </table:table-cell>
          <table:table-cell office:value-type="float" office:value="12728" calcext:value-type="float">
            <text:p>12728</text:p>
          </table:table-cell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81400" calcext:value-type="float">
            <text:p>81400</text:p>
          </table:table-cell>
          <table:table-cell office:value-type="float" office:value="12320" calcext:value-type="float">
            <text:p>12320</text:p>
          </table:table-cell>
          <table:table-cell office:value-type="float" office:value="22" calcext:value-type="float">
            <text:p>22</text:p>
          </table:table-cell>
          <table:table-cell office:value-type="float" office:value="2.227106" calcext:value-type="float">
            <text:p>2.227106</text:p>
          </table:table-cell>
          <table:table-cell office:value-type="float" office:value="85840" calcext:value-type="float">
            <text:p>85840</text:p>
          </table:table-cell>
          <table:table-cell office:value-type="float" office:value="2628" calcext:value-type="float">
            <text:p>2628</text:p>
          </table:table-cell>
          <table:table-cell office:value-type="float" office:value="25" calcext:value-type="float">
            <text:p>25</text:p>
          </table:table-cell>
          <table:table-cell office:value-type="float" office:value="7.408779" calcext:value-type="float">
            <text:p>7.408779</text:p>
          </table:table-cell>
          <table:table-cell office:value-type="float" office:value="11989868" calcext:value-type="float">
            <text:p>11989868</text:p>
          </table:table-cell>
          <table:table-cell office:value-type="float" office:value="1521663" calcext:value-type="float">
            <text:p>1521663</text:p>
          </table:table-cell>
          <table:table-cell office:value-type="float" office:value="3418" calcext:value-type="float">
            <text:p>3418</text:p>
          </table:table-cell>
          <table:table-cell office:value-type="float" office:value="380.769602" calcext:value-type="float">
            <text:p>380.769602</text:p>
          </table:table-cell>
          <table:table-cell office:value-type="float" office:value="1679136201" calcext:value-type="float">
            <text:p>1679136201</text:p>
          </table:table-cell>
          <table:table-cell office:value-type="float" office:value="93149979" calcext:value-type="float">
            <text:p>93149979</text:p>
          </table:table-cell>
          <table:table-cell office:value-type="float" office:value="461297" calcext:value-type="float">
            <text:p>461297</text:p>
          </table:table-cell>
          <table:table-cell office:value-type="float" office:value="22394.298843" calcext:value-type="float">
            <text:p>22394.298843</text:p>
          </table:table-cell>
          <table:table-cell office:value-type="float" office:value="4181" calcext:value-type="float">
            <text:p>4181</text:p>
          </table:table-cell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  <table:table-cell office:value-type="float" office:value="0.783864" calcext:value-type="float">
            <text:p>0.783864</text:p>
          </table:table-cell>
          <table:table-cell office:value-type="float" office:value="1949394" calcext:value-type="float">
            <text:p>1949394</text:p>
          </table:table-cell>
          <table:table-cell office:value-type="float" office:value="70078" calcext:value-type="float">
            <text:p>70078</text:p>
          </table:table-cell>
          <table:table-cell office:value-type="float" office:value="548" calcext:value-type="float">
            <text:p>548</text:p>
          </table:table-cell>
          <table:table-cell office:value-type="float" office:value="55.443112" calcext:value-type="float">
            <text:p>55.443112</text:p>
          </table:table-cell>
          <table:table-cell office:value-type="float" office:value="2849" calcext:value-type="float">
            <text:p>2849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0.432968" calcext:value-type="float">
            <text:p>0.432968</text:p>
          </table:table-cell>
          <table:table-cell office:value-type="float" office:value="88115" calcext:value-type="float">
            <text:p>88115</text:p>
          </table:table-cell>
          <table:table-cell office:value-type="float" office:value="12710" calcext:value-type="float">
            <text:p>12710</text:p>
          </table:table-cell>
          <table:table-cell office:value-type="float" office:value="24" calcext:value-type="float">
            <text:p>24</text:p>
          </table:table-cell>
          <table:table-cell office:value-type="float" office:value="3.158098" calcext:value-type="float">
            <text:p>3.158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3401" calcext:value-type="float">
            <text:p>43401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300716" calcext:value-type="float">
            <text:p>300716</text:p>
          </table:table-cell>
          <table:table-cell office:value-type="float" office:value="84582" calcext:value-type="float">
            <text:p>84582</text:p>
          </table:table-cell>
          <table:table-cell office:value-type="float" office:value="85" calcext:value-type="float">
            <text:p>85</text:p>
          </table:table-cell>
          <table:table-cell office:value-type="float" office:value="10.231813" calcext:value-type="float">
            <text:p>10.231813</text:p>
          </table:table-cell>
          <table:table-cell office:value-type="float" office:value="7788" calcext:value-type="float">
            <text:p>7788</text:p>
          </table:table-cell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81991" calcext:value-type="float">
            <text:p>81991</text:p>
          </table:table-cell>
          <table:table-cell office:value-type="float" office:value="11693" calcext:value-type="float">
            <text:p>11693</text:p>
          </table:table-cell>
          <table:table-cell office:value-type="float" office:value="22" calcext:value-type="float">
            <text:p>22</text:p>
          </table:table-cell>
          <table:table-cell office:value-type="float" office:value="1.640122" calcext:value-type="float">
            <text:p>1.640122</text:p>
          </table:table-cell>
          <table:table-cell office:value-type="float" office:value="80123" calcext:value-type="float">
            <text:p>80123</text:p>
          </table:table-cell>
          <table:table-cell office:value-type="float" office:value="4810" calcext:value-type="float">
            <text:p>4810</text:p>
          </table:table-cell>
          <table:table-cell office:value-type="float" office:value="22" calcext:value-type="float">
            <text:p>22</text:p>
          </table:table-cell>
          <table:table-cell office:value-type="float" office:value="1.356466" calcext:value-type="float">
            <text:p>1.356466</text:p>
          </table:table-cell>
          <table:table-cell office:value-type="float" office:value="11180142" calcext:value-type="float">
            <text:p>11180142</text:p>
          </table:table-cell>
          <table:table-cell office:value-type="float" office:value="170755" calcext:value-type="float">
            <text:p>170755</text:p>
          </table:table-cell>
          <table:table-cell office:value-type="float" office:value="3112" calcext:value-type="float">
            <text:p>3112</text:p>
          </table:table-cell>
          <table:table-cell office:value-type="float" office:value="226.16987" calcext:value-type="float">
            <text:p>226.16987</text:p>
          </table:table-cell>
          <table:table-cell office:value-type="float" office:value="3161820033" calcext:value-type="float">
            <text:p>3161820033</text:p>
          </table:table-cell>
          <table:table-cell office:value-type="float" office:value="146929553" calcext:value-type="float">
            <text:p>146929553</text:p>
          </table:table-cell>
          <table:table-cell office:value-type="float" office:value="869176" calcext:value-type="float">
            <text:p>869176</text:p>
          </table:table-cell>
          <table:table-cell office:value-type="float" office:value="21767.168993" calcext:value-type="float">
            <text:p>21767.168993</text:p>
          </table:table-cell>
          <table:table-cell office:value-type="float" office:value="4033" calcext:value-type="float">
            <text:p>4033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0.503261" calcext:value-type="float">
            <text:p>0.503261</text:p>
          </table:table-cell>
          <table:table-cell office:value-type="float" office:value="1902896" calcext:value-type="float">
            <text:p>1902896</text:p>
          </table:table-cell>
          <table:table-cell office:value-type="float" office:value="41718" calcext:value-type="float">
            <text:p>41718</text:p>
          </table:table-cell>
          <table:table-cell office:value-type="float" office:value="515" calcext:value-type="float">
            <text:p>515</text:p>
          </table:table-cell>
          <table:table-cell office:value-type="float" office:value="16.357665" calcext:value-type="float">
            <text:p>16.357665</text:p>
          </table:table-cell>
          <table:table-cell office:value-type="float" office:value="4218" calcext:value-type="float">
            <text:p>4218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0.16533" calcext:value-type="float">
            <text:p>0.16533</text:p>
          </table:table-cell>
          <table:table-cell office:value-type="float" office:value="84360" calcext:value-type="float">
            <text:p>84360</text:p>
          </table:table-cell>
          <table:table-cell office:value-type="float" office:value="8714" calcext:value-type="float">
            <text:p>8714</text:p>
          </table:table-cell>
          <table:table-cell office:value-type="float" office:value="23" calcext:value-type="float">
            <text:p>23</text:p>
          </table:table-cell>
          <table:table-cell office:value-type="float" office:value="1.935924" calcext:value-type="float">
            <text:p>1.935924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2827" calcext:value-type="float">
            <text:p>42827</text:p>
          </table:table-cell>
          <table:table-cell office:value-type="float" office:value="518" calcext:value-type="float">
            <text:p>518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291227" calcext:value-type="float">
            <text:p>291227</text:p>
          </table:table-cell>
          <table:table-cell office:value-type="float" office:value="2887" calcext:value-type="float">
            <text:p>2887</text:p>
          </table:table-cell>
          <table:table-cell office:value-type="float" office:value="80" calcext:value-type="float">
            <text:p>80</text:p>
          </table:table-cell>
          <table:table-cell office:value-type="float" office:value="4.494441" calcext:value-type="float">
            <text:p>4.494441</text:p>
          </table:table-cell>
          <table:table-cell office:value-type="float" office:value="7732" calcext:value-type="float">
            <text:p>773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483" calcext:value-type="float">
            <text:p>90483</text:p>
          </table:table-cell>
          <table:table-cell office:value-type="float" office:value="8880" calcext:value-type="float">
            <text:p>8880</text:p>
          </table:table-cell>
          <table:table-cell office:value-type="float" office:value="24" calcext:value-type="float">
            <text:p>24</text:p>
          </table:table-cell>
          <table:table-cell office:value-type="float" office:value="1.720465" calcext:value-type="float">
            <text:p>1.720465</text:p>
          </table:table-cell>
          <table:table-cell office:value-type="float" office:value="79975" calcext:value-type="float">
            <text:p>79975</text:p>
          </table:table-cell>
          <table:table-cell office:value-type="float" office:value="5106" calcext:value-type="float">
            <text:p>5106</text:p>
          </table:table-cell>
          <table:table-cell office:value-type="float" office:value="21" calcext:value-type="float">
            <text:p>21</text:p>
          </table:table-cell>
          <table:table-cell office:value-type="float" office:value="1.32665" calcext:value-type="float">
            <text:p>1.32665</text:p>
          </table:table-cell>
          <table:table-cell office:value-type="float" office:value="5636395" calcext:value-type="float">
            <text:p>5636395</text:p>
          </table:table-cell>
          <table:table-cell office:value-type="float" office:value="31450" calcext:value-type="float">
            <text:p>31450</text:p>
          </table:table-cell>
          <table:table-cell office:value-type="float" office:value="1523" calcext:value-type="float">
            <text:p>1523</text:p>
          </table:table-cell>
          <table:table-cell office:value-type="float" office:value="7.613147" calcext:value-type="float">
            <text:p>7.613147</text:p>
          </table:table-cell>
          <table:table-cell office:value-type="float" office:value="395420591" calcext:value-type="float">
            <text:p>395420591</text:p>
          </table:table-cell>
          <table:table-cell office:value-type="float" office:value="1262773" calcext:value-type="float">
            <text:p>1262773</text:p>
          </table:table-cell>
          <table:table-cell office:value-type="float" office:value="106930" calcext:value-type="float">
            <text:p>106930</text:p>
          </table:table-cell>
          <table:table-cell office:value-type="float" office:value="240.256301" calcext:value-type="float">
            <text:p>240.256301</text:p>
          </table:table-cell>
          <table:table-cell office:value-type="float" office:value="3663" calcext:value-type="float">
            <text:p>3663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0.515047" calcext:value-type="float">
            <text:p>0.515047</text:p>
          </table:table-cell>
          <table:table-cell office:value-type="float" office:value="1863885" calcext:value-type="float">
            <text:p>1863885</text:p>
          </table:table-cell>
          <table:table-cell office:value-type="float" office:value="46132" calcext:value-type="float">
            <text:p>46132</text:p>
          </table:table-cell>
          <table:table-cell office:value-type="float" office:value="509" calcext:value-type="float">
            <text:p>509</text:p>
          </table:table-cell>
          <table:table-cell office:value-type="float" office:value="9.670154" calcext:value-type="float">
            <text:p>9.670154</text:p>
          </table:table-cell>
          <table:table-cell office:value-type="float" office:value="1369" calcext:value-type="float">
            <text:p>1369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842" calcext:value-type="float">
            <text:p>83842</text:p>
          </table:table-cell>
          <table:table-cell office:value-type="float" office:value="7271" calcext:value-type="float">
            <text:p>7271</text:p>
          </table:table-cell>
          <table:table-cell office:value-type="float" office:value="22" calcext:value-type="float">
            <text:p>22</text:p>
          </table:table-cell>
          <table:table-cell office:value-type="float" office:value="1.621619" calcext:value-type="float">
            <text:p>1.621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4371" calcext:value-type="float">
            <text:p>5437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465848" calcext:value-type="float">
            <text:p>465848</text:p>
          </table:table-cell>
          <table:table-cell office:value-type="float" office:value="59274" calcext:value-type="float">
            <text:p>59274</text:p>
          </table:table-cell>
          <table:table-cell office:value-type="float" office:value="136" calcext:value-type="float">
            <text:p>136</text:p>
          </table:table-cell>
          <table:table-cell office:value-type="float" office:value="26.737427" calcext:value-type="float">
            <text:p>26.737427</text:p>
          </table:table-cell>
          <table:table-cell office:value-type="float" office:value="7992" calcext:value-type="float">
            <text:p>7992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140" calcext:value-type="float">
            <text:p>82140</text:p>
          </table:table-cell>
          <table:table-cell office:value-type="float" office:value="7104" calcext:value-type="float">
            <text:p>7104</text:p>
          </table:table-cell>
          <table:table-cell office:value-type="float" office:value="22" calcext:value-type="float">
            <text:p>22</text:p>
          </table:table-cell>
          <table:table-cell office:value-type="float" office:value="1.220656" calcext:value-type="float">
            <text:p>1.220656</text:p>
          </table:table-cell>
          <table:table-cell office:value-type="float" office:value="83102" calcext:value-type="float">
            <text:p>83102</text:p>
          </table:table-cell>
          <table:table-cell office:value-type="float" office:value="9768" calcext:value-type="float">
            <text:p>9768</text:p>
          </table:table-cell>
          <table:table-cell office:value-type="float" office:value="22" calcext:value-type="float">
            <text:p>22</text:p>
          </table:table-cell>
          <table:table-cell office:value-type="float" office:value="2.537716" calcext:value-type="float">
            <text:p>2.537716</text:p>
          </table:table-cell>
          <table:table-cell office:value-type="float" office:value="188094254" calcext:value-type="float">
            <text:p>188094254</text:p>
          </table:table-cell>
          <table:table-cell office:value-type="float" office:value="5166088" calcext:value-type="float">
            <text:p>5166088</text:p>
          </table:table-cell>
          <table:table-cell office:value-type="float" office:value="51303" calcext:value-type="float">
            <text:p>51303</text:p>
          </table:table-cell>
          <table:table-cell office:value-type="float" office:value="916.745788" calcext:value-type="float">
            <text:p>916.745788</text:p>
          </table:table-cell>
          <table:table-cell office:value-type="float" office:value="13390586583" calcext:value-type="float">
            <text:p>13390586583</text:p>
          </table:table-cell>
          <table:table-cell office:value-type="float" office:value="109764052" calcext:value-type="float">
            <text:p>109764052</text:p>
          </table:table-cell>
          <table:table-cell office:value-type="float" office:value="3624046" calcext:value-type="float">
            <text:p>3624046</text:p>
          </table:table-cell>
          <table:table-cell office:value-type="float" office:value="34881.338522" calcext:value-type="float">
            <text:p>34881.338522</text:p>
          </table:table-cell>
          <table:table-cell office:value-type="float" office:value="3996" calcext:value-type="float">
            <text:p>3996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office:value-type="float" office:value="0.496827" calcext:value-type="float">
            <text:p>0.496827</text:p>
          </table:table-cell>
          <table:table-cell office:value-type="float" office:value="1973113" calcext:value-type="float">
            <text:p>1973113</text:p>
          </table:table-cell>
          <table:table-cell office:value-type="float" office:value="38136" calcext:value-type="float">
            <text:p>38136</text:p>
          </table:table-cell>
          <table:table-cell office:value-type="float" office:value="542" calcext:value-type="float">
            <text:p>542</text:p>
          </table:table-cell>
          <table:table-cell office:value-type="float" office:value="27.204528" calcext:value-type="float">
            <text:p>27.204528</text:p>
          </table:table-cell>
          <table:table-cell office:value-type="float" office:value="1554" calcext:value-type="float">
            <text:p>155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83557" calcext:value-type="float">
            <text:p>0.083557</text:p>
          </table:table-cell>
          <table:table-cell office:value-type="float" office:value="88245" calcext:value-type="float">
            <text:p>88245</text:p>
          </table:table-cell>
          <table:table-cell office:value-type="float" office:value="9287" calcext:value-type="float">
            <text:p>9287</text:p>
          </table:table-cell>
          <table:table-cell office:value-type="float" office:value="24" calcext:value-type="float">
            <text:p>24</text:p>
          </table:table-cell>
          <table:table-cell office:value-type="float" office:value="2.861692" calcext:value-type="float">
            <text:p>2.861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3364" calcext:value-type="float">
            <text:p>43364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.204159" calcext:value-type="float">
            <text:p>1.204159</text:p>
          </table:table-cell>
          <table:table-cell office:value-type="float" office:value="294205" calcext:value-type="float">
            <text:p>294205</text:p>
          </table:table-cell>
          <table:table-cell office:value-type="float" office:value="1998" calcext:value-type="float">
            <text:p>1998</text:p>
          </table:table-cell>
          <table:table-cell office:value-type="float" office:value="80" calcext:value-type="float">
            <text:p>80</text:p>
          </table:table-cell>
          <table:table-cell office:value-type="float" office:value="4.5" calcext:value-type="float">
            <text:p>4.5</text:p>
          </table:table-cell>
          <table:table-cell office:value-type="float" office:value="8047" calcext:value-type="float">
            <text:p>8047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011" calcext:value-type="float">
            <text:p>81011</text:p>
          </table:table-cell>
          <table:table-cell office:value-type="float" office:value="13875" calcext:value-type="float">
            <text:p>13875</text:p>
          </table:table-cell>
          <table:table-cell office:value-type="float" office:value="22" calcext:value-type="float">
            <text:p>22</text:p>
          </table:table-cell>
          <table:table-cell office:value-type="float" office:value="1.577973" calcext:value-type="float">
            <text:p>1.577973</text:p>
          </table:table-cell>
          <table:table-cell office:value-type="float" office:value="86950" calcext:value-type="float">
            <text:p>86950</text:p>
          </table:table-cell>
          <table:table-cell office:value-type="float" office:value="5439" calcext:value-type="float">
            <text:p>5439</text:p>
          </table:table-cell>
          <table:table-cell office:value-type="float" office:value="23" calcext:value-type="float">
            <text:p>23</text:p>
          </table:table-cell>
          <table:table-cell office:value-type="float" office:value="1.3" calcext:value-type="float">
            <text:p>1.3</text:p>
          </table:table-cell>
          <table:table-cell office:value-type="float" office:value="752893538" calcext:value-type="float">
            <text:p>752893538</text:p>
          </table:table-cell>
          <table:table-cell office:value-type="float" office:value="18063326" calcext:value-type="float">
            <text:p>18063326</text:p>
          </table:table-cell>
          <table:table-cell office:value-type="float" office:value="206935" calcext:value-type="float">
            <text:p>206935</text:p>
          </table:table-cell>
          <table:table-cell office:value-type="float" office:value="10169.16134" calcext:value-type="float">
            <text:p>10169.16134</text:p>
          </table:table-cell>
          <table:table-cell office:value-type="float" office:value="54093465997" calcext:value-type="float">
            <text:p>54093465997</text:p>
          </table:table-cell>
          <table:table-cell office:value-type="float" office:value="825345051" calcext:value-type="float">
            <text:p>825345051</text:p>
          </table:table-cell>
          <table:table-cell office:value-type="float" office:value="14587872" calcext:value-type="float">
            <text:p>14587872</text:p>
          </table:table-cell>
          <table:table-cell office:value-type="float" office:value="281237.626745" calcext:value-type="float">
            <text:p>281237.626745</text:p>
          </table:table-cell>
          <table:table-cell office:value-type="float" office:value="4033" calcext:value-type="float">
            <text:p>4033</text:p>
          </table:table-cell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 office:value-type="float" office:value="0.630368" calcext:value-type="float">
            <text:p>0.630368</text:p>
          </table:table-cell>
          <table:table-cell office:value-type="float" office:value="1997633" calcext:value-type="float">
            <text:p>1997633</text:p>
          </table:table-cell>
          <table:table-cell office:value-type="float" office:value="45558" calcext:value-type="float">
            <text:p>45558</text:p>
          </table:table-cell>
          <table:table-cell office:value-type="float" office:value="544" calcext:value-type="float">
            <text:p>544</text:p>
          </table:table-cell>
          <table:table-cell office:value-type="float" office:value="31.655485" calcext:value-type="float">
            <text:p>31.655485</text:p>
          </table:table-cell>
          <table:table-cell office:value-type="float" office:value="1591" calcext:value-type="float">
            <text:p>159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179313" calcext:value-type="float">
            <text:p>0.179313</text:p>
          </table:table-cell>
          <table:table-cell office:value-type="float" office:value="87394" calcext:value-type="float">
            <text:p>87394</text:p>
          </table:table-cell>
          <table:table-cell office:value-type="float" office:value="9657" calcext:value-type="float">
            <text:p>9657</text:p>
          </table:table-cell>
          <table:table-cell office:value-type="float" office:value="24" calcext:value-type="float">
            <text:p>24</text:p>
          </table:table-cell>
          <table:table-cell office:value-type="float" office:value="2.964915" calcext:value-type="float">
            <text:p>2.9649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653" calcext:value-type="float">
            <text:p>5065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343600" calcext:value-type="float">
            <text:p>343600</text:p>
          </table:table-cell>
          <table:table-cell office:value-type="float" office:value="2812" calcext:value-type="float">
            <text:p>2812</text:p>
          </table:table-cell>
          <table:table-cell office:value-type="float" office:value="95" calcext:value-type="float">
            <text:p>95</text:p>
          </table:table-cell>
          <table:table-cell office:value-type="float" office:value="6.545227" calcext:value-type="float">
            <text:p>6.545227</text:p>
          </table:table-cell>
          <table:table-cell office:value-type="float" office:value="9416" calcext:value-type="float">
            <text:p>9416</text:p>
          </table:table-cell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78551" calcext:value-type="float">
            <text:p>78551</text:p>
          </table:table-cell>
          <table:table-cell office:value-type="float" office:value="9842" calcext:value-type="float">
            <text:p>9842</text:p>
          </table:table-cell>
          <table:table-cell office:value-type="float" office:value="21" calcext:value-type="float">
            <text:p>21</text:p>
          </table:table-cell>
          <table:table-cell office:value-type="float" office:value="1.32665" calcext:value-type="float">
            <text:p>1.32665</text:p>
          </table:table-cell>
          <table:table-cell office:value-type="float" office:value="84619" calcext:value-type="float">
            <text:p>84619</text:p>
          </table:table-cell>
          <table:table-cell office:value-type="float" office:value="9324" calcext:value-type="float">
            <text:p>9324</text:p>
          </table:table-cell>
          <table:table-cell office:value-type="float" office:value="24" calcext:value-type="float">
            <text:p>24</text:p>
          </table:table-cell>
          <table:table-cell office:value-type="float" office:value="3.477068" calcext:value-type="float">
            <text:p>3.477068</text:p>
          </table:table-cell>
          <table:table-cell office:value-type="float" office:value="3019006693" calcext:value-type="float">
            <text:p>3019006693</text:p>
          </table:table-cell>
          <table:table-cell office:value-type="float" office:value="53154163" calcext:value-type="float">
            <text:p>53154163</text:p>
          </table:table-cell>
          <table:table-cell office:value-type="float" office:value="818338" calcext:value-type="float">
            <text:p>818338</text:p>
          </table:table-cell>
          <table:table-cell office:value-type="float" office:value="17374.150028" calcext:value-type="float">
            <text:p>17374.150028</text:p>
          </table:table-cell>
          <table:table-cell office:value-type="float" office:value="215352178402" calcext:value-type="float">
            <text:p>215352178402</text:p>
          </table:table-cell>
          <table:table-cell office:value-type="float" office:value="4721892085" calcext:value-type="float">
            <text:p>4721892085</text:p>
          </table:table-cell>
          <table:table-cell office:value-type="float" office:value="58404634" calcext:value-type="float">
            <text:p>58404634</text:p>
          </table:table-cell>
          <table:table-cell office:value-type="float" office:value="755301.141422" calcext:value-type="float">
            <text:p>755301.141422</text:p>
          </table:table-cell>
          <table:table-cell office:value-type="float" office:value="4402" calcext:value-type="float">
            <text:p>4402</text:p>
          </table:table-cell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office:value-type="float" office:value="0.598868" calcext:value-type="float">
            <text:p>0.598868</text:p>
          </table:table-cell>
          <table:table-cell office:value-type="float" office:value="1977065" calcext:value-type="float">
            <text:p>1977065</text:p>
          </table:table-cell>
          <table:table-cell office:value-type="float" office:value="48370" calcext:value-type="float">
            <text:p>48370</text:p>
          </table:table-cell>
          <table:table-cell office:value-type="float" office:value="548" calcext:value-type="float">
            <text:p>548</text:p>
          </table:table-cell>
          <table:table-cell office:value-type="float" office:value="44.654657" calcext:value-type="float">
            <text:p>44.654657</text:p>
          </table:table-cell>
          <table:table-cell office:value-type="float" office:value="1591" calcext:value-type="float">
            <text:p>159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127927" calcext:value-type="float">
            <text:p>0.127927</text:p>
          </table:table-cell>
          <table:table-cell office:value-type="float" office:value="92278" calcext:value-type="float">
            <text:p>92278</text:p>
          </table:table-cell>
          <table:table-cell office:value-type="float" office:value="10656" calcext:value-type="float">
            <text:p>10656</text:p>
          </table:table-cell>
          <table:table-cell office:value-type="float" office:value="25" calcext:value-type="float">
            <text:p>25</text:p>
          </table:table-cell>
          <table:table-cell office:value-type="float" office:value="3.299671" calcext:value-type="float">
            <text:p>3.2996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HA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4001" calcext:value-type="float">
            <text:p>54001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466829" calcext:value-type="float">
            <text:p>466829</text:p>
          </table:table-cell>
          <table:table-cell office:value-type="float" office:value="5772" calcext:value-type="float">
            <text:p>5772</text:p>
          </table:table-cell>
          <table:table-cell office:value-type="float" office:value="129" calcext:value-type="float">
            <text:p>129</text:p>
          </table:table-cell>
          <table:table-cell office:value-type="float" office:value="7.712976" calcext:value-type="float">
            <text:p>7.712976</text:p>
          </table:table-cell>
          <table:table-cell office:value-type="float" office:value="7807" calcext:value-type="float">
            <text:p>780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118" calcext:value-type="float">
            <text:p>85118</text:p>
          </table:table-cell>
          <table:table-cell office:value-type="float" office:value="24604" calcext:value-type="float">
            <text:p>24604</text:p>
          </table:table-cell>
          <table:table-cell office:value-type="float" office:value="25" calcext:value-type="float">
            <text:p>25</text:p>
          </table:table-cell>
          <table:table-cell office:value-type="float" office:value="4.504442" calcext:value-type="float">
            <text:p>4.504442</text:p>
          </table:table-cell>
          <table:table-cell office:value-type="float" office:value="82528" calcext:value-type="float">
            <text:p>82528</text:p>
          </table:table-cell>
          <table:table-cell office:value-type="float" office:value="4774" calcext:value-type="float">
            <text:p>4774</text:p>
          </table:table-cell>
          <table:table-cell office:value-type="float" office:value="22" calcext:value-type="float">
            <text:p>22</text:p>
          </table:table-cell>
          <table:table-cell office:value-type="float" office:value="1.044031" calcext:value-type="float">
            <text:p>1.044031</text:p>
          </table:table-cell>
          <table:table-cell office:value-type="float" office:value="6125469713" calcext:value-type="float">
            <text:p>6125469713</text:p>
          </table:table-cell>
          <table:table-cell office:value-type="float" office:value="321222494" calcext:value-type="float">
            <text:p>321222494</text:p>
          </table:table-cell>
          <table:table-cell office:value-type="float" office:value="1648800" calcext:value-type="float">
            <text:p>1648800</text:p>
          </table:table-cell>
          <table:table-cell office:value-type="float" office:value="40963.207482" calcext:value-type="float">
            <text:p>40963.207482</text:p>
          </table:table-cell>
          <table:table-cell office:value-type="float" office:value="433599645820" calcext:value-type="float">
            <text:p>433599645820</text:p>
          </table:table-cell>
          <table:table-cell office:value-type="float" office:value="10366129347" calcext:value-type="float">
            <text:p>10366129347</text:p>
          </table:table-cell>
          <table:table-cell office:value-type="float" office:value="116429898" calcext:value-type="float">
            <text:p>116429898</text:p>
          </table:table-cell>
          <table:table-cell office:value-type="float" office:value="1683167.530166" calcext:value-type="float">
            <text:p>1683167.530166</text:p>
          </table:table-cell>
          <table:table-cell office:value-type="float" office:value="3885" calcext:value-type="float">
            <text:p>3885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.653028" calcext:value-type="float">
            <text:p>0.653028</text:p>
          </table:table-cell>
          <table:table-cell office:value-type="float" office:value="2016433" calcext:value-type="float">
            <text:p>2016433</text:p>
          </table:table-cell>
          <table:table-cell office:value-type="float" office:value="57824" calcext:value-type="float">
            <text:p>57824</text:p>
          </table:table-cell>
          <table:table-cell office:value-type="float" office:value="555" calcext:value-type="float">
            <text:p>555</text:p>
          </table:table-cell>
          <table:table-cell office:value-type="float" office:value="43.261466" calcext:value-type="float">
            <text:p>43.261466</text:p>
          </table:table-cell>
          <table:table-cell office:value-type="float" office:value="1702" calcext:value-type="float">
            <text:p>1702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0.133917" calcext:value-type="float">
            <text:p>0.133917</text:p>
          </table:table-cell>
          <table:table-cell office:value-type="float" office:value="87764" calcext:value-type="float">
            <text:p>87764</text:p>
          </table:table-cell>
          <table:table-cell office:value-type="float" office:value="10730" calcext:value-type="float">
            <text:p>10730</text:p>
          </table:table-cell>
          <table:table-cell office:value-type="float" office:value="24" calcext:value-type="float">
            <text:p>24</text:p>
          </table:table-cell>
          <table:table-cell office:value-type="float" office:value="3.152245" calcext:value-type="float">
            <text:p>3.152245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table:number-columns-repeated="26"/>
          <table:table-cell office:value-type="string" calcext:value-type="string">
            <text:p>median cycles</text:p>
          </table:table-cell>
          <table:table-cell office:value-type="string" calcext:value-type="string">
            <text:p>average time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0111" number:language="en" number:country="GB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.012cm" fo:page-height="29.693cm" style:num-format="1" style:print-orientation="landscap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8T20:26:12.634220672</dc:date>
    <meta:editing-duration>PT5H33M37S</meta:editing-duration>
    <meta:editing-cycles>30</meta:editing-cycles>
    <meta:generator>LibreOffice/7.3.6.2$Linux_X86_64 LibreOffice_project/30$Build-2</meta:generator>
    <meta:document-statistic meta:table-count="1" meta:cell-count="6746" meta:object-count="2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color="#675ead"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enchmark.AB118:benchmark.AB125" chart:error-lower-range="benchmark.AB118:benchmark.AB125"/>
      <style:graphic-properties draw:stroke="none" draw:fill-color="#675ead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benchmark.AB118:benchmark.AB125" chart:error-lower-range="benchmark.AB118:benchmark.AB12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benchmark.AD118:benchmark.AD125" chart:error-lower-range="benchmark.AD118:benchmark.AD125"/>
      <style:graphic-properties draw:stroke="none" draw:fill="bitmap" draw:fill-color="#ffd320" draw:fill-image-name="ChartBitmap_20_4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benchmark.AD118:benchmark.AD125" chart:error-lower-range="benchmark.AD118:benchmark.AD125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bar" chart:style-name="ch1">
        <chart:subtitle svg:x="10.513cm" svg:y="0.328cm" chart:style-name="ch2">
          <text:p>Tree Generation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B118:benchmark.B125 benchmark.AA143:benchmark.AB143 benchmark.AA118:benchmark.AA125 benchmark.AC118:benchmark.AC125" chart:data-source-has-labels="both" svg:x="1.49cm" svg:y="1.339cm" svg:width="20.964cm" svg:height="14.775cm">
          <chart:coordinate-region svg:x="2.746cm" svg:y="1.539cm" svg:width="18.53cm" svg:height="12.342cm"/>
          <chart:axis chart:dimension="x" chart:name="primary-x" chart:style-name="ch5" chartooo:axis-type="auto">
            <chartooo:date-scale/>
            <chart:categories table:cell-range-address="benchmark.B118:benchmark.B125"/>
          </chart:axis>
          <chart:axis chart:dimension="y" chart:name="primary-y" chart:style-name="ch6">
            <chart:title svg:x="0.769cm" svg:y="3.161cm" chart:style-name="ch7">
              <text:p>CPU cycles</text:p>
            </chart:title>
            <chart:grid chart:style-name="ch8" chart:class="major"/>
          </chart:axis>
          <chart:axis chart:dimension="y" chart:name="secondary-y" chart:style-name="ch9">
            <chart:title svg:x="22.524cm" svg:y="2.722cm" chart:style-name="ch7">
              <text:p>time [µs]</text:p>
            </chart:title>
          </chart:axis>
          <chart:series chart:attached-axis="primary-y" chart:style-name="ch10" chart:values-cell-range-address="benchmark.AA118:benchmark.AA125" chart:label-cell-address="benchmark.AA143:benchmark.AA143" chart:class="chart:bar">
            <chart:error-indicator chart:style-name="ch11" chart:dimension="y"/>
            <chart:data-point chart:repeated="8"/>
          </chart:series>
          <chart:series chart:attached-axis="secondary-y" chart:style-name="ch12" chart:values-cell-range-address="benchmark.AC118:benchmark.AC125" chart:label-cell-address="benchmark.AB143:benchmark.AB143" chart:class="chart:bar"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Column AB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 SHA224</text:p>
                <draw:g>
                  <svg:desc>benchmark.B118:benchmark.B125</svg:desc>
                </draw:g>
              </table:table-cell>
              <table:table-cell office:value-type="float" office:value="9461362">
                <text:p>9461362</text:p>
                <draw:g>
                  <svg:desc>benchmark.AA118:benchmark.AA125</svg:desc>
                </draw:g>
              </table:table-cell>
              <table:table-cell office:value-type="float" office:value="455174">
                <text:p>455174</text:p>
                <draw:g>
                  <svg:desc>benchmark.AB118:benchmark.AB125</svg:desc>
                </draw:g>
              </table:table-cell>
              <table:table-cell office:value-type="float" office:value="455174">
                <text:p>455174</text:p>
                <draw:g>
                  <svg:desc>benchmark.AB118:benchmark.AB125</svg:desc>
                </draw:g>
              </table:table-cell>
              <table:table-cell office:value-type="float" office:value="2591">
                <text:p>2591</text:p>
                <draw:g>
                  <svg:desc>benchmark.AC118:benchmark.AC125</svg:desc>
                </draw:g>
              </table:table-cell>
              <table:table-cell office:value-type="float" office:value="61.185292">
                <text:p>61.185292</text:p>
                <draw:g>
                  <svg:desc>benchmark.AD118:benchmark.AD125</svg:desc>
                </draw:g>
              </table:table-cell>
              <table:table-cell office:value-type="float" office:value="61.185292">
                <text:p>61.185292</text:p>
                <draw:g>
                  <svg:desc>benchmark.AD118:benchmark.AD125</svg:desc>
                </draw:g>
              </table:table-cell>
            </table:table-row>
            <table:table-row>
              <table:table-cell office:value-type="string">
                <text:p> SHA256</text:p>
              </table:table-cell>
              <table:table-cell office:value-type="float" office:value="11707779">
                <text:p>11707779</text:p>
              </table:table-cell>
              <table:table-cell office:value-type="float" office:value="67969">
                <text:p>67969</text:p>
              </table:table-cell>
              <table:table-cell office:value-type="float" office:value="67969">
                <text:p>67969</text:p>
              </table:table-cell>
              <table:table-cell office:value-type="float" office:value="3188">
                <text:p>3188</text:p>
              </table:table-cell>
              <table:table-cell office:value-type="float" office:value="64.945285">
                <text:p>64.945285</text:p>
              </table:table-cell>
              <table:table-cell office:value-type="float" office:value="64.945285">
                <text:p>64.945285</text:p>
              </table:table-cell>
            </table:table-row>
            <table:table-row>
              <table:table-cell office:value-type="string">
                <text:p> SHA384</text:p>
              </table:table-cell>
              <table:table-cell office:value-type="float" office:value="43136986">
                <text:p>43136986</text:p>
              </table:table-cell>
              <table:table-cell office:value-type="float" office:value="4391863">
                <text:p>4391863</text:p>
              </table:table-cell>
              <table:table-cell office:value-type="float" office:value="4391863">
                <text:p>4391863</text:p>
              </table:table-cell>
              <table:table-cell office:value-type="float" office:value="11980">
                <text:p>11980</text:p>
              </table:table-cell>
              <table:table-cell office:value-type="float" office:value="618.084695">
                <text:p>618.084695</text:p>
              </table:table-cell>
              <table:table-cell office:value-type="float" office:value="618.084695">
                <text:p>618.084695</text:p>
              </table:table-cell>
            </table:table-row>
            <table:table-row>
              <table:table-cell office:value-type="string">
                <text:p> SHA512</text:p>
              </table:table-cell>
              <table:table-cell office:value-type="float" office:value="63934371">
                <text:p>63934371</text:p>
              </table:table-cell>
              <table:table-cell office:value-type="float" office:value="1325081">
                <text:p>1325081</text:p>
              </table:table-cell>
              <table:table-cell office:value-type="float" office:value="1325081">
                <text:p>1325081</text:p>
              </table:table-cell>
              <table:table-cell office:value-type="float" office:value="17436">
                <text:p>17436</text:p>
              </table:table-cell>
              <table:table-cell office:value-type="float" office:value="307.094839">
                <text:p>307.094839</text:p>
              </table:table-cell>
              <table:table-cell office:value-type="float" office:value="307.094839">
                <text:p>307.094839</text:p>
              </table:table-cell>
            </table:table-row>
            <table:table-row>
              <table:table-cell office:value-type="string">
                <text:p> SHAKE128_16</text:p>
              </table:table-cell>
              <table:table-cell office:value-type="float" office:value="19892994">
                <text:p>19892994</text:p>
              </table:table-cell>
              <table:table-cell office:value-type="float" office:value="346172">
                <text:p>346172</text:p>
              </table:table-cell>
              <table:table-cell office:value-type="float" office:value="346172">
                <text:p>346172</text:p>
              </table:table-cell>
              <table:table-cell office:value-type="float" office:value="5408">
                <text:p>5408</text:p>
              </table:table-cell>
              <table:table-cell office:value-type="float" office:value="71.661426">
                <text:p>71.661426</text:p>
              </table:table-cell>
              <table:table-cell office:value-type="float" office:value="71.661426">
                <text:p>71.661426</text:p>
              </table:table-cell>
            </table:table-row>
            <table:table-row>
              <table:table-cell office:value-type="string">
                <text:p> SHAKE128_32</text:p>
              </table:table-cell>
              <table:table-cell office:value-type="float" office:value="39200575">
                <text:p>39200575</text:p>
              </table:table-cell>
              <table:table-cell office:value-type="float" office:value="2168681">
                <text:p>2168681</text:p>
              </table:table-cell>
              <table:table-cell office:value-type="float" office:value="2168681">
                <text:p>2168681</text:p>
              </table:table-cell>
              <table:table-cell office:value-type="float" office:value="10881">
                <text:p>10881</text:p>
              </table:table-cell>
              <table:table-cell office:value-type="float" office:value="592.087502">
                <text:p>592.087502</text:p>
              </table:table-cell>
              <table:table-cell office:value-type="float" office:value="592.087502">
                <text:p>592.087502</text:p>
              </table:table-cell>
            </table:table-row>
            <table:table-row>
              <table:table-cell office:value-type="string">
                <text:p> SHAKE256_16</text:p>
              </table:table-cell>
              <table:table-cell office:value-type="float" office:value="20035241">
                <text:p>20035241</text:p>
              </table:table-cell>
              <table:table-cell office:value-type="float" office:value="376327">
                <text:p>376327</text:p>
              </table:table-cell>
              <table:table-cell office:value-type="float" office:value="376327">
                <text:p>376327</text:p>
              </table:table-cell>
              <table:table-cell office:value-type="float" office:value="5488">
                <text:p>5488</text:p>
              </table:table-cell>
              <table:table-cell office:value-type="float" office:value="120.597015">
                <text:p>120.597015</text:p>
              </table:table-cell>
              <table:table-cell office:value-type="float" office:value="120.597015">
                <text:p>120.597015</text:p>
              </table:table-cell>
            </table:table-row>
            <table:table-row>
              <table:table-cell office:value-type="string">
                <text:p> SHAKE256_32</text:p>
              </table:table-cell>
              <table:table-cell office:value-type="float" office:value="43914911">
                <text:p>43914911</text:p>
              </table:table-cell>
              <table:table-cell office:value-type="float" office:value="7517067">
                <text:p>7517067</text:p>
              </table:table-cell>
              <table:table-cell office:value-type="float" office:value="7517067">
                <text:p>7517067</text:p>
              </table:table-cell>
              <table:table-cell office:value-type="float" office:value="11972">
                <text:p>11972</text:p>
              </table:table-cell>
              <table:table-cell office:value-type="float" office:value="1002.820368">
                <text:p>1002.820368</text:p>
              </table:table-cell>
              <table:table-cell office:value-type="float" office:value="1002.820368">
                <text:p>1002.820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N127:benchmark.AN130" chart:error-lower-range="benchmark.AN127:benchmark.AN130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N127:benchmark.AN130" chart:error-lower-range="benchmark.AN127:benchmark.AN130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P127:benchmark.AP130" chart:error-lower-range="benchmark.AP127:benchmark.AP130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P127:benchmark.AP130" chart:error-lower-range="benchmark.AP127:benchmark.AP130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58cm" svg:y="0.328cm" chart:style-name="ch2">
          <text:p>Trustee Shares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D127:benchmark.D130 benchmark.AA143:benchmark.AB143 benchmark.AM127:benchmark.AM130 benchmark.AO127:benchmark.AO130" chart:data-source-has-labels="both" svg:x="1.49cm" svg:y="1.789cm" svg:width="20.964cm" svg:height="13.344cm">
          <chart:coordinate-region svg:x="2.746cm" svg:y="1.989cm" svg:width="18.715cm" svg:height="12.497cm"/>
          <chart:axis chart:dimension="x" chart:name="primary-x" chart:style-name="ch5" chartooo:axis-type="auto">
            <chart:title svg:x="9.825cm" svg:y="15.461cm" chart:style-name="ch6">
              <text:p>Log2 of Winternitz Parameter</text:p>
            </chart:title>
            <chart:categories table:cell-range-address="benchmark.D127:benchmark.D130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M127:benchmark.AM130" chart:label-cell-address="benchmark.AA143:benchmark.AA143" chart:class="chart:scatter">
            <chart:domain table:cell-range-address="benchmark.D127:benchmark.D130"/>
            <chart:error-indicator chart:style-name="ch12" chart:dimension="y"/>
            <chart:data-point chart:repeated="4"/>
          </chart:series>
          <chart:series chart:attached-axis="secondary-y" chart:style-name="ch13" chart:values-cell-range-address="benchmark.AO127:benchmark.AO130" chart:label-cell-address="benchmark.AB143:benchmark.AB143" chart:class="chart:scatter">
            <chart:error-indicator chart:style-name="ch14" chart:dimension="y"/>
            <chart:data-point chart:repeated="3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N</text:p>
              </table:table-cell>
              <table:table-cell office:value-type="string">
                <text:p>Column AN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P</text:p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991288">
                <text:p>991288</text:p>
                <draw:g>
                  <svg:desc>benchmark.AM127:benchmark.AM130</svg:desc>
                </draw:g>
              </table:table-cell>
              <table:table-cell office:value-type="float" office:value="13794">
                <text:p>13794</text:p>
                <draw:g>
                  <svg:desc>benchmark.AN127:benchmark.AN130</svg:desc>
                </draw:g>
              </table:table-cell>
              <table:table-cell office:value-type="float" office:value="13794">
                <text:p>13794</text:p>
                <draw:g>
                  <svg:desc>benchmark.AN127:benchmark.AN130</svg:desc>
                </draw:g>
              </table:table-cell>
              <table:table-cell office:value-type="float" office:value="284">
                <text:p>284</text:p>
                <draw:g>
                  <svg:desc>benchmark.AO127:benchmark.AO130</svg:desc>
                </draw:g>
              </table:table-cell>
              <table:table-cell office:value-type="float" office:value="51.946551">
                <text:p>51.946551</text:p>
                <draw:g>
                  <svg:desc>benchmark.AP127:benchmark.AP130</svg:desc>
                </draw:g>
              </table:table-cell>
              <table:table-cell office:value-type="float" office:value="51.946551">
                <text:p>51.946551</text:p>
                <draw:g>
                  <svg:desc>benchmark.AP127:benchmark.AP13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4636">
                <text:p>1964636</text:p>
              </table:table-cell>
              <table:table-cell office:value-type="float" office:value="88886">
                <text:p>88886</text:p>
              </table:table-cell>
              <table:table-cell office:value-type="float" office:value="88886">
                <text:p>88886</text:p>
              </table:table-cell>
              <table:table-cell office:value-type="float" office:value="548">
                <text:p>548</text:p>
              </table:table-cell>
              <table:table-cell office:value-type="float" office:value="47.522149">
                <text:p>47.522149</text:p>
              </table:table-cell>
              <table:table-cell office:value-type="float" office:value="47.522149">
                <text:p>47.5221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286112">
                <text:p>5286112</text:p>
              </table:table-cell>
              <table:table-cell office:value-type="float" office:value="85310">
                <text:p>85310</text:p>
              </table:table-cell>
              <table:table-cell office:value-type="float" office:value="85310">
                <text:p>85310</text:p>
              </table:table-cell>
              <table:table-cell office:value-type="float" office:value="1435">
                <text:p>1435</text:p>
              </table:table-cell>
              <table:table-cell office:value-type="float" office:value="29.167705">
                <text:p>29.167705</text:p>
              </table:table-cell>
              <table:table-cell office:value-type="float" office:value="29.167705">
                <text:p>29.1677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013062">
                <text:p>16013062</text:p>
              </table:table-cell>
              <table:table-cell office:value-type="float" office:value="448395">
                <text:p>448395</text:p>
              </table:table-cell>
              <table:table-cell office:value-type="float" office:value="448395">
                <text:p>448395</text:p>
              </table:table-cell>
              <table:table-cell office:value-type="float" office:value="4352">
                <text:p>4352</text:p>
              </table:table-cell>
              <table:table-cell office:value-type="float" office:value="160.341785">
                <text:p>160.341785</text:p>
              </table:table-cell>
              <table:table-cell office:value-type="float" office:value="160.341785">
                <text:p>160.3417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R127:benchmark.AR130" chart:error-lower-range="benchmark.AR127:benchmark.AR130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R127:benchmark.AR130" chart:error-lower-range="benchmark.AR127:benchmark.AR130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T127:benchmark.AT130" chart:error-lower-range="benchmark.AT127:benchmark.AT130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T127:benchmark.AT130" chart:error-lower-range="benchmark.AT127:benchmark.AT130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8.384cm" svg:y="0.328cm" chart:style-name="ch2">
          <text:p>Additional XOR Cost for Initiating Trustee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D127:benchmark.D130 benchmark.AA143:benchmark.AB143 benchmark.AQ127:benchmark.AQ130 benchmark.AS127:benchmark.AS130" chart:data-source-has-labels="both" svg:x="1.49cm" svg:y="1.789cm" svg:width="20.964cm" svg:height="13.344cm">
          <chart:coordinate-region svg:x="2.746cm" svg:y="1.989cm" svg:width="18.98cm" svg:height="12.497cm"/>
          <chart:axis chart:dimension="x" chart:name="primary-x" chart:style-name="ch5" chartooo:axis-type="auto">
            <chart:title svg:x="9.825cm" svg:y="15.461cm" chart:style-name="ch6">
              <text:p>Log2 of Winternitz Parameter</text:p>
            </chart:title>
            <chart:categories table:cell-range-address="benchmark.D127:benchmark.D130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Q127:benchmark.AQ130" chart:label-cell-address="benchmark.AA143:benchmark.AA143" chart:class="chart:scatter">
            <chart:domain table:cell-range-address="benchmark.D127:benchmark.D130"/>
            <chart:error-indicator chart:style-name="ch12" chart:dimension="y"/>
            <chart:data-point chart:repeated="4"/>
          </chart:series>
          <chart:series chart:attached-axis="secondary-y" chart:style-name="ch13" chart:values-cell-range-address="benchmark.AS127:benchmark.AS130" chart:label-cell-address="benchmark.AB143:benchmark.AB143" chart:class="chart:scatter">
            <chart:error-indicator chart:style-name="ch14" chart:dimension="y"/>
            <chart:data-point chart:repeated="3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R</text:p>
              </table:table-cell>
              <table:table-cell office:value-type="string">
                <text:p>Column AR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T</text:p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2553">
                <text:p>2553</text:p>
                <draw:g>
                  <svg:desc>benchmark.AQ127:benchmark.AQ130</svg:desc>
                </draw:g>
              </table:table-cell>
              <table:table-cell office:value-type="float" office:value="296">
                <text:p>296</text:p>
                <draw:g>
                  <svg:desc>benchmark.AR127:benchmark.AR130</svg:desc>
                </draw:g>
              </table:table-cell>
              <table:table-cell office:value-type="float" office:value="296">
                <text:p>296</text:p>
                <draw:g>
                  <svg:desc>benchmark.AR127:benchmark.AR130</svg:desc>
                </draw:g>
              </table:table-cell>
              <table:table-cell office:value-type="float" office:value="0">
                <text:p>0</text:p>
                <draw:g>
                  <svg:desc>benchmark.AS127:benchmark.AS130</svg:desc>
                </draw:g>
              </table:table-cell>
              <table:table-cell office:value-type="float" office:value="0.358913">
                <text:p>0.358913</text:p>
                <draw:g>
                  <svg:desc>benchmark.AT127:benchmark.AT130</svg:desc>
                </draw:g>
              </table:table-cell>
              <table:table-cell office:value-type="float" office:value="0.358913">
                <text:p>0.358913</text:p>
                <draw:g>
                  <svg:desc>benchmark.AT127:benchmark.AT13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01">
                <text:p>1701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.156125">
                <text:p>0.156125</text:p>
              </table:table-cell>
              <table:table-cell office:value-type="float" office:value="0.156125">
                <text:p>0.156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69">
                <text:p>1369</text:p>
              </table:table-cell>
              <table:table-cell office:value-type="float" office:value="481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.111102">
                <text:p>0.111102</text:p>
              </table:table-cell>
              <table:table-cell office:value-type="float" office:value="0.111102">
                <text:p>0.1111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46">
                <text:p>2146</text:p>
              </table:table-cell>
              <table:table-cell office:value-type="float" office:value="1111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0.384819">
                <text:p>0.384819</text:p>
              </table:table-cell>
              <table:table-cell office:value-type="float" office:value="0.384819">
                <text:p>0.3848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V127:benchmark.AV130" chart:error-lower-range="benchmark.AV127:benchmark.AV130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V127:benchmark.AV130" chart:error-lower-range="benchmark.AV127:benchmark.AV130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X127:benchmark.AX130" chart:error-lower-range="benchmark.AX127:benchmark.AX130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X127:benchmark.AX130" chart:error-lower-range="benchmark.AX127:benchmark.AX130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09cm" svg:y="0.328cm" chart:style-name="ch2">
          <text:p>Signature Verification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D127:benchmark.D130 benchmark.AA143:benchmark.AB143 benchmark.AU127:benchmark.AU130 benchmark.AW127:benchmark.AW130" chart:data-source-has-labels="both" svg:x="1.49cm" svg:y="1.789cm" svg:width="20.964cm" svg:height="13.344cm">
          <chart:coordinate-region svg:x="2.746cm" svg:y="1.989cm" svg:width="18.9cm" svg:height="12.497cm"/>
          <chart:axis chart:dimension="x" chart:name="primary-x" chart:style-name="ch5" chartooo:axis-type="auto">
            <chart:title svg:x="9.825cm" svg:y="15.461cm" chart:style-name="ch6">
              <text:p>Log2 of Winternitz Parameter</text:p>
            </chart:title>
            <chart:categories table:cell-range-address="benchmark.D127:benchmark.D130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U127:benchmark.AU130" chart:label-cell-address="benchmark.AA143:benchmark.AA143" chart:class="chart:scatter">
            <chart:domain table:cell-range-address="benchmark.D127:benchmark.D130"/>
            <chart:error-indicator chart:style-name="ch12" chart:dimension="y"/>
            <chart:data-point chart:repeated="4"/>
          </chart:series>
          <chart:series chart:attached-axis="secondary-y" chart:style-name="ch13" chart:values-cell-range-address="benchmark.AW127:benchmark.AW130" chart:label-cell-address="benchmark.AB143:benchmark.AB143" chart:class="chart:scatter">
            <chart:error-indicator chart:style-name="ch14" chart:dimension="y"/>
            <chart:data-point chart:repeated="3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V</text:p>
              </table:table-cell>
              <table:table-cell office:value-type="string">
                <text:p>Column AV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X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36667">
                <text:p>36667</text:p>
                <draw:g>
                  <svg:desc>benchmark.AU127:benchmark.AU130</svg:desc>
                </draw:g>
              </table:table-cell>
              <table:table-cell office:value-type="float" office:value="3885">
                <text:p>3885</text:p>
                <draw:g>
                  <svg:desc>benchmark.AV127:benchmark.AV130</svg:desc>
                </draw:g>
              </table:table-cell>
              <table:table-cell office:value-type="float" office:value="3885">
                <text:p>3885</text:p>
                <draw:g>
                  <svg:desc>benchmark.AV127:benchmark.AV130</svg:desc>
                </draw:g>
              </table:table-cell>
              <table:table-cell office:value-type="float" office:value="10">
                <text:p>10</text:p>
                <draw:g>
                  <svg:desc>benchmark.AW127:benchmark.AW130</svg:desc>
                </draw:g>
              </table:table-cell>
              <table:table-cell office:value-type="float" office:value="1.821647">
                <text:p>1.821647</text:p>
                <draw:g>
                  <svg:desc>benchmark.AX127:benchmark.AX130</svg:desc>
                </draw:g>
              </table:table-cell>
              <table:table-cell office:value-type="float" office:value="1.821647">
                <text:p>1.821647</text:p>
                <draw:g>
                  <svg:desc>benchmark.AX127:benchmark.AX13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7283">
                <text:p>87283</text:p>
              </table:table-cell>
              <table:table-cell office:value-type="float" office:value="11710">
                <text:p>11710</text:p>
              </table:table-cell>
              <table:table-cell office:value-type="float" office:value="11710">
                <text:p>11710</text:p>
              </table:table-cell>
              <table:table-cell office:value-type="float" office:value="24">
                <text:p>24</text:p>
              </table:table-cell>
              <table:table-cell office:value-type="float" office:value="3.33152">
                <text:p>3.33152</text:p>
              </table:table-cell>
              <table:table-cell office:value-type="float" office:value="3.33152">
                <text:p>3.331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8718">
                <text:p>558718</text:p>
              </table:table-cell>
              <table:table-cell office:value-type="float" office:value="27731">
                <text:p>27731</text:p>
              </table:table-cell>
              <table:table-cell office:value-type="float" office:value="27731">
                <text:p>27731</text:p>
              </table:table-cell>
              <table:table-cell office:value-type="float" office:value="152">
                <text:p>152</text:p>
              </table:table-cell>
              <table:table-cell office:value-type="float" office:value="9.184085">
                <text:p>9.184085</text:p>
              </table:table-cell>
              <table:table-cell office:value-type="float" office:value="9.184085">
                <text:p>9.1840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64475">
                <text:p>764475</text:p>
              </table:table-cell>
              <table:table-cell office:value-type="float" office:value="77256">
                <text:p>77256</text:p>
              </table:table-cell>
              <table:table-cell office:value-type="float" office:value="77256">
                <text:p>77256</text:p>
              </table:table-cell>
              <table:table-cell office:value-type="float" office:value="204">
                <text:p>204</text:p>
              </table:table-cell>
              <table:table-cell office:value-type="float" office:value="23.386957">
                <text:p>23.386957</text:p>
              </table:table-cell>
              <table:table-cell office:value-type="float" office:value="23.386957">
                <text:p>23.38695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B132:benchmark.AB135" chart:error-lower-range="benchmark.AB132:benchmark.AB135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B132:benchmark.AB135" chart:error-lower-range="benchmark.AB132:benchmark.AB135" loext:std-weight="1"/>
      <style:graphic-properties draw:stroke="solid" svg:stroke-width="0cm" svg:stroke-color="#666666" svg:stroke-opacity="9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D132:benchmark.AD135" chart:error-lower-range="benchmark.AD132:benchmark.AD135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D132:benchmark.AD135" chart:error-lower-range="benchmark.AD132:benchmark.AD135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513cm" svg:y="0.328cm" chart:style-name="ch2">
          <text:p>Tree Generation
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F132:benchmark.F135 benchmark.AA143:benchmark.AB143 benchmark.AA132:benchmark.AA135 benchmark.AC132:benchmark.AC135" chart:data-source-has-labels="both" svg:x="1.49cm" svg:y="1.789cm" svg:width="20.964cm" svg:height="13.344cm">
          <chart:coordinate-region svg:x="2.746cm" svg:y="1.989cm" svg:width="18.715cm" svg:height="12.498cm"/>
          <chart:axis chart:dimension="x" chart:name="primary-x" chart:style-name="ch5" chartooo:axis-type="auto">
            <chart:title svg:x="10.499cm" svg:y="15.461cm" chart:style-name="ch6">
              <text:p>Number of Trustees</text:p>
            </chart:title>
            <chart:categories table:cell-range-address="benchmark.F132:benchmark.F135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A132:benchmark.AA135" chart:label-cell-address="benchmark.AA143:benchmark.AA143" chart:class="chart:scatter">
            <chart:domain table:cell-range-address="benchmark.F132:benchmark.F135"/>
            <chart:error-indicator chart:style-name="ch12" chart:dimension="y"/>
            <chart:data-point chart:repeated="4"/>
          </chart:series>
          <chart:series chart:attached-axis="secondary-y" chart:style-name="ch13" chart:values-cell-range-address="benchmark.AC132:benchmark.AC135" chart:label-cell-address="benchmark.AB143:benchmark.AB143" chart:class="chart:scatter">
            <chart:error-indicator chart:style-name="ch14" chart:dimension="y"/>
            <chart:data-point chart:repeated="2"/>
            <chart:data-point chart:style-name="ch15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Column AB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11691149">
                <text:p>11691149</text:p>
                <draw:g>
                  <svg:desc>benchmark.AA132:benchmark.AA135</svg:desc>
                </draw:g>
              </table:table-cell>
              <table:table-cell office:value-type="float" office:value="2584856">
                <text:p>2584856</text:p>
                <draw:g>
                  <svg:desc>benchmark.AB132:benchmark.AB135</svg:desc>
                </draw:g>
              </table:table-cell>
              <table:table-cell office:value-type="float" office:value="2584856">
                <text:p>2584856</text:p>
                <draw:g>
                  <svg:desc>benchmark.AB132:benchmark.AB135</svg:desc>
                </draw:g>
              </table:table-cell>
              <table:table-cell office:value-type="float" office:value="3475">
                <text:p>3475</text:p>
                <draw:g>
                  <svg:desc>benchmark.AC132:benchmark.AC135</svg:desc>
                </draw:g>
              </table:table-cell>
              <table:table-cell office:value-type="float" office:value="550.448045">
                <text:p>550.448045</text:p>
                <draw:g>
                  <svg:desc>benchmark.AD132:benchmark.AD135</svg:desc>
                </draw:g>
              </table:table-cell>
              <table:table-cell office:value-type="float" office:value="550.448045">
                <text:p>550.448045</text:p>
                <draw:g>
                  <svg:desc>benchmark.AD132:benchmark.AD1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902381">
                <text:p>11902381</text:p>
              </table:table-cell>
              <table:table-cell office:value-type="float" office:value="385281">
                <text:p>385281</text:p>
              </table:table-cell>
              <table:table-cell office:value-type="float" office:value="385281">
                <text:p>385281</text:p>
              </table:table-cell>
              <table:table-cell office:value-type="float" office:value="3279">
                <text:p>3279</text:p>
              </table:table-cell>
              <table:table-cell office:value-type="float" office:value="166.962391">
                <text:p>166.962391</text:p>
              </table:table-cell>
              <table:table-cell office:value-type="float" office:value="166.962391">
                <text:p>166.9623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989868">
                <text:p>11989868</text:p>
              </table:table-cell>
              <table:table-cell office:value-type="float" office:value="1521663">
                <text:p>1521663</text:p>
              </table:table-cell>
              <table:table-cell office:value-type="float" office:value="1521663">
                <text:p>1521663</text:p>
              </table:table-cell>
              <table:table-cell office:value-type="float" office:value="3418">
                <text:p>3418</text:p>
              </table:table-cell>
              <table:table-cell office:value-type="float" office:value="380.769602">
                <text:p>380.769602</text:p>
              </table:table-cell>
              <table:table-cell office:value-type="float" office:value="380.769602">
                <text:p>380.7696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180142">
                <text:p>11180142</text:p>
              </table:table-cell>
              <table:table-cell office:value-type="float" office:value="170755">
                <text:p>170755</text:p>
              </table:table-cell>
              <table:table-cell office:value-type="float" office:value="170755">
                <text:p>170755</text:p>
              </table:table-cell>
              <table:table-cell office:value-type="float" office:value="3112">
                <text:p>3112</text:p>
              </table:table-cell>
              <table:table-cell office:value-type="float" office:value="226.16987">
                <text:p>226.16987</text:p>
              </table:table-cell>
              <table:table-cell office:value-type="float" office:value="226.16987">
                <text:p>226.1698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F132:benchmark.AF135" chart:error-lower-range="benchmark.AF132:benchmark.AF135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F132:benchmark.AF135" chart:error-lower-range="benchmark.AF132:benchmark.AF135" loext:std-weight="1"/>
      <style:graphic-properties draw:stroke="solid" svg:stroke-width="0cm" svg:stroke-color="#666666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H132:benchmark.AH135" chart:error-lower-range="benchmark.AH132:benchmark.AH135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benchmark.AH132:benchmark.AH135" chart:error-lower-range="benchmark.AH132:benchmark.AH135" loext:std-weight="1"/>
      <style:graphic-properties draw:stroke="dash" svg:stroke-width="0cm" svg:stroke-color="#000000" svg:stroke-opacity="100%" draw:stroke-linejoin="round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9.349cm" svg:y="0.328cm" chart:style-name="ch2">
          <text:p>Path and Hash Chain Splitting
 (SHA256)</text:p>
        </chart:subtitle>
        <chart:legend chart:legend-position="start" loext:overlay="true" svg:x="16.697cm" svg:y="1.438cm" style:legend-expansion="custom" svg:width="4.157cm" svg:height="1.066cm" style:legend-expansion-aspect-ratio="3.89962476547842" chart:style-name="ch3"/>
        <chart:plot-area chart:style-name="ch4" table:cell-range-address="benchmark.F132:benchmark.F135 benchmark.AA143:benchmark.AB143 benchmark.AE132:benchmark.AE135 benchmark.AG132:benchmark.AG135" chart:data-source-has-labels="both" svg:x="1.49cm" svg:y="1.789cm" svg:width="20.964cm" svg:height="13.344cm">
          <chart:coordinate-region svg:x="2.746cm" svg:y="1.989cm" svg:width="18.16cm" svg:height="12.497cm"/>
          <chart:axis chart:dimension="x" chart:name="primary-x" chart:style-name="ch5" chartooo:axis-type="auto">
            <chart:title svg:x="10.499cm" svg:y="15.461cm" chart:style-name="ch6">
              <text:p>Number of Trustees</text:p>
            </chart:title>
            <chart:categories table:cell-range-address="benchmark.F132:benchmark.F135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E132:benchmark.AE135" chart:label-cell-address="benchmark.AA143:benchmark.AA143" chart:class="chart:scatter">
            <chart:domain table:cell-range-address="benchmark.F132:benchmark.F135"/>
            <chart:error-indicator chart:style-name="ch12" chart:dimension="y"/>
            <chart:data-point chart:repeated="2"/>
            <chart:data-point chart:style-name="ch13"/>
            <chart:data-point/>
          </chart:series>
          <chart:series chart:attached-axis="secondary-y" chart:style-name="ch14" chart:values-cell-range-address="benchmark.AG132:benchmark.AG135" chart:label-cell-address="benchmark.AB143:benchmark.AB143" chart:class="chart:scatter">
            <chart:error-indicator chart:style-name="ch15" chart:dimension="y"/>
            <chart:data-point chart:repeated="2"/>
            <chart:data-point chart:style-name="ch16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F</text:p>
              </table:table-cell>
              <table:table-cell office:value-type="string">
                <text:p>Column AF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H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319997256">
                <text:p>319997256</text:p>
                <draw:g>
                  <svg:desc>benchmark.AE132:benchmark.AE135</svg:desc>
                </draw:g>
              </table:table-cell>
              <table:table-cell office:value-type="float" office:value="21264900">
                <text:p>21264900</text:p>
                <draw:g>
                  <svg:desc>benchmark.AF132:benchmark.AF135</svg:desc>
                </draw:g>
              </table:table-cell>
              <table:table-cell office:value-type="float" office:value="21264900">
                <text:p>21264900</text:p>
                <draw:g>
                  <svg:desc>benchmark.AF132:benchmark.AF135</svg:desc>
                </draw:g>
              </table:table-cell>
              <table:table-cell office:value-type="float" office:value="91501">
                <text:p>91501</text:p>
                <draw:g>
                  <svg:desc>benchmark.AG132:benchmark.AG135</svg:desc>
                </draw:g>
              </table:table-cell>
              <table:table-cell office:value-type="float" office:value="11540.869917">
                <text:p>11540.869917</text:p>
                <draw:g>
                  <svg:desc>benchmark.AH132:benchmark.AH135</svg:desc>
                </draw:g>
              </table:table-cell>
              <table:table-cell office:value-type="float" office:value="11540.869917">
                <text:p>11540.869917</text:p>
                <draw:g>
                  <svg:desc>benchmark.AH132:benchmark.AH1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37273462">
                <text:p>837273462</text:p>
              </table:table-cell>
              <table:table-cell office:value-type="float" office:value="22830666">
                <text:p>22830666</text:p>
              </table:table-cell>
              <table:table-cell office:value-type="float" office:value="22830666">
                <text:p>22830666</text:p>
              </table:table-cell>
              <table:table-cell office:value-type="float" office:value="227241">
                <text:p>227241</text:p>
              </table:table-cell>
              <table:table-cell office:value-type="float" office:value="3138.362861">
                <text:p>3138.362861</text:p>
              </table:table-cell>
              <table:table-cell office:value-type="float" office:value="3138.362861">
                <text:p>3138.3628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79136201">
                <text:p>1679136201</text:p>
              </table:table-cell>
              <table:table-cell office:value-type="float" office:value="93149979">
                <text:p>93149979</text:p>
              </table:table-cell>
              <table:table-cell office:value-type="float" office:value="93149979">
                <text:p>93149979</text:p>
              </table:table-cell>
              <table:table-cell office:value-type="float" office:value="461297">
                <text:p>461297</text:p>
              </table:table-cell>
              <table:table-cell office:value-type="float" office:value="22394.298843">
                <text:p>22394.298843</text:p>
              </table:table-cell>
              <table:table-cell office:value-type="float" office:value="22394.298843">
                <text:p>22394.2988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161820033">
                <text:p>3161820033</text:p>
              </table:table-cell>
              <table:table-cell office:value-type="float" office:value="146929553">
                <text:p>146929553</text:p>
              </table:table-cell>
              <table:table-cell office:value-type="float" office:value="146929553">
                <text:p>146929553</text:p>
              </table:table-cell>
              <table:table-cell office:value-type="float" office:value="869176">
                <text:p>869176</text:p>
              </table:table-cell>
              <table:table-cell office:value-type="float" office:value="21767.168993">
                <text:p>21767.168993</text:p>
              </table:table-cell>
              <table:table-cell office:value-type="float" office:value="21767.168993">
                <text:p>21767.16899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J132:benchmark.AJ135" chart:error-lower-range="benchmark.AJ132:benchmark.AJ135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J132:benchmark.AJ135" chart:error-lower-range="benchmark.AJ132:benchmark.AJ135" loext:std-weight="1"/>
      <style:graphic-properties draw:stroke="solid" svg:stroke-width="0cm" svg:stroke-color="#666666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L132:benchmark.AL135" chart:error-lower-range="benchmark.AL132:benchmark.AL135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benchmark.AL132:benchmark.AL135" chart:error-lower-range="benchmark.AL132:benchmark.AL135" loext:std-weight="1"/>
      <style:graphic-properties draw:stroke="dash" svg:stroke-width="0cm" svg:stroke-color="#000000" svg:stroke-opacity="100%" draw:stroke-linejoin="round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672cm" svg:y="0.328cm" chart:style-name="ch2">
          <text:p>Helper Shares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F132:benchmark.F135 benchmark.AA143:benchmark.AB143 benchmark.AI132:benchmark.AI135 benchmark.AK132:benchmark.AK135" chart:data-source-has-labels="both" svg:x="1.49cm" svg:y="1.789cm" svg:width="20.964cm" svg:height="13.344cm">
          <chart:coordinate-region svg:x="2.746cm" svg:y="1.989cm" svg:width="18.98cm" svg:height="12.497cm"/>
          <chart:axis chart:dimension="x" chart:name="primary-x" chart:style-name="ch5" chartooo:axis-type="auto">
            <chart:title svg:x="10.499cm" svg:y="15.461cm" chart:style-name="ch6">
              <text:p>Number of Trustees</text:p>
            </chart:title>
            <chart:categories table:cell-range-address="benchmark.F132:benchmark.F135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I132:benchmark.AI135" chart:label-cell-address="benchmark.AA143:benchmark.AA143" chart:class="chart:scatter">
            <chart:domain table:cell-range-address="benchmark.F132:benchmark.F135"/>
            <chart:error-indicator chart:style-name="ch12" chart:dimension="y"/>
            <chart:data-point chart:repeated="2"/>
            <chart:data-point chart:style-name="ch13"/>
            <chart:data-point/>
          </chart:series>
          <chart:series chart:attached-axis="secondary-y" chart:style-name="ch14" chart:values-cell-range-address="benchmark.AK132:benchmark.AK135" chart:label-cell-address="benchmark.AB143:benchmark.AB143" chart:class="chart:scatter">
            <chart:error-indicator chart:style-name="ch15" chart:dimension="y"/>
            <chart:data-point chart:repeated="2"/>
            <chart:data-point chart:style-name="ch16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J</text:p>
              </table:table-cell>
              <table:table-cell office:value-type="string">
                <text:p>Column AJ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L</text:p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3237">
                <text:p>3237</text:p>
                <draw:g>
                  <svg:desc>benchmark.AI132:benchmark.AI135</svg:desc>
                </draw:g>
              </table:table-cell>
              <table:table-cell office:value-type="float" office:value="1665">
                <text:p>1665</text:p>
                <draw:g>
                  <svg:desc>benchmark.AJ132:benchmark.AJ135</svg:desc>
                </draw:g>
              </table:table-cell>
              <table:table-cell office:value-type="float" office:value="1665">
                <text:p>1665</text:p>
                <draw:g>
                  <svg:desc>benchmark.AJ132:benchmark.AJ135</svg:desc>
                </draw:g>
              </table:table-cell>
              <table:table-cell office:value-type="float" office:value="1">
                <text:p>1</text:p>
                <draw:g>
                  <svg:desc>benchmark.AK132:benchmark.AK135</svg:desc>
                </draw:g>
              </table:table-cell>
              <table:table-cell office:value-type="float" office:value="0.806898">
                <text:p>0.806898</text:p>
                <draw:g>
                  <svg:desc>benchmark.AL132:benchmark.AL135</svg:desc>
                </draw:g>
              </table:table-cell>
              <table:table-cell office:value-type="float" office:value="0.806898">
                <text:p>0.806898</text:p>
                <draw:g>
                  <svg:desc>benchmark.AL132:benchmark.AL1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77">
                <text:p>3977</text:p>
              </table:table-cell>
              <table:table-cell office:value-type="float" office:value="1314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1">
                <text:p>1</text:p>
              </table:table-cell>
              <table:table-cell office:value-type="float" office:value="0.605186">
                <text:p>0.605186</text:p>
              </table:table-cell>
              <table:table-cell office:value-type="float" office:value="0.605186">
                <text:p>0.6051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181">
                <text:p>4181</text:p>
              </table:table-cell>
              <table:table-cell office:value-type="float" office:value="1572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1">
                <text:p>1</text:p>
              </table:table-cell>
              <table:table-cell office:value-type="float" office:value="0.783864">
                <text:p>0.783864</text:p>
              </table:table-cell>
              <table:table-cell office:value-type="float" office:value="0.783864">
                <text:p>0.7838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33">
                <text:p>403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">
                <text:p>1</text:p>
              </table:table-cell>
              <table:table-cell office:value-type="float" office:value="0.503261">
                <text:p>0.503261</text:p>
              </table:table-cell>
              <table:table-cell office:value-type="float" office:value="0.503261">
                <text:p>0.5032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N132:benchmark.AN135" chart:error-lower-range="benchmark.AN132:benchmark.AN135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N132:benchmark.AN135" chart:error-lower-range="benchmark.AN132:benchmark.AN135" loext:std-weight="1"/>
      <style:graphic-properties draw:stroke="solid" svg:stroke-width="0cm" svg:stroke-color="#666666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P132:benchmark.AP135" chart:error-lower-range="benchmark.AP132:benchmark.AP135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benchmark.AP132:benchmark.AP135" chart:error-lower-range="benchmark.AP132:benchmark.AP135" loext:std-weight="1"/>
      <style:graphic-properties draw:stroke="dash" svg:stroke-width="0cm" svg:stroke-color="#000000" svg:stroke-opacity="100%" draw:stroke-linejoin="round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58cm" svg:y="0.328cm" chart:style-name="ch2">
          <text:p>Trustee Shares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F132:benchmark.F135 benchmark.AA143:benchmark.AB143 benchmark.AM132:benchmark.AM135 benchmark.AO132:benchmark.AO135" chart:data-source-has-labels="both" svg:x="1.49cm" svg:y="1.789cm" svg:width="20.964cm" svg:height="13.344cm">
          <chart:coordinate-region svg:x="2.746cm" svg:y="1.989cm" svg:width="18.9cm" svg:height="12.498cm"/>
          <chart:axis chart:dimension="x" chart:name="primary-x" chart:style-name="ch5" chartooo:axis-type="auto">
            <chart:title svg:x="10.499cm" svg:y="15.461cm" chart:style-name="ch6">
              <text:p>Number of Trustees</text:p>
            </chart:title>
            <chart:categories table:cell-range-address="benchmark.F132:benchmark.F135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M132:benchmark.AM135" chart:label-cell-address="benchmark.AA143:benchmark.AA143" chart:class="chart:scatter">
            <chart:domain table:cell-range-address="benchmark.F132:benchmark.F135"/>
            <chart:error-indicator chart:style-name="ch12" chart:dimension="y"/>
            <chart:data-point chart:repeated="2"/>
            <chart:data-point chart:style-name="ch13"/>
            <chart:data-point/>
          </chart:series>
          <chart:series chart:attached-axis="secondary-y" chart:style-name="ch14" chart:values-cell-range-address="benchmark.AO132:benchmark.AO135" chart:label-cell-address="benchmark.AB143:benchmark.AB143" chart:class="chart:scatter">
            <chart:error-indicator chart:style-name="ch15" chart:dimension="y"/>
            <chart:data-point chart:repeated="2"/>
            <chart:data-point chart:style-name="ch16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N</text:p>
              </table:table-cell>
              <table:table-cell office:value-type="string">
                <text:p>Column AN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P</text:p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1919726">
                <text:p>1919726</text:p>
                <draw:g>
                  <svg:desc>benchmark.AM132:benchmark.AM135</svg:desc>
                </draw:g>
              </table:table-cell>
              <table:table-cell office:value-type="float" office:value="38415">
                <text:p>38415</text:p>
                <draw:g>
                  <svg:desc>benchmark.AN132:benchmark.AN135</svg:desc>
                </draw:g>
              </table:table-cell>
              <table:table-cell office:value-type="float" office:value="38415">
                <text:p>38415</text:p>
                <draw:g>
                  <svg:desc>benchmark.AN132:benchmark.AN135</svg:desc>
                </draw:g>
              </table:table-cell>
              <table:table-cell office:value-type="float" office:value="542">
                <text:p>542</text:p>
                <draw:g>
                  <svg:desc>benchmark.AO132:benchmark.AO135</svg:desc>
                </draw:g>
              </table:table-cell>
              <table:table-cell office:value-type="float" office:value="92.456152">
                <text:p>92.456152</text:p>
                <draw:g>
                  <svg:desc>benchmark.AP132:benchmark.AP135</svg:desc>
                </draw:g>
              </table:table-cell>
              <table:table-cell office:value-type="float" office:value="92.456152">
                <text:p>92.456152</text:p>
                <draw:g>
                  <svg:desc>benchmark.AP132:benchmark.AP1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85996">
                <text:p>1985996</text:p>
              </table:table-cell>
              <table:table-cell office:value-type="float" office:value="27709">
                <text:p>27709</text:p>
              </table:table-cell>
              <table:table-cell office:value-type="float" office:value="27709">
                <text:p>27709</text:p>
              </table:table-cell>
              <table:table-cell office:value-type="float" office:value="546">
                <text:p>546</text:p>
              </table:table-cell>
              <table:table-cell office:value-type="float" office:value="40.722905">
                <text:p>40.722905</text:p>
              </table:table-cell>
              <table:table-cell office:value-type="float" office:value="40.722905">
                <text:p>40.7229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49394">
                <text:p>1949394</text:p>
              </table:table-cell>
              <table:table-cell office:value-type="float" office:value="70078">
                <text:p>70078</text:p>
              </table:table-cell>
              <table:table-cell office:value-type="float" office:value="70078">
                <text:p>70078</text:p>
              </table:table-cell>
              <table:table-cell office:value-type="float" office:value="548">
                <text:p>548</text:p>
              </table:table-cell>
              <table:table-cell office:value-type="float" office:value="55.443112">
                <text:p>55.443112</text:p>
              </table:table-cell>
              <table:table-cell office:value-type="float" office:value="55.443112">
                <text:p>55.4431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02896">
                <text:p>1902896</text:p>
              </table:table-cell>
              <table:table-cell office:value-type="float" office:value="41718">
                <text:p>41718</text:p>
              </table:table-cell>
              <table:table-cell office:value-type="float" office:value="41718">
                <text:p>41718</text:p>
              </table:table-cell>
              <table:table-cell office:value-type="float" office:value="515">
                <text:p>515</text:p>
              </table:table-cell>
              <table:table-cell office:value-type="float" office:value="16.357665">
                <text:p>16.357665</text:p>
              </table:table-cell>
              <table:table-cell office:value-type="float" office:value="16.357665">
                <text:p>16.35766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R132:benchmark.AR135" chart:error-lower-range="benchmark.AR132:benchmark.AR135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R132:benchmark.AR135" chart:error-lower-range="benchmark.AR132:benchmark.AR135" loext:std-weight="1"/>
      <style:graphic-properties draw:stroke="solid" svg:stroke-width="0cm" svg:stroke-color="#666666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T132:benchmark.AT135" chart:error-lower-range="benchmark.AT132:benchmark.AT135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benchmark.AT132:benchmark.AT135" chart:error-lower-range="benchmark.AT132:benchmark.AT135" loext:std-weight="1"/>
      <style:graphic-properties draw:stroke="dash" svg:stroke-width="0cm" svg:stroke-color="#000000" svg:stroke-opacity="100%" draw:stroke-linejoin="round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8.384cm" svg:y="0.328cm" chart:style-name="ch2">
          <text:p>Additional XOR Cost for Initiating Trustee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F132:benchmark.F135 benchmark.AA143:benchmark.AB143 benchmark.AQ132:benchmark.AQ135 benchmark.AS132:benchmark.AS135" chart:data-source-has-labels="both" svg:x="1.49cm" svg:y="1.789cm" svg:width="20.964cm" svg:height="13.344cm">
          <chart:coordinate-region svg:x="2.746cm" svg:y="1.989cm" svg:width="18.98cm" svg:height="12.497cm"/>
          <chart:axis chart:dimension="x" chart:name="primary-x" chart:style-name="ch5" chartooo:axis-type="auto">
            <chart:title svg:x="10.499cm" svg:y="15.461cm" chart:style-name="ch6">
              <text:p>Number of Trustees</text:p>
            </chart:title>
            <chart:categories table:cell-range-address="benchmark.F132:benchmark.F135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Q132:benchmark.AQ135" chart:label-cell-address="benchmark.AA143:benchmark.AA143" chart:class="chart:scatter">
            <chart:domain table:cell-range-address="benchmark.F132:benchmark.F135"/>
            <chart:error-indicator chart:style-name="ch12" chart:dimension="y"/>
            <chart:data-point chart:repeated="2"/>
            <chart:data-point chart:style-name="ch13"/>
            <chart:data-point/>
          </chart:series>
          <chart:series chart:attached-axis="secondary-y" chart:style-name="ch14" chart:values-cell-range-address="benchmark.AS132:benchmark.AS135" chart:label-cell-address="benchmark.AB143:benchmark.AB143" chart:class="chart:scatter">
            <chart:error-indicator chart:style-name="ch15" chart:dimension="y"/>
            <chart:data-point chart:repeated="2"/>
            <chart:data-point chart:style-name="ch16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R</text:p>
              </table:table-cell>
              <table:table-cell office:value-type="string">
                <text:p>Column AR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T</text:p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814">
                <text:p>814</text:p>
                <draw:g>
                  <svg:desc>benchmark.AQ132:benchmark.AQ135</svg:desc>
                </draw:g>
              </table:table-cell>
              <table:table-cell office:value-type="float" office:value="111">
                <text:p>111</text:p>
                <draw:g>
                  <svg:desc>benchmark.AR132:benchmark.AR135</svg:desc>
                </draw:g>
              </table:table-cell>
              <table:table-cell office:value-type="float" office:value="111">
                <text:p>111</text:p>
                <draw:g>
                  <svg:desc>benchmark.AR132:benchmark.AR135</svg:desc>
                </draw:g>
              </table:table-cell>
              <table:table-cell office:value-type="float" office:value="0">
                <text:p>0</text:p>
                <draw:g>
                  <svg:desc>benchmark.AS132:benchmark.AS135</svg:desc>
                </draw:g>
              </table:table-cell>
              <table:table-cell office:value-type="float" office:value="0.055814">
                <text:p>0.055814</text:p>
                <draw:g>
                  <svg:desc>benchmark.AT132:benchmark.AT135</svg:desc>
                </draw:g>
              </table:table-cell>
              <table:table-cell office:value-type="float" office:value="0.055814">
                <text:p>0.055814</text:p>
                <draw:g>
                  <svg:desc>benchmark.AT132:benchmark.AT1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65">
                <text:p>1665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299723">
                <text:p>0.299723</text:p>
              </table:table-cell>
              <table:table-cell office:value-type="float" office:value="0.299723">
                <text:p>0.2997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49">
                <text:p>2849</text:p>
              </table:table-cell>
              <table:table-cell office:value-type="float" office:value="555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.432968">
                <text:p>0.432968</text:p>
              </table:table-cell>
              <table:table-cell office:value-type="float" office:value="0.432968">
                <text:p>0.4329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218">
                <text:p>4218</text:p>
              </table:table-cell>
              <table:table-cell office:value-type="float" office:value="555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0.16533">
                <text:p>0.16533</text:p>
              </table:table-cell>
              <table:table-cell office:value-type="float" office:value="0.16533">
                <text:p>0.1653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V132:benchmark.AV135" chart:error-lower-range="benchmark.AV132:benchmark.AV135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V132:benchmark.AV135" chart:error-lower-range="benchmark.AV132:benchmark.AV135" loext:std-weight="1"/>
      <style:graphic-properties draw:stroke="solid" svg:stroke-width="0cm" svg:stroke-color="#666666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X132:benchmark.AX135" chart:error-lower-range="benchmark.AX132:benchmark.AX135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benchmark.AX132:benchmark.AX135" chart:error-lower-range="benchmark.AX132:benchmark.AX135" loext:std-weight="1"/>
      <style:graphic-properties draw:stroke="dash" svg:stroke-width="0cm" svg:stroke-color="#000000" svg:stroke-opacity="100%" draw:stroke-linejoin="round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09cm" svg:y="0.328cm" chart:style-name="ch2">
          <text:p>Signature Verification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F132:benchmark.F135 benchmark.AA143:benchmark.AB143 benchmark.AU132:benchmark.AU135 benchmark.AW132:benchmark.AW135" chart:data-source-has-labels="both" svg:x="1.49cm" svg:y="1.789cm" svg:width="20.964cm" svg:height="13.344cm">
          <chart:coordinate-region svg:x="2.746cm" svg:y="1.988cm" svg:width="18.795cm" svg:height="12.498cm"/>
          <chart:axis chart:dimension="x" chart:name="primary-x" chart:style-name="ch5" chartooo:axis-type="auto">
            <chart:title svg:x="10.499cm" svg:y="15.461cm" chart:style-name="ch6">
              <text:p>Number of Trustees</text:p>
            </chart:title>
            <chart:categories table:cell-range-address="benchmark.F132:benchmark.F135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U132:benchmark.AU135" chart:label-cell-address="benchmark.AA143:benchmark.AA143" chart:class="chart:scatter">
            <chart:domain table:cell-range-address="benchmark.F132:benchmark.F135"/>
            <chart:error-indicator chart:style-name="ch12" chart:dimension="y"/>
            <chart:data-point chart:repeated="2"/>
            <chart:data-point chart:style-name="ch13"/>
            <chart:data-point/>
          </chart:series>
          <chart:series chart:attached-axis="secondary-y" chart:style-name="ch14" chart:values-cell-range-address="benchmark.AW132:benchmark.AW135" chart:label-cell-address="benchmark.AB143:benchmark.AB143" chart:class="chart:scatter">
            <chart:error-indicator chart:style-name="ch15" chart:dimension="y"/>
            <chart:data-point chart:repeated="2"/>
            <chart:data-point chart:style-name="ch16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V</text:p>
              </table:table-cell>
              <table:table-cell office:value-type="string">
                <text:p>Column AV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X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2">
                <text:p>2</text:p>
                <draw:g>
                  <svg:desc>benchmark.F132:benchmark.F135</svg:desc>
                </draw:g>
              </table:table-cell>
              <table:table-cell office:value-type="float" office:value="93665">
                <text:p>93665</text:p>
                <draw:g>
                  <svg:desc>benchmark.AU132:benchmark.AU135</svg:desc>
                </draw:g>
              </table:table-cell>
              <table:table-cell office:value-type="float" office:value="9583">
                <text:p>9583</text:p>
                <draw:g>
                  <svg:desc>benchmark.AV132:benchmark.AV135</svg:desc>
                </draw:g>
              </table:table-cell>
              <table:table-cell office:value-type="float" office:value="9583">
                <text:p>9583</text:p>
                <draw:g>
                  <svg:desc>benchmark.AV132:benchmark.AV135</svg:desc>
                </draw:g>
              </table:table-cell>
              <table:table-cell office:value-type="float" office:value="26">
                <text:p>26</text:p>
                <draw:g>
                  <svg:desc>benchmark.AW132:benchmark.AW135</svg:desc>
                </draw:g>
              </table:table-cell>
              <table:table-cell office:value-type="float" office:value="3.415828">
                <text:p>3.415828</text:p>
                <draw:g>
                  <svg:desc>benchmark.AX132:benchmark.AX135</svg:desc>
                </draw:g>
              </table:table-cell>
              <table:table-cell office:value-type="float" office:value="3.415828">
                <text:p>3.415828</text:p>
                <draw:g>
                  <svg:desc>benchmark.AX132:benchmark.AX1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8060">
                <text:p>88060</text:p>
              </table:table-cell>
              <table:table-cell office:value-type="float" office:value="11063">
                <text:p>11063</text:p>
              </table:table-cell>
              <table:table-cell office:value-type="float" office:value="11063">
                <text:p>11063</text:p>
              </table:table-cell>
              <table:table-cell office:value-type="float" office:value="24">
                <text:p>24</text:p>
              </table:table-cell>
              <table:table-cell office:value-type="float" office:value="3.001458">
                <text:p>3.001458</text:p>
              </table:table-cell>
              <table:table-cell office:value-type="float" office:value="3.001458">
                <text:p>3.0014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8115">
                <text:p>88115</text:p>
              </table:table-cell>
              <table:table-cell office:value-type="float" office:value="12710">
                <text:p>12710</text:p>
              </table:table-cell>
              <table:table-cell office:value-type="float" office:value="12710">
                <text:p>12710</text:p>
              </table:table-cell>
              <table:table-cell office:value-type="float" office:value="24">
                <text:p>24</text:p>
              </table:table-cell>
              <table:table-cell office:value-type="float" office:value="3.158098">
                <text:p>3.158098</text:p>
              </table:table-cell>
              <table:table-cell office:value-type="float" office:value="3.158098">
                <text:p>3.1580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4360">
                <text:p>84360</text:p>
              </table:table-cell>
              <table:table-cell office:value-type="float" office:value="8714">
                <text:p>8714</text:p>
              </table:table-cell>
              <table:table-cell office:value-type="float" office:value="8714">
                <text:p>8714</text:p>
              </table:table-cell>
              <table:table-cell office:value-type="float" office:value="23">
                <text:p>23</text:p>
              </table:table-cell>
              <table:table-cell office:value-type="float" office:value="1.935924">
                <text:p>1.935924</text:p>
              </table:table-cell>
              <table:table-cell office:value-type="float" office:value="1.935924">
                <text:p>1.93592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B137:benchmark.AB141" chart:error-lower-range="benchmark.AB137:benchmark.AB141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B137:benchmark.AB141" chart:error-lower-range="benchmark.AB137:benchmark.AB141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D137:benchmark.AD141" chart:error-lower-range="benchmark.AD137:benchmark.AD141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D137:benchmark.AD141" chart:error-lower-range="benchmark.AD137:benchmark.AD141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513cm" svg:y="0.328cm" chart:style-name="ch2">
          <text:p>Tree Generation
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E137:benchmark.E141 benchmark.AA143:benchmark.AB143 benchmark.AA137:benchmark.AA141 benchmark.AC137:benchmark.AC141" chart:data-source-has-labels="both" svg:x="1.49cm" svg:y="1.789cm" svg:width="20.964cm" svg:height="13.344cm">
          <chart:coordinate-region svg:x="2.746cm" svg:y="1.988cm" svg:width="18.16cm" svg:height="12.498cm"/>
          <chart:axis chart:dimension="x" chart:name="primary-x" chart:style-name="ch5" chartooo:axis-type="auto">
            <chart:title svg:x="11.068cm" svg:y="15.461cm" chart:style-name="ch6">
              <text:p>Tree Height</text:p>
            </chart:title>
            <chart:categories table:cell-range-address="benchmark.E137:benchmark.E141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A137:benchmark.AA141" chart:label-cell-address="benchmark.AA143:benchmark.AA143" chart:class="chart:scatter">
            <chart:domain table:cell-range-address="benchmark.E137:benchmark.E141"/>
            <chart:error-indicator chart:style-name="ch12" chart:dimension="y"/>
            <chart:data-point chart:repeated="5"/>
          </chart:series>
          <chart:series chart:attached-axis="secondary-y" chart:style-name="ch13" chart:values-cell-range-address="benchmark.AC137:benchmark.AC141" chart:label-cell-address="benchmark.AB143:benchmark.AB143" chart:class="chart:scatter">
            <chart:error-indicator chart:style-name="ch14" chart:dimension="y"/>
            <chart:data-point chart:repeated="2"/>
            <chart:data-point chart:style-name="ch15"/>
            <chart:data-point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Column AB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5636395">
                <text:p>5636395</text:p>
                <draw:g>
                  <svg:desc>benchmark.AA137:benchmark.AA141</svg:desc>
                </draw:g>
              </table:table-cell>
              <table:table-cell office:value-type="float" office:value="31450">
                <text:p>31450</text:p>
                <draw:g>
                  <svg:desc>benchmark.AB137:benchmark.AB141</svg:desc>
                </draw:g>
              </table:table-cell>
              <table:table-cell office:value-type="float" office:value="31450">
                <text:p>31450</text:p>
                <draw:g>
                  <svg:desc>benchmark.AB137:benchmark.AB141</svg:desc>
                </draw:g>
              </table:table-cell>
              <table:table-cell office:value-type="float" office:value="1523">
                <text:p>1523</text:p>
                <draw:g>
                  <svg:desc>benchmark.AC137:benchmark.AC141</svg:desc>
                </draw:g>
              </table:table-cell>
              <table:table-cell office:value-type="float" office:value="7.613147">
                <text:p>7.613147</text:p>
                <draw:g>
                  <svg:desc>benchmark.AD137:benchmark.AD141</svg:desc>
                </draw:g>
              </table:table-cell>
              <table:table-cell office:value-type="float" office:value="7.613147">
                <text:p>7.613147</text:p>
                <draw:g>
                  <svg:desc>benchmark.AD137:benchmark.AD1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8094254">
                <text:p>188094254</text:p>
              </table:table-cell>
              <table:table-cell office:value-type="float" office:value="5166088">
                <text:p>5166088</text:p>
              </table:table-cell>
              <table:table-cell office:value-type="float" office:value="5166088">
                <text:p>5166088</text:p>
              </table:table-cell>
              <table:table-cell office:value-type="float" office:value="51303">
                <text:p>51303</text:p>
              </table:table-cell>
              <table:table-cell office:value-type="float" office:value="916.745788">
                <text:p>916.745788</text:p>
              </table:table-cell>
              <table:table-cell office:value-type="float" office:value="916.745788">
                <text:p>916.7457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52893538">
                <text:p>752893538</text:p>
              </table:table-cell>
              <table:table-cell office:value-type="float" office:value="18063326">
                <text:p>18063326</text:p>
              </table:table-cell>
              <table:table-cell office:value-type="float" office:value="18063326">
                <text:p>18063326</text:p>
              </table:table-cell>
              <table:table-cell office:value-type="float" office:value="206935">
                <text:p>206935</text:p>
              </table:table-cell>
              <table:table-cell office:value-type="float" office:value="10169.16134">
                <text:p>10169.16134</text:p>
              </table:table-cell>
              <table:table-cell office:value-type="float" office:value="10169.16134">
                <text:p>10169.161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019006693">
                <text:p>3019006693</text:p>
              </table:table-cell>
              <table:table-cell office:value-type="float" office:value="53154163">
                <text:p>53154163</text:p>
              </table:table-cell>
              <table:table-cell office:value-type="float" office:value="53154163">
                <text:p>53154163</text:p>
              </table:table-cell>
              <table:table-cell office:value-type="float" office:value="818338">
                <text:p>818338</text:p>
              </table:table-cell>
              <table:table-cell office:value-type="float" office:value="17374.150028">
                <text:p>17374.150028</text:p>
              </table:table-cell>
              <table:table-cell office:value-type="float" office:value="17374.150028">
                <text:p>17374.1500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25469713">
                <text:p>6125469713</text:p>
              </table:table-cell>
              <table:table-cell office:value-type="float" office:value="321222494">
                <text:p>321222494</text:p>
              </table:table-cell>
              <table:table-cell office:value-type="float" office:value="321222494">
                <text:p>321222494</text:p>
              </table:table-cell>
              <table:table-cell office:value-type="float" office:value="1648800">
                <text:p>1648800</text:p>
              </table:table-cell>
              <table:table-cell office:value-type="float" office:value="40963.207482">
                <text:p>40963.207482</text:p>
              </table:table-cell>
              <table:table-cell office:value-type="float" office:value="40963.207482">
                <text:p>40963.20748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color="#675ead"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enchmark.AF118:benchmark.AF125" chart:error-lower-range="benchmark.AF118:benchmark.AF125"/>
      <style:graphic-properties draw:stroke="none" draw:fill-color="#675ead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benchmark.AF118:benchmark.AF125" chart:error-lower-range="benchmark.AF118:benchmark.AF12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benchmark.AH118:benchmark.AH125" chart:error-lower-range="benchmark.AH118:benchmark.AH125"/>
      <style:graphic-properties draw:stroke="none" draw:fill="bitmap" draw:fill-color="#ffd320" draw:fill-image-name="ChartBitmap_20_5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benchmark.AH118:benchmark.AH125" chart:error-lower-range="benchmark.AH118:benchmark.AH125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bar" chart:style-name="ch1">
        <chart:subtitle svg:x="9.349cm" svg:y="0.328cm" chart:style-name="ch2">
          <text:p>Path and Hash Chain Splitting</text:p>
        </chart:subtitle>
        <chart:legend chart:legend-position="start" loext:overlay="true" svg:x="16.946cm" svg:y="1.594cm" style:legend-expansion="custom" svg:width="4.157cm" svg:height="1.066cm" style:legend-expansion-aspect-ratio="3.89962476547842" chart:style-name="ch3"/>
        <chart:plot-area chart:style-name="ch4" table:cell-range-address="benchmark.B118:benchmark.B125 benchmark.AA143:benchmark.AB143 benchmark.AE118:benchmark.AE125 benchmark.AG118:benchmark.AG125" chart:data-source-has-labels="both" svg:x="1.49cm" svg:y="1.339cm" svg:width="20.964cm" svg:height="14.775cm">
          <chart:coordinate-region svg:x="2.746cm" svg:y="1.538cm" svg:width="18.345cm" svg:height="12.343cm"/>
          <chart:axis chart:dimension="x" chart:name="primary-x" chart:style-name="ch5" chartooo:axis-type="auto">
            <chartooo:date-scale/>
            <chart:categories table:cell-range-address="benchmark.B118:benchmark.B125"/>
          </chart:axis>
          <chart:axis chart:dimension="y" chart:name="primary-y" chart:style-name="ch6">
            <chart:title svg:x="0.867cm" svg:y="3.138cm" chart:style-name="ch7">
              <text:p>CPU cycles</text:p>
            </chart:title>
            <chart:grid chart:style-name="ch8" chart:class="major"/>
          </chart:axis>
          <chart:axis chart:dimension="y" chart:name="secondary-y" chart:style-name="ch9">
            <chart:title svg:x="22.63cm" svg:y="2.6cm" chart:style-name="ch7">
              <text:p>time [µs]</text:p>
            </chart:title>
          </chart:axis>
          <chart:series chart:attached-axis="primary-y" chart:style-name="ch10" chart:values-cell-range-address="benchmark.AE118:benchmark.AE125" chart:label-cell-address="benchmark.AA143:benchmark.AA143" chart:class="chart:bar">
            <chart:error-indicator chart:style-name="ch11" chart:dimension="y"/>
            <chart:data-point chart:repeated="8"/>
          </chart:series>
          <chart:series chart:attached-axis="secondary-y" chart:style-name="ch12" chart:values-cell-range-address="benchmark.AG118:benchmark.AG125" chart:label-cell-address="benchmark.AB143:benchmark.AB143" chart:class="chart:bar"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F</text:p>
              </table:table-cell>
              <table:table-cell office:value-type="string">
                <text:p>Column AF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H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 SHA224</text:p>
                <draw:g>
                  <svg:desc>benchmark.B118:benchmark.B125</svg:desc>
                </draw:g>
              </table:table-cell>
              <table:table-cell office:value-type="float" office:value="708586278">
                <text:p>708586278</text:p>
                <draw:g>
                  <svg:desc>benchmark.AE118:benchmark.AE125</svg:desc>
                </draw:g>
              </table:table-cell>
              <table:table-cell office:value-type="float" office:value="3574458">
                <text:p>3574458</text:p>
                <draw:g>
                  <svg:desc>benchmark.AF118:benchmark.AF125</svg:desc>
                </draw:g>
              </table:table-cell>
              <table:table-cell office:value-type="float" office:value="3574458">
                <text:p>3574458</text:p>
                <draw:g>
                  <svg:desc>benchmark.AF118:benchmark.AF125</svg:desc>
                </draw:g>
              </table:table-cell>
              <table:table-cell office:value-type="float" office:value="191759">
                <text:p>191759</text:p>
                <draw:g>
                  <svg:desc>benchmark.AG118:benchmark.AG125</svg:desc>
                </draw:g>
              </table:table-cell>
              <table:table-cell office:value-type="float" office:value="607.508815">
                <text:p>607.508815</text:p>
                <draw:g>
                  <svg:desc>benchmark.AH118:benchmark.AH125</svg:desc>
                </draw:g>
              </table:table-cell>
              <table:table-cell office:value-type="float" office:value="607.508815">
                <text:p>607.508815</text:p>
                <draw:g>
                  <svg:desc>benchmark.AH118:benchmark.AH125</svg:desc>
                </draw:g>
              </table:table-cell>
            </table:table-row>
            <table:table-row>
              <table:table-cell office:value-type="string">
                <text:p> SHA256</text:p>
              </table:table-cell>
              <table:table-cell office:value-type="float" office:value="856978608">
                <text:p>856978608</text:p>
              </table:table-cell>
              <table:table-cell office:value-type="float" office:value="38458762">
                <text:p>38458762</text:p>
              </table:table-cell>
              <table:table-cell office:value-type="float" office:value="38458762">
                <text:p>38458762</text:p>
              </table:table-cell>
              <table:table-cell office:value-type="float" office:value="232663">
                <text:p>232663</text:p>
              </table:table-cell>
              <table:table-cell office:value-type="float" office:value="7938.898082">
                <text:p>7938.898082</text:p>
              </table:table-cell>
              <table:table-cell office:value-type="float" office:value="7938.898082">
                <text:p>7938.898082</text:p>
              </table:table-cell>
            </table:table-row>
            <table:table-row>
              <table:table-cell office:value-type="string">
                <text:p> SHA384</text:p>
              </table:table-cell>
              <table:table-cell office:value-type="float" office:value="1773518428">
                <text:p>1773518428</text:p>
              </table:table-cell>
              <table:table-cell office:value-type="float" office:value="25793995">
                <text:p>25793995</text:p>
              </table:table-cell>
              <table:table-cell office:value-type="float" office:value="25793995">
                <text:p>25793995</text:p>
              </table:table-cell>
              <table:table-cell office:value-type="float" office:value="485641">
                <text:p>485641</text:p>
              </table:table-cell>
              <table:table-cell office:value-type="float" office:value="17770.591872">
                <text:p>17770.591872</text:p>
              </table:table-cell>
              <table:table-cell office:value-type="float" office:value="17770.591872">
                <text:p>17770.591872</text:p>
              </table:table-cell>
            </table:table-row>
            <table:table-row>
              <table:table-cell office:value-type="string">
                <text:p> SHA512</text:p>
              </table:table-cell>
              <table:table-cell office:value-type="float" office:value="3040439202">
                <text:p>3040439202</text:p>
              </table:table-cell>
              <table:table-cell office:value-type="float" office:value="152519810">
                <text:p>152519810</text:p>
              </table:table-cell>
              <table:table-cell office:value-type="float" office:value="152519810">
                <text:p>152519810</text:p>
              </table:table-cell>
              <table:table-cell office:value-type="float" office:value="826860">
                <text:p>826860</text:p>
              </table:table-cell>
              <table:table-cell office:value-type="float" office:value="24872.226779">
                <text:p>24872.226779</text:p>
              </table:table-cell>
              <table:table-cell office:value-type="float" office:value="24872.226779">
                <text:p>24872.226779</text:p>
              </table:table-cell>
            </table:table-row>
            <table:table-row>
              <table:table-cell office:value-type="string">
                <text:p> SHAKE128_16</text:p>
              </table:table-cell>
              <table:table-cell office:value-type="float" office:value="249349511">
                <text:p>249349511</text:p>
              </table:table-cell>
              <table:table-cell office:value-type="float" office:value="2303510">
                <text:p>2303510</text:p>
              </table:table-cell>
              <table:table-cell office:value-type="float" office:value="2303510">
                <text:p>2303510</text:p>
              </table:table-cell>
              <table:table-cell office:value-type="float" office:value="67496">
                <text:p>67496</text:p>
              </table:table-cell>
              <table:table-cell office:value-type="float" office:value="337.720965">
                <text:p>337.720965</text:p>
              </table:table-cell>
              <table:table-cell office:value-type="float" office:value="337.720965">
                <text:p>337.720965</text:p>
              </table:table-cell>
            </table:table-row>
            <table:table-row>
              <table:table-cell office:value-type="string">
                <text:p> SHAKE128_32</text:p>
              </table:table-cell>
              <table:table-cell office:value-type="float" office:value="805740989">
                <text:p>805740989</text:p>
              </table:table-cell>
              <table:table-cell office:value-type="float" office:value="88041241">
                <text:p>88041241</text:p>
              </table:table-cell>
              <table:table-cell office:value-type="float" office:value="88041241">
                <text:p>88041241</text:p>
              </table:table-cell>
              <table:table-cell office:value-type="float" office:value="221133">
                <text:p>221133</text:p>
              </table:table-cell>
              <table:table-cell office:value-type="float" office:value="11643.581219">
                <text:p>11643.581219</text:p>
              </table:table-cell>
              <table:table-cell office:value-type="float" office:value="11643.581219">
                <text:p>11643.581219</text:p>
              </table:table-cell>
            </table:table-row>
            <table:table-row>
              <table:table-cell office:value-type="string">
                <text:p> SHAKE256_16</text:p>
              </table:table-cell>
              <table:table-cell office:value-type="float" office:value="252236585">
                <text:p>252236585</text:p>
              </table:table-cell>
              <table:table-cell office:value-type="float" office:value="10452426">
                <text:p>10452426</text:p>
              </table:table-cell>
              <table:table-cell office:value-type="float" office:value="10452426">
                <text:p>10452426</text:p>
              </table:table-cell>
              <table:table-cell office:value-type="float" office:value="69331">
                <text:p>69331</text:p>
              </table:table-cell>
              <table:table-cell office:value-type="float" office:value="1947.870758">
                <text:p>1947.870758</text:p>
              </table:table-cell>
              <table:table-cell office:value-type="float" office:value="1947.870758">
                <text:p>1947.870758</text:p>
              </table:table-cell>
            </table:table-row>
            <table:table-row>
              <table:table-cell office:value-type="string">
                <text:p> SHAKE256_32</text:p>
              </table:table-cell>
              <table:table-cell office:value-type="float" office:value="844220083">
                <text:p>844220083</text:p>
              </table:table-cell>
              <table:table-cell office:value-type="float" office:value="63499548">
                <text:p>63499548</text:p>
              </table:table-cell>
              <table:table-cell office:value-type="float" office:value="63499548">
                <text:p>63499548</text:p>
              </table:table-cell>
              <table:table-cell office:value-type="float" office:value="232661">
                <text:p>232661</text:p>
              </table:table-cell>
              <table:table-cell office:value-type="float" office:value="12720.009597">
                <text:p>12720.009597</text:p>
              </table:table-cell>
              <table:table-cell office:value-type="float" office:value="12720.009597">
                <text:p>12720.0095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F137:benchmark.AF141" chart:error-lower-range="benchmark.AF137:benchmark.AF141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F137:benchmark.AF141" chart:error-lower-range="benchmark.AF137:benchmark.AF141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H137:benchmark.AH141" chart:error-lower-range="benchmark.AH137:benchmark.AH141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H137:benchmark.AH141" chart:error-lower-range="benchmark.AH137:benchmark.AH141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9.349cm" svg:y="0.328cm" chart:style-name="ch2">
          <text:p>Path and Hash Chain Splitting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E137:benchmark.E141 benchmark.AA143:benchmark.AB143 benchmark.AE137:benchmark.AE141 benchmark.AG137:benchmark.AG141" chart:data-source-has-labels="both" svg:x="1.49cm" svg:y="1.789cm" svg:width="20.964cm" svg:height="13.344cm">
          <chart:coordinate-region svg:x="2.746cm" svg:y="1.989cm" svg:width="17.789cm" svg:height="12.497cm"/>
          <chart:axis chart:dimension="x" chart:name="primary-x" chart:style-name="ch5" chartooo:axis-type="auto">
            <chart:title svg:x="11.068cm" svg:y="15.461cm" chart:style-name="ch6">
              <text:p>Tree Height</text:p>
            </chart:title>
            <chart:categories table:cell-range-address="benchmark.E137:benchmark.E141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E137:benchmark.AE141" chart:label-cell-address="benchmark.AA143:benchmark.AA143" chart:class="chart:scatter">
            <chart:domain table:cell-range-address="benchmark.E137:benchmark.E141"/>
            <chart:error-indicator chart:style-name="ch12" chart:dimension="y"/>
            <chart:data-point chart:repeated="5"/>
          </chart:series>
          <chart:series chart:attached-axis="secondary-y" chart:style-name="ch13" chart:values-cell-range-address="benchmark.AG137:benchmark.AG141" chart:label-cell-address="benchmark.AB143:benchmark.AB143" chart:class="chart:scatter">
            <chart:error-indicator chart:style-name="ch14" chart:dimension="y"/>
            <chart:data-point chart:repeated="2"/>
            <chart:data-point chart:style-name="ch15"/>
            <chart:data-point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F</text:p>
              </table:table-cell>
              <table:table-cell office:value-type="string">
                <text:p>Column AF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H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395420591">
                <text:p>395420591</text:p>
                <draw:g>
                  <svg:desc>benchmark.AE137:benchmark.AE141</svg:desc>
                </draw:g>
              </table:table-cell>
              <table:table-cell office:value-type="float" office:value="1262773">
                <text:p>1262773</text:p>
                <draw:g>
                  <svg:desc>benchmark.AF137:benchmark.AF141</svg:desc>
                </draw:g>
              </table:table-cell>
              <table:table-cell office:value-type="float" office:value="1262773">
                <text:p>1262773</text:p>
                <draw:g>
                  <svg:desc>benchmark.AF137:benchmark.AF141</svg:desc>
                </draw:g>
              </table:table-cell>
              <table:table-cell office:value-type="float" office:value="106930">
                <text:p>106930</text:p>
                <draw:g>
                  <svg:desc>benchmark.AG137:benchmark.AG141</svg:desc>
                </draw:g>
              </table:table-cell>
              <table:table-cell office:value-type="float" office:value="240.256301">
                <text:p>240.256301</text:p>
                <draw:g>
                  <svg:desc>benchmark.AH137:benchmark.AH141</svg:desc>
                </draw:g>
              </table:table-cell>
              <table:table-cell office:value-type="float" office:value="240.256301">
                <text:p>240.256301</text:p>
                <draw:g>
                  <svg:desc>benchmark.AH137:benchmark.AH1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390586583">
                <text:p>13390586583</text:p>
              </table:table-cell>
              <table:table-cell office:value-type="float" office:value="109764052">
                <text:p>109764052</text:p>
              </table:table-cell>
              <table:table-cell office:value-type="float" office:value="109764052">
                <text:p>109764052</text:p>
              </table:table-cell>
              <table:table-cell office:value-type="float" office:value="3624046">
                <text:p>3624046</text:p>
              </table:table-cell>
              <table:table-cell office:value-type="float" office:value="34881.338522">
                <text:p>34881.338522</text:p>
              </table:table-cell>
              <table:table-cell office:value-type="float" office:value="34881.338522">
                <text:p>34881.3385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4093465997">
                <text:p>54093465997</text:p>
              </table:table-cell>
              <table:table-cell office:value-type="float" office:value="825345051">
                <text:p>825345051</text:p>
              </table:table-cell>
              <table:table-cell office:value-type="float" office:value="825345051">
                <text:p>825345051</text:p>
              </table:table-cell>
              <table:table-cell office:value-type="float" office:value="14587872">
                <text:p>14587872</text:p>
              </table:table-cell>
              <table:table-cell office:value-type="float" office:value="281237.626745">
                <text:p>281237.626745</text:p>
              </table:table-cell>
              <table:table-cell office:value-type="float" office:value="281237.626745">
                <text:p>281237.6267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5352178402">
                <text:p>215352178402</text:p>
              </table:table-cell>
              <table:table-cell office:value-type="float" office:value="4721892085">
                <text:p>4721892085</text:p>
              </table:table-cell>
              <table:table-cell office:value-type="float" office:value="4721892085">
                <text:p>4721892085</text:p>
              </table:table-cell>
              <table:table-cell office:value-type="float" office:value="58404634">
                <text:p>58404634</text:p>
              </table:table-cell>
              <table:table-cell office:value-type="float" office:value="755301.141422">
                <text:p>755301.141422</text:p>
              </table:table-cell>
              <table:table-cell office:value-type="float" office:value="755301.141422">
                <text:p>755301.1414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3599645820">
                <text:p>433599645820</text:p>
              </table:table-cell>
              <table:table-cell office:value-type="float" office:value="10366129347">
                <text:p>10366129347</text:p>
              </table:table-cell>
              <table:table-cell office:value-type="float" office:value="10366129347">
                <text:p>10366129347</text:p>
              </table:table-cell>
              <table:table-cell office:value-type="float" office:value="116429898">
                <text:p>116429898</text:p>
              </table:table-cell>
              <table:table-cell office:value-type="float" office:value="1683167.530166">
                <text:p>1683167.530166</text:p>
              </table:table-cell>
              <table:table-cell office:value-type="float" office:value="1683167.530166">
                <text:p>1683167.53016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J137:benchmark.AJ141" chart:error-lower-range="benchmark.AJ137:benchmark.AJ141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J137:benchmark.AJ141" chart:error-lower-range="benchmark.AJ137:benchmark.AJ141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L137:benchmark.AL141" chart:error-lower-range="benchmark.AL137:benchmark.AL141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L137:benchmark.AL141" chart:error-lower-range="benchmark.AL137:benchmark.AL141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672cm" svg:y="0.328cm" chart:style-name="ch2">
          <text:p>Helper Shares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E137:benchmark.E141 benchmark.AA143:benchmark.AB143 benchmark.AI137:benchmark.AI141 benchmark.AK137:benchmark.AK141" chart:data-source-has-labels="both" svg:x="1.49cm" svg:y="1.789cm" svg:width="20.964cm" svg:height="13.344cm">
          <chart:coordinate-region svg:x="2.746cm" svg:y="1.989cm" svg:width="18.98cm" svg:height="12.497cm"/>
          <chart:axis chart:dimension="x" chart:name="primary-x" chart:style-name="ch5" chartooo:axis-type="auto">
            <chart:title svg:x="11.068cm" svg:y="15.461cm" chart:style-name="ch6">
              <text:p>Tree Height</text:p>
            </chart:title>
            <chart:categories table:cell-range-address="benchmark.E137:benchmark.E141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I137:benchmark.AI141" chart:label-cell-address="benchmark.AA143:benchmark.AA143" chart:class="chart:scatter">
            <chart:domain table:cell-range-address="benchmark.E137:benchmark.E141"/>
            <chart:error-indicator chart:style-name="ch12" chart:dimension="y"/>
            <chart:data-point chart:repeated="5"/>
          </chart:series>
          <chart:series chart:attached-axis="secondary-y" chart:style-name="ch13" chart:values-cell-range-address="benchmark.AK137:benchmark.AK141" chart:label-cell-address="benchmark.AB143:benchmark.AB143" chart:class="chart:scatter">
            <chart:error-indicator chart:style-name="ch14" chart:dimension="y"/>
            <chart:data-point chart:repeated="2"/>
            <chart:data-point chart:style-name="ch15"/>
            <chart:data-point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J</text:p>
              </table:table-cell>
              <table:table-cell office:value-type="string">
                <text:p>Column AJ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L</text:p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3663">
                <text:p>3663</text:p>
                <draw:g>
                  <svg:desc>benchmark.AI137:benchmark.AI141</svg:desc>
                </draw:g>
              </table:table-cell>
              <table:table-cell office:value-type="float" office:value="1165">
                <text:p>1165</text:p>
                <draw:g>
                  <svg:desc>benchmark.AJ137:benchmark.AJ141</svg:desc>
                </draw:g>
              </table:table-cell>
              <table:table-cell office:value-type="float" office:value="1165">
                <text:p>1165</text:p>
                <draw:g>
                  <svg:desc>benchmark.AJ137:benchmark.AJ141</svg:desc>
                </draw:g>
              </table:table-cell>
              <table:table-cell office:value-type="float" office:value="1">
                <text:p>1</text:p>
                <draw:g>
                  <svg:desc>benchmark.AK137:benchmark.AK141</svg:desc>
                </draw:g>
              </table:table-cell>
              <table:table-cell office:value-type="float" office:value="0.515047">
                <text:p>0.515047</text:p>
                <draw:g>
                  <svg:desc>benchmark.AL137:benchmark.AL141</svg:desc>
                </draw:g>
              </table:table-cell>
              <table:table-cell office:value-type="float" office:value="0.515047">
                <text:p>0.515047</text:p>
                <draw:g>
                  <svg:desc>benchmark.AL137:benchmark.AL1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96">
                <text:p>3996</text:p>
              </table:table-cell>
              <table:table-cell office:value-type="float" office:value="1332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1">
                <text:p>1</text:p>
              </table:table-cell>
              <table:table-cell office:value-type="float" office:value="0.496827">
                <text:p>0.496827</text:p>
              </table:table-cell>
              <table:table-cell office:value-type="float" office:value="0.496827">
                <text:p>0.4968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33">
                <text:p>4033</text:p>
              </table:table-cell>
              <table:table-cell office:value-type="float" office:value="1516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1">
                <text:p>1</text:p>
              </table:table-cell>
              <table:table-cell office:value-type="float" office:value="0.630368">
                <text:p>0.630368</text:p>
              </table:table-cell>
              <table:table-cell office:value-type="float" office:value="0.630368">
                <text:p>0.6303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402">
                <text:p>4402</text:p>
              </table:table-cell>
              <table:table-cell office:value-type="float" office:value="1554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1">
                <text:p>1</text:p>
              </table:table-cell>
              <table:table-cell office:value-type="float" office:value="0.598868">
                <text:p>0.598868</text:p>
              </table:table-cell>
              <table:table-cell office:value-type="float" office:value="0.598868">
                <text:p>0.5988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885">
                <text:p>3885</text:p>
              </table:table-cell>
              <table:table-cell office:value-type="float" office:value="1480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1">
                <text:p>1</text:p>
              </table:table-cell>
              <table:table-cell office:value-type="float" office:value="0.653028">
                <text:p>0.653028</text:p>
              </table:table-cell>
              <table:table-cell office:value-type="float" office:value="0.653028">
                <text:p>0.65302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N137:benchmark.AN141" chart:error-lower-range="benchmark.AN137:benchmark.AN141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N137:benchmark.AN141" chart:error-lower-range="benchmark.AN137:benchmark.AN141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P137:benchmark.AP141" chart:error-lower-range="benchmark.AP137:benchmark.AP141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P137:benchmark.AP141" chart:error-lower-range="benchmark.AP137:benchmark.AP141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58cm" svg:y="0.328cm" chart:style-name="ch2">
          <text:p>Trustee Shares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E137:benchmark.E141 benchmark.AA143:benchmark.AB143 benchmark.AM137:benchmark.AM141 benchmark.AO137:benchmark.AO141" chart:data-source-has-labels="both" svg:x="1.49cm" svg:y="1.789cm" svg:width="20.964cm" svg:height="13.344cm">
          <chart:coordinate-region svg:x="2.746cm" svg:y="1.989cm" svg:width="18.9cm" svg:height="12.497cm"/>
          <chart:axis chart:dimension="x" chart:name="primary-x" chart:style-name="ch5" chartooo:axis-type="auto">
            <chart:title svg:x="11.068cm" svg:y="15.461cm" chart:style-name="ch6">
              <text:p>Tree Height</text:p>
            </chart:title>
            <chart:categories table:cell-range-address="benchmark.E137:benchmark.E141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M137:benchmark.AM141" chart:label-cell-address="benchmark.AA143:benchmark.AA143" chart:class="chart:scatter">
            <chart:domain table:cell-range-address="benchmark.E137:benchmark.E141"/>
            <chart:error-indicator chart:style-name="ch12" chart:dimension="y"/>
            <chart:data-point chart:repeated="5"/>
          </chart:series>
          <chart:series chart:attached-axis="secondary-y" chart:style-name="ch13" chart:values-cell-range-address="benchmark.AO137:benchmark.AO141" chart:label-cell-address="benchmark.AB143:benchmark.AB143" chart:class="chart:scatter">
            <chart:error-indicator chart:style-name="ch14" chart:dimension="y"/>
            <chart:data-point chart:repeated="2"/>
            <chart:data-point chart:style-name="ch15"/>
            <chart:data-point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N</text:p>
              </table:table-cell>
              <table:table-cell office:value-type="string">
                <text:p>Column AN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P</text:p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1863885">
                <text:p>1863885</text:p>
                <draw:g>
                  <svg:desc>benchmark.AM137:benchmark.AM141</svg:desc>
                </draw:g>
              </table:table-cell>
              <table:table-cell office:value-type="float" office:value="46132">
                <text:p>46132</text:p>
                <draw:g>
                  <svg:desc>benchmark.AN137:benchmark.AN141</svg:desc>
                </draw:g>
              </table:table-cell>
              <table:table-cell office:value-type="float" office:value="46132">
                <text:p>46132</text:p>
                <draw:g>
                  <svg:desc>benchmark.AN137:benchmark.AN141</svg:desc>
                </draw:g>
              </table:table-cell>
              <table:table-cell office:value-type="float" office:value="509">
                <text:p>509</text:p>
                <draw:g>
                  <svg:desc>benchmark.AO137:benchmark.AO141</svg:desc>
                </draw:g>
              </table:table-cell>
              <table:table-cell office:value-type="float" office:value="9.670154">
                <text:p>9.670154</text:p>
                <draw:g>
                  <svg:desc>benchmark.AP137:benchmark.AP141</svg:desc>
                </draw:g>
              </table:table-cell>
              <table:table-cell office:value-type="float" office:value="9.670154">
                <text:p>9.670154</text:p>
                <draw:g>
                  <svg:desc>benchmark.AP137:benchmark.AP1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73113">
                <text:p>1973113</text:p>
              </table:table-cell>
              <table:table-cell office:value-type="float" office:value="38136">
                <text:p>38136</text:p>
              </table:table-cell>
              <table:table-cell office:value-type="float" office:value="38136">
                <text:p>38136</text:p>
              </table:table-cell>
              <table:table-cell office:value-type="float" office:value="542">
                <text:p>542</text:p>
              </table:table-cell>
              <table:table-cell office:value-type="float" office:value="27.204528">
                <text:p>27.204528</text:p>
              </table:table-cell>
              <table:table-cell office:value-type="float" office:value="27.204528">
                <text:p>27.2045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97633">
                <text:p>1997633</text:p>
              </table:table-cell>
              <table:table-cell office:value-type="float" office:value="45558">
                <text:p>45558</text:p>
              </table:table-cell>
              <table:table-cell office:value-type="float" office:value="45558">
                <text:p>45558</text:p>
              </table:table-cell>
              <table:table-cell office:value-type="float" office:value="544">
                <text:p>544</text:p>
              </table:table-cell>
              <table:table-cell office:value-type="float" office:value="31.655485">
                <text:p>31.655485</text:p>
              </table:table-cell>
              <table:table-cell office:value-type="float" office:value="31.655485">
                <text:p>31.6554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77065">
                <text:p>1977065</text:p>
              </table:table-cell>
              <table:table-cell office:value-type="float" office:value="48370">
                <text:p>48370</text:p>
              </table:table-cell>
              <table:table-cell office:value-type="float" office:value="48370">
                <text:p>48370</text:p>
              </table:table-cell>
              <table:table-cell office:value-type="float" office:value="548">
                <text:p>548</text:p>
              </table:table-cell>
              <table:table-cell office:value-type="float" office:value="44.654657">
                <text:p>44.654657</text:p>
              </table:table-cell>
              <table:table-cell office:value-type="float" office:value="44.654657">
                <text:p>44.6546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16433">
                <text:p>2016433</text:p>
              </table:table-cell>
              <table:table-cell office:value-type="float" office:value="57824">
                <text:p>57824</text:p>
              </table:table-cell>
              <table:table-cell office:value-type="float" office:value="57824">
                <text:p>57824</text:p>
              </table:table-cell>
              <table:table-cell office:value-type="float" office:value="555">
                <text:p>555</text:p>
              </table:table-cell>
              <table:table-cell office:value-type="float" office:value="43.261466">
                <text:p>43.261466</text:p>
              </table:table-cell>
              <table:table-cell office:value-type="float" office:value="43.261466">
                <text:p>43.26146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R137:benchmark.AR141" chart:error-lower-range="benchmark.AR137:benchmark.AR141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R137:benchmark.AR141" chart:error-lower-range="benchmark.AR137:benchmark.AR141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T137:benchmark.AT141" chart:error-lower-range="benchmark.AT137:benchmark.AT141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T137:benchmark.AT141" chart:error-lower-range="benchmark.AT137:benchmark.AT141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8.384cm" svg:y="0.328cm" chart:style-name="ch2">
          <text:p>Additional XOR Cost for Initiating Trustee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E137:benchmark.E141 benchmark.AA143:benchmark.AB143 benchmark.AQ137:benchmark.AQ141 benchmark.AS137:benchmark.AS141" chart:data-source-has-labels="both" svg:x="1.49cm" svg:y="1.789cm" svg:width="20.964cm" svg:height="13.344cm">
          <chart:coordinate-region svg:x="2.746cm" svg:y="1.989cm" svg:width="18.98cm" svg:height="12.497cm"/>
          <chart:axis chart:dimension="x" chart:name="primary-x" chart:style-name="ch5" chartooo:axis-type="auto">
            <chart:title svg:x="11.068cm" svg:y="15.461cm" chart:style-name="ch6">
              <text:p>Tree Height</text:p>
            </chart:title>
            <chart:categories table:cell-range-address="benchmark.E137:benchmark.E141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Q137:benchmark.AQ141" chart:label-cell-address="benchmark.AA143:benchmark.AA143" chart:class="chart:scatter">
            <chart:domain table:cell-range-address="benchmark.E137:benchmark.E141"/>
            <chart:error-indicator chart:style-name="ch12" chart:dimension="y"/>
            <chart:data-point chart:repeated="5"/>
          </chart:series>
          <chart:series chart:attached-axis="secondary-y" chart:style-name="ch13" chart:values-cell-range-address="benchmark.AS137:benchmark.AS141" chart:label-cell-address="benchmark.AB143:benchmark.AB143" chart:class="chart:scatter">
            <chart:error-indicator chart:style-name="ch14" chart:dimension="y"/>
            <chart:data-point chart:repeated="2"/>
            <chart:data-point chart:style-name="ch15"/>
            <chart:data-point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R</text:p>
              </table:table-cell>
              <table:table-cell office:value-type="string">
                <text:p>Column AR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T</text:p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1369">
                <text:p>1369</text:p>
                <draw:g>
                  <svg:desc>benchmark.AQ137:benchmark.AQ141</svg:desc>
                </draw:g>
              </table:table-cell>
              <table:table-cell office:value-type="float" office:value="296">
                <text:p>296</text:p>
                <draw:g>
                  <svg:desc>benchmark.AR137:benchmark.AR141</svg:desc>
                </draw:g>
              </table:table-cell>
              <table:table-cell office:value-type="float" office:value="296">
                <text:p>296</text:p>
                <draw:g>
                  <svg:desc>benchmark.AR137:benchmark.AR141</svg:desc>
                </draw:g>
              </table:table-cell>
              <table:table-cell office:value-type="float" office:value="0">
                <text:p>0</text:p>
                <draw:g>
                  <svg:desc>benchmark.AS137:benchmark.AS141</svg:desc>
                </draw:g>
              </table:table-cell>
              <table:table-cell office:value-type="float" office:value="0">
                <text:p>0</text:p>
                <draw:g>
                  <svg:desc>benchmark.AT137:benchmark.AT141</svg:desc>
                </draw:g>
              </table:table-cell>
              <table:table-cell office:value-type="float" office:value="0">
                <text:p>0</text:p>
                <draw:g>
                  <svg:desc>benchmark.AT137:benchmark.AT1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54">
                <text:p>1554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.083557">
                <text:p>0.083557</text:p>
              </table:table-cell>
              <table:table-cell office:value-type="float" office:value="0.083557">
                <text:p>0.0835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91">
                <text:p>1591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179313">
                <text:p>0.179313</text:p>
              </table:table-cell>
              <table:table-cell office:value-type="float" office:value="0.179313">
                <text:p>0.1793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91">
                <text:p>1591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127927">
                <text:p>0.127927</text:p>
              </table:table-cell>
              <table:table-cell office:value-type="float" office:value="0.127927">
                <text:p>0.1279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02">
                <text:p>1702</text:p>
              </table:table-cell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.133917">
                <text:p>0.133917</text:p>
              </table:table-cell>
              <table:table-cell office:value-type="float" office:value="0.133917">
                <text:p>0.13391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V137:benchmark.AV141" chart:error-lower-range="benchmark.AV137:benchmark.AV141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V137:benchmark.AV141" chart:error-lower-range="benchmark.AV137:benchmark.AV141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X137:benchmark.AX141" chart:error-lower-range="benchmark.AX137:benchmark.AX141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X137:benchmark.AX141" chart:error-lower-range="benchmark.AX137:benchmark.AX141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09cm" svg:y="0.328cm" chart:style-name="ch2">
          <text:p>Signature Verification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E137:benchmark.E141 benchmark.AA143:benchmark.AB143 benchmark.AU137:benchmark.AU141 benchmark.AW137:benchmark.AW141" chart:data-source-has-labels="both" svg:x="1.49cm" svg:y="1.789cm" svg:width="20.964cm" svg:height="13.344cm">
          <chart:coordinate-region svg:x="2.746cm" svg:y="1.988cm" svg:width="18.795cm" svg:height="12.498cm"/>
          <chart:axis chart:dimension="x" chart:name="primary-x" chart:style-name="ch5" chartooo:axis-type="auto">
            <chart:title svg:x="11.068cm" svg:y="15.461cm" chart:style-name="ch6">
              <text:p>Tree Height</text:p>
            </chart:title>
            <chart:categories table:cell-range-address="benchmark.E137:benchmark.E141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U137:benchmark.AU141" chart:label-cell-address="benchmark.AA143:benchmark.AA143" chart:class="chart:scatter">
            <chart:domain table:cell-range-address="benchmark.E137:benchmark.E141"/>
            <chart:error-indicator chart:style-name="ch12" chart:dimension="y"/>
            <chart:data-point chart:repeated="5"/>
          </chart:series>
          <chart:series chart:attached-axis="secondary-y" chart:style-name="ch13" chart:values-cell-range-address="benchmark.AW137:benchmark.AW141" chart:label-cell-address="benchmark.AB143:benchmark.AB143" chart:class="chart:scatter">
            <chart:error-indicator chart:style-name="ch14" chart:dimension="y"/>
            <chart:data-point chart:repeated="2"/>
            <chart:data-point chart:style-name="ch15"/>
            <chart:data-point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V</text:p>
              </table:table-cell>
              <table:table-cell office:value-type="string">
                <text:p>Column AV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X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5">
                <text:p>5</text:p>
                <draw:g>
                  <svg:desc>benchmark.E137:benchmark.E141</svg:desc>
                </draw:g>
              </table:table-cell>
              <table:table-cell office:value-type="float" office:value="83842">
                <text:p>83842</text:p>
                <draw:g>
                  <svg:desc>benchmark.AU137:benchmark.AU141</svg:desc>
                </draw:g>
              </table:table-cell>
              <table:table-cell office:value-type="float" office:value="7271">
                <text:p>7271</text:p>
                <draw:g>
                  <svg:desc>benchmark.AV137:benchmark.AV141</svg:desc>
                </draw:g>
              </table:table-cell>
              <table:table-cell office:value-type="float" office:value="7271">
                <text:p>7271</text:p>
                <draw:g>
                  <svg:desc>benchmark.AV137:benchmark.AV141</svg:desc>
                </draw:g>
              </table:table-cell>
              <table:table-cell office:value-type="float" office:value="22">
                <text:p>22</text:p>
                <draw:g>
                  <svg:desc>benchmark.AW137:benchmark.AW141</svg:desc>
                </draw:g>
              </table:table-cell>
              <table:table-cell office:value-type="float" office:value="1.621619">
                <text:p>1.621619</text:p>
                <draw:g>
                  <svg:desc>benchmark.AX137:benchmark.AX141</svg:desc>
                </draw:g>
              </table:table-cell>
              <table:table-cell office:value-type="float" office:value="1.621619">
                <text:p>1.621619</text:p>
                <draw:g>
                  <svg:desc>benchmark.AX137:benchmark.AX1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8245">
                <text:p>88245</text:p>
              </table:table-cell>
              <table:table-cell office:value-type="float" office:value="9287">
                <text:p>9287</text:p>
              </table:table-cell>
              <table:table-cell office:value-type="float" office:value="9287">
                <text:p>9287</text:p>
              </table:table-cell>
              <table:table-cell office:value-type="float" office:value="24">
                <text:p>24</text:p>
              </table:table-cell>
              <table:table-cell office:value-type="float" office:value="2.861692">
                <text:p>2.861692</text:p>
              </table:table-cell>
              <table:table-cell office:value-type="float" office:value="2.861692">
                <text:p>2.8616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7394">
                <text:p>87394</text:p>
              </table:table-cell>
              <table:table-cell office:value-type="float" office:value="9657">
                <text:p>9657</text:p>
              </table:table-cell>
              <table:table-cell office:value-type="float" office:value="9657">
                <text:p>9657</text:p>
              </table:table-cell>
              <table:table-cell office:value-type="float" office:value="24">
                <text:p>24</text:p>
              </table:table-cell>
              <table:table-cell office:value-type="float" office:value="2.964915">
                <text:p>2.964915</text:p>
              </table:table-cell>
              <table:table-cell office:value-type="float" office:value="2.964915">
                <text:p>2.9649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2278">
                <text:p>92278</text:p>
              </table:table-cell>
              <table:table-cell office:value-type="float" office:value="10656">
                <text:p>10656</text:p>
              </table:table-cell>
              <table:table-cell office:value-type="float" office:value="10656">
                <text:p>10656</text:p>
              </table:table-cell>
              <table:table-cell office:value-type="float" office:value="25">
                <text:p>25</text:p>
              </table:table-cell>
              <table:table-cell office:value-type="float" office:value="3.299671">
                <text:p>3.299671</text:p>
              </table:table-cell>
              <table:table-cell office:value-type="float" office:value="3.299671">
                <text:p>3.2996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7764">
                <text:p>87764</text:p>
              </table:table-cell>
              <table:table-cell office:value-type="float" office:value="10730">
                <text:p>10730</text:p>
              </table:table-cell>
              <table:table-cell office:value-type="float" office:value="10730">
                <text:p>10730</text:p>
              </table:table-cell>
              <table:table-cell office:value-type="float" office:value="24">
                <text:p>24</text:p>
              </table:table-cell>
              <table:table-cell office:value-type="float" office:value="3.152245">
                <text:p>3.152245</text:p>
              </table:table-cell>
              <table:table-cell office:value-type="float" office:value="3.152245">
                <text:p>3.15224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color="#675ead"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enchmark.AJ118:benchmark.AJ125" chart:error-lower-range="benchmark.AJ118:benchmark.AJ125"/>
      <style:graphic-properties draw:stroke="none" draw:fill-color="#675ead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benchmark.AJ118:benchmark.AJ125" chart:error-lower-range="benchmark.AJ118:benchmark.AJ12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benchmark.AL118:benchmark.AL125" chart:error-lower-range="benchmark.AL118:benchmark.AL125"/>
      <style:graphic-properties draw:stroke="none" draw:fill="bitmap" draw:fill-color="#ffd320" draw:fill-image-name="ChartBitmap_20_6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benchmark.AL118:benchmark.AL125" chart:error-lower-range="benchmark.AL118:benchmark.AL125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bar" chart:style-name="ch1">
        <chart:subtitle svg:x="10.672cm" svg:y="0.328cm" chart:style-name="ch2">
          <text:p>Helper Shares</text:p>
        </chart:subtitle>
        <chart:legend chart:legend-position="start" loext:overlay="true" svg:x="16.946cm" svg:y="1.594cm" style:legend-expansion="custom" svg:width="4.157cm" svg:height="1.066cm" style:legend-expansion-aspect-ratio="3.89962476547842" chart:style-name="ch3"/>
        <chart:plot-area chart:style-name="ch4" table:cell-range-address="benchmark.B118:benchmark.B125 benchmark.AA143:benchmark.AB143 benchmark.AI118:benchmark.AI125 benchmark.AK118:benchmark.AK125" chart:data-source-has-labels="both" svg:x="1.49cm" svg:y="1.339cm" svg:width="20.964cm" svg:height="14.775cm">
          <chart:coordinate-region svg:x="2.746cm" svg:y="1.538cm" svg:width="18.98cm" svg:height="12.343cm"/>
          <chart:axis chart:dimension="x" chart:name="primary-x" chart:style-name="ch5" chartooo:axis-type="auto">
            <chartooo:date-scale/>
            <chart:categories table:cell-range-address="benchmark.B118:benchmark.B125"/>
          </chart:axis>
          <chart:axis chart:dimension="y" chart:name="primary-y" chart:style-name="ch6">
            <chart:title svg:x="0.867cm" svg:y="3.138cm" chart:style-name="ch7">
              <text:p>CPU cycles</text:p>
            </chart:title>
            <chart:grid chart:style-name="ch8" chart:class="major"/>
          </chart:axis>
          <chart:axis chart:dimension="y" chart:name="secondary-y" chart:style-name="ch9">
            <chart:title svg:x="22.63cm" svg:y="2.6cm" chart:style-name="ch7">
              <text:p>time [µs]</text:p>
            </chart:title>
          </chart:axis>
          <chart:series chart:attached-axis="primary-y" chart:style-name="ch10" chart:values-cell-range-address="benchmark.AI118:benchmark.AI125" chart:label-cell-address="benchmark.AA143:benchmark.AA143" chart:class="chart:bar">
            <chart:error-indicator chart:style-name="ch11" chart:dimension="y"/>
            <chart:data-point chart:repeated="8"/>
          </chart:series>
          <chart:series chart:attached-axis="secondary-y" chart:style-name="ch12" chart:values-cell-range-address="benchmark.AK118:benchmark.AK125" chart:label-cell-address="benchmark.AB143:benchmark.AB143" chart:class="chart:bar"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J</text:p>
              </table:table-cell>
              <table:table-cell office:value-type="string">
                <text:p>Column AJ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L</text:p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 SHA224</text:p>
                <draw:g>
                  <svg:desc>benchmark.B118:benchmark.B125</svg:desc>
                </draw:g>
              </table:table-cell>
              <table:table-cell office:value-type="float" office:value="3552">
                <text:p>3552</text:p>
                <draw:g>
                  <svg:desc>benchmark.AI118:benchmark.AI125</svg:desc>
                </draw:g>
              </table:table-cell>
              <table:table-cell office:value-type="float" office:value="1239">
                <text:p>1239</text:p>
                <draw:g>
                  <svg:desc>benchmark.AJ118:benchmark.AJ125</svg:desc>
                </draw:g>
              </table:table-cell>
              <table:table-cell office:value-type="float" office:value="1239">
                <text:p>1239</text:p>
                <draw:g>
                  <svg:desc>benchmark.AJ118:benchmark.AJ125</svg:desc>
                </draw:g>
              </table:table-cell>
              <table:table-cell office:value-type="float" office:value="1">
                <text:p>1</text:p>
                <draw:g>
                  <svg:desc>benchmark.AK118:benchmark.AK125</svg:desc>
                </draw:g>
              </table:table-cell>
              <table:table-cell office:value-type="float" office:value="0.62842">
                <text:p>0.62842</text:p>
                <draw:g>
                  <svg:desc>benchmark.AL118:benchmark.AL125</svg:desc>
                </draw:g>
              </table:table-cell>
              <table:table-cell office:value-type="float" office:value="0.62842">
                <text:p>0.62842</text:p>
                <draw:g>
                  <svg:desc>benchmark.AL118:benchmark.AL125</svg:desc>
                </draw:g>
              </table:table-cell>
            </table:table-row>
            <table:table-row>
              <table:table-cell office:value-type="string">
                <text:p> SHA256</text:p>
              </table:table-cell>
              <table:table-cell office:value-type="float" office:value="4033">
                <text:p>4033</text:p>
              </table:table-cell>
              <table:table-cell office:value-type="float" office:value="1683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1">
                <text:p>1</text:p>
              </table:table-cell>
              <table:table-cell office:value-type="float" office:value="0.578378">
                <text:p>0.578378</text:p>
              </table:table-cell>
              <table:table-cell office:value-type="float" office:value="0.578378">
                <text:p>0.578378</text:p>
              </table:table-cell>
            </table:table-row>
            <table:table-row>
              <table:table-cell office:value-type="string">
                <text:p> SHA384</text:p>
              </table:table-cell>
              <table:table-cell office:value-type="float" office:value="6993">
                <text:p>6993</text:p>
              </table:table-cell>
              <table:table-cell office:value-type="float" office:value="3385">
                <text:p>3385</text:p>
              </table:table-cell>
              <table:table-cell office:value-type="float" office:value="3385">
                <text:p>3385</text:p>
              </table:table-cell>
              <table:table-cell office:value-type="float" office:value="2">
                <text:p>2</text:p>
              </table:table-cell>
              <table:table-cell office:value-type="float" office:value="1.310475">
                <text:p>1.310475</text:p>
              </table:table-cell>
              <table:table-cell office:value-type="float" office:value="1.310475">
                <text:p>1.310475</text:p>
              </table:table-cell>
            </table:table-row>
            <table:table-row>
              <table:table-cell office:value-type="string">
                <text:p> SHA512</text:p>
              </table:table-cell>
              <table:table-cell office:value-type="float" office:value="8547">
                <text:p>8547</text:p>
              </table:table-cell>
              <table:table-cell office:value-type="float" office:value="3589">
                <text:p>3589</text:p>
              </table:table-cell>
              <table:table-cell office:value-type="float" office:value="3589">
                <text:p>3589</text:p>
              </table:table-cell>
              <table:table-cell office:value-type="float" office:value="2">
                <text:p>2</text:p>
              </table:table-cell>
              <table:table-cell office:value-type="float" office:value="1.10819">
                <text:p>1.10819</text:p>
              </table:table-cell>
              <table:table-cell office:value-type="float" office:value="1.10819">
                <text:p>1.10819</text:p>
              </table:table-cell>
            </table:table-row>
            <table:table-row>
              <table:table-cell office:value-type="string">
                <text:p> SHAKE128_16</text:p>
              </table:table-cell>
              <table:table-cell office:value-type="float" office:value="2294">
                <text:p>2294</text:p>
              </table:table-cell>
              <table:table-cell office:value-type="float" office:value="1054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0.434409">
                <text:p>0.434409</text:p>
              </table:table-cell>
              <table:table-cell office:value-type="float" office:value="0.434409">
                <text:p>0.434409</text:p>
              </table:table-cell>
            </table:table-row>
            <table:table-row>
              <table:table-cell office:value-type="string">
                <text:p> SHAKE128_32</text:p>
              </table:table-cell>
              <table:table-cell office:value-type="float" office:value="3996">
                <text:p>3996</text:p>
              </table:table-cell>
              <table:table-cell office:value-type="float" office:value="1591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1">
                <text:p>1</text:p>
              </table:table-cell>
              <table:table-cell office:value-type="float" office:value="0.669392">
                <text:p>0.669392</text:p>
              </table:table-cell>
              <table:table-cell office:value-type="float" office:value="0.669392">
                <text:p>0.669392</text:p>
              </table:table-cell>
            </table:table-row>
            <table:table-row>
              <table:table-cell office:value-type="string">
                <text:p> SHAKE256_16</text:p>
              </table:table-cell>
              <table:table-cell office:value-type="float" office:value="1221">
                <text:p>1221</text:p>
              </table:table-cell>
              <table:table-cell office:value-type="float" office:value="758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0.16533">
                <text:p>0.16533</text:p>
              </table:table-cell>
              <table:table-cell office:value-type="float" office:value="0.16533">
                <text:p>0.16533</text:p>
              </table:table-cell>
            </table:table-row>
            <table:table-row>
              <table:table-cell office:value-type="string">
                <text:p> SHAKE256_32</text:p>
              </table:table-cell>
              <table:table-cell office:value-type="float" office:value="4144">
                <text:p>4144</text:p>
              </table:table-cell>
              <table:table-cell office:value-type="float" office:value="2035">
                <text:p>2035</text:p>
              </table:table-cell>
              <table:table-cell office:value-type="float" office:value="2035">
                <text:p>2035</text:p>
              </table:table-cell>
              <table:table-cell office:value-type="float" office:value="1">
                <text:p>1</text:p>
              </table:table-cell>
              <table:table-cell office:value-type="float" office:value="0.614847">
                <text:p>0.614847</text:p>
              </table:table-cell>
              <table:table-cell office:value-type="float" office:value="0.614847">
                <text:p>0.6148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color="#675ead"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enchmark.AN118:benchmark.AN125" chart:error-lower-range="benchmark.AN118:benchmark.AN125"/>
      <style:graphic-properties draw:stroke="none" draw:fill-color="#675ead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benchmark.AN118:benchmark.AN125" chart:error-lower-range="benchmark.AN118:benchmark.AN12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benchmark.AP118:benchmark.AP125" chart:error-lower-range="benchmark.AP118:benchmark.AP125"/>
      <style:graphic-properties draw:stroke="none" draw:fill="bitmap" draw:fill-color="#ffd320" draw:fill-image-name="ChartBitmap_20_7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benchmark.AP118:benchmark.AP125" chart:error-lower-range="benchmark.AP118:benchmark.AP125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arrow-down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bar" chart:style-name="ch1">
        <chart:subtitle svg:x="10.58cm" svg:y="0.328cm" chart:style-name="ch2">
          <text:p>Trustee Shares</text:p>
        </chart:subtitle>
        <chart:legend chart:legend-position="start" loext:overlay="true" svg:x="16.946cm" svg:y="1.594cm" style:legend-expansion="custom" svg:width="4.157cm" svg:height="1.066cm" style:legend-expansion-aspect-ratio="3.89962476547842" chart:style-name="ch3"/>
        <chart:plot-area chart:style-name="ch4" table:cell-range-address="benchmark.B118:benchmark.B125 benchmark.AA143:benchmark.AB143 benchmark.AM118:benchmark.AM125 benchmark.AO118:benchmark.AO125" chart:data-source-has-labels="both" svg:x="1.49cm" svg:y="1.339cm" svg:width="20.964cm" svg:height="14.775cm">
          <chart:coordinate-region svg:x="2.746cm" svg:y="1.538cm" svg:width="18.715cm" svg:height="12.343cm"/>
          <chart:axis chart:dimension="x" chart:name="primary-x" chart:style-name="ch5" chartooo:axis-type="auto">
            <chartooo:date-scale/>
            <chart:categories table:cell-range-address="benchmark.B118:benchmark.B125"/>
          </chart:axis>
          <chart:axis chart:dimension="y" chart:name="primary-y" chart:style-name="ch6">
            <chart:title svg:x="0.867cm" svg:y="3.138cm" chart:style-name="ch7">
              <text:p>CPU cycles</text:p>
            </chart:title>
            <chart:grid chart:style-name="ch8" chart:class="major"/>
          </chart:axis>
          <chart:axis chart:dimension="y" chart:name="secondary-y" chart:style-name="ch9">
            <chart:title svg:x="22.63cm" svg:y="2.6cm" chart:style-name="ch7">
              <text:p>time [µs]</text:p>
            </chart:title>
          </chart:axis>
          <chart:series chart:attached-axis="primary-y" chart:style-name="ch10" chart:values-cell-range-address="benchmark.AM118:benchmark.AM125" chart:label-cell-address="benchmark.AA143:benchmark.AA143" chart:class="chart:bar">
            <chart:error-indicator chart:style-name="ch11" chart:dimension="y"/>
            <chart:data-point chart:repeated="8"/>
          </chart:series>
          <chart:series chart:attached-axis="secondary-y" chart:style-name="ch12" chart:values-cell-range-address="benchmark.AO118:benchmark.AO125" chart:label-cell-address="benchmark.AB143:benchmark.AB143" chart:class="chart:bar">
            <chart:error-indicator chart:style-name="ch13" chart:dimension="y"/>
            <chart:data-point chart:repeated="3"/>
            <chart:data-point chart:style-name="ch14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N</text:p>
              </table:table-cell>
              <table:table-cell office:value-type="string">
                <text:p>Column AN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P</text:p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string">
                <text:p> SHA224</text:p>
                <draw:g>
                  <svg:desc>benchmark.B118:benchmark.B125</svg:desc>
                </draw:g>
              </table:table-cell>
              <table:table-cell office:value-type="float" office:value="1685819">
                <text:p>1685819</text:p>
                <draw:g>
                  <svg:desc>benchmark.AM118:benchmark.AM125</svg:desc>
                </draw:g>
              </table:table-cell>
              <table:table-cell office:value-type="float" office:value="37077">
                <text:p>37077</text:p>
                <draw:g>
                  <svg:desc>benchmark.AN118:benchmark.AN125</svg:desc>
                </draw:g>
              </table:table-cell>
              <table:table-cell office:value-type="float" office:value="37077">
                <text:p>37077</text:p>
                <draw:g>
                  <svg:desc>benchmark.AN118:benchmark.AN125</svg:desc>
                </draw:g>
              </table:table-cell>
              <table:table-cell office:value-type="float" office:value="462">
                <text:p>462</text:p>
                <draw:g>
                  <svg:desc>benchmark.AO118:benchmark.AO125</svg:desc>
                </draw:g>
              </table:table-cell>
              <table:table-cell office:value-type="float" office:value="34.64981">
                <text:p>34.64981</text:p>
                <draw:g>
                  <svg:desc>benchmark.AP118:benchmark.AP125</svg:desc>
                </draw:g>
              </table:table-cell>
              <table:table-cell office:value-type="float" office:value="34.64981">
                <text:p>34.64981</text:p>
                <draw:g>
                  <svg:desc>benchmark.AP118:benchmark.AP125</svg:desc>
                </draw:g>
              </table:table-cell>
            </table:table-row>
            <table:table-row>
              <table:table-cell office:value-type="string">
                <text:p> SHA256</text:p>
              </table:table-cell>
              <table:table-cell office:value-type="float" office:value="1976192">
                <text:p>1976192</text:p>
              </table:table-cell>
              <table:table-cell office:value-type="float" office:value="84863">
                <text:p>84863</text:p>
              </table:table-cell>
              <table:table-cell office:value-type="float" office:value="84863">
                <text:p>84863</text:p>
              </table:table-cell>
              <table:table-cell office:value-type="float" office:value="554">
                <text:p>554</text:p>
              </table:table-cell>
              <table:table-cell office:value-type="float" office:value="59.11537">
                <text:p>59.11537</text:p>
              </table:table-cell>
              <table:table-cell office:value-type="float" office:value="59.11537">
                <text:p>59.11537</text:p>
              </table:table-cell>
            </table:table-row>
            <table:table-row>
              <table:table-cell office:value-type="string">
                <text:p> SHA384</text:p>
              </table:table-cell>
              <table:table-cell office:value-type="float" office:value="2897921">
                <text:p>2897921</text:p>
              </table:table-cell>
              <table:table-cell office:value-type="float" office:value="112640">
                <text:p>112640</text:p>
              </table:table-cell>
              <table:table-cell office:value-type="float" office:value="112640">
                <text:p>112640</text:p>
              </table:table-cell>
              <table:table-cell office:value-type="float" office:value="811">
                <text:p>811</text:p>
              </table:table-cell>
              <table:table-cell office:value-type="float" office:value="81.339451">
                <text:p>81.339451</text:p>
              </table:table-cell>
              <table:table-cell office:value-type="float" office:value="81.339451">
                <text:p>81.339451</text:p>
              </table:table-cell>
            </table:table-row>
            <table:table-row>
              <table:table-cell office:value-type="string">
                <text:p> SHA512</text:p>
              </table:table-cell>
              <table:table-cell office:value-type="float" office:value="3936085">
                <text:p>3936085</text:p>
              </table:table-cell>
              <table:table-cell office:value-type="float" office:value="111647">
                <text:p>111647</text:p>
              </table:table-cell>
              <table:table-cell office:value-type="float" office:value="111647">
                <text:p>111647</text:p>
              </table:table-cell>
              <table:table-cell office:value-type="float" office:value="1081">
                <text:p>1081</text:p>
              </table:table-cell>
              <table:table-cell office:value-type="float" office:value="60.355189">
                <text:p>60.355189</text:p>
              </table:table-cell>
              <table:table-cell office:value-type="float" office:value="60.355189">
                <text:p>60.355189</text:p>
              </table:table-cell>
            </table:table-row>
            <table:table-row>
              <table:table-cell office:value-type="string">
                <text:p> SHAKE128_16</text:p>
              </table:table-cell>
              <table:table-cell office:value-type="float" office:value="1011831">
                <text:p>1011831</text:p>
              </table:table-cell>
              <table:table-cell office:value-type="float" office:value="21431">
                <text:p>21431</text:p>
              </table:table-cell>
              <table:table-cell office:value-type="float" office:value="21431">
                <text:p>21431</text:p>
              </table:table-cell>
              <table:table-cell office:value-type="float" office:value="275">
                <text:p>275</text:p>
              </table:table-cell>
              <table:table-cell office:value-type="float" office:value="9.08938">
                <text:p>9.08938</text:p>
              </table:table-cell>
              <table:table-cell office:value-type="float" office:value="9.08938">
                <text:p>9.08938</text:p>
              </table:table-cell>
            </table:table-row>
            <table:table-row>
              <table:table-cell office:value-type="string">
                <text:p> SHAKE128_32</text:p>
              </table:table-cell>
              <table:table-cell office:value-type="float" office:value="1862172">
                <text:p>1862172</text:p>
              </table:table-cell>
              <table:table-cell office:value-type="float" office:value="83771">
                <text:p>83771</text:p>
              </table:table-cell>
              <table:table-cell office:value-type="float" office:value="83771">
                <text:p>83771</text:p>
              </table:table-cell>
              <table:table-cell office:value-type="float" office:value="534">
                <text:p>534</text:p>
              </table:table-cell>
              <table:table-cell office:value-type="float" office:value="85.173821">
                <text:p>85.173821</text:p>
              </table:table-cell>
              <table:table-cell office:value-type="float" office:value="85.173821">
                <text:p>85.173821</text:p>
              </table:table-cell>
            </table:table-row>
            <table:table-row>
              <table:table-cell office:value-type="string">
                <text:p> SHAKE256_16</text:p>
              </table:table-cell>
              <table:table-cell office:value-type="float" office:value="1031360">
                <text:p>1031360</text:p>
              </table:table-cell>
              <table:table-cell office:value-type="float" office:value="21597">
                <text:p>21597</text:p>
              </table:table-cell>
              <table:table-cell office:value-type="float" office:value="21597">
                <text:p>21597</text:p>
              </table:table-cell>
              <table:table-cell office:value-type="float" office:value="282">
                <text:p>282</text:p>
              </table:table-cell>
              <table:table-cell office:value-type="float" office:value="12.808459">
                <text:p>12.808459</text:p>
              </table:table-cell>
              <table:table-cell office:value-type="float" office:value="12.808459">
                <text:p>12.808459</text:p>
              </table:table-cell>
            </table:table-row>
            <table:table-row>
              <table:table-cell office:value-type="string">
                <text:p> SHAKE256_32</text:p>
              </table:table-cell>
              <table:table-cell office:value-type="float" office:value="1974574">
                <text:p>1974574</text:p>
              </table:table-cell>
              <table:table-cell office:value-type="float" office:value="83864">
                <text:p>83864</text:p>
              </table:table-cell>
              <table:table-cell office:value-type="float" office:value="83864">
                <text:p>83864</text:p>
              </table:table-cell>
              <table:table-cell office:value-type="float" office:value="569">
                <text:p>569</text:p>
              </table:table-cell>
              <table:table-cell office:value-type="float" office:value="91.231345">
                <text:p>91.231345</text:p>
              </table:table-cell>
              <table:table-cell office:value-type="float" office:value="91.231345">
                <text:p>91.2313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color="#675ead"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enchmark.AR118:benchmark.AR125" chart:error-lower-range="benchmark.AR118:benchmark.AR125"/>
      <style:graphic-properties draw:stroke="none" draw:fill-color="#675ead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benchmark.AR118:benchmark.AR125" chart:error-lower-range="benchmark.AR118:benchmark.AR12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benchmark.AT118:benchmark.AT125" chart:error-lower-range="benchmark.AT118:benchmark.AT125"/>
      <style:graphic-properties draw:stroke="none" draw:fill="bitmap" draw:fill-color="#ffd320" draw:fill-image-name="ChartBitmap_20_8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benchmark.AT118:benchmark.AT125" chart:error-lower-range="benchmark.AT118:benchmark.AT125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arrow-down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bar" chart:style-name="ch1">
        <chart:subtitle svg:x="8.384cm" svg:y="0.328cm" chart:style-name="ch2">
          <text:p>Additional XOR Cost for Initiating Trustee</text:p>
        </chart:subtitle>
        <chart:legend chart:legend-position="start" loext:overlay="true" svg:x="16.946cm" svg:y="1.594cm" style:legend-expansion="custom" svg:width="4.157cm" svg:height="1.066cm" style:legend-expansion-aspect-ratio="3.89962476547842" chart:style-name="ch3"/>
        <chart:plot-area chart:style-name="ch4" table:cell-range-address="benchmark.B118:benchmark.B125 benchmark.AA143:benchmark.AB143 benchmark.AQ118:benchmark.AQ125 benchmark.AS118:benchmark.AS125" chart:data-source-has-labels="both" svg:x="1.49cm" svg:y="1.339cm" svg:width="20.964cm" svg:height="14.775cm">
          <chart:coordinate-region svg:x="2.746cm" svg:y="1.539cm" svg:width="18.98cm" svg:height="12.342cm"/>
          <chart:axis chart:dimension="x" chart:name="primary-x" chart:style-name="ch5" chartooo:axis-type="auto">
            <chartooo:date-scale/>
            <chart:categories table:cell-range-address="benchmark.B118:benchmark.B125"/>
          </chart:axis>
          <chart:axis chart:dimension="y" chart:name="primary-y" chart:style-name="ch6">
            <chart:title svg:x="0.867cm" svg:y="3.138cm" chart:style-name="ch7">
              <text:p>CPU cycles</text:p>
            </chart:title>
            <chart:grid chart:style-name="ch8" chart:class="major"/>
          </chart:axis>
          <chart:axis chart:dimension="y" chart:name="secondary-y" chart:style-name="ch9">
            <chart:title svg:x="22.63cm" svg:y="2.6cm" chart:style-name="ch7">
              <text:p>time [µs]</text:p>
            </chart:title>
          </chart:axis>
          <chart:series chart:attached-axis="primary-y" chart:style-name="ch10" chart:values-cell-range-address="benchmark.AQ118:benchmark.AQ125" chart:label-cell-address="benchmark.AA143:benchmark.AA143" chart:class="chart:bar">
            <chart:error-indicator chart:style-name="ch11" chart:dimension="y"/>
            <chart:data-point chart:repeated="8"/>
          </chart:series>
          <chart:series chart:attached-axis="secondary-y" chart:style-name="ch12" chart:values-cell-range-address="benchmark.AS118:benchmark.AS125" chart:label-cell-address="benchmark.AB143:benchmark.AB143" chart:class="chart:bar">
            <chart:error-indicator chart:style-name="ch13" chart:dimension="y"/>
            <chart:data-point chart:repeated="3"/>
            <chart:data-point chart:style-name="ch14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R</text:p>
              </table:table-cell>
              <table:table-cell office:value-type="string">
                <text:p>Column AR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T</text:p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string">
                <text:p> SHA224</text:p>
                <draw:g>
                  <svg:desc>benchmark.B118:benchmark.B125</svg:desc>
                </draw:g>
              </table:table-cell>
              <table:table-cell office:value-type="float" office:value="1184">
                <text:p>1184</text:p>
                <draw:g>
                  <svg:desc>benchmark.AQ118:benchmark.AQ125</svg:desc>
                </draw:g>
              </table:table-cell>
              <table:table-cell office:value-type="float" office:value="221">
                <text:p>221</text:p>
                <draw:g>
                  <svg:desc>benchmark.AR118:benchmark.AR125</svg:desc>
                </draw:g>
              </table:table-cell>
              <table:table-cell office:value-type="float" office:value="221">
                <text:p>221</text:p>
                <draw:g>
                  <svg:desc>benchmark.AR118:benchmark.AR125</svg:desc>
                </draw:g>
              </table:table-cell>
              <table:table-cell office:value-type="float" office:value="0">
                <text:p>0</text:p>
                <draw:g>
                  <svg:desc>benchmark.AS118:benchmark.AS125</svg:desc>
                </draw:g>
              </table:table-cell>
              <table:table-cell office:value-type="float" office:value="0.07881">
                <text:p>0.07881</text:p>
                <draw:g>
                  <svg:desc>benchmark.AT118:benchmark.AT125</svg:desc>
                </draw:g>
              </table:table-cell>
              <table:table-cell office:value-type="float" office:value="0.07881">
                <text:p>0.07881</text:p>
                <draw:g>
                  <svg:desc>benchmark.AT118:benchmark.AT125</svg:desc>
                </draw:g>
              </table:table-cell>
            </table:table-row>
            <table:table-row>
              <table:table-cell office:value-type="string">
                <text:p> SHA256</text:p>
              </table:table-cell>
              <table:table-cell office:value-type="float" office:value="1739">
                <text:p>1739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.16533">
                <text:p>0.16533</text:p>
              </table:table-cell>
              <table:table-cell office:value-type="float" office:value="0.16533">
                <text:p>0.16533</text:p>
              </table:table-cell>
            </table:table-row>
            <table:table-row>
              <table:table-cell office:value-type="string">
                <text:p> SHA384</text:p>
              </table:table-cell>
              <table:table-cell office:value-type="float" office:value="3293">
                <text:p>3293</text:p>
              </table:table-cell>
              <table:table-cell office:value-type="float" office:value="962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">
                <text:p>1</text:p>
              </table:table-cell>
              <table:table-cell office:value-type="float" office:value="0.713678">
                <text:p>0.713678</text:p>
              </table:table-cell>
              <table:table-cell office:value-type="float" office:value="0.713678">
                <text:p>0.713678</text:p>
              </table:table-cell>
            </table:table-row>
            <table:table-row>
              <table:table-cell office:value-type="string">
                <text:p> SHA512</text:p>
              </table:table-cell>
              <table:table-cell office:value-type="float" office:value="5587">
                <text:p>5587</text:p>
              </table:table-cell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">
                <text:p>1</text:p>
              </table:table-cell>
              <table:table-cell office:value-type="float" office:value="0.448075">
                <text:p>0.448075</text:p>
              </table:table-cell>
              <table:table-cell office:value-type="float" office:value="0.448075">
                <text:p>0.448075</text:p>
              </table:table-cell>
            </table:table-row>
            <table:table-row>
              <table:table-cell office:value-type="string">
                <text:p> SHAKE128_16</text:p>
              </table:table-cell>
              <table:table-cell office:value-type="float" office:value="554">
                <text:p>55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SHAKE128_32</text:p>
              </table:table-cell>
              <table:table-cell office:value-type="float" office:value="1517">
                <text:p>1517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.12402">
                <text:p>0.12402</text:p>
              </table:table-cell>
              <table:table-cell office:value-type="float" office:value="0.12402">
                <text:p>0.12402</text:p>
              </table:table-cell>
            </table:table-row>
            <table:table-row>
              <table:table-cell office:value-type="string">
                <text:p> SHAKE256_16</text:p>
              </table:table-cell>
              <table:table-cell office:value-type="float" office:value="555">
                <text:p>555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SHAKE256_32</text:p>
              </table:table-cell>
              <table:table-cell office:value-type="float" office:value="1665">
                <text:p>1665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.16533">
                <text:p>0.16533</text:p>
              </table:table-cell>
              <table:table-cell office:value-type="float" office:value="0.16533">
                <text:p>0.16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color="#675ead"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enchmark.AV118:benchmark.AV125" chart:error-lower-range="benchmark.AV118:benchmark.AV125"/>
      <style:graphic-properties draw:stroke="none" draw:fill-color="#675ead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benchmark.AV118:benchmark.AV125" chart:error-lower-range="benchmark.AV118:benchmark.AV12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benchmark.AX118:benchmark.AX125" chart:error-lower-range="benchmark.AX118:benchmark.AX125"/>
      <style:graphic-properties draw:stroke="none" draw:fill="bitmap" draw:fill-color="#ffd320" draw:fill-image-name="ChartBitmap_20_9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benchmark.AX118:benchmark.AX125" chart:error-lower-range="benchmark.AX118:benchmark.AX125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arrow-down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bar" chart:style-name="ch1">
        <chart:subtitle svg:x="10.09cm" svg:y="0.328cm" chart:style-name="ch2">
          <text:p>Signature Verification</text:p>
        </chart:subtitle>
        <chart:legend chart:legend-position="start" loext:overlay="true" svg:x="16.946cm" svg:y="1.594cm" style:legend-expansion="custom" svg:width="4.157cm" svg:height="1.066cm" style:legend-expansion-aspect-ratio="3.89962476547842" chart:style-name="ch3"/>
        <chart:plot-area chart:style-name="ch4" table:cell-range-address="benchmark.B118:benchmark.B125 benchmark.AA143:benchmark.AB143 benchmark.AU118:benchmark.AU125 benchmark.AW118:benchmark.AW125" chart:data-source-has-labels="both" svg:x="1.49cm" svg:y="1.339cm" svg:width="20.964cm" svg:height="14.775cm">
          <chart:coordinate-region svg:x="2.746cm" svg:y="1.538cm" svg:width="18.9cm" svg:height="12.343cm"/>
          <chart:axis chart:dimension="x" chart:name="primary-x" chart:style-name="ch5" chartooo:axis-type="auto">
            <chartooo:date-scale/>
            <chart:categories table:cell-range-address="benchmark.B118:benchmark.B125"/>
          </chart:axis>
          <chart:axis chart:dimension="y" chart:name="primary-y" chart:style-name="ch6">
            <chart:title svg:x="0.867cm" svg:y="3.138cm" chart:style-name="ch7">
              <text:p>CPU cycles</text:p>
            </chart:title>
            <chart:grid chart:style-name="ch8" chart:class="major"/>
          </chart:axis>
          <chart:axis chart:dimension="y" chart:name="secondary-y" chart:style-name="ch9">
            <chart:title svg:x="22.63cm" svg:y="2.6cm" chart:style-name="ch7">
              <text:p>time [µs]</text:p>
            </chart:title>
          </chart:axis>
          <chart:series chart:attached-axis="primary-y" chart:style-name="ch10" chart:values-cell-range-address="benchmark.AU118:benchmark.AU125" chart:label-cell-address="benchmark.AA143:benchmark.AA143" chart:class="chart:bar">
            <chart:error-indicator chart:style-name="ch11" chart:dimension="y"/>
            <chart:data-point chart:repeated="8"/>
          </chart:series>
          <chart:series chart:attached-axis="secondary-y" chart:style-name="ch12" chart:values-cell-range-address="benchmark.AW118:benchmark.AW125" chart:label-cell-address="benchmark.AB143:benchmark.AB143" chart:class="chart:bar">
            <chart:error-indicator chart:style-name="ch13" chart:dimension="y"/>
            <chart:data-point chart:repeated="3"/>
            <chart:data-point chart:style-name="ch14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V</text:p>
              </table:table-cell>
              <table:table-cell office:value-type="string">
                <text:p>Column AV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X</text:p>
              </table:table-cell>
            </table:table-row>
          </table:table-header-rows>
          <table:table-rows>
            <table:table-row>
              <table:table-cell office:value-type="string">
                <text:p> SHA224</text:p>
                <draw:g>
                  <svg:desc>benchmark.B118:benchmark.B125</svg:desc>
                </draw:g>
              </table:table-cell>
              <table:table-cell office:value-type="float" office:value="82935">
                <text:p>82935</text:p>
                <draw:g>
                  <svg:desc>benchmark.AU118:benchmark.AU125</svg:desc>
                </draw:g>
              </table:table-cell>
              <table:table-cell office:value-type="float" office:value="8140">
                <text:p>8140</text:p>
                <draw:g>
                  <svg:desc>benchmark.AV118:benchmark.AV125</svg:desc>
                </draw:g>
              </table:table-cell>
              <table:table-cell office:value-type="float" office:value="8140">
                <text:p>8140</text:p>
                <draw:g>
                  <svg:desc>benchmark.AV118:benchmark.AV125</svg:desc>
                </draw:g>
              </table:table-cell>
              <table:table-cell office:value-type="float" office:value="22">
                <text:p>22</text:p>
                <draw:g>
                  <svg:desc>benchmark.AW118:benchmark.AW125</svg:desc>
                </draw:g>
              </table:table-cell>
              <table:table-cell office:value-type="float" office:value="2.631523">
                <text:p>2.631523</text:p>
                <draw:g>
                  <svg:desc>benchmark.AX118:benchmark.AX125</svg:desc>
                </draw:g>
              </table:table-cell>
              <table:table-cell office:value-type="float" office:value="2.631523">
                <text:p>2.631523</text:p>
                <draw:g>
                  <svg:desc>benchmark.AX118:benchmark.AX125</svg:desc>
                </draw:g>
              </table:table-cell>
            </table:table-row>
            <table:table-row>
              <table:table-cell office:value-type="string">
                <text:p> SHA256</text:p>
              </table:table-cell>
              <table:table-cell office:value-type="float" office:value="87560">
                <text:p>87560</text:p>
              </table:table-cell>
              <table:table-cell office:value-type="float" office:value="11137">
                <text:p>11137</text:p>
              </table:table-cell>
              <table:table-cell office:value-type="float" office:value="11137">
                <text:p>11137</text:p>
              </table:table-cell>
              <table:table-cell office:value-type="float" office:value="24">
                <text:p>24</text:p>
              </table:table-cell>
              <table:table-cell office:value-type="float" office:value="2.978464">
                <text:p>2.978464</text:p>
              </table:table-cell>
              <table:table-cell office:value-type="float" office:value="2.978464">
                <text:p>2.978464</text:p>
              </table:table-cell>
            </table:table-row>
            <table:table-row>
              <table:table-cell office:value-type="string">
                <text:p> SHA384</text:p>
              </table:table-cell>
              <table:table-cell office:value-type="float" office:value="451363">
                <text:p>451363</text:p>
              </table:table-cell>
              <table:table-cell office:value-type="float" office:value="41458">
                <text:p>41458</text:p>
              </table:table-cell>
              <table:table-cell office:value-type="float" office:value="41458">
                <text:p>41458</text:p>
              </table:table-cell>
              <table:table-cell office:value-type="float" office:value="127">
                <text:p>127</text:p>
              </table:table-cell>
              <table:table-cell office:value-type="float" office:value="21.63727">
                <text:p>21.63727</text:p>
              </table:table-cell>
              <table:table-cell office:value-type="float" office:value="21.63727">
                <text:p>21.63727</text:p>
              </table:table-cell>
            </table:table-row>
            <table:table-row>
              <table:table-cell office:value-type="string">
                <text:p> SHA512</text:p>
              </table:table-cell>
              <table:table-cell office:value-type="float" office:value="620194">
                <text:p>620194</text:p>
              </table:table-cell>
              <table:table-cell office:value-type="float" office:value="46417">
                <text:p>46417</text:p>
              </table:table-cell>
              <table:table-cell office:value-type="float" office:value="46417">
                <text:p>46417</text:p>
              </table:table-cell>
              <table:table-cell office:value-type="float" office:value="170">
                <text:p>170</text:p>
              </table:table-cell>
              <table:table-cell office:value-type="float" office:value="16.837912">
                <text:p>16.837912</text:p>
              </table:table-cell>
              <table:table-cell office:value-type="float" office:value="16.837912">
                <text:p>16.837912</text:p>
              </table:table-cell>
            </table:table-row>
            <table:table-row>
              <table:table-cell office:value-type="string">
                <text:p> SHAKE128_16</text:p>
              </table:table-cell>
              <table:table-cell office:value-type="float" office:value="279202">
                <text:p>279202</text:p>
              </table:table-cell>
              <table:table-cell office:value-type="float" office:value="55260">
                <text:p>55260</text:p>
              </table:table-cell>
              <table:table-cell office:value-type="float" office:value="55260">
                <text:p>55260</text:p>
              </table:table-cell>
              <table:table-cell office:value-type="float" office:value="75">
                <text:p>75</text:p>
              </table:table-cell>
              <table:table-cell office:value-type="float" office:value="8.465904">
                <text:p>8.465904</text:p>
              </table:table-cell>
              <table:table-cell office:value-type="float" office:value="8.465904">
                <text:p>8.465904</text:p>
              </table:table-cell>
            </table:table-row>
            <table:table-row>
              <table:table-cell office:value-type="string">
                <text:p> SHAKE128_32</text:p>
              </table:table-cell>
              <table:table-cell office:value-type="float" office:value="510822">
                <text:p>510822</text:p>
              </table:table-cell>
              <table:table-cell office:value-type="float" office:value="69504">
                <text:p>69504</text:p>
              </table:table-cell>
              <table:table-cell office:value-type="float" office:value="69504">
                <text:p>69504</text:p>
              </table:table-cell>
              <table:table-cell office:value-type="float" office:value="145">
                <text:p>145</text:p>
              </table:table-cell>
              <table:table-cell office:value-type="float" office:value="27.933613">
                <text:p>27.933613</text:p>
              </table:table-cell>
              <table:table-cell office:value-type="float" office:value="27.933613">
                <text:p>27.933613</text:p>
              </table:table-cell>
            </table:table-row>
            <table:table-row>
              <table:table-cell office:value-type="string">
                <text:p> SHAKE256_16</text:p>
              </table:table-cell>
              <table:table-cell office:value-type="float" office:value="282365">
                <text:p>282365</text:p>
              </table:table-cell>
              <table:table-cell office:value-type="float" office:value="47119">
                <text:p>47119</text:p>
              </table:table-cell>
              <table:table-cell office:value-type="float" office:value="47119">
                <text:p>47119</text:p>
              </table:table-cell>
              <table:table-cell office:value-type="float" office:value="76">
                <text:p>76</text:p>
              </table:table-cell>
              <table:table-cell office:value-type="float" office:value="10.039044">
                <text:p>10.039044</text:p>
              </table:table-cell>
              <table:table-cell office:value-type="float" office:value="10.039044">
                <text:p>10.039044</text:p>
              </table:table-cell>
            </table:table-row>
            <table:table-row>
              <table:table-cell office:value-type="string">
                <text:p> SHAKE256_32</text:p>
              </table:table-cell>
              <table:table-cell office:value-type="float" office:value="528619">
                <text:p>528619</text:p>
              </table:table-cell>
              <table:table-cell office:value-type="float" office:value="75555">
                <text:p>75555</text:p>
              </table:table-cell>
              <table:table-cell office:value-type="float" office:value="75555">
                <text:p>75555</text:p>
              </table:table-cell>
              <table:table-cell office:value-type="float" office:value="154">
                <text:p>154</text:p>
              </table:table-cell>
              <table:table-cell office:value-type="float" office:value="40.189823">
                <text:p>40.189823</text:p>
              </table:table-cell>
              <table:table-cell office:value-type="float" office:value="40.189823">
                <text:p>40.1898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B127:benchmark.AB130" chart:error-lower-range="benchmark.AB127:benchmark.AB130"/>
      <style:graphic-properties svg:stroke-width="0.051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B127:benchmark.AB130" chart:error-lower-range="benchmark.AB127:benchmark.AB130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D127:benchmark.AD130" chart:error-lower-range="benchmark.AD127:benchmark.AD130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D127:benchmark.AD130" chart:error-lower-range="benchmark.AD127:benchmark.AD130" loext:std-weight="1"/>
      <style:graphic-properties draw:stroke="dash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513cm" svg:y="0.328cm" chart:style-name="ch2">
          <text:p>Tree Generation
(SHA256)</text:p>
        </chart:subtitle>
        <chart:legend chart:legend-position="start" loext:overlay="true" svg:x="17.119cm" svg:y="1.559cm" style:legend-expansion="custom" svg:width="4.157cm" svg:height="0.917cm" style:legend-expansion-aspect-ratio="4.53326063249727" chart:style-name="ch3"/>
        <chart:plot-area chart:style-name="ch4" table:cell-range-address="benchmark.D127:benchmark.D130 benchmark.AA143:benchmark.AB143 benchmark.AA127:benchmark.AA130 benchmark.AC127:benchmark.AC130" chart:data-source-has-labels="both" svg:x="1.489cm" svg:y="1.789cm" svg:width="20.963cm" svg:height="13.343cm">
          <chart:coordinate-region svg:x="2.745cm" svg:y="1.989cm" svg:width="18.529cm" svg:height="12.496cm"/>
          <chart:axis chart:dimension="x" chart:name="primary-x" chart:style-name="ch5" chartooo:axis-type="auto">
            <chart:title svg:x="9.823cm" svg:y="15.46cm" chart:style-name="ch6">
              <text:p>Log2 of Winternitz Parameter</text:p>
            </chart:title>
            <chart:categories table:cell-range-address="benchmark.D127:benchmark.D130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A127:benchmark.AA130" chart:label-cell-address="benchmark.AA143:benchmark.AA143" chart:class="chart:scatter">
            <chart:domain table:cell-range-address="benchmark.D127:benchmark.D130"/>
            <chart:error-indicator chart:style-name="ch12" chart:dimension="y"/>
            <chart:data-point chart:repeated="4"/>
          </chart:series>
          <chart:series chart:attached-axis="secondary-y" chart:style-name="ch13" chart:values-cell-range-address="benchmark.AC127:benchmark.AC130" chart:label-cell-address="benchmark.AB143:benchmark.AB143" chart:class="chart:scatte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Column AB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7464231">
                <text:p>7464231</text:p>
                <draw:g>
                  <svg:desc>benchmark.AA127:benchmark.AA130</svg:desc>
                </draw:g>
              </table:table-cell>
              <table:table-cell office:value-type="float" office:value="429570">
                <text:p>429570</text:p>
                <draw:g>
                  <svg:desc>benchmark.AB127:benchmark.AB130</svg:desc>
                </draw:g>
              </table:table-cell>
              <table:table-cell office:value-type="float" office:value="429570">
                <text:p>429570</text:p>
                <draw:g>
                  <svg:desc>benchmark.AB127:benchmark.AB130</svg:desc>
                </draw:g>
              </table:table-cell>
              <table:table-cell office:value-type="float" office:value="2251">
                <text:p>2251</text:p>
                <draw:g>
                  <svg:desc>benchmark.AC127:benchmark.AC130</svg:desc>
                </draw:g>
              </table:table-cell>
              <table:table-cell office:value-type="float" office:value="444.512542">
                <text:p>444.512542</text:p>
                <draw:g>
                  <svg:desc>benchmark.AD127:benchmark.AD130</svg:desc>
                </draw:g>
              </table:table-cell>
              <table:table-cell office:value-type="float" office:value="444.512542">
                <text:p>444.512542</text:p>
                <draw:g>
                  <svg:desc>benchmark.AD127:benchmark.AD13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67121">
                <text:p>11867121</text:p>
              </table:table-cell>
              <table:table-cell office:value-type="float" office:value="702926">
                <text:p>702926</text:p>
              </table:table-cell>
              <table:table-cell office:value-type="float" office:value="702926">
                <text:p>702926</text:p>
              </table:table-cell>
              <table:table-cell office:value-type="float" office:value="3224">
                <text:p>3224</text:p>
              </table:table-cell>
              <table:table-cell office:value-type="float" office:value="99.420119">
                <text:p>99.420119</text:p>
              </table:table-cell>
              <table:table-cell office:value-type="float" office:value="99.420119">
                <text:p>99.4201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891907">
                <text:p>33891907</text:p>
              </table:table-cell>
              <table:table-cell office:value-type="float" office:value="481407">
                <text:p>481407</text:p>
              </table:table-cell>
              <table:table-cell office:value-type="float" office:value="481407">
                <text:p>481407</text:p>
              </table:table-cell>
              <table:table-cell office:value-type="float" office:value="9830">
                <text:p>9830</text:p>
              </table:table-cell>
              <table:table-cell office:value-type="float" office:value="1876.707833">
                <text:p>1876.707833</text:p>
              </table:table-cell>
              <table:table-cell office:value-type="float" office:value="1876.707833">
                <text:p>1876.7078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9837720">
                <text:p>89837720</text:p>
              </table:table-cell>
              <table:table-cell office:value-type="float" office:value="2607501">
                <text:p>2607501</text:p>
              </table:table-cell>
              <table:table-cell office:value-type="float" office:value="2607501">
                <text:p>2607501</text:p>
              </table:table-cell>
              <table:table-cell office:value-type="float" office:value="24877">
                <text:p>24877</text:p>
              </table:table-cell>
              <table:table-cell office:value-type="float" office:value="1194.210538">
                <text:p>1194.210538</text:p>
              </table:table-cell>
              <table:table-cell office:value-type="float" office:value="1194.210538">
                <text:p>1194.2105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F127:benchmark.AF130" chart:error-lower-range="benchmark.AF127:benchmark.AF130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F127:benchmark.AF130" chart:error-lower-range="benchmark.AF127:benchmark.AF130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H127:benchmark.AH130" chart:error-lower-range="benchmark.AH127:benchmark.AH130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H127:benchmark.AH130" chart:error-lower-range="benchmark.AH127:benchmark.AH130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9.349cm" svg:y="0.328cm" chart:style-name="ch2">
          <text:p>Path and Hash Chain Splitting
 (SHA256)</text:p>
        </chart:subtitle>
        <chart:legend chart:legend-position="start" loext:overlay="true" svg:x="16.504cm" svg:y="1.493cm" style:legend-expansion="custom" svg:width="4.157cm" svg:height="1.066cm" style:legend-expansion-aspect-ratio="3.89962476547842" chart:style-name="ch3"/>
        <chart:plot-area chart:style-name="ch4" table:cell-range-address="benchmark.D127:benchmark.D130 benchmark.AA143:benchmark.AB143 benchmark.AE127:benchmark.AE130 benchmark.AG127:benchmark.AG130" chart:data-source-has-labels="both" svg:x="1.49cm" svg:y="1.789cm" svg:width="20.964cm" svg:height="13.344cm">
          <chart:coordinate-region svg:x="2.746cm" svg:y="1.989cm" svg:width="17.974cm" svg:height="12.497cm"/>
          <chart:axis chart:dimension="x" chart:name="primary-x" chart:style-name="ch5" chartooo:axis-type="auto">
            <chart:title svg:x="9.825cm" svg:y="15.461cm" chart:style-name="ch6">
              <text:p>Log2 of Winternitz Parameter</text:p>
            </chart:title>
            <chart:categories table:cell-range-address="benchmark.D127:benchmark.D130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E127:benchmark.AE130" chart:label-cell-address="benchmark.AA143:benchmark.AA143" chart:class="chart:scatter">
            <chart:domain table:cell-range-address="benchmark.D127:benchmark.D130"/>
            <chart:error-indicator chart:style-name="ch12" chart:dimension="y"/>
            <chart:data-point chart:repeated="4"/>
          </chart:series>
          <chart:series chart:attached-axis="secondary-y" chart:style-name="ch13" chart:values-cell-range-address="benchmark.AG127:benchmark.AG130" chart:label-cell-address="benchmark.AB143:benchmark.AB143" chart:class="chart:scatter">
            <chart:error-indicator chart:style-name="ch14" chart:dimension="y"/>
            <chart:data-point chart:repeated="3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F</text:p>
              </table:table-cell>
              <table:table-cell office:value-type="string">
                <text:p>Column AF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H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170603189">
                <text:p>170603189</text:p>
                <draw:g>
                  <svg:desc>benchmark.AE127:benchmark.AE130</svg:desc>
                </draw:g>
              </table:table-cell>
              <table:table-cell office:value-type="float" office:value="16075279">
                <text:p>16075279</text:p>
                <draw:g>
                  <svg:desc>benchmark.AF127:benchmark.AF130</svg:desc>
                </draw:g>
              </table:table-cell>
              <table:table-cell office:value-type="float" office:value="16075279">
                <text:p>16075279</text:p>
                <draw:g>
                  <svg:desc>benchmark.AF127:benchmark.AF130</svg:desc>
                </draw:g>
              </table:table-cell>
              <table:table-cell office:value-type="float" office:value="46360">
                <text:p>46360</text:p>
                <draw:g>
                  <svg:desc>benchmark.AG127:benchmark.AG130</svg:desc>
                </draw:g>
              </table:table-cell>
              <table:table-cell office:value-type="float" office:value="3883.6146">
                <text:p>3883.6146</text:p>
                <draw:g>
                  <svg:desc>benchmark.AH127:benchmark.AH130</svg:desc>
                </draw:g>
              </table:table-cell>
              <table:table-cell office:value-type="float" office:value="3883.6146">
                <text:p>3883.6146</text:p>
                <draw:g>
                  <svg:desc>benchmark.AH127:benchmark.AH13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45332007">
                <text:p>845332007</text:p>
              </table:table-cell>
              <table:table-cell office:value-type="float" office:value="28576469">
                <text:p>28576469</text:p>
              </table:table-cell>
              <table:table-cell office:value-type="float" office:value="28576469">
                <text:p>28576469</text:p>
              </table:table-cell>
              <table:table-cell office:value-type="float" office:value="229114">
                <text:p>229114</text:p>
              </table:table-cell>
              <table:table-cell office:value-type="float" office:value="5306.188515">
                <text:p>5306.188515</text:p>
              </table:table-cell>
              <table:table-cell office:value-type="float" office:value="5306.188515">
                <text:p>5306.1885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833253905">
                <text:p>7833253905</text:p>
              </table:table-cell>
              <table:table-cell office:value-type="float" office:value="143304404">
                <text:p>143304404</text:p>
              </table:table-cell>
              <table:table-cell office:value-type="float" office:value="143304404">
                <text:p>143304404</text:p>
              </table:table-cell>
              <table:table-cell office:value-type="float" office:value="2128067">
                <text:p>2128067</text:p>
              </table:table-cell>
              <table:table-cell office:value-type="float" office:value="24169.501505">
                <text:p>24169.501505</text:p>
              </table:table-cell>
              <table:table-cell office:value-type="float" office:value="24169.501505">
                <text:p>24169.5015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6347539637">
                <text:p>86347539637</text:p>
              </table:table-cell>
              <table:table-cell office:value-type="float" office:value="1173667972">
                <text:p>1173667972</text:p>
              </table:table-cell>
              <table:table-cell office:value-type="float" office:value="1173667972">
                <text:p>1173667972</text:p>
              </table:table-cell>
              <table:table-cell office:value-type="float" office:value="23356377">
                <text:p>23356377</text:p>
              </table:table-cell>
              <table:table-cell office:value-type="float" office:value="180091.548388">
                <text:p>180091.548388</text:p>
              </table:table-cell>
              <table:table-cell office:value-type="float" office:value="180091.548388">
                <text:p>180091.5483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color="#675ead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a891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benchmark.AJ127:benchmark.AJ130" chart:error-lower-range="benchmark.AJ127:benchmark.AJ130"/>
      <style:graphic-properties svg:stroke-width="0.05cm" svg:stroke-color="#675ead" draw:fill-color="#675ea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benchmark.AJ127:benchmark.AJ130" chart:error-lower-range="benchmark.AJ127:benchmark.AJ130" loext:std-weight="1"/>
      <style:graphic-properties draw:stroke="solid" svg:stroke-width="0cm" svg:stroke-color="#666666" svg:stroke-opacity="100%" draw:stroke-linejoin="round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benchmark.AL127:benchmark.AL130" chart:error-lower-range="benchmark.AL127:benchmark.AL130"/>
      <style:graphic-properties draw:stroke="dash" draw:stroke-dash="Double_20_Dash" svg:stroke-width="0.05cm" svg:stroke-color="#a89100" draw:fill="bitmap" draw:fill-color="#a89100" draw:fill-image-name="ChartBitmap_20_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benchmark.AL127:benchmark.AL130" chart:error-lower-range="benchmark.AL127:benchmark.AL130" loext:std-weight="1"/>
      <style:graphic-properties draw:stroke="dash" svg:stroke-width="0cm" svg:stroke-color="#000000" svg:stroke-opacity="100%" draw:stroke-linejoin="round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73cm" svg:height="16.442cm" xlink:href=".." xlink:type="simple" chart:class="chart:scatter" chart:style-name="ch1">
        <chart:subtitle svg:x="10.672cm" svg:y="0.328cm" chart:style-name="ch2">
          <text:p>Helper Shares
 (SHA256)</text:p>
        </chart:subtitle>
        <chart:legend chart:legend-position="start" loext:overlay="true" svg:x="17.119cm" svg:y="1.538cm" style:legend-expansion="custom" svg:width="4.157cm" svg:height="1.066cm" style:legend-expansion-aspect-ratio="3.89962476547842" chart:style-name="ch3"/>
        <chart:plot-area chart:style-name="ch4" table:cell-range-address="benchmark.D127:benchmark.D130 benchmark.AA143:benchmark.AB143 benchmark.AI127:benchmark.AI130 benchmark.AK127:benchmark.AK130" chart:data-source-has-labels="both" svg:x="1.49cm" svg:y="1.789cm" svg:width="20.964cm" svg:height="13.344cm">
          <chart:coordinate-region svg:x="2.746cm" svg:y="1.989cm" svg:width="18.98cm" svg:height="12.497cm"/>
          <chart:axis chart:dimension="x" chart:name="primary-x" chart:style-name="ch5" chartooo:axis-type="auto">
            <chart:title svg:x="9.825cm" svg:y="15.461cm" chart:style-name="ch6">
              <text:p>Log2 of Winternitz Parameter</text:p>
            </chart:title>
            <chart:categories table:cell-range-address="benchmark.D127:benchmark.D130"/>
          </chart:axis>
          <chart:axis chart:dimension="y" chart:name="primary-y" chart:style-name="ch7">
            <chart:title svg:x="0.769cm" svg:y="3.161cm" chart:style-name="ch8">
              <text:p>CPU cycles</text:p>
            </chart:title>
            <chart:grid chart:style-name="ch9" chart:class="major"/>
          </chart:axis>
          <chart:axis chart:dimension="y" chart:name="secondary-y" chart:style-name="ch10">
            <chart:title svg:x="22.524cm" svg:y="2.722cm" chart:style-name="ch8">
              <text:p>time [µs]</text:p>
            </chart:title>
          </chart:axis>
          <chart:series chart:attached-axis="primary-y" chart:style-name="ch11" chart:values-cell-range-address="benchmark.AI127:benchmark.AI130" chart:label-cell-address="benchmark.AA143:benchmark.AA143" chart:class="chart:scatter">
            <chart:domain table:cell-range-address="benchmark.D127:benchmark.D130"/>
            <chart:error-indicator chart:style-name="ch12" chart:dimension="y"/>
            <chart:data-point chart:repeated="4"/>
          </chart:series>
          <chart:series chart:attached-axis="secondary-y" chart:style-name="ch13" chart:values-cell-range-address="benchmark.AK127:benchmark.AK130" chart:label-cell-address="benchmark.AB143:benchmark.AB143" chart:class="chart:scatter">
            <chart:error-indicator chart:style-name="ch14" chart:dimension="y"/>
            <chart:data-point chart:repeated="3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dian cycles</text:p>
                <draw:g>
                  <svg:desc>benchmark.AA143:benchmark.AA143</svg:desc>
                </draw:g>
              </table:table-cell>
              <table:table-cell office:value-type="string">
                <text:p>Column AJ</text:p>
              </table:table-cell>
              <table:table-cell office:value-type="string">
                <text:p>Column AJ</text:p>
              </table:table-cell>
              <table:table-cell office:value-type="string">
                <text:p>average time</text:p>
                <draw:g>
                  <svg:desc>benchmark.AB143:benchmark.AB143</svg:desc>
                </draw:g>
              </table:table-cell>
              <table:table-cell office:value-type="string">
                <text:p>Column AL</text:p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2">
                <text:p>2</text:p>
                <draw:g>
                  <svg:desc>benchmark.D127:benchmark.D130</svg:desc>
                </draw:g>
              </table:table-cell>
              <table:table-cell office:value-type="float" office:value="5050">
                <text:p>5050</text:p>
                <draw:g>
                  <svg:desc>benchmark.AI127:benchmark.AI130</svg:desc>
                </draw:g>
              </table:table-cell>
              <table:table-cell office:value-type="float" office:value="2313">
                <text:p>2313</text:p>
                <draw:g>
                  <svg:desc>benchmark.AJ127:benchmark.AJ130</svg:desc>
                </draw:g>
              </table:table-cell>
              <table:table-cell office:value-type="float" office:value="2313">
                <text:p>2313</text:p>
                <draw:g>
                  <svg:desc>benchmark.AJ127:benchmark.AJ130</svg:desc>
                </draw:g>
              </table:table-cell>
              <table:table-cell office:value-type="float" office:value="1">
                <text:p>1</text:p>
                <draw:g>
                  <svg:desc>benchmark.AK127:benchmark.AK130</svg:desc>
                </draw:g>
              </table:table-cell>
              <table:table-cell office:value-type="float" office:value="0.891666">
                <text:p>0.891666</text:p>
                <draw:g>
                  <svg:desc>benchmark.AL127:benchmark.AL130</svg:desc>
                </draw:g>
              </table:table-cell>
              <table:table-cell office:value-type="float" office:value="0.891666">
                <text:p>0.891666</text:p>
                <draw:g>
                  <svg:desc>benchmark.AL127:benchmark.AL13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81">
                <text:p>4181</text:p>
              </table:table-cell>
              <table:table-cell office:value-type="float" office:value="1942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1">
                <text:p>1</text:p>
              </table:table-cell>
              <table:table-cell office:value-type="float" office:value="0.654305">
                <text:p>0.654305</text:p>
              </table:table-cell>
              <table:table-cell office:value-type="float" office:value="0.654305">
                <text:p>0.6543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04">
                <text:p>3404</text:p>
              </table:table-cell>
              <table:table-cell office:value-type="float" office:value="1166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1">
                <text:p>1</text:p>
              </table:table-cell>
              <table:table-cell office:value-type="float" office:value="0.590418">
                <text:p>0.590418</text:p>
              </table:table-cell>
              <table:table-cell office:value-type="float" office:value="0.590418">
                <text:p>0.5904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51">
                <text:p>4051</text:p>
              </table:table-cell>
              <table:table-cell office:value-type="float" office:value="2035">
                <text:p>2035</text:p>
              </table:table-cell>
              <table:table-cell office:value-type="float" office:value="2035">
                <text:p>2035</text:p>
              </table:table-cell>
              <table:table-cell office:value-type="float" office:value="1">
                <text:p>1</text:p>
              </table:table-cell>
              <table:table-cell office:value-type="float" office:value="0.867552">
                <text:p>0.867552</text:p>
              </table:table-cell>
              <table:table-cell office:value-type="float" office:value="0.867552">
                <text:p>0.8675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567D7E94C2AEFFBB.png" xlink:type="simple" xlink:show="embed" xlink:actuate="onLoad"/>
    <draw:fill-image draw:name="ChartBitmap_20_3" draw:display-name="ChartBitmap 3" xlink:href="Pictures/100000000000000800000008567D7E94C2AEFFBB.png" xlink:type="simple" xlink:show="embed" xlink:actuate="onLoad"/>
    <draw:fill-image draw:name="ChartBitmap_20_4" draw:display-name="ChartBitmap 4" xlink:href="Pictures/100000000000000800000008B68B75CCDC6E2FFD.png" xlink:type="simple" xlink:show="embed" xlink:actuate="onLoad"/>
    <draw:fill-image draw:name="ChartBitmap_20_5" draw:display-name="ChartBitmap 5" xlink:href="Pictures/100000000000000800000008B68B75CCDC6E2FFD.png" xlink:type="simple" xlink:show="embed" xlink:actuate="onLoad"/>
    <draw:fill-image draw:name="ChartBitmap_20_6" draw:display-name="ChartBitmap 6" xlink:href="Pictures/100000000000000800000008B68B75CCDC6E2FFD.png" xlink:type="simple" xlink:show="embed" xlink:actuate="onLoad"/>
    <draw:fill-image draw:name="ChartBitmap_20_7" draw:display-name="ChartBitmap 7" xlink:href="Pictures/100000000000000800000008B68B75CCDC6E2FFD.png" xlink:type="simple" xlink:show="embed" xlink:actuate="onLoad"/>
    <draw:fill-image draw:name="ChartBitmap_20_8" draw:display-name="ChartBitmap 8" xlink:href="Pictures/100000000000000800000008B68B75CCDC6E2FFD.png" xlink:type="simple" xlink:show="embed" xlink:actuate="onLoad"/>
    <draw:fill-image draw:name="ChartBitmap_20_9" draw:display-name="ChartBitmap 9" xlink:href="Pictures/100000000000000800000008B68B75CCDC6E2FFD.png" xlink:type="simple" xlink:show="embed" xlink:actuate="onLoad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</office:styles>
</office:document-styles>
</file>